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992cm"/>
    </style:style>
    <style:style style:family="table-column" style:name="co2">
      <style:table-column-properties fo:break-before="auto" style:column-width="2.602cm"/>
    </style:style>
    <style:style style:family="table-column" style:name="co3">
      <style:table-column-properties fo:break-before="auto" style:column-width="3.888cm"/>
    </style:style>
    <style:style style:family="table-column" style:name="co4">
      <style:table-column-properties fo:break-before="auto" style:column-width="1.231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182cm"/>
    </style:style>
    <style:style style:family="table-column" style:name="co7">
      <style:table-column-properties fo:break-before="auto" style:column-width="3.104cm"/>
    </style:style>
    <style:style style:family="table-column" style:name="co8">
      <style:table-column-properties fo:break-before="auto" style:column-width="3.161cm"/>
    </style:style>
    <style:style style:family="table-column" style:name="co9">
      <style:table-column-properties fo:break-before="auto" style:column-width="8.1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2.434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RowProperty" style:name="ce1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0">
      <style:table-cell-properties fo:padding="0.071cm" style:diagonal-bl-tr="none" style:rotation-align="none" fo:border="none" style:diagonal-tl-br="none"/>
    </style:style>
    <style:style style:family="table-cell" style:parent-style-name="TL Data" style:name="ce3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TL Data" style:name="ce3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3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3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 Metadata" style:name="ce36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3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39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parent-style-name="TL ColHeader" style:family="table-cell" style:name="ce40" style:display-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Metadata" style:family="table-cell" style:name="ce41" style:display-name="ce4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 table:number-columns-repeated="8"/>
        <table:table-column table:style-name="co6" table:default-cell-style-name="ce2"/>
        <table:table-column table:style-name="co5" table:default-cell-style-name="Default" table:number-columns-repeated="1011"/>
        <table:table-row table:style-name="ro1">
          <table:table-cell ns41:value-type="string" table:style-name="ce1" office:value-type="string">
            <office:annotation draw:style-name="gr1" svg:height="2.913cm" draw:caption-point-y="-0.042cm" svg:width="6.295cm" svg:x="7.411cm" draw:caption-point-x="-0.429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HET RIJK [Algemeen overzigt] TWEEDE GEDEELTE- INDEELING DER BEVOLKING DES RIJKS, NAAR DEN OUDERDOM. </text:p>
          </table:table-cell>
          <table:table-cell table:style-name="ce9" table:number-columns-repeated="11"/>
          <table:table-cell table:style-name="ce3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bied</text:p>
          </table:table-cell>
          <table:table-cell ns41:value-type="string" table:number-rows-spanned="2" table:style-name="ce10" table:number-columns-spanned="1" office:value-type="string">
            <text:p>Geboortejaar</text:p>
          </table:table-cell>
          <table:table-cell ns41:value-type="string" table:number-rows-spanned="2" table:style-name="ce15" table:number-columns-spanned="1" office:value-type="string">
            <text:p>Ouderdom</text:p>
          </table:table-cell>
          <table:table-cell table:style-name="ce20"/>
          <table:table-cell ns41:value-type="string" table:number-rows-spanned="1" table:style-name="ce22" table:number-columns-spanned="4" office:value-type="string">
            <text:p>Mannelijk geslacht</text:p>
          </table:table-cell>
          <table:covered-table-cell table:style-name="ce27" table:number-columns-repeated="3"/>
          <table:table-cell ns41:value-type="string" table:number-rows-spanned="1" table:style-name="ce27" table:number-columns-spanned="4" office:value-type="string">
            <text:p>Vrouwelijk geslacht</text:p>
          </table:table-cell>
          <table:covered-table-cell table:style-name="ce27" table:number-columns-repeated="3"/>
          <table:table-cell ns41:value-type="string" table:number-rows-spanned="2" table:style-name="ce40" table:number-columns-spanned="1" office:value-type="string">
            <text:p>Algemeen totaal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style-name="ce11"/>
          <table:covered-table-cell table:style-name="ce16"/>
          <table:table-cell table:style-name="ce21"/>
          <table:table-cell ns41:value-type="string" table:style-name="ce23" office:value-type="string">
            <text:p>Ongehuwden</text:p>
          </table:table-cell>
          <table:table-cell ns41:value-type="string" table:style-name="ce28" office:value-type="string">
            <text:p>Gehuwden</text:p>
          </table:table-cell>
          <table:table-cell ns41:value-type="string" table:style-name="ce28" office:value-type="string">
            <text:p>Weduwnaars</text:p>
          </table:table-cell>
          <table:table-cell ns41:value-type="string" table:style-name="ce28" office:value-type="string">
            <text:p>Totaal</text:p>
          </table:table-cell>
          <table:table-cell ns41:value-type="string" table:style-name="ce28" office:value-type="string">
            <text:p>Ongehuwden</text:p>
          </table:table-cell>
          <table:table-cell ns41:value-type="string" table:style-name="ce28" office:value-type="string">
            <text:p>Gehuwden</text:p>
          </table:table-cell>
          <table:table-cell ns41:value-type="string" table:style-name="ce28" office:value-type="string">
            <text:p>Weduwnaars</text:p>
          </table:table-cell>
          <table:table-cell ns41:value-type="string" table:style-name="ce28" office:value-type="string">
            <text:p>Totaal</text:p>
          </table:table-cell>
          <table:covered-table-cell table:style-name="ce16"/>
          <table:table-cell table:style-name="ce36" table:number-columns-repeated="101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4">
          <table:table-cell ns41:value-type="string" table:style-name="ce6" office:value-type="string">
            <text:p>DE ZEVEN EN TACHTIG STEDEN.</text:p>
          </table:table-cell>
          <table:table-cell ns41:value-type="float" table:style-name="ce12" office:value="1849" office:value-type="float">
            <text:p>1849</text:p>
          </table:table-cell>
          <table:table-cell ns41:value-type="string" table:style-name="ce17" office:value-type="string">
            <text:p>Beneden het jaar.</text:p>
          </table:table-cell>
          <table:table-cell table:style-name="Default"/>
          <table:table-cell ns41:value-type="float" table:style-name="ce24" office:value="13.669" office:value-type="float">
            <text:p>13.669</text:p>
          </table:table-cell>
          <table:table-cell table:style-name="ce29" table:number-columns-repeated="2"/>
          <table:table-cell ns41:value-type="float" table:style-name="ce29" office:value="13.669" office:value-type="float">
            <text:p>13.669</text:p>
          </table:table-cell>
          <table:table-cell ns41:value-type="float" table:style-name="ce29" office:value="13.659" office:value-type="float">
            <text:p>13.659</text:p>
          </table:table-cell>
          <table:table-cell table:style-name="ce29" table:number-columns-repeated="2"/>
          <table:table-cell ns41:value-type="float" table:style-name="ce29" office:value="13.659" office:value-type="float">
            <text:p>13.659</text:p>
          </table:table-cell>
          <table:table-cell ns41:value-type="float" table:style-name="ce33" office:value="27.328" office:value-type="float">
            <text:p>27.3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48" office:value-type="float">
            <text:p>1848</text:p>
          </table:table-cell>
          <table:table-cell ns41:value-type="string" table:style-name="ce18" office:value-type="string">
            <text:p>van 1 tot 2 jaren.</text:p>
          </table:table-cell>
          <table:table-cell table:style-name="Default"/>
          <table:table-cell ns41:value-type="float" table:style-name="ce25" office:value="11.957" office:value-type="float">
            <text:p>11.957</text:p>
          </table:table-cell>
          <table:table-cell table:style-name="ce30" table:number-columns-repeated="2"/>
          <table:table-cell ns41:value-type="float" table:style-name="ce30" office:value="11.957" office:value-type="float">
            <text:p>11.957</text:p>
          </table:table-cell>
          <table:table-cell ns41:value-type="float" table:style-name="ce30" office:value="12.089" office:value-type="float">
            <text:p>12.089</text:p>
          </table:table-cell>
          <table:table-cell table:style-name="ce30" table:number-columns-repeated="2"/>
          <table:table-cell ns41:value-type="float" table:style-name="ce30" office:value="12.089" office:value-type="float">
            <text:p>12.089</text:p>
          </table:table-cell>
          <table:table-cell ns41:value-type="float" table:style-name="ce34" office:value="24.046" office:value-type="float">
            <text:p>24.04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47" office:value-type="float">
            <text:p>1847</text:p>
          </table:table-cell>
          <table:table-cell ns41:value-type="string" table:style-name="ce18" office:value-type="string">
            <text:p>van 2 tot 3 jaren.</text:p>
          </table:table-cell>
          <table:table-cell table:style-name="Default"/>
          <table:table-cell ns41:value-type="float" table:style-name="ce25" office:value="11.215" office:value-type="float">
            <text:p>11.215</text:p>
          </table:table-cell>
          <table:table-cell table:style-name="ce30" table:number-columns-repeated="2"/>
          <table:table-cell ns41:value-type="float" table:style-name="ce30" office:value="11.215" office:value-type="float">
            <text:p>11.215</text:p>
          </table:table-cell>
          <table:table-cell ns41:value-type="float" table:style-name="ce30" office:value="11.398" office:value-type="float">
            <text:p>11.398</text:p>
          </table:table-cell>
          <table:table-cell table:style-name="ce30" table:number-columns-repeated="2"/>
          <table:table-cell ns41:value-type="float" table:style-name="ce30" office:value="11.398" office:value-type="float">
            <text:p>11.398</text:p>
          </table:table-cell>
          <table:table-cell ns41:value-type="float" table:style-name="ce34" office:value="22.613" office:value-type="float">
            <text:p>22.6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46" office:value-type="float">
            <text:p>1846</text:p>
          </table:table-cell>
          <table:table-cell ns41:value-type="string" table:style-name="ce18" office:value-type="string">
            <text:p>van 3 tot 4 jaren.</text:p>
          </table:table-cell>
          <table:table-cell table:style-name="Default"/>
          <table:table-cell ns41:value-type="float" table:style-name="ce25" office:value="11.052" office:value-type="float">
            <text:p>11.052</text:p>
          </table:table-cell>
          <table:table-cell table:style-name="ce30" table:number-columns-repeated="2"/>
          <table:table-cell ns41:value-type="float" table:style-name="ce30" office:value="11.052" office:value-type="float">
            <text:p>11.052</text:p>
          </table:table-cell>
          <table:table-cell ns41:value-type="float" table:style-name="ce30" office:value="11.108" office:value-type="float">
            <text:p>11.108</text:p>
          </table:table-cell>
          <table:table-cell table:style-name="ce30" table:number-columns-repeated="2"/>
          <table:table-cell ns41:value-type="float" table:style-name="ce30" office:value="11.108" office:value-type="float">
            <text:p>11.108</text:p>
          </table:table-cell>
          <table:table-cell ns41:value-type="float" table:style-name="ce34" office:value="22.16" office:value-type="float">
            <text:p>22.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45" office:value-type="float">
            <text:p>1845</text:p>
          </table:table-cell>
          <table:table-cell ns41:value-type="string" table:style-name="ce18" office:value-type="string">
            <text:p>van 4 tot 5 jaren.</text:p>
          </table:table-cell>
          <table:table-cell table:style-name="Default"/>
          <table:table-cell ns41:value-type="float" table:style-name="ce25" office:value="11.653" office:value-type="float">
            <text:p>11.653</text:p>
          </table:table-cell>
          <table:table-cell table:style-name="ce30" table:number-columns-repeated="2"/>
          <table:table-cell ns41:value-type="float" table:style-name="ce30" office:value="11.653" office:value-type="float">
            <text:p>11.653</text:p>
          </table:table-cell>
          <table:table-cell ns41:value-type="float" table:style-name="ce30" office:value="11.746" office:value-type="float">
            <text:p>11.746</text:p>
          </table:table-cell>
          <table:table-cell table:style-name="ce30" table:number-columns-repeated="2"/>
          <table:table-cell ns41:value-type="float" table:style-name="ce30" office:value="11.746" office:value-type="float">
            <text:p>11.746</text:p>
          </table:table-cell>
          <table:table-cell ns41:value-type="float" table:style-name="ce34" office:value="23.399" office:value-type="float">
            <text:p>23.39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44" office:value-type="float">
            <text:p>1844</text:p>
          </table:table-cell>
          <table:table-cell ns41:value-type="string" table:style-name="ce18" office:value-type="string">
            <text:p>van 5 tot 6 jaren.</text:p>
          </table:table-cell>
          <table:table-cell table:style-name="Default"/>
          <table:table-cell ns41:value-type="float" table:style-name="ce25" office:value="12.105" office:value-type="float">
            <text:p>12.105</text:p>
          </table:table-cell>
          <table:table-cell table:style-name="ce30" table:number-columns-repeated="2"/>
          <table:table-cell ns41:value-type="float" table:style-name="ce30" office:value="12.105" office:value-type="float">
            <text:p>12.105</text:p>
          </table:table-cell>
          <table:table-cell ns41:value-type="float" table:style-name="ce30" office:value="11.971" office:value-type="float">
            <text:p>11.971</text:p>
          </table:table-cell>
          <table:table-cell table:style-name="ce30" table:number-columns-repeated="2"/>
          <table:table-cell ns41:value-type="float" table:style-name="ce30" office:value="11.971" office:value-type="float">
            <text:p>11.971</text:p>
          </table:table-cell>
          <table:table-cell ns41:value-type="float" table:style-name="ce34" office:value="24.076" office:value-type="float">
            <text:p>24.0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43" office:value-type="float">
            <text:p>1843</text:p>
          </table:table-cell>
          <table:table-cell ns41:value-type="string" table:style-name="ce18" office:value-type="string">
            <text:p>van 6 tot 7 jaren.</text:p>
          </table:table-cell>
          <table:table-cell table:style-name="Default"/>
          <table:table-cell ns41:value-type="float" table:style-name="ce25" office:value="11.841" office:value-type="float">
            <text:p>11.841</text:p>
          </table:table-cell>
          <table:table-cell table:style-name="ce30" table:number-columns-repeated="2"/>
          <table:table-cell ns41:value-type="float" table:style-name="ce30" office:value="11.841" office:value-type="float">
            <text:p>11.841</text:p>
          </table:table-cell>
          <table:table-cell ns41:value-type="float" table:style-name="ce30" office:value="11.717" office:value-type="float">
            <text:p>11.717</text:p>
          </table:table-cell>
          <table:table-cell table:style-name="ce30" table:number-columns-repeated="2"/>
          <table:table-cell ns41:value-type="float" table:style-name="ce30" office:value="11.717" office:value-type="float">
            <text:p>11.717</text:p>
          </table:table-cell>
          <table:table-cell ns41:value-type="float" table:style-name="ce34" office:value="23.558" office:value-type="float">
            <text:p>23.55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42" office:value-type="float">
            <text:p>1842</text:p>
          </table:table-cell>
          <table:table-cell ns41:value-type="string" table:style-name="ce18" office:value-type="string">
            <text:p>van 7 tot 8 jaren.</text:p>
          </table:table-cell>
          <table:table-cell table:style-name="Default"/>
          <table:table-cell ns41:value-type="float" table:style-name="ce25" office:value="11.68" office:value-type="float">
            <text:p>11.68</text:p>
          </table:table-cell>
          <table:table-cell table:style-name="ce30" table:number-columns-repeated="2"/>
          <table:table-cell ns41:value-type="float" table:style-name="ce30" office:value="11.68" office:value-type="float">
            <text:p>11.68</text:p>
          </table:table-cell>
          <table:table-cell ns41:value-type="float" table:style-name="ce30" office:value="11.705" office:value-type="float">
            <text:p>11.705</text:p>
          </table:table-cell>
          <table:table-cell table:style-name="ce30" table:number-columns-repeated="2"/>
          <table:table-cell ns41:value-type="float" table:style-name="ce30" office:value="11.705" office:value-type="float">
            <text:p>11.705</text:p>
          </table:table-cell>
          <table:table-cell ns41:value-type="float" table:style-name="ce34" office:value="23.385" office:value-type="float">
            <text:p>23.38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41" office:value-type="float">
            <text:p>1841</text:p>
          </table:table-cell>
          <table:table-cell ns41:value-type="string" table:style-name="ce18" office:value-type="string">
            <text:p>van 8 tot 9 jaren.</text:p>
          </table:table-cell>
          <table:table-cell table:style-name="Default"/>
          <table:table-cell ns41:value-type="float" table:style-name="ce25" office:value="11.454" office:value-type="float">
            <text:p>11.454</text:p>
          </table:table-cell>
          <table:table-cell table:style-name="ce30" table:number-columns-repeated="2"/>
          <table:table-cell ns41:value-type="float" table:style-name="ce30" office:value="11.454" office:value-type="float">
            <text:p>11.454</text:p>
          </table:table-cell>
          <table:table-cell ns41:value-type="float" table:style-name="ce30" office:value="11.343" office:value-type="float">
            <text:p>11.343</text:p>
          </table:table-cell>
          <table:table-cell table:style-name="ce30" table:number-columns-repeated="2"/>
          <table:table-cell ns41:value-type="float" table:style-name="ce30" office:value="11.343" office:value-type="float">
            <text:p>11.343</text:p>
          </table:table-cell>
          <table:table-cell ns41:value-type="float" table:style-name="ce34" office:value="22.797" office:value-type="float">
            <text:p>22.79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40" office:value-type="float">
            <text:p>1840</text:p>
          </table:table-cell>
          <table:table-cell ns41:value-type="string" table:style-name="ce18" office:value-type="string">
            <text:p>van 9 tot 10 jaren.</text:p>
          </table:table-cell>
          <table:table-cell table:style-name="Default"/>
          <table:table-cell ns41:value-type="float" table:style-name="ce25" office:value="11.519" office:value-type="float">
            <text:p>11.519</text:p>
          </table:table-cell>
          <table:table-cell table:style-name="ce30" table:number-columns-repeated="2"/>
          <table:table-cell ns41:value-type="float" table:style-name="ce30" office:value="11.519" office:value-type="float">
            <text:p>11.519</text:p>
          </table:table-cell>
          <table:table-cell ns41:value-type="float" table:style-name="ce30" office:value="11.664" office:value-type="float">
            <text:p>11.664</text:p>
          </table:table-cell>
          <table:table-cell table:style-name="ce30" table:number-columns-repeated="2"/>
          <table:table-cell ns41:value-type="float" table:style-name="ce30" office:value="11.664" office:value-type="float">
            <text:p>11.664</text:p>
          </table:table-cell>
          <table:table-cell ns41:value-type="float" table:style-name="ce34" office:value="23.183" office:value-type="float">
            <text:p>23.1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39" office:value-type="float">
            <text:p>1839</text:p>
          </table:table-cell>
          <table:table-cell ns41:value-type="string" table:style-name="ce18" office:value-type="string">
            <text:p>van 10 tot 11 jaren.</text:p>
          </table:table-cell>
          <table:table-cell table:style-name="Default"/>
          <table:table-cell ns41:value-type="float" table:style-name="ce25" office:value="11.438" office:value-type="float">
            <text:p>11.438</text:p>
          </table:table-cell>
          <table:table-cell table:style-name="ce30" table:number-columns-repeated="2"/>
          <table:table-cell ns41:value-type="float" table:style-name="ce30" office:value="11.438" office:value-type="float">
            <text:p>11.438</text:p>
          </table:table-cell>
          <table:table-cell ns41:value-type="float" table:style-name="ce30" office:value="11.658" office:value-type="float">
            <text:p>11.658</text:p>
          </table:table-cell>
          <table:table-cell table:style-name="ce30" table:number-columns-repeated="2"/>
          <table:table-cell ns41:value-type="float" table:style-name="ce30" office:value="11.658" office:value-type="float">
            <text:p>11.658</text:p>
          </table:table-cell>
          <table:table-cell ns41:value-type="float" table:style-name="ce34" office:value="23.096" office:value-type="float">
            <text:p>23.09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38" office:value-type="float">
            <text:p>1838</text:p>
          </table:table-cell>
          <table:table-cell ns41:value-type="string" table:style-name="ce18" office:value-type="string">
            <text:p>van 11 tot 12 jaren.</text:p>
          </table:table-cell>
          <table:table-cell table:style-name="Default"/>
          <table:table-cell ns41:value-type="float" table:style-name="ce25" office:value="11.199" office:value-type="float">
            <text:p>11.199</text:p>
          </table:table-cell>
          <table:table-cell table:style-name="ce30" table:number-columns-repeated="2"/>
          <table:table-cell ns41:value-type="float" table:style-name="ce30" office:value="11.199" office:value-type="float">
            <text:p>11.199</text:p>
          </table:table-cell>
          <table:table-cell ns41:value-type="float" table:style-name="ce30" office:value="11.414" office:value-type="float">
            <text:p>11.414</text:p>
          </table:table-cell>
          <table:table-cell table:style-name="ce30" table:number-columns-repeated="2"/>
          <table:table-cell ns41:value-type="float" table:style-name="ce30" office:value="11.414" office:value-type="float">
            <text:p>11.414</text:p>
          </table:table-cell>
          <table:table-cell ns41:value-type="float" table:style-name="ce34" office:value="22.613" office:value-type="float">
            <text:p>22.6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37" office:value-type="float">
            <text:p>1837</text:p>
          </table:table-cell>
          <table:table-cell ns41:value-type="string" table:style-name="ce18" office:value-type="string">
            <text:p>van 12 tot 13 jaren.</text:p>
          </table:table-cell>
          <table:table-cell table:style-name="Default"/>
          <table:table-cell ns41:value-type="float" table:style-name="ce25" office:value="11.061" office:value-type="float">
            <text:p>11.061</text:p>
          </table:table-cell>
          <table:table-cell table:style-name="ce30" table:number-columns-repeated="2"/>
          <table:table-cell ns41:value-type="float" table:style-name="ce30" office:value="11.061" office:value-type="float">
            <text:p>11.061</text:p>
          </table:table-cell>
          <table:table-cell ns41:value-type="float" table:style-name="ce30" office:value="11.291" office:value-type="float">
            <text:p>11.291</text:p>
          </table:table-cell>
          <table:table-cell table:style-name="ce30" table:number-columns-repeated="2"/>
          <table:table-cell ns41:value-type="float" table:style-name="ce30" office:value="11.291" office:value-type="float">
            <text:p>11.291</text:p>
          </table:table-cell>
          <table:table-cell ns41:value-type="float" table:style-name="ce34" office:value="22.352" office:value-type="float">
            <text:p>22.35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36" office:value-type="float">
            <text:p>1836</text:p>
          </table:table-cell>
          <table:table-cell ns41:value-type="string" table:style-name="ce18" office:value-type="string">
            <text:p>van 13 tot 14 jaren.</text:p>
          </table:table-cell>
          <table:table-cell table:style-name="Default"/>
          <table:table-cell ns41:value-type="float" table:style-name="ce25" office:value="10.899" office:value-type="float">
            <text:p>10.899</text:p>
          </table:table-cell>
          <table:table-cell table:style-name="ce30" table:number-columns-repeated="2"/>
          <table:table-cell ns41:value-type="float" table:style-name="ce30" office:value="10.899" office:value-type="float">
            <text:p>10.899</text:p>
          </table:table-cell>
          <table:table-cell ns41:value-type="float" table:style-name="ce30" office:value="10.723" office:value-type="float">
            <text:p>10.723</text:p>
          </table:table-cell>
          <table:table-cell table:style-name="ce30" table:number-columns-repeated="2"/>
          <table:table-cell ns41:value-type="float" table:style-name="ce30" office:value="10.723" office:value-type="float">
            <text:p>10.723</text:p>
          </table:table-cell>
          <table:table-cell ns41:value-type="float" table:style-name="ce34" office:value="21.622" office:value-type="float">
            <text:p>21.62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35" office:value-type="float">
            <text:p>1835</text:p>
          </table:table-cell>
          <table:table-cell ns41:value-type="string" table:style-name="ce18" office:value-type="string">
            <text:p>van 14 tot 15 jaren.</text:p>
          </table:table-cell>
          <table:table-cell table:style-name="Default"/>
          <table:table-cell ns41:value-type="float" table:style-name="ce25" office:value="10.659" office:value-type="float">
            <text:p>10.659</text:p>
          </table:table-cell>
          <table:table-cell table:style-name="ce30" table:number-columns-repeated="2"/>
          <table:table-cell ns41:value-type="float" table:style-name="ce30" office:value="10.659" office:value-type="float">
            <text:p>10.659</text:p>
          </table:table-cell>
          <table:table-cell ns41:value-type="float" table:style-name="ce30" office:value="10.807" office:value-type="float">
            <text:p>10.807</text:p>
          </table:table-cell>
          <table:table-cell table:style-name="ce30" table:number-columns-repeated="2"/>
          <table:table-cell ns41:value-type="float" table:style-name="ce30" office:value="10.807" office:value-type="float">
            <text:p>10.807</text:p>
          </table:table-cell>
          <table:table-cell ns41:value-type="float" table:style-name="ce34" office:value="21.466" office:value-type="float">
            <text:p>21.46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34" office:value-type="float">
            <text:p>1834</text:p>
          </table:table-cell>
          <table:table-cell ns41:value-type="string" table:style-name="ce18" office:value-type="string">
            <text:p>van 15 tot 16 jaren.</text:p>
          </table:table-cell>
          <table:table-cell table:style-name="Default"/>
          <table:table-cell ns41:value-type="float" table:style-name="ce25" office:value="10.053" office:value-type="float">
            <text:p>10.053</text:p>
          </table:table-cell>
          <table:table-cell table:style-name="ce30" table:number-columns-repeated="2"/>
          <table:table-cell ns41:value-type="float" table:style-name="ce30" office:value="10.053" office:value-type="float">
            <text:p>10.053</text:p>
          </table:table-cell>
          <table:table-cell ns41:value-type="float" table:style-name="ce30" office:value="10.095" office:value-type="float">
            <text:p>10.095</text:p>
          </table:table-cell>
          <table:table-cell table:style-name="ce30" table:number-columns-repeated="2"/>
          <table:table-cell ns41:value-type="float" table:style-name="ce30" office:value="10.095" office:value-type="float">
            <text:p>10.095</text:p>
          </table:table-cell>
          <table:table-cell ns41:value-type="float" table:style-name="ce34" office:value="20.148" office:value-type="float">
            <text:p>20.14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33" office:value-type="float">
            <text:p>1833</text:p>
          </table:table-cell>
          <table:table-cell ns41:value-type="string" table:style-name="ce18" office:value-type="string">
            <text:p>van 16 tot 17 jaren.</text:p>
          </table:table-cell>
          <table:table-cell table:style-name="Default"/>
          <table:table-cell ns41:value-type="float" table:style-name="ce25" office:value="10.077" office:value-type="float">
            <text:p>10.077</text:p>
          </table:table-cell>
          <table:table-cell table:style-name="ce30" table:number-columns-repeated="2"/>
          <table:table-cell ns41:value-type="float" table:style-name="ce30" office:value="10.077" office:value-type="float">
            <text:p>10.077</text:p>
          </table:table-cell>
          <table:table-cell ns41:value-type="float" table:style-name="ce30" office:value="10.206" office:value-type="float">
            <text:p>10.206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.216" office:value-type="float">
            <text:p>10.216</text:p>
          </table:table-cell>
          <table:table-cell ns41:value-type="float" table:style-name="ce34" office:value="20.293" office:value-type="float">
            <text:p>20.29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32" office:value-type="float">
            <text:p>1832</text:p>
          </table:table-cell>
          <table:table-cell ns41:value-type="string" table:style-name="ce18" office:value-type="string">
            <text:p>van 17 tot 18 jaren.</text:p>
          </table:table-cell>
          <table:table-cell table:style-name="Default"/>
          <table:table-cell ns41:value-type="float" table:style-name="ce25" office:value="9.228" office:value-type="float">
            <text:p>9.228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string" table:style-name="ce30" office:value-type="string">
            <text:p>9,230/A</text:p>
          </table:table-cell>
          <table:table-cell ns41:value-type="float" table:style-name="ce30" office:value="9.378" office:value-type="float">
            <text:p>9.378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.406" office:value-type="float">
            <text:p>9.406</text:p>
          </table:table-cell>
          <table:table-cell ns41:value-type="float" table:style-name="ce34" office:value="18.636" office:value-type="float">
            <text:p>18.63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31" office:value-type="float">
            <text:p>1831</text:p>
          </table:table-cell>
          <table:table-cell ns41:value-type="string" table:style-name="ce18" office:value-type="string">
            <text:p>van 18 tot 19 jaren.</text:p>
          </table:table-cell>
          <table:table-cell table:style-name="Default"/>
          <table:table-cell ns41:value-type="float" table:style-name="ce25" office:value="9.146" office:value-type="float">
            <text:p>9.146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9.18" office:value-type="float">
            <text:p>9.18</text:p>
          </table:table-cell>
          <table:table-cell ns41:value-type="float" table:style-name="ce30" office:value="9.338" office:value-type="float">
            <text:p>9.338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.4" office:value-type="float">
            <text:p>9.4</text:p>
          </table:table-cell>
          <table:table-cell ns41:value-type="float" table:style-name="ce34" office:value="18.58" office:value-type="float">
            <text:p>18.5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30" office:value-type="float">
            <text:p>1830</text:p>
          </table:table-cell>
          <table:table-cell ns41:value-type="string" table:style-name="ce18" office:value-type="string">
            <text:p>van 19 tot 20 jaren.</text:p>
          </table:table-cell>
          <table:table-cell table:style-name="Default"/>
          <table:table-cell ns41:value-type="float" table:style-name="ce25" office:value="9.96" office:value-type="float">
            <text:p>9.96</text:p>
          </table:table-cell>
          <table:table-cell ns41:value-type="float" table:style-name="ce30" office:value="65" office:value-type="float">
            <text:p>65</text:p>
          </table:table-cell>
          <table:table-cell table:style-name="ce30"/>
          <table:table-cell ns41:value-type="string" table:style-name="ce30" office:value-type="string">
            <text:p>10,027/B</text:p>
          </table:table-cell>
          <table:table-cell ns41:value-type="float" table:style-name="ce30" office:value="10.256" office:value-type="float">
            <text:p>10.256</text:p>
          </table:table-cell>
          <table:table-cell ns41:value-type="float" table:style-name="ce30" office:value="219" office:value-type="float">
            <text:p>21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0.48" office:value-type="float">
            <text:p>10.48</text:p>
          </table:table-cell>
          <table:table-cell ns41:value-type="float" table:style-name="ce34" office:value="20.507" office:value-type="float">
            <text:p>20.5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29" office:value-type="float">
            <text:p>1829</text:p>
          </table:table-cell>
          <table:table-cell ns41:value-type="string" table:style-name="ce18" office:value-type="string">
            <text:p>van 20 tot 21 jaren.</text:p>
          </table:table-cell>
          <table:table-cell table:style-name="Default"/>
          <table:table-cell ns41:value-type="float" table:style-name="ce25" office:value="9.987" office:value-type="float">
            <text:p>9.987</text:p>
          </table:table-cell>
          <table:table-cell ns41:value-type="float" table:style-name="ce30" office:value="214" office:value-type="float">
            <text:p>214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0.212" office:value-type="float">
            <text:p>10.212</text:p>
          </table:table-cell>
          <table:table-cell ns41:value-type="float" table:style-name="ce30" office:value="10.536" office:value-type="float">
            <text:p>10.536</text:p>
          </table:table-cell>
          <table:table-cell ns41:value-type="float" table:style-name="ce30" office:value="498" office:value-type="float">
            <text:p>498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1.049" office:value-type="float">
            <text:p>11.049</text:p>
          </table:table-cell>
          <table:table-cell ns41:value-type="float" table:style-name="ce34" office:value="21.261" office:value-type="float">
            <text:p>21.26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28" office:value-type="float">
            <text:p>1828</text:p>
          </table:table-cell>
          <table:table-cell ns41:value-type="string" table:style-name="ce18" office:value-type="string">
            <text:p>van 21 tot 22 jaren.</text:p>
          </table:table-cell>
          <table:table-cell table:style-name="Default"/>
          <table:table-cell ns41:value-type="float" table:style-name="ce25" office:value="9.044" office:value-type="float">
            <text:p>9.044</text:p>
          </table:table-cell>
          <table:table-cell ns41:value-type="float" table:style-name="ce30" office:value="289" office:value-type="float">
            <text:p>289</text:p>
          </table:table-cell>
          <table:table-cell ns41:value-type="float" table:style-name="ce30" office:value="8" office:value-type="float">
            <text:p>8</text:p>
          </table:table-cell>
          <table:table-cell ns41:value-type="string" table:style-name="ce30" office:value-type="string">
            <text:p>9,342/A</text:p>
          </table:table-cell>
          <table:table-cell ns41:value-type="float" table:style-name="ce30" office:value="9.421" office:value-type="float">
            <text:p>9.421</text:p>
          </table:table-cell>
          <table:table-cell ns41:value-type="float" table:style-name="ce30" office:value="684" office:value-type="float">
            <text:p>684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0.127" office:value-type="float">
            <text:p>10.127</text:p>
          </table:table-cell>
          <table:table-cell ns41:value-type="float" table:style-name="ce34" office:value="19.469" office:value-type="float">
            <text:p>19.46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27" office:value-type="float">
            <text:p>1827</text:p>
          </table:table-cell>
          <table:table-cell ns41:value-type="string" table:style-name="ce18" office:value-type="string">
            <text:p>van 22 tot 23 jaren.</text:p>
          </table:table-cell>
          <table:table-cell table:style-name="Default"/>
          <table:table-cell ns41:value-type="float" table:style-name="ce25" office:value="8.694" office:value-type="float">
            <text:p>8.694</text:p>
          </table:table-cell>
          <table:table-cell ns41:value-type="float" table:style-name="ce30" office:value="547" office:value-type="float">
            <text:p>547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9.25" office:value-type="float">
            <text:p>9.25</text:p>
          </table:table-cell>
          <table:table-cell ns41:value-type="float" table:style-name="ce30" office:value="9.214" office:value-type="float">
            <text:p>9.214</text:p>
          </table:table-cell>
          <table:table-cell ns41:value-type="float" table:style-name="ce30" office:value="1.153" office:value-type="float">
            <text:p>1.153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10.402" office:value-type="float">
            <text:p>10.402</text:p>
          </table:table-cell>
          <table:table-cell ns41:value-type="float" table:style-name="ce34" office:value="19.652" office:value-type="float">
            <text:p>19.65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26" office:value-type="float">
            <text:p>1826</text:p>
          </table:table-cell>
          <table:table-cell ns41:value-type="string" table:style-name="ce18" office:value-type="string">
            <text:p>van 23 tot 24 jaren.</text:p>
          </table:table-cell>
          <table:table-cell table:style-name="Default"/>
          <table:table-cell ns41:value-type="float" table:style-name="ce25" office:value="8.678" office:value-type="float">
            <text:p>8.678</text:p>
          </table:table-cell>
          <table:table-cell ns41:value-type="float" table:style-name="ce30" office:value="1.013" office:value-type="float">
            <text:p>1.013</text:p>
          </table:table-cell>
          <table:table-cell ns41:value-type="float" table:style-name="ce30" office:value="19" office:value-type="float">
            <text:p>19</text:p>
          </table:table-cell>
          <table:table-cell ns41:value-type="string" table:style-name="ce30" office:value-type="string">
            <text:p>9,711/A</text:p>
          </table:table-cell>
          <table:table-cell ns41:value-type="float" table:style-name="ce30" office:value="9.33" office:value-type="float">
            <text:p>9.33</text:p>
          </table:table-cell>
          <table:table-cell ns41:value-type="float" table:style-name="ce30" office:value="1.782" office:value-type="float">
            <text:p>1.782</text:p>
          </table:table-cell>
          <table:table-cell ns41:value-type="float" table:style-name="ce30" office:value="41" office:value-type="float">
            <text:p>41</text:p>
          </table:table-cell>
          <table:table-cell ns41:value-type="string" table:style-name="ce30" office:value-type="string">
            <text:p>11,154/E</text:p>
          </table:table-cell>
          <table:table-cell ns41:value-type="float" table:style-name="ce34" office:value="20.865" office:value-type="float">
            <text:p>20.8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25" office:value-type="float">
            <text:p>1825</text:p>
          </table:table-cell>
          <table:table-cell ns41:value-type="string" table:style-name="ce18" office:value-type="string">
            <text:p>van 24 tot 25 jaren.</text:p>
          </table:table-cell>
          <table:table-cell table:style-name="Default"/>
          <table:table-cell ns41:value-type="float" table:style-name="ce25" office:value="7.885" office:value-type="float">
            <text:p>7.885</text:p>
          </table:table-cell>
          <table:table-cell ns41:value-type="float" table:style-name="ce30" office:value="1.609" office:value-type="float">
            <text:p>1.609</text:p>
          </table:table-cell>
          <table:table-cell ns41:value-type="float" table:style-name="ce30" office:value="34" office:value-type="float">
            <text:p>34</text:p>
          </table:table-cell>
          <table:table-cell ns41:value-type="string" table:style-name="ce30" office:value-type="string">
            <text:p>9,530/B</text:p>
          </table:table-cell>
          <table:table-cell ns41:value-type="float" table:style-name="ce30" office:value="8.705" office:value-type="float">
            <text:p>8.705</text:p>
          </table:table-cell>
          <table:table-cell ns41:value-type="float" table:style-name="ce30" office:value="2.441" office:value-type="float">
            <text:p>2.441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11.23" office:value-type="float">
            <text:p>11.23</text:p>
          </table:table-cell>
          <table:table-cell ns41:value-type="float" table:style-name="ce34" office:value="20.76" office:value-type="float">
            <text:p>20.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24" office:value-type="float">
            <text:p>1824</text:p>
          </table:table-cell>
          <table:table-cell ns41:value-type="string" table:style-name="ce18" office:value-type="string">
            <text:p>van 25 tot 26 jaren.</text:p>
          </table:table-cell>
          <table:table-cell table:style-name="Default"/>
          <table:table-cell ns41:value-type="float" table:style-name="ce25" office:value="7.384" office:value-type="float">
            <text:p>7.384</text:p>
          </table:table-cell>
          <table:table-cell ns41:value-type="float" table:style-name="ce30" office:value="2.445" office:value-type="float">
            <text:p>2.445</text:p>
          </table:table-cell>
          <table:table-cell ns41:value-type="float" table:style-name="ce30" office:value="58" office:value-type="float">
            <text:p>58</text:p>
          </table:table-cell>
          <table:table-cell ns41:value-type="string" table:style-name="ce30" office:value-type="string">
            <text:p>9,889/B</text:p>
          </table:table-cell>
          <table:table-cell ns41:value-type="float" table:style-name="ce30" office:value="8.17" office:value-type="float">
            <text:p>8.17</text:p>
          </table:table-cell>
          <table:table-cell ns41:value-type="float" table:style-name="ce30" office:value="3.178" office:value-type="float">
            <text:p>3.178</text:p>
          </table:table-cell>
          <table:table-cell ns41:value-type="float" table:style-name="ce30" office:value="107" office:value-type="float">
            <text:p>107</text:p>
          </table:table-cell>
          <table:table-cell ns41:value-type="string" table:style-name="ce30" office:value-type="string">
            <text:p>11,456/E</text:p>
          </table:table-cell>
          <table:table-cell ns41:value-type="float" table:style-name="ce34" office:value="21.345" office:value-type="float">
            <text:p>21.34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23" office:value-type="float">
            <text:p>1823</text:p>
          </table:table-cell>
          <table:table-cell ns41:value-type="string" table:style-name="ce18" office:value-type="string">
            <text:p>van 26 tot 27 jaren.</text:p>
          </table:table-cell>
          <table:table-cell table:style-name="Default"/>
          <table:table-cell ns41:value-type="float" table:style-name="ce25" office:value="6.21" office:value-type="float">
            <text:p>6.21</text:p>
          </table:table-cell>
          <table:table-cell ns41:value-type="float" table:style-name="ce30" office:value="3.038" office:value-type="float">
            <text:p>3.038</text:p>
          </table:table-cell>
          <table:table-cell ns41:value-type="float" table:style-name="ce30" office:value="75" office:value-type="float">
            <text:p>75</text:p>
          </table:table-cell>
          <table:table-cell ns41:value-type="string" table:style-name="ce30" office:value-type="string">
            <text:p>9,324/A</text:p>
          </table:table-cell>
          <table:table-cell ns41:value-type="float" table:style-name="ce30" office:value="7.129" office:value-type="float">
            <text:p>7.129</text:p>
          </table:table-cell>
          <table:table-cell ns41:value-type="float" table:style-name="ce30" office:value="3.699" office:value-type="float">
            <text:p>3.699</text:p>
          </table:table-cell>
          <table:table-cell ns41:value-type="float" table:style-name="ce30" office:value="119" office:value-type="float">
            <text:p>119</text:p>
          </table:table-cell>
          <table:table-cell ns41:value-type="float" table:style-name="ce30" office:value="10.947" office:value-type="float">
            <text:p>10.947</text:p>
          </table:table-cell>
          <table:table-cell ns41:value-type="float" table:style-name="ce34" office:value="20.271" office:value-type="float">
            <text:p>20.27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22" office:value-type="float">
            <text:p>1822</text:p>
          </table:table-cell>
          <table:table-cell ns41:value-type="string" table:style-name="ce18" office:value-type="string">
            <text:p>van 27 tot 28 jaren.</text:p>
          </table:table-cell>
          <table:table-cell table:style-name="Default"/>
          <table:table-cell ns41:value-type="float" table:style-name="ce25" office:value="5.257" office:value-type="float">
            <text:p>5.257</text:p>
          </table:table-cell>
          <table:table-cell ns41:value-type="float" table:style-name="ce30" office:value="3.631" office:value-type="float">
            <text:p>3.631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8.994" office:value-type="float">
            <text:p>8.994</text:p>
          </table:table-cell>
          <table:table-cell ns41:value-type="float" table:style-name="ce30" office:value="6.088" office:value-type="float">
            <text:p>6.088</text:p>
          </table:table-cell>
          <table:table-cell ns41:value-type="float" table:style-name="ce30" office:value="4.158" office:value-type="float">
            <text:p>4.158</text:p>
          </table:table-cell>
          <table:table-cell ns41:value-type="float" table:style-name="ce30" office:value="154" office:value-type="float">
            <text:p>154</text:p>
          </table:table-cell>
          <table:table-cell ns41:value-type="string" table:style-name="ce30" office:value-type="string">
            <text:p>10,401/E</text:p>
          </table:table-cell>
          <table:table-cell ns41:value-type="float" table:style-name="ce34" office:value="19.395" office:value-type="float">
            <text:p>19.39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21" office:value-type="float">
            <text:p>1821</text:p>
          </table:table-cell>
          <table:table-cell ns41:value-type="string" table:style-name="ce18" office:value-type="string">
            <text:p>van 28 tot 29 jaren.</text:p>
          </table:table-cell>
          <table:table-cell table:style-name="Default"/>
          <table:table-cell ns41:value-type="float" table:style-name="ce25" office:value="4.301" office:value-type="float">
            <text:p>4.301</text:p>
          </table:table-cell>
          <table:table-cell ns41:value-type="float" table:style-name="ce30" office:value="4.007" office:value-type="float">
            <text:p>4.007</text:p>
          </table:table-cell>
          <table:table-cell ns41:value-type="float" table:style-name="ce30" office:value="83" office:value-type="float">
            <text:p>83</text:p>
          </table:table-cell>
          <table:table-cell ns41:value-type="float" table:style-name="ce30" office:value="8.391" office:value-type="float">
            <text:p>8.391</text:p>
          </table:table-cell>
          <table:table-cell ns41:value-type="float" table:style-name="ce30" office:value="5.448" office:value-type="float">
            <text:p>5.448</text:p>
          </table:table-cell>
          <table:table-cell ns41:value-type="float" table:style-name="ce30" office:value="4.34" office:value-type="float">
            <text:p>4.34</text:p>
          </table:table-cell>
          <table:table-cell ns41:value-type="float" table:style-name="ce30" office:value="187" office:value-type="float">
            <text:p>187</text:p>
          </table:table-cell>
          <table:table-cell ns41:value-type="float" table:style-name="ce30" office:value="9.975" office:value-type="float">
            <text:p>9.975</text:p>
          </table:table-cell>
          <table:table-cell ns41:value-type="float" table:style-name="ce34" office:value="18.366" office:value-type="float">
            <text:p>18.36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20" office:value-type="float">
            <text:p>1820</text:p>
          </table:table-cell>
          <table:table-cell ns41:value-type="string" table:style-name="ce18" office:value-type="string">
            <text:p>van 29 tot 30 jaren.</text:p>
          </table:table-cell>
          <table:table-cell table:style-name="Default"/>
          <table:table-cell ns41:value-type="float" table:style-name="ce25" office:value="3.802" office:value-type="float">
            <text:p>3.802</text:p>
          </table:table-cell>
          <table:table-cell ns41:value-type="float" table:style-name="ce30" office:value="4.156" office:value-type="float">
            <text:p>4.156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8.052" office:value-type="float">
            <text:p>8.052</text:p>
          </table:table-cell>
          <table:table-cell ns41:value-type="float" table:style-name="ce30" office:value="4.542" office:value-type="float">
            <text:p>4.542</text:p>
          </table:table-cell>
          <table:table-cell ns41:value-type="float" table:style-name="ce30" office:value="4.41" office:value-type="float">
            <text:p>4.41</text:p>
          </table:table-cell>
          <table:table-cell ns41:value-type="float" table:style-name="ce30" office:value="223" office:value-type="float">
            <text:p>223</text:p>
          </table:table-cell>
          <table:table-cell ns41:value-type="float" table:style-name="ce30" office:value="9.175" office:value-type="float">
            <text:p>9.175</text:p>
          </table:table-cell>
          <table:table-cell ns41:value-type="float" table:style-name="ce34" office:value="17.227" office:value-type="float">
            <text:p>17.22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19" office:value-type="float">
            <text:p>1819</text:p>
          </table:table-cell>
          <table:table-cell ns41:value-type="string" table:style-name="ce18" office:value-type="string">
            <text:p>van 30 tot 31 jaren.</text:p>
          </table:table-cell>
          <table:table-cell table:style-name="Default"/>
          <table:table-cell ns41:value-type="float" table:style-name="ce25" office:value="3.501" office:value-type="float">
            <text:p>3.501</text:p>
          </table:table-cell>
          <table:table-cell ns41:value-type="float" table:style-name="ce30" office:value="4.84" office:value-type="float">
            <text:p>4.84</text:p>
          </table:table-cell>
          <table:table-cell ns41:value-type="float" table:style-name="ce30" office:value="141" office:value-type="float">
            <text:p>141</text:p>
          </table:table-cell>
          <table:table-cell ns41:value-type="string" table:style-name="ce30" office:value-type="string">
            <text:p>8,484/B</text:p>
          </table:table-cell>
          <table:table-cell ns41:value-type="float" table:style-name="ce30" office:value="4.449" office:value-type="float">
            <text:p>4.449</text:p>
          </table:table-cell>
          <table:table-cell ns41:value-type="float" table:style-name="ce30" office:value="5.29" office:value-type="float">
            <text:p>5.29</text:p>
          </table:table-cell>
          <table:table-cell ns41:value-type="float" table:style-name="ce30" office:value="274" office:value-type="float">
            <text:p>274</text:p>
          </table:table-cell>
          <table:table-cell ns41:value-type="float" table:style-name="ce30" office:value="10.013" office:value-type="float">
            <text:p>10.013</text:p>
          </table:table-cell>
          <table:table-cell ns41:value-type="float" table:style-name="ce34" office:value="18.497" office:value-type="float">
            <text:p>18.49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18" office:value-type="float">
            <text:p>1818</text:p>
          </table:table-cell>
          <table:table-cell ns41:value-type="string" table:style-name="ce18" office:value-type="string">
            <text:p>van 31 tot 32 jaren.</text:p>
          </table:table-cell>
          <table:table-cell table:style-name="Default"/>
          <table:table-cell ns41:value-type="float" table:style-name="ce25" office:value="2.653" office:value-type="float">
            <text:p>2.653</text:p>
          </table:table-cell>
          <table:table-cell ns41:value-type="float" table:style-name="ce30" office:value="4.46" office:value-type="float">
            <text:p>4.46</text:p>
          </table:table-cell>
          <table:table-cell ns41:value-type="float" table:style-name="ce30" office:value="144" office:value-type="float">
            <text:p>144</text:p>
          </table:table-cell>
          <table:table-cell ns41:value-type="float" table:style-name="ce30" office:value="7.257" office:value-type="float">
            <text:p>7.257</text:p>
          </table:table-cell>
          <table:table-cell ns41:value-type="float" table:style-name="ce30" office:value="3.176" office:value-type="float">
            <text:p>3.176</text:p>
          </table:table-cell>
          <table:table-cell ns41:value-type="float" table:style-name="ce30" office:value="4.811" office:value-type="float">
            <text:p>4.811</text:p>
          </table:table-cell>
          <table:table-cell ns41:value-type="float" table:style-name="ce30" office:value="246" office:value-type="float">
            <text:p>246</text:p>
          </table:table-cell>
          <table:table-cell ns41:value-type="float" table:style-name="ce30" office:value="8.233" office:value-type="float">
            <text:p>8.233</text:p>
          </table:table-cell>
          <table:table-cell ns41:value-type="float" table:style-name="ce34" office:value="15.49" office:value-type="float">
            <text:p>15.4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17" office:value-type="float">
            <text:p>1817</text:p>
          </table:table-cell>
          <table:table-cell ns41:value-type="string" table:style-name="ce18" office:value-type="string">
            <text:p>van 32 tot 33 jaren.</text:p>
          </table:table-cell>
          <table:table-cell table:style-name="Default"/>
          <table:table-cell ns41:value-type="float" table:style-name="ce25" office:value="2.4" office:value-type="float">
            <text:p>2.4</text:p>
          </table:table-cell>
          <table:table-cell ns41:value-type="float" table:style-name="ce30" office:value="4.857" office:value-type="float">
            <text:p>4.857</text:p>
          </table:table-cell>
          <table:table-cell ns41:value-type="float" table:style-name="ce30" office:value="152" office:value-type="float">
            <text:p>152</text:p>
          </table:table-cell>
          <table:table-cell ns41:value-type="float" table:style-name="ce30" office:value="7.409" office:value-type="float">
            <text:p>7.409</text:p>
          </table:table-cell>
          <table:table-cell ns41:value-type="float" table:style-name="ce30" office:value="3.027" office:value-type="float">
            <text:p>3.027</text:p>
          </table:table-cell>
          <table:table-cell ns41:value-type="float" table:style-name="ce30" office:value="5.117" office:value-type="float">
            <text:p>5.117</text:p>
          </table:table-cell>
          <table:table-cell ns41:value-type="float" table:style-name="ce30" office:value="330" office:value-type="float">
            <text:p>330</text:p>
          </table:table-cell>
          <table:table-cell ns41:value-type="float" table:style-name="ce30" office:value="8.474" office:value-type="float">
            <text:p>8.474</text:p>
          </table:table-cell>
          <table:table-cell ns41:value-type="float" table:style-name="ce34" office:value="15.883" office:value-type="float">
            <text:p>15.8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16" office:value-type="float">
            <text:p>1816</text:p>
          </table:table-cell>
          <table:table-cell ns41:value-type="string" table:style-name="ce18" office:value-type="string">
            <text:p>van 33 tot 34 jaren.</text:p>
          </table:table-cell>
          <table:table-cell table:style-name="Default"/>
          <table:table-cell ns41:value-type="float" table:style-name="ce25" office:value="2.018" office:value-type="float">
            <text:p>2.018</text:p>
          </table:table-cell>
          <table:table-cell ns41:value-type="float" table:style-name="ce30" office:value="5.19" office:value-type="float">
            <text:p>5.19</text:p>
          </table:table-cell>
          <table:table-cell ns41:value-type="float" table:style-name="ce30" office:value="179" office:value-type="float">
            <text:p>179</text:p>
          </table:table-cell>
          <table:table-cell ns41:value-type="float" table:style-name="ce30" office:value="7.387" office:value-type="float">
            <text:p>7.387</text:p>
          </table:table-cell>
          <table:table-cell ns41:value-type="float" table:style-name="ce30" office:value="2.761" office:value-type="float">
            <text:p>2.761</text:p>
          </table:table-cell>
          <table:table-cell ns41:value-type="float" table:style-name="ce30" office:value="5.42" office:value-type="float">
            <text:p>5.42</text:p>
          </table:table-cell>
          <table:table-cell ns41:value-type="float" table:style-name="ce30" office:value="370" office:value-type="float">
            <text:p>370</text:p>
          </table:table-cell>
          <table:table-cell ns41:value-type="string" table:style-name="ce30" office:value-type="string">
            <text:p>8,552/E</text:p>
          </table:table-cell>
          <table:table-cell ns41:value-type="float" table:style-name="ce34" office:value="15.939" office:value-type="float">
            <text:p>15.93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15" office:value-type="float">
            <text:p>1815</text:p>
          </table:table-cell>
          <table:table-cell ns41:value-type="string" table:style-name="ce18" office:value-type="string">
            <text:p>van 34 tot 35 jaren.</text:p>
          </table:table-cell>
          <table:table-cell table:style-name="Default"/>
          <table:table-cell ns41:value-type="float" table:style-name="ce25" office:value="1.898" office:value-type="float">
            <text:p>1.898</text:p>
          </table:table-cell>
          <table:table-cell ns41:value-type="float" table:style-name="ce30" office:value="5.193" office:value-type="float">
            <text:p>5.193</text:p>
          </table:table-cell>
          <table:table-cell ns41:value-type="float" table:style-name="ce30" office:value="191" office:value-type="float">
            <text:p>191</text:p>
          </table:table-cell>
          <table:table-cell ns41:value-type="float" table:style-name="ce30" office:value="7.282" office:value-type="float">
            <text:p>7.282</text:p>
          </table:table-cell>
          <table:table-cell ns41:value-type="float" table:style-name="ce30" office:value="2.427" office:value-type="float">
            <text:p>2.427</text:p>
          </table:table-cell>
          <table:table-cell ns41:value-type="float" table:style-name="ce30" office:value="5.393" office:value-type="float">
            <text:p>5.393</text:p>
          </table:table-cell>
          <table:table-cell ns41:value-type="float" table:style-name="ce30" office:value="440" office:value-type="float">
            <text:p>440</text:p>
          </table:table-cell>
          <table:table-cell ns41:value-type="float" table:style-name="ce30" office:value="8.26" office:value-type="float">
            <text:p>8.26</text:p>
          </table:table-cell>
          <table:table-cell ns41:value-type="float" table:style-name="ce34" office:value="15.542" office:value-type="float">
            <text:p>15.54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14" office:value-type="float">
            <text:p>1814</text:p>
          </table:table-cell>
          <table:table-cell ns41:value-type="string" table:style-name="ce18" office:value-type="string">
            <text:p>van 35 tot 36 jaren.</text:p>
          </table:table-cell>
          <table:table-cell table:style-name="Default"/>
          <table:table-cell ns41:value-type="float" table:style-name="ce25" office:value="1.592" office:value-type="float">
            <text:p>1.592</text:p>
          </table:table-cell>
          <table:table-cell ns41:value-type="float" table:style-name="ce30" office:value="5.134" office:value-type="float">
            <text:p>5.134</text:p>
          </table:table-cell>
          <table:table-cell ns41:value-type="float" table:style-name="ce30" office:value="191" office:value-type="float">
            <text:p>191</text:p>
          </table:table-cell>
          <table:table-cell ns41:value-type="string" table:style-name="ce30" office:value-type="string">
            <text:p>6,918/A</text:p>
          </table:table-cell>
          <table:table-cell ns41:value-type="float" table:style-name="ce30" office:value="2.175" office:value-type="float">
            <text:p>2.175</text:p>
          </table:table-cell>
          <table:table-cell ns41:value-type="float" table:style-name="ce30" office:value="5.158" office:value-type="float">
            <text:p>5.158</text:p>
          </table:table-cell>
          <table:table-cell ns41:value-type="float" table:style-name="ce30" office:value="421" office:value-type="float">
            <text:p>421</text:p>
          </table:table-cell>
          <table:table-cell ns41:value-type="float" table:style-name="ce30" office:value="7.754" office:value-type="float">
            <text:p>7.754</text:p>
          </table:table-cell>
          <table:table-cell ns41:value-type="float" table:style-name="ce34" office:value="14.672" office:value-type="float">
            <text:p>14.67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13" office:value-type="float">
            <text:p>1813</text:p>
          </table:table-cell>
          <table:table-cell ns41:value-type="string" table:style-name="ce18" office:value-type="string">
            <text:p>van 36 tot 37 jaren.</text:p>
          </table:table-cell>
          <table:table-cell table:style-name="Default"/>
          <table:table-cell ns41:value-type="float" table:style-name="ce25" office:value="1.443" office:value-type="float">
            <text:p>1.443</text:p>
          </table:table-cell>
          <table:table-cell ns41:value-type="float" table:style-name="ce30" office:value="5.106" office:value-type="float">
            <text:p>5.106</text:p>
          </table:table-cell>
          <table:table-cell ns41:value-type="float" table:style-name="ce30" office:value="217" office:value-type="float">
            <text:p>217</text:p>
          </table:table-cell>
          <table:table-cell ns41:value-type="float" table:style-name="ce30" office:value="6.766" office:value-type="float">
            <text:p>6.766</text:p>
          </table:table-cell>
          <table:table-cell ns41:value-type="float" table:style-name="ce30" office:value="2.051" office:value-type="float">
            <text:p>2.051</text:p>
          </table:table-cell>
          <table:table-cell ns41:value-type="float" table:style-name="ce30" office:value="5.449" office:value-type="float">
            <text:p>5.449</text:p>
          </table:table-cell>
          <table:table-cell ns41:value-type="float" table:style-name="ce30" office:value="525" office:value-type="float">
            <text:p>525</text:p>
          </table:table-cell>
          <table:table-cell ns41:value-type="float" table:style-name="ce30" office:value="8.025" office:value-type="float">
            <text:p>8.025</text:p>
          </table:table-cell>
          <table:table-cell ns41:value-type="float" table:style-name="ce34" office:value="14.791" office:value-type="float">
            <text:p>14.79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12" office:value-type="float">
            <text:p>1812</text:p>
          </table:table-cell>
          <table:table-cell ns41:value-type="string" table:style-name="ce18" office:value-type="string">
            <text:p>van 37 tot 38 jaren.</text:p>
          </table:table-cell>
          <table:table-cell table:style-name="Default"/>
          <table:table-cell ns41:value-type="float" table:style-name="ce25" office:value="1.219" office:value-type="float">
            <text:p>1.219</text:p>
          </table:table-cell>
          <table:table-cell ns41:value-type="float" table:style-name="ce30" office:value="5.178" office:value-type="float">
            <text:p>5.178</text:p>
          </table:table-cell>
          <table:table-cell ns41:value-type="float" table:style-name="ce30" office:value="240" office:value-type="float">
            <text:p>240</text:p>
          </table:table-cell>
          <table:table-cell ns41:value-type="string" table:style-name="ce30" office:value-type="string">
            <text:p>6,640/C</text:p>
          </table:table-cell>
          <table:table-cell ns41:value-type="float" table:style-name="ce30" office:value="1.781" office:value-type="float">
            <text:p>1.781</text:p>
          </table:table-cell>
          <table:table-cell ns41:value-type="float" table:style-name="ce30" office:value="5.01" office:value-type="float">
            <text:p>5.01</text:p>
          </table:table-cell>
          <table:table-cell ns41:value-type="float" table:style-name="ce30" office:value="503" office:value-type="float">
            <text:p>503</text:p>
          </table:table-cell>
          <table:table-cell ns41:value-type="float" table:style-name="ce30" office:value="7.294" office:value-type="float">
            <text:p>7.294</text:p>
          </table:table-cell>
          <table:table-cell ns41:value-type="float" table:style-name="ce34" office:value="13.934" office:value-type="float">
            <text:p>13.93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11" office:value-type="float">
            <text:p>1811</text:p>
          </table:table-cell>
          <table:table-cell ns41:value-type="string" table:style-name="ce18" office:value-type="string">
            <text:p>van 38 tot 39 jaren.</text:p>
          </table:table-cell>
          <table:table-cell table:style-name="Default"/>
          <table:table-cell ns41:value-type="float" table:style-name="ce25" office:value="1.147" office:value-type="float">
            <text:p>1.147</text:p>
          </table:table-cell>
          <table:table-cell ns41:value-type="float" table:style-name="ce30" office:value="5.496" office:value-type="float">
            <text:p>5.496</text:p>
          </table:table-cell>
          <table:table-cell ns41:value-type="float" table:style-name="ce30" office:value="275" office:value-type="float">
            <text:p>275</text:p>
          </table:table-cell>
          <table:table-cell ns41:value-type="float" table:style-name="ce30" office:value="6.918" office:value-type="float">
            <text:p>6.918</text:p>
          </table:table-cell>
          <table:table-cell ns41:value-type="float" table:style-name="ce30" office:value="1.896" office:value-type="float">
            <text:p>1.896</text:p>
          </table:table-cell>
          <table:table-cell ns41:value-type="float" table:style-name="ce30" office:value="5.436" office:value-type="float">
            <text:p>5.436</text:p>
          </table:table-cell>
          <table:table-cell ns41:value-type="float" table:style-name="ce30" office:value="612" office:value-type="float">
            <text:p>612</text:p>
          </table:table-cell>
          <table:table-cell ns41:value-type="float" table:style-name="ce30" office:value="7.944" office:value-type="float">
            <text:p>7.944</text:p>
          </table:table-cell>
          <table:table-cell ns41:value-type="float" table:style-name="ce34" office:value="14.862" office:value-type="float">
            <text:p>14.86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10" office:value-type="float">
            <text:p>1810</text:p>
          </table:table-cell>
          <table:table-cell ns41:value-type="string" table:style-name="ce18" office:value-type="string">
            <text:p>van 39 tot 40 jaren.</text:p>
          </table:table-cell>
          <table:table-cell table:style-name="Default"/>
          <table:table-cell ns41:value-type="float" table:style-name="ce25" office:value="1.06" office:value-type="float">
            <text:p>1.06</text:p>
          </table:table-cell>
          <table:table-cell ns41:value-type="float" table:style-name="ce30" office:value="5.202" office:value-type="float">
            <text:p>5.202</text:p>
          </table:table-cell>
          <table:table-cell ns41:value-type="float" table:style-name="ce30" office:value="263" office:value-type="float">
            <text:p>263</text:p>
          </table:table-cell>
          <table:table-cell ns41:value-type="float" table:style-name="ce30" office:value="6.525" office:value-type="float">
            <text:p>6.525</text:p>
          </table:table-cell>
          <table:table-cell ns41:value-type="float" table:style-name="ce30" office:value="1.725" office:value-type="float">
            <text:p>1.725</text:p>
          </table:table-cell>
          <table:table-cell ns41:value-type="float" table:style-name="ce30" office:value="5.348" office:value-type="float">
            <text:p>5.348</text:p>
          </table:table-cell>
          <table:table-cell ns41:value-type="float" table:style-name="ce30" office:value="650" office:value-type="float">
            <text:p>650</text:p>
          </table:table-cell>
          <table:table-cell ns41:value-type="float" table:style-name="ce30" office:value="7.723" office:value-type="float">
            <text:p>7.723</text:p>
          </table:table-cell>
          <table:table-cell ns41:value-type="float" table:style-name="ce34" office:value="14.248" office:value-type="float">
            <text:p>14.24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09" office:value-type="float">
            <text:p>1809</text:p>
          </table:table-cell>
          <table:table-cell ns41:value-type="string" table:style-name="ce18" office:value-type="string">
            <text:p>van 40 tot 41 jaren.</text:p>
          </table:table-cell>
          <table:table-cell table:style-name="Default"/>
          <table:table-cell ns41:value-type="float" table:style-name="ce25" office:value="1.002" office:value-type="float">
            <text:p>1.002</text:p>
          </table:table-cell>
          <table:table-cell ns41:value-type="float" table:style-name="ce30" office:value="5.071" office:value-type="float">
            <text:p>5.071</text:p>
          </table:table-cell>
          <table:table-cell ns41:value-type="float" table:style-name="ce30" office:value="273" office:value-type="float">
            <text:p>273</text:p>
          </table:table-cell>
          <table:table-cell ns41:value-type="string" table:style-name="ce30" office:value-type="string">
            <text:p>6,347/A</text:p>
          </table:table-cell>
          <table:table-cell ns41:value-type="float" table:style-name="ce30" office:value="1.68" office:value-type="float">
            <text:p>1.68</text:p>
          </table:table-cell>
          <table:table-cell ns41:value-type="float" table:style-name="ce30" office:value="5.141" office:value-type="float">
            <text:p>5.141</text:p>
          </table:table-cell>
          <table:table-cell ns41:value-type="float" table:style-name="ce30" office:value="692" office:value-type="float">
            <text:p>692</text:p>
          </table:table-cell>
          <table:table-cell ns41:value-type="float" table:style-name="ce30" office:value="7.513" office:value-type="float">
            <text:p>7.513</text:p>
          </table:table-cell>
          <table:table-cell ns41:value-type="float" table:style-name="ce34" office:value="13.86" office:value-type="float">
            <text:p>13.8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08" office:value-type="float">
            <text:p>1808</text:p>
          </table:table-cell>
          <table:table-cell ns41:value-type="string" table:style-name="ce18" office:value-type="string">
            <text:p>van 41 tot 42 jaren.</text:p>
          </table:table-cell>
          <table:table-cell table:style-name="Default"/>
          <table:table-cell ns41:value-type="float" table:style-name="ce25" office:value="775" office:value-type="float">
            <text:p>775</text:p>
          </table:table-cell>
          <table:table-cell ns41:value-type="float" table:style-name="ce30" office:value="4.444" office:value-type="float">
            <text:p>4.444</text:p>
          </table:table-cell>
          <table:table-cell ns41:value-type="float" table:style-name="ce30" office:value="221" office:value-type="float">
            <text:p>221</text:p>
          </table:table-cell>
          <table:table-cell ns41:value-type="string" table:style-name="ce30" office:value-type="string">
            <text:p>5,441/A</text:p>
          </table:table-cell>
          <table:table-cell ns41:value-type="float" table:style-name="ce30" office:value="1.31" office:value-type="float">
            <text:p>1.31</text:p>
          </table:table-cell>
          <table:table-cell ns41:value-type="float" table:style-name="ce30" office:value="4.399" office:value-type="float">
            <text:p>4.399</text:p>
          </table:table-cell>
          <table:table-cell ns41:value-type="float" table:style-name="ce30" office:value="670" office:value-type="float">
            <text:p>670</text:p>
          </table:table-cell>
          <table:table-cell ns41:value-type="float" table:style-name="ce30" office:value="6.379" office:value-type="float">
            <text:p>6.379</text:p>
          </table:table-cell>
          <table:table-cell ns41:value-type="float" table:style-name="ce34" office:value="11.82" office:value-type="float">
            <text:p>11.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07" office:value-type="float">
            <text:p>1807</text:p>
          </table:table-cell>
          <table:table-cell ns41:value-type="string" table:style-name="ce18" office:value-type="string">
            <text:p>van 42 tot 43 jaren.</text:p>
          </table:table-cell>
          <table:table-cell table:style-name="Default"/>
          <table:table-cell ns41:value-type="float" table:style-name="ce25" office:value="775" office:value-type="float">
            <text:p>775</text:p>
          </table:table-cell>
          <table:table-cell ns41:value-type="float" table:style-name="ce30" office:value="4.824" office:value-type="float">
            <text:p>4.824</text:p>
          </table:table-cell>
          <table:table-cell ns41:value-type="float" table:style-name="ce30" office:value="304" office:value-type="float">
            <text:p>304</text:p>
          </table:table-cell>
          <table:table-cell ns41:value-type="float" table:style-name="ce30" office:value="5.903" office:value-type="float">
            <text:p>5.903</text:p>
          </table:table-cell>
          <table:table-cell ns41:value-type="float" table:style-name="ce30" office:value="1.349" office:value-type="float">
            <text:p>1.349</text:p>
          </table:table-cell>
          <table:table-cell ns41:value-type="float" table:style-name="ce30" office:value="4.857" office:value-type="float">
            <text:p>4.857</text:p>
          </table:table-cell>
          <table:table-cell ns41:value-type="float" table:style-name="ce30" office:value="710" office:value-type="float">
            <text:p>710</text:p>
          </table:table-cell>
          <table:table-cell ns41:value-type="float" table:style-name="ce30" office:value="6.916" office:value-type="float">
            <text:p>6.916</text:p>
          </table:table-cell>
          <table:table-cell ns41:value-type="float" table:style-name="ce34" office:value="12.819" office:value-type="float">
            <text:p>12.81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06" office:value-type="float">
            <text:p>1806</text:p>
          </table:table-cell>
          <table:table-cell ns41:value-type="string" table:style-name="ce18" office:value-type="string">
            <text:p>van 43 tot 44 jaren.</text:p>
          </table:table-cell>
          <table:table-cell table:style-name="Default"/>
          <table:table-cell ns41:value-type="float" table:style-name="ce25" office:value="662" office:value-type="float">
            <text:p>662</text:p>
          </table:table-cell>
          <table:table-cell ns41:value-type="float" table:style-name="ce30" office:value="4.703" office:value-type="float">
            <text:p>4.703</text:p>
          </table:table-cell>
          <table:table-cell ns41:value-type="float" table:style-name="ce30" office:value="276" office:value-type="float">
            <text:p>276</text:p>
          </table:table-cell>
          <table:table-cell ns41:value-type="float" table:style-name="ce30" office:value="5.641" office:value-type="float">
            <text:p>5.641</text:p>
          </table:table-cell>
          <table:table-cell ns41:value-type="float" table:style-name="ce30" office:value="1.28" office:value-type="float">
            <text:p>1.28</text:p>
          </table:table-cell>
          <table:table-cell ns41:value-type="float" table:style-name="ce30" office:value="4.699" office:value-type="float">
            <text:p>4.699</text:p>
          </table:table-cell>
          <table:table-cell ns41:value-type="float" table:style-name="ce30" office:value="745" office:value-type="float">
            <text:p>745</text:p>
          </table:table-cell>
          <table:table-cell ns41:value-type="float" table:style-name="ce30" office:value="6.724" office:value-type="float">
            <text:p>6.724</text:p>
          </table:table-cell>
          <table:table-cell ns41:value-type="float" table:style-name="ce34" office:value="12.365" office:value-type="float">
            <text:p>12.3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05" office:value-type="float">
            <text:p>1805</text:p>
          </table:table-cell>
          <table:table-cell ns41:value-type="string" table:style-name="ce18" office:value-type="string">
            <text:p>van 44 tot 45 jaren.</text:p>
          </table:table-cell>
          <table:table-cell table:style-name="Default"/>
          <table:table-cell ns41:value-type="float" table:style-name="ce25" office:value="721" office:value-type="float">
            <text:p>721</text:p>
          </table:table-cell>
          <table:table-cell ns41:value-type="float" table:style-name="ce30" office:value="4.652" office:value-type="float">
            <text:p>4.652</text:p>
          </table:table-cell>
          <table:table-cell ns41:value-type="float" table:style-name="ce30" office:value="327" office:value-type="float">
            <text:p>327</text:p>
          </table:table-cell>
          <table:table-cell ns41:value-type="string" table:style-name="ce30" office:value-type="string">
            <text:p>5,701/A</text:p>
          </table:table-cell>
          <table:table-cell ns41:value-type="float" table:style-name="ce30" office:value="1.209" office:value-type="float">
            <text:p>1.209</text:p>
          </table:table-cell>
          <table:table-cell ns41:value-type="float" table:style-name="ce30" office:value="4.591" office:value-type="float">
            <text:p>4.591</text:p>
          </table:table-cell>
          <table:table-cell ns41:value-type="float" table:style-name="ce30" office:value="829" office:value-type="float">
            <text:p>829</text:p>
          </table:table-cell>
          <table:table-cell ns41:value-type="string" table:style-name="ce30" office:value-type="string">
            <text:p>6,630/E</text:p>
          </table:table-cell>
          <table:table-cell ns41:value-type="float" table:style-name="ce34" office:value="12.331" office:value-type="float">
            <text:p>12.33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04" office:value-type="float">
            <text:p>1804</text:p>
          </table:table-cell>
          <table:table-cell ns41:value-type="string" table:style-name="ce18" office:value-type="string">
            <text:p>van 45 tot 46 jaren.</text:p>
          </table:table-cell>
          <table:table-cell table:style-name="Default"/>
          <table:table-cell ns41:value-type="float" table:style-name="ce25" office:value="665" office:value-type="float">
            <text:p>665</text:p>
          </table:table-cell>
          <table:table-cell ns41:value-type="float" table:style-name="ce30" office:value="4.491" office:value-type="float">
            <text:p>4.491</text:p>
          </table:table-cell>
          <table:table-cell ns41:value-type="float" table:style-name="ce30" office:value="310" office:value-type="float">
            <text:p>310</text:p>
          </table:table-cell>
          <table:table-cell ns41:value-type="string" table:style-name="ce30" office:value-type="string">
            <text:p>5,467/A</text:p>
          </table:table-cell>
          <table:table-cell ns41:value-type="float" table:style-name="ce30" office:value="1.198" office:value-type="float">
            <text:p>1.198</text:p>
          </table:table-cell>
          <table:table-cell ns41:value-type="float" table:style-name="ce30" office:value="4.432" office:value-type="float">
            <text:p>4.432</text:p>
          </table:table-cell>
          <table:table-cell ns41:value-type="float" table:style-name="ce30" office:value="849" office:value-type="float">
            <text:p>849</text:p>
          </table:table-cell>
          <table:table-cell ns41:value-type="float" table:style-name="ce30" office:value="6.479" office:value-type="float">
            <text:p>6.479</text:p>
          </table:table-cell>
          <table:table-cell ns41:value-type="float" table:style-name="ce34" office:value="11.946" office:value-type="float">
            <text:p>11.94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03" office:value-type="float">
            <text:p>1803</text:p>
          </table:table-cell>
          <table:table-cell ns41:value-type="string" table:style-name="ce18" office:value-type="string">
            <text:p>van 46 tot 47 jaren.</text:p>
          </table:table-cell>
          <table:table-cell table:style-name="Default"/>
          <table:table-cell ns41:value-type="float" table:style-name="ce25" office:value="647" office:value-type="float">
            <text:p>647</text:p>
          </table:table-cell>
          <table:table-cell ns41:value-type="float" table:style-name="ce30" office:value="4.525" office:value-type="float">
            <text:p>4.525</text:p>
          </table:table-cell>
          <table:table-cell ns41:value-type="float" table:style-name="ce30" office:value="328" office:value-type="float">
            <text:p>328</text:p>
          </table:table-cell>
          <table:table-cell ns41:value-type="string" table:style-name="ce30" office:value-type="string">
            <text:p>5,501/A</text:p>
          </table:table-cell>
          <table:table-cell ns41:value-type="float" table:style-name="ce30" office:value="1.194" office:value-type="float">
            <text:p>1.194</text:p>
          </table:table-cell>
          <table:table-cell ns41:value-type="float" table:style-name="ce30" office:value="4.334" office:value-type="float">
            <text:p>4.334</text:p>
          </table:table-cell>
          <table:table-cell ns41:value-type="float" table:style-name="ce30" office:value="962" office:value-type="float">
            <text:p>962</text:p>
          </table:table-cell>
          <table:table-cell ns41:value-type="float" table:style-name="ce30" office:value="6.49" office:value-type="float">
            <text:p>6.49</text:p>
          </table:table-cell>
          <table:table-cell ns41:value-type="float" table:style-name="ce34" office:value="11.991" office:value-type="float">
            <text:p>11.99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02" office:value-type="float">
            <text:p>1802</text:p>
          </table:table-cell>
          <table:table-cell ns41:value-type="string" table:style-name="ce18" office:value-type="string">
            <text:p>van 47 tot 48 jaren.</text:p>
          </table:table-cell>
          <table:table-cell table:style-name="Default"/>
          <table:table-cell ns41:value-type="float" table:style-name="ce25" office:value="579" office:value-type="float">
            <text:p>579</text:p>
          </table:table-cell>
          <table:table-cell ns41:value-type="float" table:style-name="ce30" office:value="4.519" office:value-type="float">
            <text:p>4.519</text:p>
          </table:table-cell>
          <table:table-cell ns41:value-type="float" table:style-name="ce30" office:value="338" office:value-type="float">
            <text:p>338</text:p>
          </table:table-cell>
          <table:table-cell ns41:value-type="float" table:style-name="ce30" office:value="5.436" office:value-type="float">
            <text:p>5.436</text:p>
          </table:table-cell>
          <table:table-cell ns41:value-type="float" table:style-name="ce30" office:value="1.139" office:value-type="float">
            <text:p>1.139</text:p>
          </table:table-cell>
          <table:table-cell ns41:value-type="float" table:style-name="ce30" office:value="4.222" office:value-type="float">
            <text:p>4.222</text:p>
          </table:table-cell>
          <table:table-cell ns41:value-type="float" table:style-name="ce30" office:value="1.01" office:value-type="float">
            <text:p>1.01</text:p>
          </table:table-cell>
          <table:table-cell ns41:value-type="float" table:style-name="ce30" office:value="6.371" office:value-type="float">
            <text:p>6.371</text:p>
          </table:table-cell>
          <table:table-cell ns41:value-type="float" table:style-name="ce34" office:value="11.807" office:value-type="float">
            <text:p>11.8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01" office:value-type="float">
            <text:p>1801</text:p>
          </table:table-cell>
          <table:table-cell ns41:value-type="string" table:style-name="ce18" office:value-type="string">
            <text:p>van 48 tot 49 jaren.</text:p>
          </table:table-cell>
          <table:table-cell table:style-name="Default"/>
          <table:table-cell ns41:value-type="float" table:style-name="ce25" office:value="552" office:value-type="float">
            <text:p>552</text:p>
          </table:table-cell>
          <table:table-cell ns41:value-type="float" table:style-name="ce30" office:value="4.179" office:value-type="float">
            <text:p>4.179</text:p>
          </table:table-cell>
          <table:table-cell ns41:value-type="float" table:style-name="ce30" office:value="376" office:value-type="float">
            <text:p>376</text:p>
          </table:table-cell>
          <table:table-cell ns41:value-type="string" table:style-name="ce30" office:value-type="string">
            <text:p>5,108/A</text:p>
          </table:table-cell>
          <table:table-cell ns41:value-type="float" table:style-name="ce30" office:value="1.145" office:value-type="float">
            <text:p>1.145</text:p>
          </table:table-cell>
          <table:table-cell ns41:value-type="float" table:style-name="ce30" office:value="4.106" office:value-type="float">
            <text:p>4.106</text:p>
          </table:table-cell>
          <table:table-cell ns41:value-type="float" table:style-name="ce30" office:value="1.128" office:value-type="float">
            <text:p>1.128</text:p>
          </table:table-cell>
          <table:table-cell ns41:value-type="float" table:style-name="ce30" office:value="6.379" office:value-type="float">
            <text:p>6.379</text:p>
          </table:table-cell>
          <table:table-cell ns41:value-type="float" table:style-name="ce34" office:value="11.487" office:value-type="float">
            <text:p>11.48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800" office:value-type="float">
            <text:p>1800</text:p>
          </table:table-cell>
          <table:table-cell ns41:value-type="string" table:style-name="ce18" office:value-type="string">
            <text:p>van 49 tot 50 jaren.</text:p>
          </table:table-cell>
          <table:table-cell table:style-name="Default"/>
          <table:table-cell ns41:value-type="float" table:style-name="ce25" office:value="554" office:value-type="float">
            <text:p>554</text:p>
          </table:table-cell>
          <table:table-cell ns41:value-type="float" table:style-name="ce30" office:value="4.514" office:value-type="float">
            <text:p>4.514</text:p>
          </table:table-cell>
          <table:table-cell ns41:value-type="float" table:style-name="ce30" office:value="419" office:value-type="float">
            <text:p>419</text:p>
          </table:table-cell>
          <table:table-cell ns41:value-type="float" table:style-name="ce30" office:value="5.487" office:value-type="float">
            <text:p>5.487</text:p>
          </table:table-cell>
          <table:table-cell ns41:value-type="float" table:style-name="ce30" office:value="1.289" office:value-type="float">
            <text:p>1.289</text:p>
          </table:table-cell>
          <table:table-cell ns41:value-type="float" table:style-name="ce30" office:value="4.339" office:value-type="float">
            <text:p>4.339</text:p>
          </table:table-cell>
          <table:table-cell ns41:value-type="float" table:style-name="ce30" office:value="1.378" office:value-type="float">
            <text:p>1.378</text:p>
          </table:table-cell>
          <table:table-cell ns41:value-type="float" table:style-name="ce30" office:value="7.006" office:value-type="float">
            <text:p>7.006</text:p>
          </table:table-cell>
          <table:table-cell ns41:value-type="float" table:style-name="ce34" office:value="12.493" office:value-type="float">
            <text:p>12.49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99" office:value-type="float">
            <text:p>1799</text:p>
          </table:table-cell>
          <table:table-cell ns41:value-type="string" table:style-name="ce18" office:value-type="string">
            <text:p>van 50 tot 51 jaren.</text:p>
          </table:table-cell>
          <table:table-cell table:style-name="Default"/>
          <table:table-cell ns41:value-type="float" table:style-name="ce25" office:value="511" office:value-type="float">
            <text:p>511</text:p>
          </table:table-cell>
          <table:table-cell ns41:value-type="float" table:style-name="ce30" office:value="4.405" office:value-type="float">
            <text:p>4.405</text:p>
          </table:table-cell>
          <table:table-cell ns41:value-type="float" table:style-name="ce30" office:value="458" office:value-type="float">
            <text:p>458</text:p>
          </table:table-cell>
          <table:table-cell ns41:value-type="string" table:style-name="ce30" office:value-type="string">
            <text:p>5,377/C</text:p>
          </table:table-cell>
          <table:table-cell ns41:value-type="float" table:style-name="ce30" office:value="1.248" office:value-type="float">
            <text:p>1.248</text:p>
          </table:table-cell>
          <table:table-cell ns41:value-type="float" table:style-name="ce30" office:value="4.177" office:value-type="float">
            <text:p>4.177</text:p>
          </table:table-cell>
          <table:table-cell ns41:value-type="float" table:style-name="ce30" office:value="1.44" office:value-type="float">
            <text:p>1.44</text:p>
          </table:table-cell>
          <table:table-cell ns41:value-type="float" table:style-name="ce30" office:value="6.865" office:value-type="float">
            <text:p>6.865</text:p>
          </table:table-cell>
          <table:table-cell ns41:value-type="float" table:style-name="ce34" office:value="12.242" office:value-type="float">
            <text:p>12.24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98" office:value-type="float">
            <text:p>1798</text:p>
          </table:table-cell>
          <table:table-cell ns41:value-type="string" table:style-name="ce18" office:value-type="string">
            <text:p>van 51 tot 52 jaren.</text:p>
          </table:table-cell>
          <table:table-cell table:style-name="Default"/>
          <table:table-cell ns41:value-type="float" table:style-name="ce25" office:value="447" office:value-type="float">
            <text:p>447</text:p>
          </table:table-cell>
          <table:table-cell ns41:value-type="float" table:style-name="ce30" office:value="3.832" office:value-type="float">
            <text:p>3.832</text:p>
          </table:table-cell>
          <table:table-cell ns41:value-type="float" table:style-name="ce30" office:value="437" office:value-type="float">
            <text:p>437</text:p>
          </table:table-cell>
          <table:table-cell ns41:value-type="string" table:style-name="ce30" office:value-type="string">
            <text:p>4,717/A</text:p>
          </table:table-cell>
          <table:table-cell ns41:value-type="float" table:style-name="ce30" office:value="987" office:value-type="float">
            <text:p>987</text:p>
          </table:table-cell>
          <table:table-cell ns41:value-type="float" table:style-name="ce30" office:value="3.506" office:value-type="float">
            <text:p>3.506</text:p>
          </table:table-cell>
          <table:table-cell ns41:value-type="float" table:style-name="ce30" office:value="1.162" office:value-type="float">
            <text:p>1.162</text:p>
          </table:table-cell>
          <table:table-cell ns41:value-type="float" table:style-name="ce30" office:value="5.655" office:value-type="float">
            <text:p>5.655</text:p>
          </table:table-cell>
          <table:table-cell ns41:value-type="float" table:style-name="ce34" office:value="10.372" office:value-type="float">
            <text:p>10.37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table:style-name="ce13"/>
          <table:table-cell ns41:value-type="string" table:style-name="ce18" office:value-type="string">
            <text:p>Over te brengen</text:p>
          </table:table-cell>
          <table:table-cell table:style-name="Default"/>
          <table:table-cell ns41:value-type="float" table:style-name="ce25" office:value="319.928" office:value-type="float">
            <text:p>319.928</text:p>
          </table:table-cell>
          <table:table-cell ns41:value-type="float" table:style-name="ce30" office:value="125.862" office:value-type="float">
            <text:p>125.862</text:p>
          </table:table-cell>
          <table:table-cell ns41:value-type="float" table:style-name="ce30" office:value="6.559" office:value-type="float">
            <text:p>6.559</text:p>
          </table:table-cell>
          <table:table-cell ns41:value-type="float" table:style-name="ce30" office:value="452.375" office:value-type="float">
            <text:p>452.375</text:p>
          </table:table-cell>
          <table:table-cell ns41:value-type="float" table:style-name="ce30" office:value="342.645" office:value-type="float">
            <text:p>342.645</text:p>
          </table:table-cell>
          <table:table-cell ns41:value-type="float" table:style-name="ce30" office:value="131.894" office:value-type="float">
            <text:p>131.894</text:p>
          </table:table-cell>
          <table:table-cell ns41:value-type="float" table:style-name="ce30" office:value="16.941" office:value-type="float">
            <text:p>16.941</text:p>
          </table:table-cell>
          <table:table-cell ns41:value-type="float" table:style-name="ce30" office:value="491.485" office:value-type="float">
            <text:p>491.485</text:p>
          </table:table-cell>
          <table:table-cell ns41:value-type="float" table:style-name="ce34" office:value="943.86" office:value-type="float">
            <text:p>943.8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97" office:value-type="float">
            <text:p>1797</text:p>
          </table:table-cell>
          <table:table-cell ns41:value-type="string" table:style-name="ce18" office:value-type="string">
            <text:p>van 52 tot 53 jaren.</text:p>
          </table:table-cell>
          <table:table-cell table:style-name="Default"/>
          <table:table-cell ns41:value-type="float" table:style-name="ce25" office:value="398" office:value-type="float">
            <text:p>398</text:p>
          </table:table-cell>
          <table:table-cell ns41:value-type="float" table:style-name="ce30" office:value="3.729" office:value-type="float">
            <text:p>3.729</text:p>
          </table:table-cell>
          <table:table-cell ns41:value-type="float" table:style-name="ce30" office:value="467" office:value-type="float">
            <text:p>467</text:p>
          </table:table-cell>
          <table:table-cell ns41:value-type="string" table:style-name="ce30" office:value-type="string">
            <text:p>4,595/A</text:p>
          </table:table-cell>
          <table:table-cell ns41:value-type="float" table:style-name="ce30" office:value="1.017" office:value-type="float">
            <text:p>1.017</text:p>
          </table:table-cell>
          <table:table-cell ns41:value-type="float" table:style-name="ce30" office:value="3.471" office:value-type="float">
            <text:p>3.471</text:p>
          </table:table-cell>
          <table:table-cell ns41:value-type="float" table:style-name="ce30" office:value="1.354" office:value-type="float">
            <text:p>1.354</text:p>
          </table:table-cell>
          <table:table-cell ns41:value-type="float" table:style-name="ce30" office:value="5.842" office:value-type="float">
            <text:p>5.842</text:p>
          </table:table-cell>
          <table:table-cell ns41:value-type="float" table:style-name="ce34" office:value="10.437" office:value-type="float">
            <text:p>10.4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96" office:value-type="float">
            <text:p>1796</text:p>
          </table:table-cell>
          <table:table-cell ns41:value-type="string" table:style-name="ce18" office:value-type="string">
            <text:p>van 53 tot 54 jaren.</text:p>
          </table:table-cell>
          <table:table-cell table:style-name="Default"/>
          <table:table-cell ns41:value-type="float" table:style-name="ce25" office:value="382" office:value-type="float">
            <text:p>382</text:p>
          </table:table-cell>
          <table:table-cell ns41:value-type="float" table:style-name="ce30" office:value="3.35" office:value-type="float">
            <text:p>3.35</text:p>
          </table:table-cell>
          <table:table-cell ns41:value-type="float" table:style-name="ce30" office:value="425" office:value-type="float">
            <text:p>425</text:p>
          </table:table-cell>
          <table:table-cell ns41:value-type="float" table:style-name="ce30" office:value="4.157" office:value-type="float">
            <text:p>4.157</text:p>
          </table:table-cell>
          <table:table-cell ns41:value-type="float" table:style-name="ce30" office:value="898" office:value-type="float">
            <text:p>898</text:p>
          </table:table-cell>
          <table:table-cell ns41:value-type="float" table:style-name="ce30" office:value="3.123" office:value-type="float">
            <text:p>3.123</text:p>
          </table:table-cell>
          <table:table-cell ns41:value-type="float" table:style-name="ce30" office:value="1.3" office:value-type="float">
            <text:p>1.3</text:p>
          </table:table-cell>
          <table:table-cell ns41:value-type="float" table:style-name="ce30" office:value="5.321" office:value-type="float">
            <text:p>5.321</text:p>
          </table:table-cell>
          <table:table-cell ns41:value-type="float" table:style-name="ce34" office:value="9.478" office:value-type="float">
            <text:p>9.47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95" office:value-type="float">
            <text:p>1795</text:p>
          </table:table-cell>
          <table:table-cell ns41:value-type="string" table:style-name="ce18" office:value-type="string">
            <text:p>van 54 tot 55 jaren.</text:p>
          </table:table-cell>
          <table:table-cell table:style-name="Default"/>
          <table:table-cell ns41:value-type="float" table:style-name="ce25" office:value="353" office:value-type="float">
            <text:p>353</text:p>
          </table:table-cell>
          <table:table-cell ns41:value-type="float" table:style-name="ce30" office:value="3.096" office:value-type="float">
            <text:p>3.096</text:p>
          </table:table-cell>
          <table:table-cell ns41:value-type="float" table:style-name="ce30" office:value="433" office:value-type="float">
            <text:p>433</text:p>
          </table:table-cell>
          <table:table-cell ns41:value-type="string" table:style-name="ce30" office:value-type="string">
            <text:p>3,883/A</text:p>
          </table:table-cell>
          <table:table-cell ns41:value-type="float" table:style-name="ce30" office:value="995" office:value-type="float">
            <text:p>995</text:p>
          </table:table-cell>
          <table:table-cell ns41:value-type="float" table:style-name="ce30" office:value="2.947" office:value-type="float">
            <text:p>2.947</text:p>
          </table:table-cell>
          <table:table-cell ns41:value-type="float" table:style-name="ce30" office:value="1.45" office:value-type="float">
            <text:p>1.45</text:p>
          </table:table-cell>
          <table:table-cell ns41:value-type="float" table:style-name="ce30" office:value="5.392" office:value-type="float">
            <text:p>5.392</text:p>
          </table:table-cell>
          <table:table-cell ns41:value-type="float" table:style-name="ce34" office:value="9.275" office:value-type="float">
            <text:p>9.2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94" office:value-type="float">
            <text:p>1794</text:p>
          </table:table-cell>
          <table:table-cell ns41:value-type="string" table:style-name="ce18" office:value-type="string">
            <text:p>van 55 tot 56 jaren.</text:p>
          </table:table-cell>
          <table:table-cell table:style-name="Default"/>
          <table:table-cell ns41:value-type="float" table:style-name="ce25" office:value="359" office:value-type="float">
            <text:p>359</text:p>
          </table:table-cell>
          <table:table-cell ns41:value-type="float" table:style-name="ce30" office:value="2.933" office:value-type="float">
            <text:p>2.933</text:p>
          </table:table-cell>
          <table:table-cell ns41:value-type="float" table:style-name="ce30" office:value="459" office:value-type="float">
            <text:p>459</text:p>
          </table:table-cell>
          <table:table-cell ns41:value-type="float" table:style-name="ce30" office:value="3.751" office:value-type="float">
            <text:p>3.751</text:p>
          </table:table-cell>
          <table:table-cell ns41:value-type="float" table:style-name="ce30" office:value="884" office:value-type="float">
            <text:p>884</text:p>
          </table:table-cell>
          <table:table-cell ns41:value-type="float" table:style-name="ce30" office:value="2.71" office:value-type="float">
            <text:p>2.71</text:p>
          </table:table-cell>
          <table:table-cell ns41:value-type="float" table:style-name="ce30" office:value="1.343" office:value-type="float">
            <text:p>1.343</text:p>
          </table:table-cell>
          <table:table-cell ns41:value-type="float" table:style-name="ce30" office:value="4.937" office:value-type="float">
            <text:p>4.937</text:p>
          </table:table-cell>
          <table:table-cell ns41:value-type="float" table:style-name="ce34" office:value="8.688" office:value-type="float">
            <text:p>8.68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93" office:value-type="float">
            <text:p>1793</text:p>
          </table:table-cell>
          <table:table-cell ns41:value-type="string" table:style-name="ce18" office:value-type="string">
            <text:p>van 56 tot 57 jaren.</text:p>
          </table:table-cell>
          <table:table-cell table:style-name="Default"/>
          <table:table-cell ns41:value-type="float" table:style-name="ce25" office:value="305" office:value-type="float">
            <text:p>305</text:p>
          </table:table-cell>
          <table:table-cell ns41:value-type="float" table:style-name="ce30" office:value="2.846" office:value-type="float">
            <text:p>2.846</text:p>
          </table:table-cell>
          <table:table-cell ns41:value-type="float" table:style-name="ce30" office:value="437" office:value-type="float">
            <text:p>437</text:p>
          </table:table-cell>
          <table:table-cell ns41:value-type="float" table:style-name="ce30" office:value="3.588" office:value-type="float">
            <text:p>3.588</text:p>
          </table:table-cell>
          <table:table-cell ns41:value-type="float" table:style-name="ce30" office:value="826" office:value-type="float">
            <text:p>826</text:p>
          </table:table-cell>
          <table:table-cell ns41:value-type="float" table:style-name="ce30" office:value="2.581" office:value-type="float">
            <text:p>2.581</text:p>
          </table:table-cell>
          <table:table-cell ns41:value-type="float" table:style-name="ce30" office:value="1.457" office:value-type="float">
            <text:p>1.457</text:p>
          </table:table-cell>
          <table:table-cell ns41:value-type="float" table:style-name="ce30" office:value="4.864" office:value-type="float">
            <text:p>4.864</text:p>
          </table:table-cell>
          <table:table-cell ns41:value-type="float" table:style-name="ce34" office:value="8.452" office:value-type="float">
            <text:p>8.45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92" office:value-type="float">
            <text:p>1792</text:p>
          </table:table-cell>
          <table:table-cell ns41:value-type="string" table:style-name="ce18" office:value-type="string">
            <text:p>van 57 tot 58 jaren.</text:p>
          </table:table-cell>
          <table:table-cell table:style-name="Default"/>
          <table:table-cell ns41:value-type="float" table:style-name="ce25" office:value="316" office:value-type="float">
            <text:p>316</text:p>
          </table:table-cell>
          <table:table-cell ns41:value-type="float" table:style-name="ce30" office:value="2.793" office:value-type="float">
            <text:p>2.793</text:p>
          </table:table-cell>
          <table:table-cell ns41:value-type="float" table:style-name="ce30" office:value="470" office:value-type="float">
            <text:p>470</text:p>
          </table:table-cell>
          <table:table-cell ns41:value-type="float" table:style-name="ce30" office:value="3.579" office:value-type="float">
            <text:p>3.579</text:p>
          </table:table-cell>
          <table:table-cell ns41:value-type="float" table:style-name="ce30" office:value="836" office:value-type="float">
            <text:p>836</text:p>
          </table:table-cell>
          <table:table-cell ns41:value-type="float" table:style-name="ce30" office:value="2.572" office:value-type="float">
            <text:p>2.572</text:p>
          </table:table-cell>
          <table:table-cell ns41:value-type="float" table:style-name="ce30" office:value="1.466" office:value-type="float">
            <text:p>1.466</text:p>
          </table:table-cell>
          <table:table-cell ns41:value-type="float" table:style-name="ce30" office:value="4.874" office:value-type="float">
            <text:p>4.874</text:p>
          </table:table-cell>
          <table:table-cell ns41:value-type="float" table:style-name="ce34" office:value="8.453" office:value-type="float">
            <text:p>8.45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91" office:value-type="float">
            <text:p>1791</text:p>
          </table:table-cell>
          <table:table-cell ns41:value-type="string" table:style-name="ce18" office:value-type="string">
            <text:p>van 58 tot 59 jaren.</text:p>
          </table:table-cell>
          <table:table-cell table:style-name="Default"/>
          <table:table-cell ns41:value-type="float" table:style-name="ce25" office:value="259" office:value-type="float">
            <text:p>259</text:p>
          </table:table-cell>
          <table:table-cell ns41:value-type="float" table:style-name="ce30" office:value="2.529" office:value-type="float">
            <text:p>2.529</text:p>
          </table:table-cell>
          <table:table-cell ns41:value-type="float" table:style-name="ce30" office:value="467" office:value-type="float">
            <text:p>467</text:p>
          </table:table-cell>
          <table:table-cell ns41:value-type="string" table:style-name="ce30" office:value-type="string">
            <text:p>3,256/A</text:p>
          </table:table-cell>
          <table:table-cell ns41:value-type="float" table:style-name="ce30" office:value="799" office:value-type="float">
            <text:p>799</text:p>
          </table:table-cell>
          <table:table-cell ns41:value-type="float" table:style-name="ce30" office:value="2.294" office:value-type="float">
            <text:p>2.294</text:p>
          </table:table-cell>
          <table:table-cell ns41:value-type="float" table:style-name="ce30" office:value="1.369" office:value-type="float">
            <text:p>1.369</text:p>
          </table:table-cell>
          <table:table-cell ns41:value-type="float" table:style-name="ce30" office:value="4.462" office:value-type="float">
            <text:p>4.462</text:p>
          </table:table-cell>
          <table:table-cell ns41:value-type="float" table:style-name="ce34" office:value="7.718" office:value-type="float">
            <text:p>7.7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90" office:value-type="float">
            <text:p>1790</text:p>
          </table:table-cell>
          <table:table-cell ns41:value-type="string" table:style-name="ce18" office:value-type="string">
            <text:p>van 59 tot 60 jaren.</text:p>
          </table:table-cell>
          <table:table-cell table:style-name="Default"/>
          <table:table-cell ns41:value-type="float" table:style-name="ce25" office:value="266" office:value-type="float">
            <text:p>266</text:p>
          </table:table-cell>
          <table:table-cell ns41:value-type="float" table:style-name="ce30" office:value="2.207" office:value-type="float">
            <text:p>2.207</text:p>
          </table:table-cell>
          <table:table-cell ns41:value-type="float" table:style-name="ce30" office:value="472" office:value-type="float">
            <text:p>472</text:p>
          </table:table-cell>
          <table:table-cell ns41:value-type="float" table:style-name="ce30" office:value="2.945" office:value-type="float">
            <text:p>2.945</text:p>
          </table:table-cell>
          <table:table-cell ns41:value-type="float" table:style-name="ce30" office:value="844" office:value-type="float">
            <text:p>844</text:p>
          </table:table-cell>
          <table:table-cell ns41:value-type="float" table:style-name="ce30" office:value="2.143" office:value-type="float">
            <text:p>2.143</text:p>
          </table:table-cell>
          <table:table-cell ns41:value-type="float" table:style-name="ce30" office:value="1.59" office:value-type="float">
            <text:p>1.59</text:p>
          </table:table-cell>
          <table:table-cell ns41:value-type="float" table:style-name="ce30" office:value="4.577" office:value-type="float">
            <text:p>4.577</text:p>
          </table:table-cell>
          <table:table-cell ns41:value-type="float" table:style-name="ce34" office:value="7.522" office:value-type="float">
            <text:p>7.52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89" office:value-type="float">
            <text:p>1789</text:p>
          </table:table-cell>
          <table:table-cell ns41:value-type="string" table:style-name="ce18" office:value-type="string">
            <text:p>van 60 tot 61 jaren.</text:p>
          </table:table-cell>
          <table:table-cell table:style-name="Default"/>
          <table:table-cell ns41:value-type="float" table:style-name="ce25" office:value="249" office:value-type="float">
            <text:p>249</text:p>
          </table:table-cell>
          <table:table-cell ns41:value-type="float" table:style-name="ce30" office:value="2.079" office:value-type="float">
            <text:p>2.079</text:p>
          </table:table-cell>
          <table:table-cell ns41:value-type="float" table:style-name="ce30" office:value="443" office:value-type="float">
            <text:p>443</text:p>
          </table:table-cell>
          <table:table-cell ns41:value-type="float" table:style-name="ce30" office:value="2.771" office:value-type="float">
            <text:p>2.771</text:p>
          </table:table-cell>
          <table:table-cell ns41:value-type="float" table:style-name="ce30" office:value="873" office:value-type="float">
            <text:p>873</text:p>
          </table:table-cell>
          <table:table-cell ns41:value-type="float" table:style-name="ce30" office:value="1.997" office:value-type="float">
            <text:p>1.997</text:p>
          </table:table-cell>
          <table:table-cell ns41:value-type="float" table:style-name="ce30" office:value="1.7" office:value-type="float">
            <text:p>1.7</text:p>
          </table:table-cell>
          <table:table-cell ns41:value-type="string" table:style-name="ce30" office:value-type="string">
            <text:p>4,571/E</text:p>
          </table:table-cell>
          <table:table-cell ns41:value-type="float" table:style-name="ce34" office:value="7.342" office:value-type="float">
            <text:p>7.34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88" office:value-type="float">
            <text:p>1788</text:p>
          </table:table-cell>
          <table:table-cell ns41:value-type="string" table:style-name="ce18" office:value-type="string">
            <text:p>van 61 tot 62 jaren.</text:p>
          </table:table-cell>
          <table:table-cell table:style-name="Default"/>
          <table:table-cell ns41:value-type="float" table:style-name="ce25" office:value="212" office:value-type="float">
            <text:p>212</text:p>
          </table:table-cell>
          <table:table-cell ns41:value-type="float" table:style-name="ce30" office:value="1.907" office:value-type="float">
            <text:p>1.907</text:p>
          </table:table-cell>
          <table:table-cell ns41:value-type="float" table:style-name="ce30" office:value="493" office:value-type="float">
            <text:p>493</text:p>
          </table:table-cell>
          <table:table-cell ns41:value-type="float" table:style-name="ce30" office:value="2.612" office:value-type="float">
            <text:p>2.612</text:p>
          </table:table-cell>
          <table:table-cell ns41:value-type="float" table:style-name="ce30" office:value="691" office:value-type="float">
            <text:p>691</text:p>
          </table:table-cell>
          <table:table-cell ns41:value-type="float" table:style-name="ce30" office:value="1.761" office:value-type="float">
            <text:p>1.761</text:p>
          </table:table-cell>
          <table:table-cell ns41:value-type="float" table:style-name="ce30" office:value="1.497" office:value-type="float">
            <text:p>1.497</text:p>
          </table:table-cell>
          <table:table-cell ns41:value-type="float" table:style-name="ce30" office:value="3.949" office:value-type="float">
            <text:p>3.949</text:p>
          </table:table-cell>
          <table:table-cell ns41:value-type="float" table:style-name="ce34" office:value="6.561" office:value-type="float">
            <text:p>6.56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87" office:value-type="float">
            <text:p>1787</text:p>
          </table:table-cell>
          <table:table-cell ns41:value-type="string" table:style-name="ce18" office:value-type="string">
            <text:p>van 62 tot 63 jaren.</text:p>
          </table:table-cell>
          <table:table-cell table:style-name="Default"/>
          <table:table-cell ns41:value-type="float" table:style-name="ce25" office:value="226" office:value-type="float">
            <text:p>226</text:p>
          </table:table-cell>
          <table:table-cell ns41:value-type="float" table:style-name="ce30" office:value="2.061" office:value-type="float">
            <text:p>2.061</text:p>
          </table:table-cell>
          <table:table-cell ns41:value-type="float" table:style-name="ce30" office:value="586" office:value-type="float">
            <text:p>586</text:p>
          </table:table-cell>
          <table:table-cell ns41:value-type="float" table:style-name="ce30" office:value="2.873" office:value-type="float">
            <text:p>2.873</text:p>
          </table:table-cell>
          <table:table-cell ns41:value-type="float" table:style-name="ce30" office:value="774" office:value-type="float">
            <text:p>774</text:p>
          </table:table-cell>
          <table:table-cell ns41:value-type="float" table:style-name="ce30" office:value="1.739" office:value-type="float">
            <text:p>1.739</text:p>
          </table:table-cell>
          <table:table-cell ns41:value-type="float" table:style-name="ce30" office:value="1.735" office:value-type="float">
            <text:p>1.735</text:p>
          </table:table-cell>
          <table:table-cell ns41:value-type="float" table:style-name="ce30" office:value="4.248" office:value-type="float">
            <text:p>4.248</text:p>
          </table:table-cell>
          <table:table-cell ns41:value-type="float" table:style-name="ce34" office:value="7.121" office:value-type="float">
            <text:p>7.12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86" office:value-type="float">
            <text:p>1786</text:p>
          </table:table-cell>
          <table:table-cell ns41:value-type="string" table:style-name="ce18" office:value-type="string">
            <text:p>van 63 tot 64 jaren.</text:p>
          </table:table-cell>
          <table:table-cell table:style-name="Default"/>
          <table:table-cell ns41:value-type="float" table:style-name="ce25" office:value="188" office:value-type="float">
            <text:p>188</text:p>
          </table:table-cell>
          <table:table-cell ns41:value-type="float" table:style-name="ce30" office:value="1.734" office:value-type="float">
            <text:p>1.734</text:p>
          </table:table-cell>
          <table:table-cell ns41:value-type="float" table:style-name="ce30" office:value="494" office:value-type="float">
            <text:p>494</text:p>
          </table:table-cell>
          <table:table-cell ns41:value-type="float" table:style-name="ce30" office:value="2.416" office:value-type="float">
            <text:p>2.416</text:p>
          </table:table-cell>
          <table:table-cell ns41:value-type="float" table:style-name="ce30" office:value="663" office:value-type="float">
            <text:p>663</text:p>
          </table:table-cell>
          <table:table-cell ns41:value-type="float" table:style-name="ce30" office:value="1.432" office:value-type="float">
            <text:p>1.432</text:p>
          </table:table-cell>
          <table:table-cell ns41:value-type="float" table:style-name="ce30" office:value="1.611" office:value-type="float">
            <text:p>1.611</text:p>
          </table:table-cell>
          <table:table-cell ns41:value-type="float" table:style-name="ce30" office:value="3.706" office:value-type="float">
            <text:p>3.706</text:p>
          </table:table-cell>
          <table:table-cell ns41:value-type="float" table:style-name="ce34" office:value="6.122" office:value-type="float">
            <text:p>6.12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85" office:value-type="float">
            <text:p>1785</text:p>
          </table:table-cell>
          <table:table-cell ns41:value-type="string" table:style-name="ce18" office:value-type="string">
            <text:p>van 64 tot 65 jaren.</text:p>
          </table:table-cell>
          <table:table-cell table:style-name="Default"/>
          <table:table-cell ns41:value-type="float" table:style-name="ce25" office:value="180" office:value-type="float">
            <text:p>180</text:p>
          </table:table-cell>
          <table:table-cell ns41:value-type="float" table:style-name="ce30" office:value="1.545" office:value-type="float">
            <text:p>1.545</text:p>
          </table:table-cell>
          <table:table-cell ns41:value-type="float" table:style-name="ce30" office:value="547" office:value-type="float">
            <text:p>547</text:p>
          </table:table-cell>
          <table:table-cell ns41:value-type="float" table:style-name="ce30" office:value="2.272" office:value-type="float">
            <text:p>2.272</text:p>
          </table:table-cell>
          <table:table-cell ns41:value-type="float" table:style-name="ce30" office:value="613" office:value-type="float">
            <text:p>613</text:p>
          </table:table-cell>
          <table:table-cell ns41:value-type="float" table:style-name="ce30" office:value="1.297" office:value-type="float">
            <text:p>1.297</text:p>
          </table:table-cell>
          <table:table-cell ns41:value-type="float" table:style-name="ce30" office:value="1.602" office:value-type="float">
            <text:p>1.602</text:p>
          </table:table-cell>
          <table:table-cell ns41:value-type="float" table:style-name="ce30" office:value="3.512" office:value-type="float">
            <text:p>3.512</text:p>
          </table:table-cell>
          <table:table-cell ns41:value-type="float" table:style-name="ce34" office:value="5.784" office:value-type="float">
            <text:p>5.78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84" office:value-type="float">
            <text:p>1784</text:p>
          </table:table-cell>
          <table:table-cell ns41:value-type="string" table:style-name="ce18" office:value-type="string">
            <text:p>van 65 tot 66 jaren.</text:p>
          </table:table-cell>
          <table:table-cell table:style-name="Default"/>
          <table:table-cell ns41:value-type="float" table:style-name="ce25" office:value="168" office:value-type="float">
            <text:p>168</text:p>
          </table:table-cell>
          <table:table-cell ns41:value-type="float" table:style-name="ce30" office:value="1.398" office:value-type="float">
            <text:p>1.398</text:p>
          </table:table-cell>
          <table:table-cell ns41:value-type="float" table:style-name="ce30" office:value="475" office:value-type="float">
            <text:p>475</text:p>
          </table:table-cell>
          <table:table-cell ns41:value-type="float" table:style-name="ce30" office:value="2.041" office:value-type="float">
            <text:p>2.041</text:p>
          </table:table-cell>
          <table:table-cell ns41:value-type="float" table:style-name="ce30" office:value="617" office:value-type="float">
            <text:p>617</text:p>
          </table:table-cell>
          <table:table-cell ns41:value-type="float" table:style-name="ce30" office:value="1.152" office:value-type="float">
            <text:p>1.152</text:p>
          </table:table-cell>
          <table:table-cell ns41:value-type="float" table:style-name="ce30" office:value="1.472" office:value-type="float">
            <text:p>1.472</text:p>
          </table:table-cell>
          <table:table-cell ns41:value-type="float" table:style-name="ce30" office:value="3.241" office:value-type="float">
            <text:p>3.241</text:p>
          </table:table-cell>
          <table:table-cell ns41:value-type="float" table:style-name="ce34" office:value="5.282" office:value-type="float">
            <text:p>5.2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83" office:value-type="float">
            <text:p>1783</text:p>
          </table:table-cell>
          <table:table-cell ns41:value-type="string" table:style-name="ce18" office:value-type="string">
            <text:p>van 66 tot 67 jaren.</text:p>
          </table:table-cell>
          <table:table-cell table:style-name="Default"/>
          <table:table-cell ns41:value-type="float" table:style-name="ce25" office:value="143" office:value-type="float">
            <text:p>143</text:p>
          </table:table-cell>
          <table:table-cell ns41:value-type="float" table:style-name="ce30" office:value="1.268" office:value-type="float">
            <text:p>1.268</text:p>
          </table:table-cell>
          <table:table-cell ns41:value-type="float" table:style-name="ce30" office:value="468" office:value-type="float">
            <text:p>468</text:p>
          </table:table-cell>
          <table:table-cell ns41:value-type="float" table:style-name="ce30" office:value="1.879" office:value-type="float">
            <text:p>1.879</text:p>
          </table:table-cell>
          <table:table-cell ns41:value-type="float" table:style-name="ce30" office:value="528" office:value-type="float">
            <text:p>528</text:p>
          </table:table-cell>
          <table:table-cell ns41:value-type="float" table:style-name="ce30" office:value="986" office:value-type="float">
            <text:p>986</text:p>
          </table:table-cell>
          <table:table-cell ns41:value-type="float" table:style-name="ce30" office:value="1.35" office:value-type="float">
            <text:p>1.35</text:p>
          </table:table-cell>
          <table:table-cell ns41:value-type="float" table:style-name="ce30" office:value="2.864" office:value-type="float">
            <text:p>2.864</text:p>
          </table:table-cell>
          <table:table-cell ns41:value-type="float" table:style-name="ce34" office:value="4.743" office:value-type="float">
            <text:p>4.74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82" office:value-type="float">
            <text:p>1782</text:p>
          </table:table-cell>
          <table:table-cell ns41:value-type="string" table:style-name="ce18" office:value-type="string">
            <text:p>van 67 tot 68 jaren.</text:p>
          </table:table-cell>
          <table:table-cell table:style-name="Default"/>
          <table:table-cell ns41:value-type="float" table:style-name="ce25" office:value="123" office:value-type="float">
            <text:p>123</text:p>
          </table:table-cell>
          <table:table-cell ns41:value-type="float" table:style-name="ce30" office:value="1.03" office:value-type="float">
            <text:p>1.03</text:p>
          </table:table-cell>
          <table:table-cell ns41:value-type="float" table:style-name="ce30" office:value="423" office:value-type="float">
            <text:p>423</text:p>
          </table:table-cell>
          <table:table-cell ns41:value-type="float" table:style-name="ce30" office:value="1.576" office:value-type="float">
            <text:p>1.576</text:p>
          </table:table-cell>
          <table:table-cell ns41:value-type="float" table:style-name="ce30" office:value="417" office:value-type="float">
            <text:p>417</text:p>
          </table:table-cell>
          <table:table-cell ns41:value-type="float" table:style-name="ce30" office:value="877" office:value-type="float">
            <text:p>877</text:p>
          </table:table-cell>
          <table:table-cell ns41:value-type="float" table:style-name="ce30" office:value="1.244" office:value-type="float">
            <text:p>1.244</text:p>
          </table:table-cell>
          <table:table-cell ns41:value-type="float" table:style-name="ce30" office:value="2.538" office:value-type="float">
            <text:p>2.538</text:p>
          </table:table-cell>
          <table:table-cell ns41:value-type="float" table:style-name="ce34" office:value="4.114" office:value-type="float">
            <text:p>4.11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81" office:value-type="float">
            <text:p>1781</text:p>
          </table:table-cell>
          <table:table-cell ns41:value-type="string" table:style-name="ce18" office:value-type="string">
            <text:p>van 68 tot 69 jaren.</text:p>
          </table:table-cell>
          <table:table-cell table:style-name="Default"/>
          <table:table-cell ns41:value-type="float" table:style-name="ce25" office:value="116" office:value-type="float">
            <text:p>116</text:p>
          </table:table-cell>
          <table:table-cell ns41:value-type="float" table:style-name="ce30" office:value="925" office:value-type="float">
            <text:p>925</text:p>
          </table:table-cell>
          <table:table-cell ns41:value-type="float" table:style-name="ce30" office:value="370" office:value-type="float">
            <text:p>370</text:p>
          </table:table-cell>
          <table:table-cell ns41:value-type="float" table:style-name="ce30" office:value="1.411" office:value-type="float">
            <text:p>1.411</text:p>
          </table:table-cell>
          <table:table-cell ns41:value-type="float" table:style-name="ce30" office:value="378" office:value-type="float">
            <text:p>378</text:p>
          </table:table-cell>
          <table:table-cell ns41:value-type="float" table:style-name="ce30" office:value="692" office:value-type="float">
            <text:p>692</text:p>
          </table:table-cell>
          <table:table-cell ns41:value-type="float" table:style-name="ce30" office:value="1.175" office:value-type="float">
            <text:p>1.175</text:p>
          </table:table-cell>
          <table:table-cell ns41:value-type="float" table:style-name="ce30" office:value="2.245" office:value-type="float">
            <text:p>2.245</text:p>
          </table:table-cell>
          <table:table-cell ns41:value-type="float" table:style-name="ce34" office:value="3.656" office:value-type="float">
            <text:p>3.65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80" office:value-type="float">
            <text:p>1780</text:p>
          </table:table-cell>
          <table:table-cell ns41:value-type="string" table:style-name="ce18" office:value-type="string">
            <text:p>van 69 tot 70 jaren.</text:p>
          </table:table-cell>
          <table:table-cell table:style-name="Default"/>
          <table:table-cell ns41:value-type="float" table:style-name="ce25" office:value="123" office:value-type="float">
            <text:p>123</text:p>
          </table:table-cell>
          <table:table-cell ns41:value-type="float" table:style-name="ce30" office:value="960" office:value-type="float">
            <text:p>960</text:p>
          </table:table-cell>
          <table:table-cell ns41:value-type="float" table:style-name="ce30" office:value="493" office:value-type="float">
            <text:p>493</text:p>
          </table:table-cell>
          <table:table-cell ns41:value-type="float" table:style-name="ce30" office:value="1.576" office:value-type="float">
            <text:p>1.576</text:p>
          </table:table-cell>
          <table:table-cell ns41:value-type="float" table:style-name="ce30" office:value="439" office:value-type="float">
            <text:p>439</text:p>
          </table:table-cell>
          <table:table-cell ns41:value-type="float" table:style-name="ce30" office:value="725" office:value-type="float">
            <text:p>725</text:p>
          </table:table-cell>
          <table:table-cell ns41:value-type="float" table:style-name="ce30" office:value="1.421" office:value-type="float">
            <text:p>1.421</text:p>
          </table:table-cell>
          <table:table-cell ns41:value-type="float" table:style-name="ce30" office:value="2.585" office:value-type="float">
            <text:p>2.585</text:p>
          </table:table-cell>
          <table:table-cell ns41:value-type="float" table:style-name="ce34" office:value="4.161" office:value-type="float">
            <text:p>4.16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79" office:value-type="float">
            <text:p>1779</text:p>
          </table:table-cell>
          <table:table-cell ns41:value-type="string" table:style-name="ce18" office:value-type="string">
            <text:p>van 70 tot 71 jaren.</text:p>
          </table:table-cell>
          <table:table-cell table:style-name="Default"/>
          <table:table-cell ns41:value-type="float" table:style-name="ce25" office:value="105" office:value-type="float">
            <text:p>105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465" office:value-type="float">
            <text:p>465</text:p>
          </table:table-cell>
          <table:table-cell ns41:value-type="float" table:style-name="ce30" office:value="1.394" office:value-type="float">
            <text:p>1.394</text:p>
          </table:table-cell>
          <table:table-cell ns41:value-type="float" table:style-name="ce30" office:value="419" office:value-type="float">
            <text:p>419</text:p>
          </table:table-cell>
          <table:table-cell ns41:value-type="float" table:style-name="ce30" office:value="596" office:value-type="float">
            <text:p>596</text:p>
          </table:table-cell>
          <table:table-cell ns41:value-type="float" table:style-name="ce30" office:value="1.366" office:value-type="float">
            <text:p>1.366</text:p>
          </table:table-cell>
          <table:table-cell ns41:value-type="float" table:style-name="ce30" office:value="2.381" office:value-type="float">
            <text:p>2.381</text:p>
          </table:table-cell>
          <table:table-cell ns41:value-type="float" table:style-name="ce34" office:value="3.775" office:value-type="float">
            <text:p>3.7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78" office:value-type="float">
            <text:p>1778</text:p>
          </table:table-cell>
          <table:table-cell ns41:value-type="string" table:style-name="ce18" office:value-type="string">
            <text:p>van 71 tot 72 jaren.</text:p>
          </table:table-cell>
          <table:table-cell table:style-name="Default"/>
          <table:table-cell ns41:value-type="float" table:style-name="ce25" office:value="109" office:value-type="float">
            <text:p>109</text:p>
          </table:table-cell>
          <table:table-cell ns41:value-type="float" table:style-name="ce30" office:value="610" office:value-type="float">
            <text:p>610</text:p>
          </table:table-cell>
          <table:table-cell ns41:value-type="float" table:style-name="ce30" office:value="413" office:value-type="float">
            <text:p>413</text:p>
          </table:table-cell>
          <table:table-cell ns41:value-type="float" table:style-name="ce30" office:value="1.132" office:value-type="float">
            <text:p>1.132</text:p>
          </table:table-cell>
          <table:table-cell ns41:value-type="float" table:style-name="ce30" office:value="308" office:value-type="float">
            <text:p>308</text:p>
          </table:table-cell>
          <table:table-cell ns41:value-type="float" table:style-name="ce30" office:value="443" office:value-type="float">
            <text:p>443</text:p>
          </table:table-cell>
          <table:table-cell ns41:value-type="float" table:style-name="ce30" office:value="1.006" office:value-type="float">
            <text:p>1.006</text:p>
          </table:table-cell>
          <table:table-cell ns41:value-type="float" table:style-name="ce30" office:value="1.757" office:value-type="float">
            <text:p>1.757</text:p>
          </table:table-cell>
          <table:table-cell ns41:value-type="float" table:style-name="ce34" office:value="2.889" office:value-type="float">
            <text:p>2.88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77" office:value-type="float">
            <text:p>1777</text:p>
          </table:table-cell>
          <table:table-cell ns41:value-type="string" table:style-name="ce18" office:value-type="string">
            <text:p>van 72 tot 73 jaren.</text:p>
          </table:table-cell>
          <table:table-cell table:style-name="Default"/>
          <table:table-cell ns41:value-type="float" table:style-name="ce25" office:value="94" office:value-type="float">
            <text:p>94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489" office:value-type="float">
            <text:p>489</text:p>
          </table:table-cell>
          <table:table-cell ns41:value-type="float" table:style-name="ce30" office:value="1.218" office:value-type="float">
            <text:p>1.218</text:p>
          </table:table-cell>
          <table:table-cell ns41:value-type="float" table:style-name="ce30" office:value="321" office:value-type="float">
            <text:p>321</text:p>
          </table:table-cell>
          <table:table-cell ns41:value-type="float" table:style-name="ce30" office:value="474" office:value-type="float">
            <text:p>474</text:p>
          </table:table-cell>
          <table:table-cell ns41:value-type="float" table:style-name="ce30" office:value="1.212" office:value-type="float">
            <text:p>1.212</text:p>
          </table:table-cell>
          <table:table-cell ns41:value-type="float" table:style-name="ce30" office:value="2.007" office:value-type="float">
            <text:p>2.007</text:p>
          </table:table-cell>
          <table:table-cell ns41:value-type="float" table:style-name="ce34" office:value="3.225" office:value-type="float">
            <text:p>3.22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76" office:value-type="float">
            <text:p>1776</text:p>
          </table:table-cell>
          <table:table-cell ns41:value-type="string" table:style-name="ce18" office:value-type="string">
            <text:p>van 73 tot 74 jaren.</text:p>
          </table:table-cell>
          <table:table-cell table:style-name="Default"/>
          <table:table-cell ns41:value-type="float" table:style-name="ce25" office:value="80" office:value-type="float">
            <text:p>80</text:p>
          </table:table-cell>
          <table:table-cell ns41:value-type="float" table:style-name="ce30" office:value="502" office:value-type="float">
            <text:p>502</text:p>
          </table:table-cell>
          <table:table-cell ns41:value-type="float" table:style-name="ce30" office:value="413" office:value-type="float">
            <text:p>413</text:p>
          </table:table-cell>
          <table:table-cell ns41:value-type="float" table:style-name="ce30" office:value="995" office:value-type="float">
            <text:p>995</text:p>
          </table:table-cell>
          <table:table-cell ns41:value-type="float" table:style-name="ce30" office:value="264" office:value-type="float">
            <text:p>264</text:p>
          </table:table-cell>
          <table:table-cell ns41:value-type="float" table:style-name="ce30" office:value="391" office:value-type="float">
            <text:p>391</text:p>
          </table:table-cell>
          <table:table-cell ns41:value-type="float" table:style-name="ce30" office:value="1.076" office:value-type="float">
            <text:p>1.076</text:p>
          </table:table-cell>
          <table:table-cell ns41:value-type="float" table:style-name="ce30" office:value="1.731" office:value-type="float">
            <text:p>1.731</text:p>
          </table:table-cell>
          <table:table-cell ns41:value-type="float" table:style-name="ce34" office:value="2.726" office:value-type="float">
            <text:p>2.72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75" office:value-type="float">
            <text:p>1775</text:p>
          </table:table-cell>
          <table:table-cell ns41:value-type="string" table:style-name="ce18" office:value-type="string">
            <text:p>van 74 tot 75 jaren.</text:p>
          </table:table-cell>
          <table:table-cell table:style-name="Default"/>
          <table:table-cell ns41:value-type="float" table:style-name="ce25" office:value="89" office:value-type="float">
            <text:p>89</text:p>
          </table:table-cell>
          <table:table-cell ns41:value-type="float" table:style-name="ce30" office:value="459" office:value-type="float">
            <text:p>459</text:p>
          </table:table-cell>
          <table:table-cell ns41:value-type="float" table:style-name="ce30" office:value="378" office:value-type="float">
            <text:p>378</text:p>
          </table:table-cell>
          <table:table-cell ns41:value-type="float" table:style-name="ce30" office:value="926" office:value-type="float">
            <text:p>926</text:p>
          </table:table-cell>
          <table:table-cell ns41:value-type="float" table:style-name="ce30" office:value="289" office:value-type="float">
            <text:p>289</text:p>
          </table:table-cell>
          <table:table-cell ns41:value-type="float" table:style-name="ce30" office:value="312" office:value-type="float">
            <text:p>312</text:p>
          </table:table-cell>
          <table:table-cell ns41:value-type="float" table:style-name="ce30" office:value="1.082" office:value-type="float">
            <text:p>1.082</text:p>
          </table:table-cell>
          <table:table-cell ns41:value-type="float" table:style-name="ce30" office:value="1.683" office:value-type="float">
            <text:p>1.683</text:p>
          </table:table-cell>
          <table:table-cell ns41:value-type="float" table:style-name="ce34" office:value="2.609" office:value-type="float">
            <text:p>2.60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74" office:value-type="float">
            <text:p>1774</text:p>
          </table:table-cell>
          <table:table-cell ns41:value-type="string" table:style-name="ce18" office:value-type="string">
            <text:p>van 75 tot 76 jaren.</text:p>
          </table:table-cell>
          <table:table-cell table:style-name="Default"/>
          <table:table-cell ns41:value-type="float" table:style-name="ce25" office:value="73" office:value-type="float">
            <text:p>73</text:p>
          </table:table-cell>
          <table:table-cell ns41:value-type="float" table:style-name="ce30" office:value="421" office:value-type="float">
            <text:p>421</text:p>
          </table:table-cell>
          <table:table-cell ns41:value-type="float" table:style-name="ce30" office:value="418" office:value-type="float">
            <text:p>418</text:p>
          </table:table-cell>
          <table:table-cell ns41:value-type="float" table:style-name="ce30" office:value="912" office:value-type="float">
            <text:p>912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289" office:value-type="float">
            <text:p>289</text:p>
          </table:table-cell>
          <table:table-cell ns41:value-type="float" table:style-name="ce30" office:value="999" office:value-type="float">
            <text:p>999</text:p>
          </table:table-cell>
          <table:table-cell ns41:value-type="float" table:style-name="ce30" office:value="1.553" office:value-type="float">
            <text:p>1.553</text:p>
          </table:table-cell>
          <table:table-cell ns41:value-type="float" table:style-name="ce34" office:value="2.465" office:value-type="float">
            <text:p>2.4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73" office:value-type="float">
            <text:p>1773</text:p>
          </table:table-cell>
          <table:table-cell ns41:value-type="string" table:style-name="ce18" office:value-type="string">
            <text:p>van 76 tot 77 jaren.</text:p>
          </table:table-cell>
          <table:table-cell table:style-name="Default"/>
          <table:table-cell ns41:value-type="float" table:style-name="ce25" office:value="57" office:value-type="float">
            <text:p>57</text:p>
          </table:table-cell>
          <table:table-cell ns41:value-type="float" table:style-name="ce30" office:value="393" office:value-type="float">
            <text:p>393</text:p>
          </table:table-cell>
          <table:table-cell ns41:value-type="float" table:style-name="ce30" office:value="388" office:value-type="float">
            <text:p>388</text:p>
          </table:table-cell>
          <table:table-cell ns41:value-type="float" table:style-name="ce30" office:value="838" office:value-type="float">
            <text:p>838</text:p>
          </table:table-cell>
          <table:table-cell ns41:value-type="float" table:style-name="ce30" office:value="200" office:value-type="float">
            <text:p>200</text:p>
          </table:table-cell>
          <table:table-cell ns41:value-type="float" table:style-name="ce30" office:value="244" office:value-type="float">
            <text:p>244</text:p>
          </table:table-cell>
          <table:table-cell ns41:value-type="float" table:style-name="ce30" office:value="883" office:value-type="float">
            <text:p>883</text:p>
          </table:table-cell>
          <table:table-cell ns41:value-type="float" table:style-name="ce30" office:value="1.327" office:value-type="float">
            <text:p>1.327</text:p>
          </table:table-cell>
          <table:table-cell ns41:value-type="float" table:style-name="ce34" office:value="2.165" office:value-type="float">
            <text:p>2.1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72" office:value-type="float">
            <text:p>1772</text:p>
          </table:table-cell>
          <table:table-cell ns41:value-type="string" table:style-name="ce18" office:value-type="string">
            <text:p>van 77 tot 78 jaren.</text:p>
          </table:table-cell>
          <table:table-cell table:style-name="Default"/>
          <table:table-cell ns41:value-type="float" table:style-name="ce25" office:value="53" office:value-type="float">
            <text:p>53</text:p>
          </table:table-cell>
          <table:table-cell ns41:value-type="float" table:style-name="ce30" office:value="323" office:value-type="float">
            <text:p>323</text:p>
          </table:table-cell>
          <table:table-cell ns41:value-type="float" table:style-name="ce30" office:value="330" office:value-type="float">
            <text:p>330</text:p>
          </table:table-cell>
          <table:table-cell ns41:value-type="float" table:style-name="ce30" office:value="706" office:value-type="float">
            <text:p>706</text:p>
          </table:table-cell>
          <table:table-cell ns41:value-type="float" table:style-name="ce30" office:value="181" office:value-type="float">
            <text:p>181</text:p>
          </table:table-cell>
          <table:table-cell ns41:value-type="float" table:style-name="ce30" office:value="213" office:value-type="float">
            <text:p>213</text:p>
          </table:table-cell>
          <table:table-cell ns41:value-type="float" table:style-name="ce30" office:value="867" office:value-type="float">
            <text:p>867</text:p>
          </table:table-cell>
          <table:table-cell ns41:value-type="string" table:style-name="ce30" office:value-type="string">
            <text:p>1,262/E</text:p>
          </table:table-cell>
          <table:table-cell ns41:value-type="float" table:style-name="ce34" office:value="1.968" office:value-type="float">
            <text:p>1.96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71" office:value-type="float">
            <text:p>1771</text:p>
          </table:table-cell>
          <table:table-cell ns41:value-type="string" table:style-name="ce18" office:value-type="string">
            <text:p>van 78 tot 79 jaren.</text:p>
          </table:table-cell>
          <table:table-cell table:style-name="Default"/>
          <table:table-cell ns41:value-type="float" table:style-name="ce25" office:value="39" office:value-type="float">
            <text:p>39</text:p>
          </table:table-cell>
          <table:table-cell ns41:value-type="float" table:style-name="ce30" office:value="226" office:value-type="float">
            <text:p>226</text:p>
          </table:table-cell>
          <table:table-cell ns41:value-type="float" table:style-name="ce30" office:value="267" office:value-type="float">
            <text:p>267</text:p>
          </table:table-cell>
          <table:table-cell ns41:value-type="float" table:style-name="ce30" office:value="532" office:value-type="float">
            <text:p>532</text:p>
          </table:table-cell>
          <table:table-cell ns41:value-type="float" table:style-name="ce30" office:value="167" office:value-type="float">
            <text:p>167</text:p>
          </table:table-cell>
          <table:table-cell ns41:value-type="float" table:style-name="ce30" office:value="172" office:value-type="float">
            <text:p>172</text:p>
          </table:table-cell>
          <table:table-cell ns41:value-type="float" table:style-name="ce30" office:value="675" office:value-type="float">
            <text:p>675</text:p>
          </table:table-cell>
          <table:table-cell ns41:value-type="float" table:style-name="ce30" office:value="1.014" office:value-type="float">
            <text:p>1.014</text:p>
          </table:table-cell>
          <table:table-cell ns41:value-type="float" table:style-name="ce34" office:value="1.546" office:value-type="float">
            <text:p>1.54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70" office:value-type="float">
            <text:p>1770</text:p>
          </table:table-cell>
          <table:table-cell ns41:value-type="string" table:style-name="ce18" office:value-type="string">
            <text:p>van 79 tot 80 jaren.</text:p>
          </table:table-cell>
          <table:table-cell table:style-name="Default"/>
          <table:table-cell ns41:value-type="float" table:style-name="ce25" office:value="56" office:value-type="float">
            <text:p>56</text:p>
          </table:table-cell>
          <table:table-cell ns41:value-type="float" table:style-name="ce30" office:value="214" office:value-type="float">
            <text:p>214</text:p>
          </table:table-cell>
          <table:table-cell ns41:value-type="float" table:style-name="ce30" office:value="302" office:value-type="float">
            <text:p>302</text:p>
          </table:table-cell>
          <table:table-cell ns41:value-type="float" table:style-name="ce30" office:value="572" office:value-type="float">
            <text:p>572</text:p>
          </table:table-cell>
          <table:table-cell ns41:value-type="float" table:style-name="ce30" office:value="163" office:value-type="float">
            <text:p>163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740" office:value-type="float">
            <text:p>740</text:p>
          </table:table-cell>
          <table:table-cell ns41:value-type="float" table:style-name="ce30" office:value="1.033" office:value-type="float">
            <text:p>1.033</text:p>
          </table:table-cell>
          <table:table-cell ns41:value-type="float" table:style-name="ce34" office:value="1.605" office:value-type="float">
            <text:p>1.60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69" office:value-type="float">
            <text:p>1769</text:p>
          </table:table-cell>
          <table:table-cell ns41:value-type="string" table:style-name="ce18" office:value-type="string">
            <text:p>van 80 tot 81 jaren.</text:p>
          </table:table-cell>
          <table:table-cell table:style-name="Default"/>
          <table:table-cell ns41:value-type="float" table:style-name="ce25" office:value="34" office:value-type="float">
            <text:p>34</text:p>
          </table:table-cell>
          <table:table-cell ns41:value-type="float" table:style-name="ce30" office:value="190" office:value-type="float">
            <text:p>190</text:p>
          </table:table-cell>
          <table:table-cell ns41:value-type="float" table:style-name="ce30" office:value="252" office:value-type="float">
            <text:p>252</text:p>
          </table:table-cell>
          <table:table-cell ns41:value-type="float" table:style-name="ce30" office:value="476" office:value-type="float">
            <text:p>476</text:p>
          </table:table-cell>
          <table:table-cell ns41:value-type="float" table:style-name="ce30" office:value="147" office:value-type="float">
            <text:p>147</text:p>
          </table:table-cell>
          <table:table-cell ns41:value-type="float" table:style-name="ce30" office:value="111" office:value-type="float">
            <text:p>111</text:p>
          </table:table-cell>
          <table:table-cell ns41:value-type="float" table:style-name="ce30" office:value="673" office:value-type="float">
            <text:p>673</text:p>
          </table:table-cell>
          <table:table-cell ns41:value-type="float" table:style-name="ce30" office:value="931" office:value-type="float">
            <text:p>931</text:p>
          </table:table-cell>
          <table:table-cell ns41:value-type="float" table:style-name="ce34" office:value="1.407" office:value-type="float">
            <text:p>1.4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68" office:value-type="float">
            <text:p>1768</text:p>
          </table:table-cell>
          <table:table-cell ns41:value-type="string" table:style-name="ce18" office:value-type="string">
            <text:p>van 81 tot 82 jaren.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ns41:value-type="float" table:style-name="ce30" office:value="118" office:value-type="float">
            <text:p>118</text:p>
          </table:table-cell>
          <table:table-cell ns41:value-type="float" table:style-name="ce30" office:value="202" office:value-type="float">
            <text:p>202</text:p>
          </table:table-cell>
          <table:table-cell ns41:value-type="float" table:style-name="ce30" office:value="350" office:value-type="float">
            <text:p>350</text:p>
          </table:table-cell>
          <table:table-cell ns41:value-type="float" table:style-name="ce30" office:value="108" office:value-type="float">
            <text:p>108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459" office:value-type="float">
            <text:p>459</text:p>
          </table:table-cell>
          <table:table-cell ns41:value-type="float" table:style-name="ce30" office:value="638" office:value-type="float">
            <text:p>638</text:p>
          </table:table-cell>
          <table:table-cell ns41:value-type="float" table:style-name="ce34" office:value="988" office:value-type="float">
            <text:p>98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67" office:value-type="float">
            <text:p>1767</text:p>
          </table:table-cell>
          <table:table-cell ns41:value-type="string" table:style-name="ce18" office:value-type="string">
            <text:p>van 82 tot 83 jaren.</text:p>
          </table:table-cell>
          <table:table-cell table:style-name="Default"/>
          <table:table-cell ns41:value-type="float" table:style-name="ce25" office:value="18" office:value-type="float">
            <text:p>18</text:p>
          </table:table-cell>
          <table:table-cell ns41:value-type="float" table:style-name="ce30" office:value="100" office:value-type="float">
            <text:p>100</text:p>
          </table:table-cell>
          <table:table-cell ns41:value-type="float" table:style-name="ce30" office:value="172" office:value-type="float">
            <text:p>172</text:p>
          </table:table-cell>
          <table:table-cell ns41:value-type="float" table:style-name="ce30" office:value="290" office:value-type="float">
            <text:p>290</text:p>
          </table:table-cell>
          <table:table-cell ns41:value-type="float" table:style-name="ce30" office:value="81" office:value-type="float">
            <text:p>81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30" office:value="376" office:value-type="float">
            <text:p>376</text:p>
          </table:table-cell>
          <table:table-cell ns41:value-type="float" table:style-name="ce30" office:value="518" office:value-type="float">
            <text:p>518</text:p>
          </table:table-cell>
          <table:table-cell ns41:value-type="float" table:style-name="ce34" office:value="808" office:value-type="float">
            <text:p>80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66" office:value-type="float">
            <text:p>1766</text:p>
          </table:table-cell>
          <table:table-cell ns41:value-type="string" table:style-name="ce18" office:value-type="string">
            <text:p>van 83 tot 84 jaren.</text:p>
          </table:table-cell>
          <table:table-cell table:style-name="Default"/>
          <table:table-cell ns41:value-type="float" table:style-name="ce25" office:value="22" office:value-type="float">
            <text:p>22</text:p>
          </table:table-cell>
          <table:table-cell ns41:value-type="float" table:style-name="ce30" office:value="122" office:value-type="float">
            <text:p>122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287" office:value-type="float">
            <text:p>287</text:p>
          </table:table-cell>
          <table:table-cell ns41:value-type="float" table:style-name="ce30" office:value="90" office:value-type="float">
            <text:p>90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386" office:value-type="float">
            <text:p>386</text:p>
          </table:table-cell>
          <table:table-cell ns41:value-type="float" table:style-name="ce30" office:value="520" office:value-type="float">
            <text:p>520</text:p>
          </table:table-cell>
          <table:table-cell ns41:value-type="float" table:style-name="ce34" office:value="807" office:value-type="float">
            <text:p>8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65" office:value-type="float">
            <text:p>1765</text:p>
          </table:table-cell>
          <table:table-cell ns41:value-type="string" table:style-name="ce18" office:value-type="string">
            <text:p>van 84 tot 85 jaren.</text:p>
          </table:table-cell>
          <table:table-cell table:style-name="Default"/>
          <table:table-cell ns41:value-type="float" table:style-name="ce25" office:value="12" office:value-type="float">
            <text:p>12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0" office:value="131" office:value-type="float">
            <text:p>131</text:p>
          </table:table-cell>
          <table:table-cell ns41:value-type="float" table:style-name="ce30" office:value="222" office:value-type="float">
            <text:p>222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308" office:value-type="float">
            <text:p>308</text:p>
          </table:table-cell>
          <table:table-cell ns41:value-type="float" table:style-name="ce30" office:value="396" office:value-type="float">
            <text:p>396</text:p>
          </table:table-cell>
          <table:table-cell ns41:value-type="float" table:style-name="ce34" office:value="618" office:value-type="float">
            <text:p>6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64" office:value-type="float">
            <text:p>1764</text:p>
          </table:table-cell>
          <table:table-cell ns41:value-type="string" table:style-name="ce18" office:value-type="string">
            <text:p>van 85 tot 86 jaren.</text:p>
          </table:table-cell>
          <table:table-cell table:style-name="Default"/>
          <table:table-cell ns41:value-type="float" table:style-name="ce25" office:value="16" office:value-type="float">
            <text:p>16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98" office:value-type="float">
            <text:p>98</text:p>
          </table:table-cell>
          <table:table-cell ns41:value-type="float" table:style-name="ce30" office:value="167" office:value-type="float">
            <text:p>167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244" office:value-type="float">
            <text:p>244</text:p>
          </table:table-cell>
          <table:table-cell ns41:value-type="float" table:style-name="ce30" office:value="319" office:value-type="float">
            <text:p>319</text:p>
          </table:table-cell>
          <table:table-cell ns41:value-type="float" table:style-name="ce34" office:value="486" office:value-type="float">
            <text:p>48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63" office:value-type="float">
            <text:p>1763</text:p>
          </table:table-cell>
          <table:table-cell ns41:value-type="string" table:style-name="ce18" office:value-type="string">
            <text:p>van 86 tot 87 jaren.</text:p>
          </table:table-cell>
          <table:table-cell table:style-name="Default"/>
          <table:table-cell ns41:value-type="float" table:style-name="ce25" office:value="18" office:value-type="float">
            <text:p>18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147" office:value-type="float">
            <text:p>147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75" office:value-type="float">
            <text:p>175</text:p>
          </table:table-cell>
          <table:table-cell ns41:value-type="float" table:style-name="ce30" office:value="235" office:value-type="float">
            <text:p>235</text:p>
          </table:table-cell>
          <table:table-cell ns41:value-type="float" table:style-name="ce34" office:value="382" office:value-type="float">
            <text:p>3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62" office:value-type="float">
            <text:p>1762</text:p>
          </table:table-cell>
          <table:table-cell ns41:value-type="string" table:style-name="ce18" office:value-type="string">
            <text:p>van 87 tot 88 jaren.</text:p>
          </table:table-cell>
          <table:table-cell table:style-name="Default"/>
          <table:table-cell ns41:value-type="float" table:style-name="ce25" office:value="7" office:value-type="float">
            <text:p>7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104" office:value-type="float">
            <text:p>104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55" office:value-type="float">
            <text:p>155</text:p>
          </table:table-cell>
          <table:table-cell ns41:value-type="float" table:style-name="ce30" office:value="197" office:value-type="float">
            <text:p>197</text:p>
          </table:table-cell>
          <table:table-cell ns41:value-type="float" table:style-name="ce34" office:value="301" office:value-type="float">
            <text:p>3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61" office:value-type="float">
            <text:p>1761</text:p>
          </table:table-cell>
          <table:table-cell ns41:value-type="string" table:style-name="ce18" office:value-type="string">
            <text:p>van 88 tot 89 jaren.</text:p>
          </table:table-cell>
          <table:table-cell table:style-name="Default"/>
          <table:table-cell ns41:value-type="float" table:style-name="ce25" office:value="6" office:value-type="float">
            <text:p>6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08" office:value-type="float">
            <text:p>108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4" office:value="229" office:value-type="float">
            <text:p>22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60" office:value-type="float">
            <text:p>1760</text:p>
          </table:table-cell>
          <table:table-cell ns41:value-type="string" table:style-name="ce18" office:value-type="string">
            <text:p>van 89 tot 90 jaren.</text:p>
          </table:table-cell>
          <table:table-cell table:style-name="Default"/>
          <table:table-cell ns41:value-type="float" table:style-name="ce25" office:value="6" office:value-type="float">
            <text:p>6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0" office:value="151" office:value-type="float">
            <text:p>151</text:p>
          </table:table-cell>
          <table:table-cell ns41:value-type="float" table:style-name="ce34" office:value="213" office:value-type="float">
            <text:p>2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59" office:value-type="float">
            <text:p>1759</text:p>
          </table:table-cell>
          <table:table-cell ns41:value-type="string" table:style-name="ce18" office:value-type="string">
            <text:p>van 90 tot 91 jaren.</text:p>
          </table:table-cell>
          <table:table-cell table:style-name="Default"/>
          <table:table-cell ns41:value-type="float" table:style-name="ce25" office:value="4" office:value-type="float">
            <text:p>4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34" office:value="133" office:value-type="float">
            <text:p>13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58" office:value-type="float">
            <text:p>1758</text:p>
          </table:table-cell>
          <table:table-cell ns41:value-type="string" table:style-name="ce18" office:value-type="string">
            <text:p>van 91 tot 92 jaren.</text:p>
          </table:table-cell>
          <table:table-cell table:style-name="Default"/>
          <table:table-cell ns41:value-type="float" table:style-name="ce25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4" office:value="57" office:value-type="float">
            <text:p>5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57" office:value-type="float">
            <text:p>1757</text:p>
          </table:table-cell>
          <table:table-cell ns41:value-type="string" table:style-name="ce18" office:value-type="string">
            <text:p>van 92 tot 93 jaren.</text:p>
          </table:table-cell>
          <table:table-cell table:style-name="Default"/>
          <table:table-cell ns41:value-type="float" table:style-name="ce25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4" office:value="70" office:value-type="float">
            <text:p>7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56" office:value-type="float">
            <text:p>1756</text:p>
          </table:table-cell>
          <table:table-cell ns41:value-type="string" table:style-name="ce18" office:value-type="string">
            <text:p>van 93 tot 94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4" office:value="68" office:value-type="float">
            <text:p>6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55" office:value-type="float">
            <text:p>1755</text:p>
          </table:table-cell>
          <table:table-cell ns41:value-type="string" table:style-name="ce18" office:value-type="string">
            <text:p>van 94 tot 95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4" office:value="39" office:value-type="float">
            <text:p>3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54" office:value-type="float">
            <text:p>1754</text:p>
          </table:table-cell>
          <table:table-cell ns41:value-type="string" table:style-name="ce18" office:value-type="string">
            <text:p>van 95 tot 96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4" office:value="35" office:value-type="float">
            <text:p>3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53" office:value-type="float">
            <text:p>1753</text:p>
          </table:table-cell>
          <table:table-cell ns41:value-type="string" table:style-name="ce18" office:value-type="string">
            <text:p>van 96 tot 97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4" office:value="21" office:value-type="float">
            <text:p>2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52" office:value-type="float">
            <text:p>1752</text:p>
          </table:table-cell>
          <table:table-cell ns41:value-type="string" table:style-name="ce18" office:value-type="string">
            <text:p>van 97 tot 98 jaren.</text:p>
          </table:table-cell>
          <table:table-cell table:style-name="Default"/>
          <table:table-cell table:style-name="ce25"/>
          <table:table-cell table:style-name="ce30"/>
          <table:table-cell ns41:value-type="float" office:value="2" table:style-name="ce30" table:number-columns-repeated="3" office:value-type="float">
            <text:p>2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4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51" office:value-type="float">
            <text:p>1751</text:p>
          </table:table-cell>
          <table:table-cell ns41:value-type="string" table:style-name="ce18" office:value-type="string">
            <text:p>van 98 tot 99 jaren.</text:p>
          </table:table-cell>
          <table:table-cell table:style-name="Default"/>
          <table:table-cell table:style-name="ce25"/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4" office:value="14" office:value-type="float">
            <text:p>1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50" office:value-type="float">
            <text:p>1750</text:p>
          </table:table-cell>
          <table:table-cell ns41:value-type="string" table:style-name="ce18" office:value-type="string">
            <text:p>van 99 tot 100 jaren.</text:p>
          </table:table-cell>
          <table:table-cell table:style-name="Default"/>
          <table:table-cell table:style-name="ce25"/>
          <table:table-cell table:style-name="ce30"/>
          <table:table-cell ns41:value-type="float" office:value="2" table:style-name="ce30" table:number-columns-repeated="2" office:value-type="float">
            <text:p>2</text:p>
          </table:table-cell>
          <table:table-cell table:style-name="ce30" table:number-columns-repeated="2"/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49" office:value-type="float">
            <text:p>1749</text:p>
          </table:table-cell>
          <table:table-cell ns41:value-type="string" table:style-name="ce18" office:value-type="string">
            <text:p>van 100 tot 101 jaren.</text:p>
          </table:table-cell>
          <table:table-cell table:style-name="Default"/>
          <table:table-cell table:style-name="ce25"/>
          <table:table-cell table:style-name="ce30" table:number-columns-repeated="5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float" table:style-name="ce13" office:value="1745" office:value-type="float">
            <text:p>1745</text:p>
          </table:table-cell>
          <table:table-cell ns41:value-type="string" table:style-name="ce18" office:value-type="string">
            <text:p>van 104 tot 105 jaren.</text:p>
          </table:table-cell>
          <table:table-cell table:style-name="Default"/>
          <table:table-cell table:style-name="ce25"/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4"/>
          <table:table-cell ns41:value-type="float" table:style-name="ce34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table:style-name="ce13"/>
          <table:table-cell ns41:value-type="string" table:style-name="ce18" office:value-type="string">
            <text:p>Onbekende ouderdom.</text:p>
          </table:table-cell>
          <table:table-cell table:style-name="Default"/>
          <table:table-cell ns41:value-type="float" table:style-name="ce25" office:value="43" office:value-type="float">
            <text:p>43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3" office:value-type="float">
            <text:p>3</text:p>
          </table:table-cell>
          <table:table-cell ns41:value-type="string" table:style-name="ce30" office:value-type="string">
            <text:p>107/D</text:p>
          </table:table-cell>
          <table:table-cell ns41:value-type="float" table:style-name="ce30" office:value="45" office:value-type="float">
            <text:p>45</text:p>
          </table:table-cell>
          <table:table-cell ns41:value-type="float" office:value="10" table:style-name="ce30" table:number-columns-repeated="2" office:value-type="float">
            <text:p>10</text:p>
          </table:table-cell>
          <table:table-cell ns41:value-type="string" table:style-name="ce30" office:value-type="string">
            <text:p>71/F</text:p>
          </table:table-cell>
          <table:table-cell ns41:value-type="float" table:style-name="ce34" office:value="178" office:value-type="float">
            <text:p>17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table:style-name="ce13"/>
          <table:table-cell ns41:value-type="string" table:style-name="ce18" office:value-type="string">
            <text:p>TOTAAL.</text:p>
          </table:table-cell>
          <table:table-cell table:style-name="Default"/>
          <table:table-cell ns41:value-type="float" table:style-name="ce25" office:value="325.273" office:value-type="float">
            <text:p>325.273</text:p>
          </table:table-cell>
          <table:table-cell ns41:value-type="float" table:style-name="ce30" office:value="169.701" office:value-type="float">
            <text:p>169.701</text:p>
          </table:table-cell>
          <table:table-cell ns41:value-type="float" table:style-name="ce30" office:value="20.177" office:value-type="float">
            <text:p>20.177</text:p>
          </table:table-cell>
          <table:table-cell ns41:value-type="string" table:style-name="ce30" office:value-type="string">
            <text:p>515,224/G</text:p>
          </table:table-cell>
          <table:table-cell ns41:value-type="float" table:style-name="ce30" office:value="359.048" office:value-type="float">
            <text:p>359.048</text:p>
          </table:table-cell>
          <table:table-cell ns41:value-type="float" table:style-name="ce30" office:value="170.109" office:value-type="float">
            <text:p>170.109</text:p>
          </table:table-cell>
          <table:table-cell ns41:value-type="float" table:style-name="ce30" office:value="56.217" office:value-type="float">
            <text:p>56.217</text:p>
          </table:table-cell>
          <table:table-cell ns41:value-type="string" table:style-name="ce30" office:value-type="string">
            <text:p>585,387/H</text:p>
          </table:table-cell>
          <table:table-cell ns41:value-type="string" table:style-name="ce34" office:value-type="string">
            <text:p>1,100,611/I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49" office:value-type="float">
            <text:p>1849</text:p>
          </table:table-cell>
          <table:table-cell ns41:value-type="string" table:style-name="ce18" office:value-type="string">
            <text:p>Beneden het jaar.</text:p>
          </table:table-cell>
          <table:table-cell table:style-name="Default"/>
          <table:table-cell ns41:value-type="float" table:style-name="ce25" office:value="26.675" office:value-type="float">
            <text:p>26.675</text:p>
          </table:table-cell>
          <table:table-cell table:style-name="ce30" table:number-columns-repeated="2"/>
          <table:table-cell ns41:value-type="float" table:style-name="ce30" office:value="26.675" office:value-type="float">
            <text:p>26.675</text:p>
          </table:table-cell>
          <table:table-cell ns41:value-type="float" table:style-name="ce30" office:value="25.403" office:value-type="float">
            <text:p>25.403</text:p>
          </table:table-cell>
          <table:table-cell table:style-name="ce30" table:number-columns-repeated="2"/>
          <table:table-cell ns41:value-type="float" table:style-name="ce30" office:value="25.403" office:value-type="float">
            <text:p>25.403</text:p>
          </table:table-cell>
          <table:table-cell ns41:value-type="float" table:style-name="ce34" office:value="52.078" office:value-type="float">
            <text:p>52.07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48" office:value-type="float">
            <text:p>1848</text:p>
          </table:table-cell>
          <table:table-cell ns41:value-type="string" table:style-name="ce18" office:value-type="string">
            <text:p>van 1 tot 2 jaren.</text:p>
          </table:table-cell>
          <table:table-cell table:style-name="Default"/>
          <table:table-cell ns41:value-type="float" table:style-name="ce25" office:value="22.295" office:value-type="float">
            <text:p>22.295</text:p>
          </table:table-cell>
          <table:table-cell table:style-name="ce30" table:number-columns-repeated="2"/>
          <table:table-cell ns41:value-type="float" table:style-name="ce30" office:value="22.295" office:value-type="float">
            <text:p>22.295</text:p>
          </table:table-cell>
          <table:table-cell ns41:value-type="float" table:style-name="ce30" office:value="21.72" office:value-type="float">
            <text:p>21.72</text:p>
          </table:table-cell>
          <table:table-cell table:style-name="ce30" table:number-columns-repeated="2"/>
          <table:table-cell ns41:value-type="float" table:style-name="ce30" office:value="21.72" office:value-type="float">
            <text:p>21.72</text:p>
          </table:table-cell>
          <table:table-cell ns41:value-type="float" table:style-name="ce34" office:value="44.015" office:value-type="float">
            <text:p>44.01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47" office:value-type="float">
            <text:p>1847</text:p>
          </table:table-cell>
          <table:table-cell ns41:value-type="string" table:style-name="ce18" office:value-type="string">
            <text:p>van 2 tot 3 jaren.</text:p>
          </table:table-cell>
          <table:table-cell table:style-name="Default"/>
          <table:table-cell ns41:value-type="float" table:style-name="ce25" office:value="20.686" office:value-type="float">
            <text:p>20.686</text:p>
          </table:table-cell>
          <table:table-cell table:style-name="ce30" table:number-columns-repeated="2"/>
          <table:table-cell ns41:value-type="float" table:style-name="ce30" office:value="20.686" office:value-type="float">
            <text:p>20.686</text:p>
          </table:table-cell>
          <table:table-cell ns41:value-type="float" table:style-name="ce30" office:value="20.464" office:value-type="float">
            <text:p>20.464</text:p>
          </table:table-cell>
          <table:table-cell table:style-name="ce30" table:number-columns-repeated="2"/>
          <table:table-cell ns41:value-type="float" table:style-name="ce30" office:value="20.464" office:value-type="float">
            <text:p>20.464</text:p>
          </table:table-cell>
          <table:table-cell ns41:value-type="float" table:style-name="ce34" office:value="41.15" office:value-type="float">
            <text:p>41.1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46" office:value-type="float">
            <text:p>1846</text:p>
          </table:table-cell>
          <table:table-cell ns41:value-type="string" table:style-name="ce18" office:value-type="string">
            <text:p>van 3 tot 4 jaren.</text:p>
          </table:table-cell>
          <table:table-cell table:style-name="Default"/>
          <table:table-cell ns41:value-type="float" table:style-name="ce25" office:value="21.125" office:value-type="float">
            <text:p>21.125</text:p>
          </table:table-cell>
          <table:table-cell table:style-name="ce30" table:number-columns-repeated="2"/>
          <table:table-cell ns41:value-type="float" table:style-name="ce30" office:value="21.125" office:value-type="float">
            <text:p>21.125</text:p>
          </table:table-cell>
          <table:table-cell ns41:value-type="float" table:style-name="ce30" office:value="20.604" office:value-type="float">
            <text:p>20.604</text:p>
          </table:table-cell>
          <table:table-cell table:style-name="ce30" table:number-columns-repeated="2"/>
          <table:table-cell ns41:value-type="float" table:style-name="ce30" office:value="20.604" office:value-type="float">
            <text:p>20.604</text:p>
          </table:table-cell>
          <table:table-cell ns41:value-type="float" table:style-name="ce34" office:value="41.729" office:value-type="float">
            <text:p>41.72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45" office:value-type="float">
            <text:p>1845</text:p>
          </table:table-cell>
          <table:table-cell ns41:value-type="string" table:style-name="ce18" office:value-type="string">
            <text:p>van 4 tot 5 jaren.</text:p>
          </table:table-cell>
          <table:table-cell table:style-name="Default"/>
          <table:table-cell ns41:value-type="float" table:style-name="ce25" office:value="23.172" office:value-type="float">
            <text:p>23.172</text:p>
          </table:table-cell>
          <table:table-cell table:style-name="ce30" table:number-columns-repeated="2"/>
          <table:table-cell ns41:value-type="float" table:style-name="ce30" office:value="23.172" office:value-type="float">
            <text:p>23.172</text:p>
          </table:table-cell>
          <table:table-cell ns41:value-type="float" table:style-name="ce30" office:value="22.837" office:value-type="float">
            <text:p>22.837</text:p>
          </table:table-cell>
          <table:table-cell table:style-name="ce30" table:number-columns-repeated="2"/>
          <table:table-cell ns41:value-type="float" table:style-name="ce30" office:value="22.837" office:value-type="float">
            <text:p>22.837</text:p>
          </table:table-cell>
          <table:table-cell ns41:value-type="float" table:style-name="ce34" office:value="46.009" office:value-type="float">
            <text:p>46.00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44" office:value-type="float">
            <text:p>1844</text:p>
          </table:table-cell>
          <table:table-cell ns41:value-type="string" table:style-name="ce18" office:value-type="string">
            <text:p>van 5 tot 6 jaren.</text:p>
          </table:table-cell>
          <table:table-cell table:style-name="Default"/>
          <table:table-cell ns41:value-type="float" table:style-name="ce25" office:value="24.163" office:value-type="float">
            <text:p>24.163</text:p>
          </table:table-cell>
          <table:table-cell table:style-name="ce30" table:number-columns-repeated="2"/>
          <table:table-cell ns41:value-type="float" table:style-name="ce30" office:value="24.163" office:value-type="float">
            <text:p>24.163</text:p>
          </table:table-cell>
          <table:table-cell ns41:value-type="float" table:style-name="ce30" office:value="23.262" office:value-type="float">
            <text:p>23.262</text:p>
          </table:table-cell>
          <table:table-cell table:style-name="ce30" table:number-columns-repeated="2"/>
          <table:table-cell ns41:value-type="float" table:style-name="ce30" office:value="23.262" office:value-type="float">
            <text:p>23.262</text:p>
          </table:table-cell>
          <table:table-cell ns41:value-type="float" table:style-name="ce34" office:value="47.425" office:value-type="float">
            <text:p>47.42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43" office:value-type="float">
            <text:p>1843</text:p>
          </table:table-cell>
          <table:table-cell ns41:value-type="string" table:style-name="ce18" office:value-type="string">
            <text:p>van 6 tot 7 jaren.</text:p>
          </table:table-cell>
          <table:table-cell table:style-name="Default"/>
          <table:table-cell ns41:value-type="float" table:style-name="ce25" office:value="22.975" office:value-type="float">
            <text:p>22.975</text:p>
          </table:table-cell>
          <table:table-cell table:style-name="ce30" table:number-columns-repeated="2"/>
          <table:table-cell ns41:value-type="float" table:style-name="ce30" office:value="22.975" office:value-type="float">
            <text:p>22.975</text:p>
          </table:table-cell>
          <table:table-cell ns41:value-type="float" table:style-name="ce30" office:value="22.435" office:value-type="float">
            <text:p>22.435</text:p>
          </table:table-cell>
          <table:table-cell table:style-name="ce30" table:number-columns-repeated="2"/>
          <table:table-cell ns41:value-type="float" table:style-name="ce30" office:value="22.435" office:value-type="float">
            <text:p>22.435</text:p>
          </table:table-cell>
          <table:table-cell ns41:value-type="float" table:style-name="ce34" office:value="45.41" office:value-type="float">
            <text:p>45.4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42" office:value-type="float">
            <text:p>1842</text:p>
          </table:table-cell>
          <table:table-cell ns41:value-type="string" table:style-name="ce18" office:value-type="string">
            <text:p>van 7 tot 8 jaren.</text:p>
          </table:table-cell>
          <table:table-cell table:style-name="Default"/>
          <table:table-cell ns41:value-type="float" table:style-name="ce25" office:value="22.854" office:value-type="float">
            <text:p>22.854</text:p>
          </table:table-cell>
          <table:table-cell table:style-name="ce30" table:number-columns-repeated="2"/>
          <table:table-cell ns41:value-type="float" table:style-name="ce30" office:value="22.854" office:value-type="float">
            <text:p>22.854</text:p>
          </table:table-cell>
          <table:table-cell ns41:value-type="float" table:style-name="ce30" office:value="22.398" office:value-type="float">
            <text:p>22.398</text:p>
          </table:table-cell>
          <table:table-cell table:style-name="ce30" table:number-columns-repeated="2"/>
          <table:table-cell ns41:value-type="float" table:style-name="ce30" office:value="22.398" office:value-type="float">
            <text:p>22.398</text:p>
          </table:table-cell>
          <table:table-cell ns41:value-type="float" table:style-name="ce34" office:value="45.252" office:value-type="float">
            <text:p>45.25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41" office:value-type="float">
            <text:p>1841</text:p>
          </table:table-cell>
          <table:table-cell ns41:value-type="string" table:style-name="ce18" office:value-type="string">
            <text:p>van 8 tot 9 jaren.</text:p>
          </table:table-cell>
          <table:table-cell table:style-name="Default"/>
          <table:table-cell ns41:value-type="float" table:style-name="ce25" office:value="23.186" office:value-type="float">
            <text:p>23.186</text:p>
          </table:table-cell>
          <table:table-cell table:style-name="ce30" table:number-columns-repeated="2"/>
          <table:table-cell ns41:value-type="float" table:style-name="ce30" office:value="23.186" office:value-type="float">
            <text:p>23.186</text:p>
          </table:table-cell>
          <table:table-cell ns41:value-type="float" table:style-name="ce30" office:value="22.282" office:value-type="float">
            <text:p>22.282</text:p>
          </table:table-cell>
          <table:table-cell table:style-name="ce30" table:number-columns-repeated="2"/>
          <table:table-cell ns41:value-type="float" table:style-name="ce30" office:value="22.282" office:value-type="float">
            <text:p>22.282</text:p>
          </table:table-cell>
          <table:table-cell ns41:value-type="float" table:style-name="ce34" office:value="45.468" office:value-type="float">
            <text:p>45.46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40" office:value-type="float">
            <text:p>1840</text:p>
          </table:table-cell>
          <table:table-cell ns41:value-type="string" table:style-name="ce18" office:value-type="string">
            <text:p>van 9 tot 10 jaren.</text:p>
          </table:table-cell>
          <table:table-cell table:style-name="Default"/>
          <table:table-cell ns41:value-type="float" table:style-name="ce25" office:value="23.215" office:value-type="float">
            <text:p>23.215</text:p>
          </table:table-cell>
          <table:table-cell table:style-name="ce30" table:number-columns-repeated="2"/>
          <table:table-cell ns41:value-type="float" table:style-name="ce30" office:value="23.215" office:value-type="float">
            <text:p>23.215</text:p>
          </table:table-cell>
          <table:table-cell ns41:value-type="float" table:style-name="ce30" office:value="22.507" office:value-type="float">
            <text:p>22.507</text:p>
          </table:table-cell>
          <table:table-cell table:style-name="ce30" table:number-columns-repeated="2"/>
          <table:table-cell ns41:value-type="float" table:style-name="ce30" office:value="22.507" office:value-type="float">
            <text:p>22.507</text:p>
          </table:table-cell>
          <table:table-cell ns41:value-type="float" table:style-name="ce34" office:value="45.722" office:value-type="float">
            <text:p>45.72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39" office:value-type="float">
            <text:p>1839</text:p>
          </table:table-cell>
          <table:table-cell ns41:value-type="string" table:style-name="ce18" office:value-type="string">
            <text:p>van 10 tot 11 jaren.</text:p>
          </table:table-cell>
          <table:table-cell table:style-name="Default"/>
          <table:table-cell ns41:value-type="float" table:style-name="ce25" office:value="23.265" office:value-type="float">
            <text:p>23.265</text:p>
          </table:table-cell>
          <table:table-cell table:style-name="ce30" table:number-columns-repeated="2"/>
          <table:table-cell ns41:value-type="float" table:style-name="ce30" office:value="23.265" office:value-type="float">
            <text:p>23.265</text:p>
          </table:table-cell>
          <table:table-cell ns41:value-type="float" table:style-name="ce30" office:value="22.402" office:value-type="float">
            <text:p>22.402</text:p>
          </table:table-cell>
          <table:table-cell table:style-name="ce30" table:number-columns-repeated="2"/>
          <table:table-cell ns41:value-type="float" table:style-name="ce30" office:value="22.402" office:value-type="float">
            <text:p>22.402</text:p>
          </table:table-cell>
          <table:table-cell ns41:value-type="float" table:style-name="ce34" office:value="45.667" office:value-type="float">
            <text:p>45.66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38" office:value-type="float">
            <text:p>1838</text:p>
          </table:table-cell>
          <table:table-cell ns41:value-type="string" table:style-name="ce18" office:value-type="string">
            <text:p>van 11 tot 12 jaren.</text:p>
          </table:table-cell>
          <table:table-cell table:style-name="Default"/>
          <table:table-cell ns41:value-type="float" table:style-name="ce25" office:value="22.35" office:value-type="float">
            <text:p>22.35</text:p>
          </table:table-cell>
          <table:table-cell table:style-name="ce30" table:number-columns-repeated="2"/>
          <table:table-cell ns41:value-type="float" table:style-name="ce30" office:value="22.35" office:value-type="float">
            <text:p>22.35</text:p>
          </table:table-cell>
          <table:table-cell ns41:value-type="float" table:style-name="ce30" office:value="21.82" office:value-type="float">
            <text:p>21.82</text:p>
          </table:table-cell>
          <table:table-cell table:style-name="ce30" table:number-columns-repeated="2"/>
          <table:table-cell ns41:value-type="float" table:style-name="ce30" office:value="21.82" office:value-type="float">
            <text:p>21.82</text:p>
          </table:table-cell>
          <table:table-cell ns41:value-type="float" table:style-name="ce34" office:value="44.17" office:value-type="float">
            <text:p>44.1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37" office:value-type="float">
            <text:p>1837</text:p>
          </table:table-cell>
          <table:table-cell ns41:value-type="string" table:style-name="ce18" office:value-type="string">
            <text:p>van 12 tot 13 jaren.</text:p>
          </table:table-cell>
          <table:table-cell table:style-name="Default"/>
          <table:table-cell ns41:value-type="float" table:style-name="ce25" office:value="22.011" office:value-type="float">
            <text:p>22.011</text:p>
          </table:table-cell>
          <table:table-cell table:style-name="ce30" table:number-columns-repeated="2"/>
          <table:table-cell ns41:value-type="float" table:style-name="ce30" office:value="22.011" office:value-type="float">
            <text:p>22.011</text:p>
          </table:table-cell>
          <table:table-cell ns41:value-type="float" table:style-name="ce30" office:value="21.246" office:value-type="float">
            <text:p>21.246</text:p>
          </table:table-cell>
          <table:table-cell table:style-name="ce30" table:number-columns-repeated="2"/>
          <table:table-cell ns41:value-type="float" table:style-name="ce30" office:value="21.246" office:value-type="float">
            <text:p>21.246</text:p>
          </table:table-cell>
          <table:table-cell ns41:value-type="float" table:style-name="ce34" office:value="43.257" office:value-type="float">
            <text:p>43.25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36" office:value-type="float">
            <text:p>1836</text:p>
          </table:table-cell>
          <table:table-cell ns41:value-type="string" table:style-name="ce18" office:value-type="string">
            <text:p>van 13 tot 14 jaren.</text:p>
          </table:table-cell>
          <table:table-cell table:style-name="Default"/>
          <table:table-cell ns41:value-type="float" table:style-name="ce25" office:value="21.801" office:value-type="float">
            <text:p>21.801</text:p>
          </table:table-cell>
          <table:table-cell table:style-name="ce30" table:number-columns-repeated="2"/>
          <table:table-cell ns41:value-type="float" table:style-name="ce30" office:value="21.801" office:value-type="float">
            <text:p>21.801</text:p>
          </table:table-cell>
          <table:table-cell ns41:value-type="float" table:style-name="ce30" office:value="20.718" office:value-type="float">
            <text:p>20.718</text:p>
          </table:table-cell>
          <table:table-cell table:style-name="ce30" table:number-columns-repeated="2"/>
          <table:table-cell ns41:value-type="float" table:style-name="ce30" office:value="20.718" office:value-type="float">
            <text:p>20.718</text:p>
          </table:table-cell>
          <table:table-cell ns41:value-type="float" table:style-name="ce34" office:value="42.519" office:value-type="float">
            <text:p>42.51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35" office:value-type="float">
            <text:p>1835</text:p>
          </table:table-cell>
          <table:table-cell ns41:value-type="string" table:style-name="ce18" office:value-type="string">
            <text:p>van 14 tot 15 jaren.</text:p>
          </table:table-cell>
          <table:table-cell table:style-name="Default"/>
          <table:table-cell ns41:value-type="float" table:style-name="ce25" office:value="21.569" office:value-type="float">
            <text:p>21.569</text:p>
          </table:table-cell>
          <table:table-cell table:style-name="ce30" table:number-columns-repeated="2"/>
          <table:table-cell ns41:value-type="float" table:style-name="ce30" office:value="21.569" office:value-type="float">
            <text:p>21.569</text:p>
          </table:table-cell>
          <table:table-cell ns41:value-type="float" table:style-name="ce30" office:value="21.024" office:value-type="float">
            <text:p>21.024</text:p>
          </table:table-cell>
          <table:table-cell table:style-name="ce30" table:number-columns-repeated="2"/>
          <table:table-cell ns41:value-type="float" table:style-name="ce30" office:value="21.024" office:value-type="float">
            <text:p>21.024</text:p>
          </table:table-cell>
          <table:table-cell ns41:value-type="float" table:style-name="ce34" office:value="42.593" office:value-type="float">
            <text:p>42.59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34" office:value-type="float">
            <text:p>1834</text:p>
          </table:table-cell>
          <table:table-cell ns41:value-type="string" table:style-name="ce18" office:value-type="string">
            <text:p>van 15 tot 16 jaren.</text:p>
          </table:table-cell>
          <table:table-cell table:style-name="Default"/>
          <table:table-cell ns41:value-type="float" table:style-name="ce25" office:value="19.853" office:value-type="float">
            <text:p>19.853</text:p>
          </table:table-cell>
          <table:table-cell table:style-name="ce30" table:number-columns-repeated="2"/>
          <table:table-cell ns41:value-type="float" table:style-name="ce30" office:value="19.853" office:value-type="float">
            <text:p>19.853</text:p>
          </table:table-cell>
          <table:table-cell ns41:value-type="float" table:style-name="ce30" office:value="19.512" office:value-type="float">
            <text:p>19.512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9.513" office:value-type="float">
            <text:p>19.513</text:p>
          </table:table-cell>
          <table:table-cell ns41:value-type="float" table:style-name="ce34" office:value="39.366" office:value-type="float">
            <text:p>39.36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33" office:value-type="float">
            <text:p>1833</text:p>
          </table:table-cell>
          <table:table-cell ns41:value-type="string" table:style-name="ce18" office:value-type="string">
            <text:p>van 16 tot 17 jaren.</text:p>
          </table:table-cell>
          <table:table-cell table:style-name="Default"/>
          <table:table-cell ns41:value-type="float" table:style-name="ce25" office:value="20.253" office:value-type="float">
            <text:p>20.253</text:p>
          </table:table-cell>
          <table:table-cell table:style-name="ce30" table:number-columns-repeated="2"/>
          <table:table-cell ns41:value-type="float" table:style-name="ce30" office:value="20.253" office:value-type="float">
            <text:p>20.253</text:p>
          </table:table-cell>
          <table:table-cell ns41:value-type="float" table:style-name="ce30" office:value="19.597" office:value-type="float">
            <text:p>19.597</text:p>
          </table:table-cell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9.606" office:value-type="float">
            <text:p>19.606</text:p>
          </table:table-cell>
          <table:table-cell ns41:value-type="float" table:style-name="ce34" office:value="39.859" office:value-type="float">
            <text:p>39.85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32" office:value-type="float">
            <text:p>1832</text:p>
          </table:table-cell>
          <table:table-cell ns41:value-type="string" table:style-name="ce18" office:value-type="string">
            <text:p>van 17 tot 18 jaren.</text:p>
          </table:table-cell>
          <table:table-cell table:style-name="Default"/>
          <table:table-cell ns41:value-type="float" table:style-name="ce25" office:value="17.489" office:value-type="float">
            <text:p>17.489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7.491" office:value-type="float">
            <text:p>17.491</text:p>
          </table:table-cell>
          <table:table-cell ns41:value-type="float" table:style-name="ce30" office:value="17.585" office:value-type="float">
            <text:p>17.585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7.617" office:value-type="float">
            <text:p>17.617</text:p>
          </table:table-cell>
          <table:table-cell ns41:value-type="float" table:style-name="ce34" office:value="35.108" office:value-type="float">
            <text:p>35.10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31" office:value-type="float">
            <text:p>1831</text:p>
          </table:table-cell>
          <table:table-cell ns41:value-type="string" table:style-name="ce18" office:value-type="string">
            <text:p>van 18 tot 19 jaren.</text:p>
          </table:table-cell>
          <table:table-cell table:style-name="Default"/>
          <table:table-cell ns41:value-type="float" table:style-name="ce25" office:value="17.666" office:value-type="float">
            <text:p>17.666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7.683" office:value-type="float">
            <text:p>17.683</text:p>
          </table:table-cell>
          <table:table-cell ns41:value-type="float" table:style-name="ce30" office:value="16.889" office:value-type="float">
            <text:p>16.889</text:p>
          </table:table-cell>
          <table:table-cell ns41:value-type="float" table:style-name="ce30" office:value="116" office:value-type="float">
            <text:p>11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7.008" office:value-type="float">
            <text:p>17.008</text:p>
          </table:table-cell>
          <table:table-cell ns41:value-type="float" table:style-name="ce34" office:value="34.691" office:value-type="float">
            <text:p>34.69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30" office:value-type="float">
            <text:p>1830</text:p>
          </table:table-cell>
          <table:table-cell ns41:value-type="string" table:style-name="ce18" office:value-type="string">
            <text:p>van 19 tot 20 jaren.</text:p>
          </table:table-cell>
          <table:table-cell table:style-name="Default"/>
          <table:table-cell ns41:value-type="float" table:style-name="ce25" office:value="18.139" office:value-type="float">
            <text:p>18.139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8.208" office:value-type="float">
            <text:p>18.208</text:p>
          </table:table-cell>
          <table:table-cell ns41:value-type="float" table:style-name="ce30" office:value="17.951" office:value-type="float">
            <text:p>17.951</text:p>
          </table:table-cell>
          <table:table-cell ns41:value-type="float" table:style-name="ce30" office:value="389" office:value-type="float">
            <text:p>38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8.347" office:value-type="float">
            <text:p>18.347</text:p>
          </table:table-cell>
          <table:table-cell ns41:value-type="float" table:style-name="ce34" office:value="36.555" office:value-type="float">
            <text:p>36.55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29" office:value-type="float">
            <text:p>1829</text:p>
          </table:table-cell>
          <table:table-cell ns41:value-type="string" table:style-name="ce18" office:value-type="string">
            <text:p>van 20 tot 21 jaren.</text:p>
          </table:table-cell>
          <table:table-cell table:style-name="Default"/>
          <table:table-cell ns41:value-type="float" table:style-name="ce25" office:value="18.053" office:value-type="float">
            <text:p>18.053</text:p>
          </table:table-cell>
          <table:table-cell ns41:value-type="float" table:style-name="ce30" office:value="183" office:value-type="float">
            <text:p>18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8.242" office:value-type="float">
            <text:p>18.242</text:p>
          </table:table-cell>
          <table:table-cell ns41:value-type="float" table:style-name="ce30" office:value="17.531" office:value-type="float">
            <text:p>17.531</text:p>
          </table:table-cell>
          <table:table-cell ns41:value-type="float" table:style-name="ce30" office:value="845" office:value-type="float">
            <text:p>845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8.387" office:value-type="float">
            <text:p>18.387</text:p>
          </table:table-cell>
          <table:table-cell ns41:value-type="float" table:style-name="ce34" office:value="36.629" office:value-type="float">
            <text:p>36.62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28" office:value-type="float">
            <text:p>1828</text:p>
          </table:table-cell>
          <table:table-cell ns41:value-type="string" table:style-name="ce18" office:value-type="string">
            <text:p>van 21 tot 22 jaren.</text:p>
          </table:table-cell>
          <table:table-cell table:style-name="Default"/>
          <table:table-cell ns41:value-type="float" table:style-name="ce25" office:value="16.782" office:value-type="float">
            <text:p>16.782</text:p>
          </table:table-cell>
          <table:table-cell ns41:value-type="float" table:style-name="ce30" office:value="358" office:value-type="float">
            <text:p>35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7.142" office:value-type="float">
            <text:p>17.142</text:p>
          </table:table-cell>
          <table:table-cell ns41:value-type="float" table:style-name="ce30" office:value="15.251" office:value-type="float">
            <text:p>15.251</text:p>
          </table:table-cell>
          <table:table-cell ns41:value-type="float" table:style-name="ce30" office:value="1.314" office:value-type="float">
            <text:p>1.314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6.586" office:value-type="float">
            <text:p>16.586</text:p>
          </table:table-cell>
          <table:table-cell ns41:value-type="float" table:style-name="ce34" office:value="33.728" office:value-type="float">
            <text:p>33.7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27" office:value-type="float">
            <text:p>1827</text:p>
          </table:table-cell>
          <table:table-cell ns41:value-type="string" table:style-name="ce18" office:value-type="string">
            <text:p>van 22 tot 23 jaren.</text:p>
          </table:table-cell>
          <table:table-cell table:style-name="Default"/>
          <table:table-cell ns41:value-type="float" table:style-name="ce25" office:value="15.66" office:value-type="float">
            <text:p>15.66</text:p>
          </table:table-cell>
          <table:table-cell ns41:value-type="float" table:style-name="ce30" office:value="613" office:value-type="float">
            <text:p>61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6.282" office:value-type="float">
            <text:p>16.282</text:p>
          </table:table-cell>
          <table:table-cell ns41:value-type="float" table:style-name="ce30" office:value="14.288" office:value-type="float">
            <text:p>14.288</text:p>
          </table:table-cell>
          <table:table-cell ns41:value-type="float" table:style-name="ce30" office:value="2.002" office:value-type="float">
            <text:p>2.002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16.319" office:value-type="float">
            <text:p>16.319</text:p>
          </table:table-cell>
          <table:table-cell ns41:value-type="float" table:style-name="ce34" office:value="32.601" office:value-type="float">
            <text:p>32.6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26" office:value-type="float">
            <text:p>1826</text:p>
          </table:table-cell>
          <table:table-cell ns41:value-type="string" table:style-name="ce18" office:value-type="string">
            <text:p>van 23 tot 24 jaren.</text:p>
          </table:table-cell>
          <table:table-cell table:style-name="Default"/>
          <table:table-cell ns41:value-type="float" table:style-name="ce25" office:value="16.194" office:value-type="float">
            <text:p>16.194</text:p>
          </table:table-cell>
          <table:table-cell ns41:value-type="float" table:style-name="ce30" office:value="1.287" office:value-type="float">
            <text:p>1.287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17.515" office:value-type="float">
            <text:p>17.515</text:p>
          </table:table-cell>
          <table:table-cell ns41:value-type="float" table:style-name="ce30" office:value="14.119" office:value-type="float">
            <text:p>14.119</text:p>
          </table:table-cell>
          <table:table-cell ns41:value-type="float" table:style-name="ce30" office:value="3.215" office:value-type="float">
            <text:p>3.215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30" office:value="17.395" office:value-type="float">
            <text:p>17.395</text:p>
          </table:table-cell>
          <table:table-cell ns41:value-type="float" table:style-name="ce34" office:value="34.91" office:value-type="float">
            <text:p>34.9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25" office:value-type="float">
            <text:p>1825</text:p>
          </table:table-cell>
          <table:table-cell ns41:value-type="string" table:style-name="ce18" office:value-type="string">
            <text:p>van 24 tot 25 jaren.</text:p>
          </table:table-cell>
          <table:table-cell table:style-name="Default"/>
          <table:table-cell ns41:value-type="float" table:style-name="ce25" office:value="15.35" office:value-type="float">
            <text:p>15.35</text:p>
          </table:table-cell>
          <table:table-cell ns41:value-type="float" table:style-name="ce30" office:value="2.291" office:value-type="float">
            <text:p>2.291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17.686" office:value-type="float">
            <text:p>17.686</text:p>
          </table:table-cell>
          <table:table-cell ns41:value-type="float" table:style-name="ce30" office:value="13.059" office:value-type="float">
            <text:p>13.059</text:p>
          </table:table-cell>
          <table:table-cell ns41:value-type="float" table:style-name="ce30" office:value="4.42" office:value-type="float">
            <text:p>4.42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30" office:value="17.565" office:value-type="float">
            <text:p>17.565</text:p>
          </table:table-cell>
          <table:table-cell ns41:value-type="float" table:style-name="ce34" office:value="35.251" office:value-type="float">
            <text:p>35.25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24" office:value-type="float">
            <text:p>1824</text:p>
          </table:table-cell>
          <table:table-cell ns41:value-type="string" table:style-name="ce18" office:value-type="string">
            <text:p>van 25 tot 26 jaren.</text:p>
          </table:table-cell>
          <table:table-cell table:style-name="Default"/>
          <table:table-cell ns41:value-type="float" table:style-name="ce25" office:value="14.884" office:value-type="float">
            <text:p>14.884</text:p>
          </table:table-cell>
          <table:table-cell ns41:value-type="float" table:style-name="ce30" office:value="3.509" office:value-type="float">
            <text:p>3.509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18.465" office:value-type="float">
            <text:p>18.465</text:p>
          </table:table-cell>
          <table:table-cell ns41:value-type="float" table:style-name="ce30" office:value="11.603" office:value-type="float">
            <text:p>11.603</text:p>
          </table:table-cell>
          <table:table-cell ns41:value-type="float" table:style-name="ce30" office:value="5.592" office:value-type="float">
            <text:p>5.592</text:p>
          </table:table-cell>
          <table:table-cell ns41:value-type="float" table:style-name="ce30" office:value="123" office:value-type="float">
            <text:p>123</text:p>
          </table:table-cell>
          <table:table-cell ns41:value-type="float" table:style-name="ce30" office:value="17.318" office:value-type="float">
            <text:p>17.318</text:p>
          </table:table-cell>
          <table:table-cell ns41:value-type="float" table:style-name="ce34" office:value="35.783" office:value-type="float">
            <text:p>35.7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23" office:value-type="float">
            <text:p>1823</text:p>
          </table:table-cell>
          <table:table-cell ns41:value-type="string" table:style-name="ce18" office:value-type="string">
            <text:p>van 26 tot 27 jaren.</text:p>
          </table:table-cell>
          <table:table-cell table:style-name="Default"/>
          <table:table-cell ns41:value-type="float" table:style-name="ce25" office:value="12.679" office:value-type="float">
            <text:p>12.679</text:p>
          </table:table-cell>
          <table:table-cell ns41:value-type="float" table:style-name="ce30" office:value="4.369" office:value-type="float">
            <text:p>4.369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0" office:value="17.141" office:value-type="float">
            <text:p>17.141</text:p>
          </table:table-cell>
          <table:table-cell ns41:value-type="float" table:style-name="ce30" office:value="9.884" office:value-type="float">
            <text:p>9.884</text:p>
          </table:table-cell>
          <table:table-cell ns41:value-type="float" table:style-name="ce30" office:value="6.598" office:value-type="float">
            <text:p>6.598</text:p>
          </table:table-cell>
          <table:table-cell ns41:value-type="float" table:style-name="ce30" office:value="150" office:value-type="float">
            <text:p>150</text:p>
          </table:table-cell>
          <table:table-cell ns41:value-type="float" table:style-name="ce30" office:value="16.632" office:value-type="float">
            <text:p>16.632</text:p>
          </table:table-cell>
          <table:table-cell ns41:value-type="float" table:style-name="ce34" office:value="33.773" office:value-type="float">
            <text:p>33.77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22" office:value-type="float">
            <text:p>1822</text:p>
          </table:table-cell>
          <table:table-cell ns41:value-type="string" table:style-name="ce18" office:value-type="string">
            <text:p>van 27 tot 28 jaren.</text:p>
          </table:table-cell>
          <table:table-cell table:style-name="Default"/>
          <table:table-cell ns41:value-type="float" table:style-name="ce25" office:value="11.111" office:value-type="float">
            <text:p>11.111</text:p>
          </table:table-cell>
          <table:table-cell ns41:value-type="float" table:style-name="ce30" office:value="5.434" office:value-type="float">
            <text:p>5.434</text:p>
          </table:table-cell>
          <table:table-cell ns41:value-type="float" table:style-name="ce30" office:value="132" office:value-type="float">
            <text:p>132</text:p>
          </table:table-cell>
          <table:table-cell ns41:value-type="float" table:style-name="ce30" office:value="16.677" office:value-type="float">
            <text:p>16.677</text:p>
          </table:table-cell>
          <table:table-cell ns41:value-type="float" table:style-name="ce30" office:value="8.192" office:value-type="float">
            <text:p>8.192</text:p>
          </table:table-cell>
          <table:table-cell ns41:value-type="float" table:style-name="ce30" office:value="7.206" office:value-type="float">
            <text:p>7.206</text:p>
          </table:table-cell>
          <table:table-cell ns41:value-type="float" table:style-name="ce30" office:value="205" office:value-type="float">
            <text:p>205</text:p>
          </table:table-cell>
          <table:table-cell ns41:value-type="float" table:style-name="ce30" office:value="15.603" office:value-type="float">
            <text:p>15.603</text:p>
          </table:table-cell>
          <table:table-cell ns41:value-type="float" table:style-name="ce34" office:value="32.28" office:value-type="float">
            <text:p>32.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21" office:value-type="float">
            <text:p>1821</text:p>
          </table:table-cell>
          <table:table-cell ns41:value-type="string" table:style-name="ce18" office:value-type="string">
            <text:p>van 28 tot 29 jaren.</text:p>
          </table:table-cell>
          <table:table-cell table:style-name="Default"/>
          <table:table-cell ns41:value-type="float" table:style-name="ce25" office:value="9.432" office:value-type="float">
            <text:p>9.432</text:p>
          </table:table-cell>
          <table:table-cell ns41:value-type="float" table:style-name="ce30" office:value="6.144" office:value-type="float">
            <text:p>6.144</text:p>
          </table:table-cell>
          <table:table-cell ns41:value-type="float" table:style-name="ce30" office:value="176" office:value-type="float">
            <text:p>176</text:p>
          </table:table-cell>
          <table:table-cell ns41:value-type="float" table:style-name="ce30" office:value="15.752" office:value-type="float">
            <text:p>15.752</text:p>
          </table:table-cell>
          <table:table-cell ns41:value-type="float" table:style-name="ce30" office:value="7.215" office:value-type="float">
            <text:p>7.215</text:p>
          </table:table-cell>
          <table:table-cell ns41:value-type="float" table:style-name="ce30" office:value="7.598" office:value-type="float">
            <text:p>7.598</text:p>
          </table:table-cell>
          <table:table-cell ns41:value-type="float" table:style-name="ce30" office:value="227" office:value-type="float">
            <text:p>227</text:p>
          </table:table-cell>
          <table:table-cell ns41:value-type="float" table:style-name="ce30" office:value="15.04" office:value-type="float">
            <text:p>15.04</text:p>
          </table:table-cell>
          <table:table-cell ns41:value-type="float" table:style-name="ce34" office:value="30.792" office:value-type="float">
            <text:p>30.79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20" office:value-type="float">
            <text:p>1820</text:p>
          </table:table-cell>
          <table:table-cell ns41:value-type="string" table:style-name="ce18" office:value-type="string">
            <text:p>van 29 tot 30 jaren.</text:p>
          </table:table-cell>
          <table:table-cell table:style-name="Default"/>
          <table:table-cell ns41:value-type="float" table:style-name="ce25" office:value="7.827" office:value-type="float">
            <text:p>7.827</text:p>
          </table:table-cell>
          <table:table-cell ns41:value-type="float" table:style-name="ce30" office:value="6.369" office:value-type="float">
            <text:p>6.369</text:p>
          </table:table-cell>
          <table:table-cell ns41:value-type="float" table:style-name="ce30" office:value="169" office:value-type="float">
            <text:p>169</text:p>
          </table:table-cell>
          <table:table-cell ns41:value-type="float" table:style-name="ce30" office:value="14.365" office:value-type="float">
            <text:p>14.365</text:p>
          </table:table-cell>
          <table:table-cell ns41:value-type="float" table:style-name="ce30" office:value="5.875" office:value-type="float">
            <text:p>5.875</text:p>
          </table:table-cell>
          <table:table-cell ns41:value-type="float" table:style-name="ce30" office:value="7.98" office:value-type="float">
            <text:p>7.98</text:p>
          </table:table-cell>
          <table:table-cell ns41:value-type="float" table:style-name="ce30" office:value="275" office:value-type="float">
            <text:p>275</text:p>
          </table:table-cell>
          <table:table-cell ns41:value-type="float" table:style-name="ce30" office:value="14.13" office:value-type="float">
            <text:p>14.13</text:p>
          </table:table-cell>
          <table:table-cell ns41:value-type="float" table:style-name="ce34" office:value="28.495" office:value-type="float">
            <text:p>28.49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19" office:value-type="float">
            <text:p>1819</text:p>
          </table:table-cell>
          <table:table-cell ns41:value-type="string" table:style-name="ce18" office:value-type="string">
            <text:p>van 30 tot 31 jaren.</text:p>
          </table:table-cell>
          <table:table-cell table:style-name="Default"/>
          <table:table-cell ns41:value-type="float" table:style-name="ce25" office:value="7.509" office:value-type="float">
            <text:p>7.509</text:p>
          </table:table-cell>
          <table:table-cell ns41:value-type="float" table:style-name="ce30" office:value="7.691" office:value-type="float">
            <text:p>7.691</text:p>
          </table:table-cell>
          <table:table-cell ns41:value-type="float" table:style-name="ce30" office:value="268" office:value-type="float">
            <text:p>268</text:p>
          </table:table-cell>
          <table:table-cell ns41:value-type="float" table:style-name="ce30" office:value="15.468" office:value-type="float">
            <text:p>15.468</text:p>
          </table:table-cell>
          <table:table-cell ns41:value-type="float" table:style-name="ce30" office:value="5.75" office:value-type="float">
            <text:p>5.75</text:p>
          </table:table-cell>
          <table:table-cell ns41:value-type="float" table:style-name="ce30" office:value="9.049" office:value-type="float">
            <text:p>9.049</text:p>
          </table:table-cell>
          <table:table-cell ns41:value-type="float" table:style-name="ce30" office:value="340" office:value-type="float">
            <text:p>340</text:p>
          </table:table-cell>
          <table:table-cell ns41:value-type="float" table:style-name="ce30" office:value="15.139" office:value-type="float">
            <text:p>15.139</text:p>
          </table:table-cell>
          <table:table-cell ns41:value-type="float" table:style-name="ce34" office:value="30.607" office:value-type="float">
            <text:p>30.6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18" office:value-type="float">
            <text:p>1818</text:p>
          </table:table-cell>
          <table:table-cell ns41:value-type="string" table:style-name="ce18" office:value-type="string">
            <text:p>van 31 tot 32 jaren.</text:p>
          </table:table-cell>
          <table:table-cell table:style-name="Default"/>
          <table:table-cell ns41:value-type="float" table:style-name="ce25" office:value="5.534" office:value-type="float">
            <text:p>5.534</text:p>
          </table:table-cell>
          <table:table-cell ns41:value-type="float" table:style-name="ce30" office:value="7.381" office:value-type="float">
            <text:p>7.381</text:p>
          </table:table-cell>
          <table:table-cell ns41:value-type="float" table:style-name="ce30" office:value="261" office:value-type="float">
            <text:p>261</text:p>
          </table:table-cell>
          <table:table-cell ns41:value-type="float" table:style-name="ce30" office:value="13.176" office:value-type="float">
            <text:p>13.176</text:p>
          </table:table-cell>
          <table:table-cell ns41:value-type="float" table:style-name="ce30" office:value="3.931" office:value-type="float">
            <text:p>3.931</text:p>
          </table:table-cell>
          <table:table-cell ns41:value-type="float" table:style-name="ce30" office:value="8.352" office:value-type="float">
            <text:p>8.352</text:p>
          </table:table-cell>
          <table:table-cell ns41:value-type="float" table:style-name="ce30" office:value="362" office:value-type="float">
            <text:p>362</text:p>
          </table:table-cell>
          <table:table-cell ns41:value-type="float" table:style-name="ce30" office:value="12.645" office:value-type="float">
            <text:p>12.645</text:p>
          </table:table-cell>
          <table:table-cell ns41:value-type="float" table:style-name="ce34" office:value="25.821" office:value-type="float">
            <text:p>25.82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17" office:value-type="float">
            <text:p>1817</text:p>
          </table:table-cell>
          <table:table-cell ns41:value-type="string" table:style-name="ce18" office:value-type="string">
            <text:p>van 32 tot 33 jaren.</text:p>
          </table:table-cell>
          <table:table-cell table:style-name="Default"/>
          <table:table-cell ns41:value-type="float" table:style-name="ce25" office:value="5.13" office:value-type="float">
            <text:p>5.13</text:p>
          </table:table-cell>
          <table:table-cell ns41:value-type="float" table:style-name="ce30" office:value="7.786" office:value-type="float">
            <text:p>7.786</text:p>
          </table:table-cell>
          <table:table-cell ns41:value-type="float" table:style-name="ce30" office:value="283" office:value-type="float">
            <text:p>283</text:p>
          </table:table-cell>
          <table:table-cell ns41:value-type="float" table:style-name="ce30" office:value="13.199" office:value-type="float">
            <text:p>13.199</text:p>
          </table:table-cell>
          <table:table-cell ns41:value-type="float" table:style-name="ce30" office:value="3.731" office:value-type="float">
            <text:p>3.731</text:p>
          </table:table-cell>
          <table:table-cell ns41:value-type="float" table:style-name="ce30" office:value="8.664" office:value-type="float">
            <text:p>8.664</text:p>
          </table:table-cell>
          <table:table-cell ns41:value-type="float" table:style-name="ce30" office:value="381" office:value-type="float">
            <text:p>381</text:p>
          </table:table-cell>
          <table:table-cell ns41:value-type="float" table:style-name="ce30" office:value="12.776" office:value-type="float">
            <text:p>12.776</text:p>
          </table:table-cell>
          <table:table-cell ns41:value-type="float" table:style-name="ce34" office:value="25.975" office:value-type="float">
            <text:p>25.9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16" office:value-type="float">
            <text:p>1816</text:p>
          </table:table-cell>
          <table:table-cell ns41:value-type="string" table:style-name="ce18" office:value-type="string">
            <text:p>van 33 tot 34 jaren.</text:p>
          </table:table-cell>
          <table:table-cell table:style-name="Default"/>
          <table:table-cell ns41:value-type="float" table:style-name="ce25" office:value="5.09" office:value-type="float">
            <text:p>5.09</text:p>
          </table:table-cell>
          <table:table-cell ns41:value-type="float" table:style-name="ce30" office:value="8.843" office:value-type="float">
            <text:p>8.843</text:p>
          </table:table-cell>
          <table:table-cell ns41:value-type="float" table:style-name="ce30" office:value="334" office:value-type="float">
            <text:p>334</text:p>
          </table:table-cell>
          <table:table-cell ns41:value-type="float" table:style-name="ce30" office:value="14.267" office:value-type="float">
            <text:p>14.267</text:p>
          </table:table-cell>
          <table:table-cell ns41:value-type="float" table:style-name="ce30" office:value="3.77" office:value-type="float">
            <text:p>3.77</text:p>
          </table:table-cell>
          <table:table-cell ns41:value-type="float" table:style-name="ce30" office:value="9.836" office:value-type="float">
            <text:p>9.836</text:p>
          </table:table-cell>
          <table:table-cell ns41:value-type="float" table:style-name="ce30" office:value="523" office:value-type="float">
            <text:p>523</text:p>
          </table:table-cell>
          <table:table-cell ns41:value-type="float" table:style-name="ce30" office:value="14.129" office:value-type="float">
            <text:p>14.129</text:p>
          </table:table-cell>
          <table:table-cell ns41:value-type="float" table:style-name="ce34" office:value="28.396" office:value-type="float">
            <text:p>28.39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15" office:value-type="float">
            <text:p>1815</text:p>
          </table:table-cell>
          <table:table-cell ns41:value-type="string" table:style-name="ce18" office:value-type="string">
            <text:p>van 34 tot 35 jaren.</text:p>
          </table:table-cell>
          <table:table-cell table:style-name="Default"/>
          <table:table-cell ns41:value-type="float" table:style-name="ce25" office:value="4.239" office:value-type="float">
            <text:p>4.239</text:p>
          </table:table-cell>
          <table:table-cell ns41:value-type="float" table:style-name="ce30" office:value="8.741" office:value-type="float">
            <text:p>8.741</text:p>
          </table:table-cell>
          <table:table-cell ns41:value-type="float" table:style-name="ce30" office:value="337" office:value-type="float">
            <text:p>337</text:p>
          </table:table-cell>
          <table:table-cell ns41:value-type="float" table:style-name="ce30" office:value="13.317" office:value-type="float">
            <text:p>13.317</text:p>
          </table:table-cell>
          <table:table-cell ns41:value-type="float" table:style-name="ce30" office:value="3.051" office:value-type="float">
            <text:p>3.051</text:p>
          </table:table-cell>
          <table:table-cell ns41:value-type="float" table:style-name="ce30" office:value="9.281" office:value-type="float">
            <text:p>9.281</text:p>
          </table:table-cell>
          <table:table-cell ns41:value-type="float" table:style-name="ce30" office:value="499" office:value-type="float">
            <text:p>499</text:p>
          </table:table-cell>
          <table:table-cell ns41:value-type="float" table:style-name="ce30" office:value="12.831" office:value-type="float">
            <text:p>12.831</text:p>
          </table:table-cell>
          <table:table-cell ns41:value-type="float" table:style-name="ce34" office:value="26.148" office:value-type="float">
            <text:p>26.14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14" office:value-type="float">
            <text:p>1814</text:p>
          </table:table-cell>
          <table:table-cell ns41:value-type="string" table:style-name="ce18" office:value-type="string">
            <text:p>van 35 tot 36 jaren.</text:p>
          </table:table-cell>
          <table:table-cell table:style-name="Default"/>
          <table:table-cell ns41:value-type="float" table:style-name="ce25" office:value="3.638" office:value-type="float">
            <text:p>3.638</text:p>
          </table:table-cell>
          <table:table-cell ns41:value-type="float" table:style-name="ce30" office:value="8.731" office:value-type="float">
            <text:p>8.731</text:p>
          </table:table-cell>
          <table:table-cell ns41:value-type="float" table:style-name="ce30" office:value="364" office:value-type="float">
            <text:p>364</text:p>
          </table:table-cell>
          <table:table-cell ns41:value-type="float" table:style-name="ce30" office:value="12.733" office:value-type="float">
            <text:p>12.733</text:p>
          </table:table-cell>
          <table:table-cell ns41:value-type="float" table:style-name="ce30" office:value="2.735" office:value-type="float">
            <text:p>2.735</text:p>
          </table:table-cell>
          <table:table-cell ns41:value-type="float" table:style-name="ce30" office:value="9.431" office:value-type="float">
            <text:p>9.431</text:p>
          </table:table-cell>
          <table:table-cell ns41:value-type="float" table:style-name="ce30" office:value="576" office:value-type="float">
            <text:p>576</text:p>
          </table:table-cell>
          <table:table-cell ns41:value-type="float" table:style-name="ce30" office:value="12.742" office:value-type="float">
            <text:p>12.742</text:p>
          </table:table-cell>
          <table:table-cell ns41:value-type="float" table:style-name="ce34" office:value="25.475" office:value-type="float">
            <text:p>25.4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13" office:value-type="float">
            <text:p>1813</text:p>
          </table:table-cell>
          <table:table-cell ns41:value-type="string" table:style-name="ce18" office:value-type="string">
            <text:p>van 36 tot 37 jaren.</text:p>
          </table:table-cell>
          <table:table-cell table:style-name="Default"/>
          <table:table-cell ns41:value-type="float" table:style-name="ce25" office:value="3.372" office:value-type="float">
            <text:p>3.372</text:p>
          </table:table-cell>
          <table:table-cell ns41:value-type="float" table:style-name="ce30" office:value="8.952" office:value-type="float">
            <text:p>8.952</text:p>
          </table:table-cell>
          <table:table-cell ns41:value-type="float" table:style-name="ce30" office:value="421" office:value-type="float">
            <text:p>421</text:p>
          </table:table-cell>
          <table:table-cell ns41:value-type="float" table:style-name="ce30" office:value="12.745" office:value-type="float">
            <text:p>12.745</text:p>
          </table:table-cell>
          <table:table-cell ns41:value-type="float" table:style-name="ce30" office:value="2.415" office:value-type="float">
            <text:p>2.415</text:p>
          </table:table-cell>
          <table:table-cell ns41:value-type="float" table:style-name="ce30" office:value="9.359" office:value-type="float">
            <text:p>9.359</text:p>
          </table:table-cell>
          <table:table-cell ns41:value-type="float" table:style-name="ce30" office:value="612" office:value-type="float">
            <text:p>612</text:p>
          </table:table-cell>
          <table:table-cell ns41:value-type="float" table:style-name="ce30" office:value="12.386" office:value-type="float">
            <text:p>12.386</text:p>
          </table:table-cell>
          <table:table-cell ns41:value-type="float" table:style-name="ce34" office:value="25.131" office:value-type="float">
            <text:p>25.13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12" office:value-type="float">
            <text:p>1812</text:p>
          </table:table-cell>
          <table:table-cell ns41:value-type="string" table:style-name="ce18" office:value-type="string">
            <text:p>van 37 tot 38 jaren.</text:p>
          </table:table-cell>
          <table:table-cell table:style-name="Default"/>
          <table:table-cell ns41:value-type="float" table:style-name="ce25" office:value="2.57" office:value-type="float">
            <text:p>2.57</text:p>
          </table:table-cell>
          <table:table-cell ns41:value-type="float" table:style-name="ce30" office:value="8.472" office:value-type="float">
            <text:p>8.472</text:p>
          </table:table-cell>
          <table:table-cell ns41:value-type="float" table:style-name="ce30" office:value="396" office:value-type="float">
            <text:p>396</text:p>
          </table:table-cell>
          <table:table-cell ns41:value-type="float" table:style-name="ce30" office:value="11.438" office:value-type="float">
            <text:p>11.438</text:p>
          </table:table-cell>
          <table:table-cell ns41:value-type="float" table:style-name="ce30" office:value="1.994" office:value-type="float">
            <text:p>1.994</text:p>
          </table:table-cell>
          <table:table-cell ns41:value-type="float" table:style-name="ce30" office:value="8.736" office:value-type="float">
            <text:p>8.736</text:p>
          </table:table-cell>
          <table:table-cell ns41:value-type="float" table:style-name="ce30" office:value="659" office:value-type="float">
            <text:p>659</text:p>
          </table:table-cell>
          <table:table-cell ns41:value-type="float" table:style-name="ce30" office:value="11.389" office:value-type="float">
            <text:p>11.389</text:p>
          </table:table-cell>
          <table:table-cell ns41:value-type="float" table:style-name="ce34" office:value="22.827" office:value-type="float">
            <text:p>22.82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11" office:value-type="float">
            <text:p>1811</text:p>
          </table:table-cell>
          <table:table-cell ns41:value-type="string" table:style-name="ce18" office:value-type="string">
            <text:p>van 38 tot 39 jaren.</text:p>
          </table:table-cell>
          <table:table-cell table:style-name="Default"/>
          <table:table-cell ns41:value-type="float" table:style-name="ce25" office:value="2.488" office:value-type="float">
            <text:p>2.488</text:p>
          </table:table-cell>
          <table:table-cell ns41:value-type="float" table:style-name="ce30" office:value="9.097" office:value-type="float">
            <text:p>9.097</text:p>
          </table:table-cell>
          <table:table-cell ns41:value-type="float" table:style-name="ce30" office:value="471" office:value-type="float">
            <text:p>471</text:p>
          </table:table-cell>
          <table:table-cell ns41:value-type="float" table:style-name="ce30" office:value="12.056" office:value-type="float">
            <text:p>12.056</text:p>
          </table:table-cell>
          <table:table-cell ns41:value-type="float" table:style-name="ce30" office:value="2.057" office:value-type="float">
            <text:p>2.057</text:p>
          </table:table-cell>
          <table:table-cell ns41:value-type="float" table:style-name="ce30" office:value="9.202" office:value-type="float">
            <text:p>9.202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11.989" office:value-type="float">
            <text:p>11.989</text:p>
          </table:table-cell>
          <table:table-cell ns41:value-type="float" table:style-name="ce34" office:value="24.045" office:value-type="float">
            <text:p>24.04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10" office:value-type="float">
            <text:p>1810</text:p>
          </table:table-cell>
          <table:table-cell ns41:value-type="string" table:style-name="ce18" office:value-type="string">
            <text:p>van 39 tot 40 jaren.</text:p>
          </table:table-cell>
          <table:table-cell table:style-name="Default"/>
          <table:table-cell ns41:value-type="float" table:style-name="ce25" office:value="2.134" office:value-type="float">
            <text:p>2.134</text:p>
          </table:table-cell>
          <table:table-cell ns41:value-type="float" table:style-name="ce30" office:value="8.717" office:value-type="float">
            <text:p>8.717</text:p>
          </table:table-cell>
          <table:table-cell ns41:value-type="float" table:style-name="ce30" office:value="440" office:value-type="float">
            <text:p>440</text:p>
          </table:table-cell>
          <table:table-cell ns41:value-type="float" table:style-name="ce30" office:value="11.291" office:value-type="float">
            <text:p>11.291</text:p>
          </table:table-cell>
          <table:table-cell ns41:value-type="float" table:style-name="ce30" office:value="1.794" office:value-type="float">
            <text:p>1.794</text:p>
          </table:table-cell>
          <table:table-cell ns41:value-type="float" table:style-name="ce30" office:value="8.763" office:value-type="float">
            <text:p>8.763</text:p>
          </table:table-cell>
          <table:table-cell ns41:value-type="float" table:style-name="ce30" office:value="764" office:value-type="float">
            <text:p>764</text:p>
          </table:table-cell>
          <table:table-cell ns41:value-type="float" table:style-name="ce30" office:value="11.321" office:value-type="float">
            <text:p>11.321</text:p>
          </table:table-cell>
          <table:table-cell ns41:value-type="float" table:style-name="ce34" office:value="22.612" office:value-type="float">
            <text:p>22.61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09" office:value-type="float">
            <text:p>1809</text:p>
          </table:table-cell>
          <table:table-cell ns41:value-type="string" table:style-name="ce18" office:value-type="string">
            <text:p>van 40 tot 41 jaren.</text:p>
          </table:table-cell>
          <table:table-cell table:style-name="Default"/>
          <table:table-cell ns41:value-type="float" table:style-name="ce25" office:value="2.084" office:value-type="float">
            <text:p>2.084</text:p>
          </table:table-cell>
          <table:table-cell ns41:value-type="float" table:style-name="ce30" office:value="8.36" office:value-type="float">
            <text:p>8.36</text:p>
          </table:table-cell>
          <table:table-cell ns41:value-type="float" table:style-name="ce30" office:value="510" office:value-type="float">
            <text:p>510</text:p>
          </table:table-cell>
          <table:table-cell ns41:value-type="float" table:style-name="ce30" office:value="10.954" office:value-type="float">
            <text:p>10.954</text:p>
          </table:table-cell>
          <table:table-cell ns41:value-type="float" table:style-name="ce30" office:value="1.857" office:value-type="float">
            <text:p>1.857</text:p>
          </table:table-cell>
          <table:table-cell ns41:value-type="float" table:style-name="ce30" office:value="8.312" office:value-type="float">
            <text:p>8.312</text:p>
          </table:table-cell>
          <table:table-cell ns41:value-type="float" table:style-name="ce30" office:value="837" office:value-type="float">
            <text:p>837</text:p>
          </table:table-cell>
          <table:table-cell ns41:value-type="float" table:style-name="ce30" office:value="11.006" office:value-type="float">
            <text:p>11.006</text:p>
          </table:table-cell>
          <table:table-cell ns41:value-type="float" table:style-name="ce34" office:value="21.96" office:value-type="float">
            <text:p>21.9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08" office:value-type="float">
            <text:p>1808</text:p>
          </table:table-cell>
          <table:table-cell ns41:value-type="string" table:style-name="ce18" office:value-type="string">
            <text:p>van 41 tot 42 jaren.</text:p>
          </table:table-cell>
          <table:table-cell table:style-name="Default"/>
          <table:table-cell ns41:value-type="float" table:style-name="ce25" office:value="1.607" office:value-type="float">
            <text:p>1.607</text:p>
          </table:table-cell>
          <table:table-cell ns41:value-type="float" table:style-name="ce30" office:value="7.642" office:value-type="float">
            <text:p>7.642</text:p>
          </table:table-cell>
          <table:table-cell ns41:value-type="float" table:style-name="ce30" office:value="459" office:value-type="float">
            <text:p>459</text:p>
          </table:table-cell>
          <table:table-cell ns41:value-type="float" table:style-name="ce30" office:value="9.708" office:value-type="float">
            <text:p>9.708</text:p>
          </table:table-cell>
          <table:table-cell ns41:value-type="float" table:style-name="ce30" office:value="1.245" office:value-type="float">
            <text:p>1.245</text:p>
          </table:table-cell>
          <table:table-cell ns41:value-type="float" table:style-name="ce30" office:value="7.231" office:value-type="float">
            <text:p>7.231</text:p>
          </table:table-cell>
          <table:table-cell ns41:value-type="float" table:style-name="ce30" office:value="696" office:value-type="float">
            <text:p>696</text:p>
          </table:table-cell>
          <table:table-cell ns41:value-type="float" table:style-name="ce30" office:value="9.172" office:value-type="float">
            <text:p>9.172</text:p>
          </table:table-cell>
          <table:table-cell ns41:value-type="float" table:style-name="ce34" office:value="18.88" office:value-type="float">
            <text:p>18.8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07" office:value-type="float">
            <text:p>1807</text:p>
          </table:table-cell>
          <table:table-cell ns41:value-type="string" table:style-name="ce18" office:value-type="string">
            <text:p>van 42 tot 43 jaren.</text:p>
          </table:table-cell>
          <table:table-cell table:style-name="Default"/>
          <table:table-cell ns41:value-type="float" table:style-name="ce25" office:value="1.55" office:value-type="float">
            <text:p>1.55</text:p>
          </table:table-cell>
          <table:table-cell ns41:value-type="float" table:style-name="ce30" office:value="8.096" office:value-type="float">
            <text:p>8.096</text:p>
          </table:table-cell>
          <table:table-cell ns41:value-type="float" table:style-name="ce30" office:value="489" office:value-type="float">
            <text:p>489</text:p>
          </table:table-cell>
          <table:table-cell ns41:value-type="float" table:style-name="ce30" office:value="10.135" office:value-type="float">
            <text:p>10.135</text:p>
          </table:table-cell>
          <table:table-cell ns41:value-type="float" table:style-name="ce30" office:value="1.465" office:value-type="float">
            <text:p>1.465</text:p>
          </table:table-cell>
          <table:table-cell ns41:value-type="float" table:style-name="ce30" office:value="7.872" office:value-type="float">
            <text:p>7.872</text:p>
          </table:table-cell>
          <table:table-cell ns41:value-type="float" table:style-name="ce30" office:value="924" office:value-type="float">
            <text:p>924</text:p>
          </table:table-cell>
          <table:table-cell ns41:value-type="float" table:style-name="ce30" office:value="10.261" office:value-type="float">
            <text:p>10.261</text:p>
          </table:table-cell>
          <table:table-cell ns41:value-type="float" table:style-name="ce34" office:value="20.396" office:value-type="float">
            <text:p>20.39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06" office:value-type="float">
            <text:p>1806</text:p>
          </table:table-cell>
          <table:table-cell ns41:value-type="string" table:style-name="ce18" office:value-type="string">
            <text:p>van 43 tot 44 jaren.</text:p>
          </table:table-cell>
          <table:table-cell table:style-name="Default"/>
          <table:table-cell ns41:value-type="float" table:style-name="ce25" office:value="1.531" office:value-type="float">
            <text:p>1.531</text:p>
          </table:table-cell>
          <table:table-cell ns41:value-type="float" table:style-name="ce30" office:value="8.157" office:value-type="float">
            <text:p>8.157</text:p>
          </table:table-cell>
          <table:table-cell ns41:value-type="float" table:style-name="ce30" office:value="536" office:value-type="float">
            <text:p>536</text:p>
          </table:table-cell>
          <table:table-cell ns41:value-type="float" table:style-name="ce30" office:value="10.224" office:value-type="float">
            <text:p>10.224</text:p>
          </table:table-cell>
          <table:table-cell ns41:value-type="float" table:style-name="ce30" office:value="1.277" office:value-type="float">
            <text:p>1.277</text:p>
          </table:table-cell>
          <table:table-cell ns41:value-type="float" table:style-name="ce30" office:value="7.742" office:value-type="float">
            <text:p>7.742</text:p>
          </table:table-cell>
          <table:table-cell ns41:value-type="float" table:style-name="ce30" office:value="943" office:value-type="float">
            <text:p>943</text:p>
          </table:table-cell>
          <table:table-cell ns41:value-type="float" table:style-name="ce30" office:value="9.962" office:value-type="float">
            <text:p>9.962</text:p>
          </table:table-cell>
          <table:table-cell ns41:value-type="float" table:style-name="ce34" office:value="20.186" office:value-type="float">
            <text:p>20.18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05" office:value-type="float">
            <text:p>1805</text:p>
          </table:table-cell>
          <table:table-cell ns41:value-type="string" table:style-name="ce18" office:value-type="string">
            <text:p>van 44 tot 45 jaren.</text:p>
          </table:table-cell>
          <table:table-cell table:style-name="Default"/>
          <table:table-cell ns41:value-type="float" table:style-name="ce25" office:value="1.48" office:value-type="float">
            <text:p>1.48</text:p>
          </table:table-cell>
          <table:table-cell ns41:value-type="float" table:style-name="ce30" office:value="8.112" office:value-type="float">
            <text:p>8.112</text:p>
          </table:table-cell>
          <table:table-cell ns41:value-type="float" table:style-name="ce30" office:value="605" office:value-type="float">
            <text:p>605</text:p>
          </table:table-cell>
          <table:table-cell ns41:value-type="float" table:style-name="ce30" office:value="10.197" office:value-type="float">
            <text:p>10.197</text:p>
          </table:table-cell>
          <table:table-cell ns41:value-type="float" table:style-name="ce30" office:value="1.334" office:value-type="float">
            <text:p>1.334</text:p>
          </table:table-cell>
          <table:table-cell ns41:value-type="float" table:style-name="ce30" office:value="7.748" office:value-type="float">
            <text:p>7.748</text:p>
          </table:table-cell>
          <table:table-cell ns41:value-type="float" table:style-name="ce30" office:value="1.051" office:value-type="float">
            <text:p>1.051</text:p>
          </table:table-cell>
          <table:table-cell ns41:value-type="float" table:style-name="ce30" office:value="10.133" office:value-type="float">
            <text:p>10.133</text:p>
          </table:table-cell>
          <table:table-cell ns41:value-type="float" table:style-name="ce34" office:value="20.33" office:value-type="float">
            <text:p>20.3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04" office:value-type="float">
            <text:p>1804</text:p>
          </table:table-cell>
          <table:table-cell ns41:value-type="string" table:style-name="ce18" office:value-type="string">
            <text:p>van 45 tot 46 jaren.</text:p>
          </table:table-cell>
          <table:table-cell table:style-name="Default"/>
          <table:table-cell ns41:value-type="float" table:style-name="ce25" office:value="1.488" office:value-type="float">
            <text:p>1.488</text:p>
          </table:table-cell>
          <table:table-cell ns41:value-type="float" table:style-name="ce30" office:value="7.909" office:value-type="float">
            <text:p>7.909</text:p>
          </table:table-cell>
          <table:table-cell ns41:value-type="float" table:style-name="ce30" office:value="631" office:value-type="float">
            <text:p>631</text:p>
          </table:table-cell>
          <table:table-cell ns41:value-type="float" table:style-name="ce30" office:value="10.026" office:value-type="float">
            <text:p>10.026</text:p>
          </table:table-cell>
          <table:table-cell ns41:value-type="float" table:style-name="ce30" office:value="1.258" office:value-type="float">
            <text:p>1.258</text:p>
          </table:table-cell>
          <table:table-cell ns41:value-type="float" table:style-name="ce30" office:value="7.497" office:value-type="float">
            <text:p>7.497</text:p>
          </table:table-cell>
          <table:table-cell ns41:value-type="float" table:style-name="ce30" office:value="1.073" office:value-type="float">
            <text:p>1.073</text:p>
          </table:table-cell>
          <table:table-cell ns41:value-type="float" table:style-name="ce30" office:value="9.828" office:value-type="float">
            <text:p>9.828</text:p>
          </table:table-cell>
          <table:table-cell ns41:value-type="float" table:style-name="ce34" office:value="19.854" office:value-type="float">
            <text:p>19.85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03" office:value-type="float">
            <text:p>1803</text:p>
          </table:table-cell>
          <table:table-cell ns41:value-type="string" table:style-name="ce18" office:value-type="string">
            <text:p>van 46 tot 47 jaren.</text:p>
          </table:table-cell>
          <table:table-cell table:style-name="Default"/>
          <table:table-cell ns41:value-type="float" table:style-name="ce25" office:value="1.462" office:value-type="float">
            <text:p>1.462</text:p>
          </table:table-cell>
          <table:table-cell ns41:value-type="float" table:style-name="ce30" office:value="7.901" office:value-type="float">
            <text:p>7.901</text:p>
          </table:table-cell>
          <table:table-cell ns41:value-type="float" table:style-name="ce30" office:value="659" office:value-type="float">
            <text:p>659</text:p>
          </table:table-cell>
          <table:table-cell ns41:value-type="float" table:style-name="ce30" office:value="10.022" office:value-type="float">
            <text:p>10.022</text:p>
          </table:table-cell>
          <table:table-cell ns41:value-type="float" table:style-name="ce30" office:value="1.186" office:value-type="float">
            <text:p>1.186</text:p>
          </table:table-cell>
          <table:table-cell ns41:value-type="float" table:style-name="ce30" office:value="7.461" office:value-type="float">
            <text:p>7.461</text:p>
          </table:table-cell>
          <table:table-cell ns41:value-type="float" table:style-name="ce30" office:value="1.137" office:value-type="float">
            <text:p>1.137</text:p>
          </table:table-cell>
          <table:table-cell ns41:value-type="float" table:style-name="ce30" office:value="9.784" office:value-type="float">
            <text:p>9.784</text:p>
          </table:table-cell>
          <table:table-cell ns41:value-type="float" table:style-name="ce34" office:value="19.806" office:value-type="float">
            <text:p>19.80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02" office:value-type="float">
            <text:p>1802</text:p>
          </table:table-cell>
          <table:table-cell ns41:value-type="string" table:style-name="ce18" office:value-type="string">
            <text:p>van 47 tot 48 jaren.</text:p>
          </table:table-cell>
          <table:table-cell table:style-name="Default"/>
          <table:table-cell ns41:value-type="float" table:style-name="ce25" office:value="1.355" office:value-type="float">
            <text:p>1.355</text:p>
          </table:table-cell>
          <table:table-cell ns41:value-type="float" table:style-name="ce30" office:value="7.979" office:value-type="float">
            <text:p>7.979</text:p>
          </table:table-cell>
          <table:table-cell ns41:value-type="float" table:style-name="ce30" office:value="708" office:value-type="float">
            <text:p>708</text:p>
          </table:table-cell>
          <table:table-cell ns41:value-type="float" table:style-name="ce30" office:value="10.042" office:value-type="float">
            <text:p>10.042</text:p>
          </table:table-cell>
          <table:table-cell ns41:value-type="float" table:style-name="ce30" office:value="1.174" office:value-type="float">
            <text:p>1.174</text:p>
          </table:table-cell>
          <table:table-cell ns41:value-type="float" table:style-name="ce30" office:value="7.373" office:value-type="float">
            <text:p>7.373</text:p>
          </table:table-cell>
          <table:table-cell ns41:value-type="float" table:style-name="ce30" office:value="1.352" office:value-type="float">
            <text:p>1.352</text:p>
          </table:table-cell>
          <table:table-cell ns41:value-type="float" table:style-name="ce30" office:value="9.899" office:value-type="float">
            <text:p>9.899</text:p>
          </table:table-cell>
          <table:table-cell ns41:value-type="float" table:style-name="ce34" office:value="19.941" office:value-type="float">
            <text:p>19.94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01" office:value-type="float">
            <text:p>1801</text:p>
          </table:table-cell>
          <table:table-cell ns41:value-type="string" table:style-name="ce18" office:value-type="string">
            <text:p>van 48 tot 49 jaren.</text:p>
          </table:table-cell>
          <table:table-cell table:style-name="Default"/>
          <table:table-cell ns41:value-type="float" table:style-name="ce25" office:value="1.192" office:value-type="float">
            <text:p>1.192</text:p>
          </table:table-cell>
          <table:table-cell ns41:value-type="float" table:style-name="ce30" office:value="7.948" office:value-type="float">
            <text:p>7.948</text:p>
          </table:table-cell>
          <table:table-cell ns41:value-type="float" table:style-name="ce30" office:value="760" office:value-type="float">
            <text:p>760</text:p>
          </table:table-cell>
          <table:table-cell ns41:value-type="float" table:style-name="ce30" office:value="9.9" office:value-type="float">
            <text:p>9.9</text:p>
          </table:table-cell>
          <table:table-cell ns41:value-type="float" table:style-name="ce30" office:value="1.174" office:value-type="float">
            <text:p>1.174</text:p>
          </table:table-cell>
          <table:table-cell ns41:value-type="float" table:style-name="ce30" office:value="7.284" office:value-type="float">
            <text:p>7.284</text:p>
          </table:table-cell>
          <table:table-cell ns41:value-type="float" table:style-name="ce30" office:value="1.455" office:value-type="float">
            <text:p>1.455</text:p>
          </table:table-cell>
          <table:table-cell ns41:value-type="float" table:style-name="ce30" office:value="9.913" office:value-type="float">
            <text:p>9.913</text:p>
          </table:table-cell>
          <table:table-cell ns41:value-type="float" table:style-name="ce34" office:value="19.813" office:value-type="float">
            <text:p>19.8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800" office:value-type="float">
            <text:p>1800</text:p>
          </table:table-cell>
          <table:table-cell ns41:value-type="string" table:style-name="ce18" office:value-type="string">
            <text:p>van 49 tot 50 jaren.</text:p>
          </table:table-cell>
          <table:table-cell table:style-name="Default"/>
          <table:table-cell ns41:value-type="float" table:style-name="ce25" office:value="1.265" office:value-type="float">
            <text:p>1.265</text:p>
          </table:table-cell>
          <table:table-cell ns41:value-type="float" table:style-name="ce30" office:value="8.076" office:value-type="float">
            <text:p>8.076</text:p>
          </table:table-cell>
          <table:table-cell ns41:value-type="float" table:style-name="ce30" office:value="893" office:value-type="float">
            <text:p>893</text:p>
          </table:table-cell>
          <table:table-cell ns41:value-type="float" table:style-name="ce30" office:value="10.234" office:value-type="float">
            <text:p>10.234</text:p>
          </table:table-cell>
          <table:table-cell ns41:value-type="float" table:style-name="ce30" office:value="1.243" office:value-type="float">
            <text:p>1.243</text:p>
          </table:table-cell>
          <table:table-cell ns41:value-type="float" table:style-name="ce30" office:value="7.414" office:value-type="float">
            <text:p>7.414</text:p>
          </table:table-cell>
          <table:table-cell ns41:value-type="float" table:style-name="ce30" office:value="1.692" office:value-type="float">
            <text:p>1.692</text:p>
          </table:table-cell>
          <table:table-cell ns41:value-type="float" table:style-name="ce30" office:value="10.349" office:value-type="float">
            <text:p>10.349</text:p>
          </table:table-cell>
          <table:table-cell ns41:value-type="float" table:style-name="ce34" office:value="20.583" office:value-type="float">
            <text:p>20.5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99" office:value-type="float">
            <text:p>1799</text:p>
          </table:table-cell>
          <table:table-cell ns41:value-type="string" table:style-name="ce18" office:value-type="string">
            <text:p>van 50 tot 51 jaren.</text:p>
          </table:table-cell>
          <table:table-cell table:style-name="Default"/>
          <table:table-cell ns41:value-type="float" table:style-name="ce25" office:value="1.275" office:value-type="float">
            <text:p>1.275</text:p>
          </table:table-cell>
          <table:table-cell ns41:value-type="float" table:style-name="ce30" office:value="8.283" office:value-type="float">
            <text:p>8.283</text:p>
          </table:table-cell>
          <table:table-cell ns41:value-type="float" table:style-name="ce30" office:value="950" office:value-type="float">
            <text:p>950</text:p>
          </table:table-cell>
          <table:table-cell ns41:value-type="float" table:style-name="ce30" office:value="10.508" office:value-type="float">
            <text:p>10.508</text:p>
          </table:table-cell>
          <table:table-cell ns41:value-type="float" table:style-name="ce30" office:value="1.206" office:value-type="float">
            <text:p>1.206</text:p>
          </table:table-cell>
          <table:table-cell ns41:value-type="float" table:style-name="ce30" office:value="7.143" office:value-type="float">
            <text:p>7.143</text:p>
          </table:table-cell>
          <table:table-cell ns41:value-type="float" table:style-name="ce30" office:value="1.803" office:value-type="float">
            <text:p>1.803</text:p>
          </table:table-cell>
          <table:table-cell ns41:value-type="float" table:style-name="ce30" office:value="10.152" office:value-type="float">
            <text:p>10.152</text:p>
          </table:table-cell>
          <table:table-cell ns41:value-type="float" table:style-name="ce34" office:value="20.66" office:value-type="float">
            <text:p>20.6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98" office:value-type="float">
            <text:p>1798</text:p>
          </table:table-cell>
          <table:table-cell ns41:value-type="string" table:style-name="ce18" office:value-type="string">
            <text:p>van 51 tot 52 jaren.</text:p>
          </table:table-cell>
          <table:table-cell table:style-name="Default"/>
          <table:table-cell ns41:value-type="float" table:style-name="ce25" office:value="1.01" office:value-type="float">
            <text:p>1.01</text:p>
          </table:table-cell>
          <table:table-cell ns41:value-type="float" table:style-name="ce30" office:value="7.041" office:value-type="float">
            <text:p>7.041</text:p>
          </table:table-cell>
          <table:table-cell ns41:value-type="float" table:style-name="ce30" office:value="853" office:value-type="float">
            <text:p>853</text:p>
          </table:table-cell>
          <table:table-cell ns41:value-type="float" table:style-name="ce30" office:value="8.904" office:value-type="float">
            <text:p>8.904</text:p>
          </table:table-cell>
          <table:table-cell ns41:value-type="float" table:style-name="ce30" office:value="847" office:value-type="float">
            <text:p>847</text:p>
          </table:table-cell>
          <table:table-cell ns41:value-type="float" table:style-name="ce30" office:value="6.099" office:value-type="float">
            <text:p>6.099</text:p>
          </table:table-cell>
          <table:table-cell ns41:value-type="float" table:style-name="ce30" office:value="1.519" office:value-type="float">
            <text:p>1.519</text:p>
          </table:table-cell>
          <table:table-cell ns41:value-type="float" table:style-name="ce30" office:value="8.465" office:value-type="float">
            <text:p>8.465</text:p>
          </table:table-cell>
          <table:table-cell ns41:value-type="float" table:style-name="ce34" office:value="17.369" office:value-type="float">
            <text:p>17.36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table:style-name="ce13"/>
          <table:table-cell ns41:value-type="string" table:style-name="ce18" office:value-type="string">
            <text:p>Over te brengen.</text:p>
          </table:table-cell>
          <table:table-cell table:style-name="Default"/>
          <table:table-cell ns41:value-type="float" table:style-name="ce25" office:value="631.717" office:value-type="float">
            <text:p>631.717</text:p>
          </table:table-cell>
          <table:table-cell ns41:value-type="float" table:style-name="ce30" office:value="210.555" office:value-type="float">
            <text:p>210.555</text:p>
          </table:table-cell>
          <table:table-cell ns41:value-type="float" table:style-name="ce30" office:value="12.369" office:value-type="float">
            <text:p>12.369</text:p>
          </table:table-cell>
          <table:table-cell ns41:value-type="float" table:style-name="ce30" office:value="854.641" office:value-type="float">
            <text:p>854.641</text:p>
          </table:table-cell>
          <table:table-cell ns41:value-type="float" table:style-name="ce30" office:value="586.167" office:value-type="float">
            <text:p>586.167</text:p>
          </table:table-cell>
          <table:table-cell ns41:value-type="float" table:style-name="ce30" office:value="227.165" office:value-type="float">
            <text:p>227.165</text:p>
          </table:table-cell>
          <table:table-cell ns41:value-type="float" table:style-name="ce30" office:value="21.127" office:value-type="float">
            <text:p>21.127</text:p>
          </table:table-cell>
          <table:table-cell ns41:value-type="float" table:style-name="ce30" office:value="834.459" office:value-type="float">
            <text:p>834.459</text:p>
          </table:table-cell>
          <table:table-cell ns41:value-type="string" table:style-name="ce34" office:value-type="string">
            <text:p>1,689,10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97" office:value-type="float">
            <text:p>1797</text:p>
          </table:table-cell>
          <table:table-cell ns41:value-type="string" table:style-name="ce18" office:value-type="string">
            <text:p>van 52 tot 53 jaren.</text:p>
          </table:table-cell>
          <table:table-cell table:style-name="Default"/>
          <table:table-cell ns41:value-type="float" table:style-name="ce25" office:value="980" office:value-type="float">
            <text:p>980</text:p>
          </table:table-cell>
          <table:table-cell ns41:value-type="float" table:style-name="ce30" office:value="7.151" office:value-type="float">
            <text:p>7.151</text:p>
          </table:table-cell>
          <table:table-cell ns41:value-type="float" table:style-name="ce30" office:value="955" office:value-type="float">
            <text:p>955</text:p>
          </table:table-cell>
          <table:table-cell ns41:value-type="float" table:style-name="ce30" office:value="9.086" office:value-type="float">
            <text:p>9.086</text:p>
          </table:table-cell>
          <table:table-cell ns41:value-type="float" table:style-name="ce30" office:value="899" office:value-type="float">
            <text:p>899</text:p>
          </table:table-cell>
          <table:table-cell ns41:value-type="float" table:style-name="ce30" office:value="6.111" office:value-type="float">
            <text:p>6.111</text:p>
          </table:table-cell>
          <table:table-cell ns41:value-type="float" table:style-name="ce30" office:value="1.687" office:value-type="float">
            <text:p>1.687</text:p>
          </table:table-cell>
          <table:table-cell ns41:value-type="float" table:style-name="ce30" office:value="8.697" office:value-type="float">
            <text:p>8.697</text:p>
          </table:table-cell>
          <table:table-cell ns41:value-type="float" table:style-name="ce34" office:value="17.783" office:value-type="float">
            <text:p>17.7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96" office:value-type="float">
            <text:p>1796</text:p>
          </table:table-cell>
          <table:table-cell ns41:value-type="string" table:style-name="ce18" office:value-type="string">
            <text:p>van 53 tot 54 jaren.</text:p>
          </table:table-cell>
          <table:table-cell table:style-name="Default"/>
          <table:table-cell ns41:value-type="float" table:style-name="ce25" office:value="913" office:value-type="float">
            <text:p>913</text:p>
          </table:table-cell>
          <table:table-cell ns41:value-type="float" table:style-name="ce30" office:value="6.335" office:value-type="float">
            <text:p>6.335</text:p>
          </table:table-cell>
          <table:table-cell ns41:value-type="float" table:style-name="ce30" office:value="887" office:value-type="float">
            <text:p>887</text:p>
          </table:table-cell>
          <table:table-cell ns41:value-type="float" table:style-name="ce30" office:value="8.135" office:value-type="float">
            <text:p>8.135</text:p>
          </table:table-cell>
          <table:table-cell ns41:value-type="float" table:style-name="ce30" office:value="855" office:value-type="float">
            <text:p>855</text:p>
          </table:table-cell>
          <table:table-cell ns41:value-type="float" table:style-name="ce30" office:value="5.584" office:value-type="float">
            <text:p>5.584</text:p>
          </table:table-cell>
          <table:table-cell ns41:value-type="float" table:style-name="ce30" office:value="1.677" office:value-type="float">
            <text:p>1.677</text:p>
          </table:table-cell>
          <table:table-cell ns41:value-type="float" table:style-name="ce30" office:value="8.116" office:value-type="float">
            <text:p>8.116</text:p>
          </table:table-cell>
          <table:table-cell ns41:value-type="float" table:style-name="ce34" office:value="16.251" office:value-type="float">
            <text:p>16.25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95" office:value-type="float">
            <text:p>1795</text:p>
          </table:table-cell>
          <table:table-cell ns41:value-type="string" table:style-name="ce18" office:value-type="string">
            <text:p>van 54 tot 55 jaren.</text:p>
          </table:table-cell>
          <table:table-cell table:style-name="Default"/>
          <table:table-cell ns41:value-type="float" table:style-name="ce25" office:value="826" office:value-type="float">
            <text:p>826</text:p>
          </table:table-cell>
          <table:table-cell ns41:value-type="float" table:style-name="ce30" office:value="5.765" office:value-type="float">
            <text:p>5.765</text:p>
          </table:table-cell>
          <table:table-cell ns41:value-type="float" table:style-name="ce30" office:value="863" office:value-type="float">
            <text:p>863</text:p>
          </table:table-cell>
          <table:table-cell ns41:value-type="float" table:style-name="ce30" office:value="7.454" office:value-type="float">
            <text:p>7.454</text:p>
          </table:table-cell>
          <table:table-cell ns41:value-type="float" table:style-name="ce30" office:value="873" office:value-type="float">
            <text:p>873</text:p>
          </table:table-cell>
          <table:table-cell ns41:value-type="float" table:style-name="ce30" office:value="5.354" office:value-type="float">
            <text:p>5.354</text:p>
          </table:table-cell>
          <table:table-cell ns41:value-type="float" table:style-name="ce30" office:value="1.786" office:value-type="float">
            <text:p>1.786</text:p>
          </table:table-cell>
          <table:table-cell ns41:value-type="float" table:style-name="ce30" office:value="8.013" office:value-type="float">
            <text:p>8.013</text:p>
          </table:table-cell>
          <table:table-cell ns41:value-type="float" table:style-name="ce34" office:value="15.467" office:value-type="float">
            <text:p>15.46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94" office:value-type="float">
            <text:p>1794</text:p>
          </table:table-cell>
          <table:table-cell ns41:value-type="string" table:style-name="ce18" office:value-type="string">
            <text:p>van 55 tot 56 jaren.</text:p>
          </table:table-cell>
          <table:table-cell table:style-name="Default"/>
          <table:table-cell ns41:value-type="float" table:style-name="ce25" office:value="814" office:value-type="float">
            <text:p>814</text:p>
          </table:table-cell>
          <table:table-cell ns41:value-type="float" table:style-name="ce30" office:value="5.462" office:value-type="float">
            <text:p>5.462</text:p>
          </table:table-cell>
          <table:table-cell ns41:value-type="float" table:style-name="ce30" office:value="924" office:value-type="float">
            <text:p>924</text:p>
          </table:table-cell>
          <table:table-cell ns41:value-type="float" table:style-name="ce30" office:value="7.2" office:value-type="float">
            <text:p>7.2</text:p>
          </table:table-cell>
          <table:table-cell ns41:value-type="float" table:style-name="ce30" office:value="806" office:value-type="float">
            <text:p>806</text:p>
          </table:table-cell>
          <table:table-cell ns41:value-type="float" table:style-name="ce30" office:value="4.94" office:value-type="float">
            <text:p>4.94</text:p>
          </table:table-cell>
          <table:table-cell ns41:value-type="float" table:style-name="ce30" office:value="1.826" office:value-type="float">
            <text:p>1.826</text:p>
          </table:table-cell>
          <table:table-cell ns41:value-type="float" table:style-name="ce30" office:value="7.572" office:value-type="float">
            <text:p>7.572</text:p>
          </table:table-cell>
          <table:table-cell ns41:value-type="float" table:style-name="ce34" office:value="14.772" office:value-type="float">
            <text:p>14.77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93" office:value-type="float">
            <text:p>1793</text:p>
          </table:table-cell>
          <table:table-cell ns41:value-type="string" table:style-name="ce18" office:value-type="string">
            <text:p>van 56 tot 57 jaren.</text:p>
          </table:table-cell>
          <table:table-cell table:style-name="Default"/>
          <table:table-cell ns41:value-type="float" table:style-name="ce25" office:value="712" office:value-type="float">
            <text:p>712</text:p>
          </table:table-cell>
          <table:table-cell ns41:value-type="float" table:style-name="ce30" office:value="5.27" office:value-type="float">
            <text:p>5.27</text:p>
          </table:table-cell>
          <table:table-cell ns41:value-type="float" table:style-name="ce30" office:value="1.003" office:value-type="float">
            <text:p>1.003</text:p>
          </table:table-cell>
          <table:table-cell ns41:value-type="float" table:style-name="ce30" office:value="6.985" office:value-type="float">
            <text:p>6.985</text:p>
          </table:table-cell>
          <table:table-cell ns41:value-type="float" table:style-name="ce30" office:value="756" office:value-type="float">
            <text:p>756</text:p>
          </table:table-cell>
          <table:table-cell ns41:value-type="float" table:style-name="ce30" office:value="4.763" office:value-type="float">
            <text:p>4.763</text:p>
          </table:table-cell>
          <table:table-cell ns41:value-type="float" table:style-name="ce30" office:value="1.95" office:value-type="float">
            <text:p>1.95</text:p>
          </table:table-cell>
          <table:table-cell ns41:value-type="float" table:style-name="ce30" office:value="7.469" office:value-type="float">
            <text:p>7.469</text:p>
          </table:table-cell>
          <table:table-cell ns41:value-type="float" table:style-name="ce34" office:value="14.454" office:value-type="float">
            <text:p>14.45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92" office:value-type="float">
            <text:p>1792</text:p>
          </table:table-cell>
          <table:table-cell ns41:value-type="string" table:style-name="ce18" office:value-type="string">
            <text:p>van 57 tot 58 jaren.</text:p>
          </table:table-cell>
          <table:table-cell table:style-name="Default"/>
          <table:table-cell ns41:value-type="float" table:style-name="ce25" office:value="674" office:value-type="float">
            <text:p>674</text:p>
          </table:table-cell>
          <table:table-cell ns41:value-type="float" table:style-name="ce30" office:value="5.047" office:value-type="float">
            <text:p>5.047</text:p>
          </table:table-cell>
          <table:table-cell ns41:value-type="float" table:style-name="ce30" office:value="950" office:value-type="float">
            <text:p>950</text:p>
          </table:table-cell>
          <table:table-cell ns41:value-type="float" table:style-name="ce30" office:value="6.671" office:value-type="float">
            <text:p>6.671</text:p>
          </table:table-cell>
          <table:table-cell ns41:value-type="float" table:style-name="ce30" office:value="689" office:value-type="float">
            <text:p>689</text:p>
          </table:table-cell>
          <table:table-cell ns41:value-type="float" table:style-name="ce30" office:value="4.476" office:value-type="float">
            <text:p>4.476</text:p>
          </table:table-cell>
          <table:table-cell ns41:value-type="float" table:style-name="ce30" office:value="1.915" office:value-type="float">
            <text:p>1.915</text:p>
          </table:table-cell>
          <table:table-cell ns41:value-type="float" table:style-name="ce30" office:value="7.08" office:value-type="float">
            <text:p>7.08</text:p>
          </table:table-cell>
          <table:table-cell ns41:value-type="float" table:style-name="ce34" office:value="13.751" office:value-type="float">
            <text:p>13.75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91" office:value-type="float">
            <text:p>1791</text:p>
          </table:table-cell>
          <table:table-cell ns41:value-type="string" table:style-name="ce18" office:value-type="string">
            <text:p>van 58 tot 59 jaren.</text:p>
          </table:table-cell>
          <table:table-cell table:style-name="Default"/>
          <table:table-cell ns41:value-type="float" table:style-name="ce25" office:value="615" office:value-type="float">
            <text:p>615</text:p>
          </table:table-cell>
          <table:table-cell ns41:value-type="float" table:style-name="ce30" office:value="4.801" office:value-type="float">
            <text:p>4.801</text:p>
          </table:table-cell>
          <table:table-cell ns41:value-type="float" table:style-name="ce30" office:value="937" office:value-type="float">
            <text:p>937</text:p>
          </table:table-cell>
          <table:table-cell ns41:value-type="float" table:style-name="ce30" office:value="6.353" office:value-type="float">
            <text:p>6.353</text:p>
          </table:table-cell>
          <table:table-cell ns41:value-type="float" table:style-name="ce30" office:value="625" office:value-type="float">
            <text:p>625</text:p>
          </table:table-cell>
          <table:table-cell ns41:value-type="float" table:style-name="ce30" office:value="4.256" office:value-type="float">
            <text:p>4.256</text:p>
          </table:table-cell>
          <table:table-cell ns41:value-type="float" table:style-name="ce30" office:value="1.98" office:value-type="float">
            <text:p>1.98</text:p>
          </table:table-cell>
          <table:table-cell ns41:value-type="float" table:style-name="ce30" office:value="6.861" office:value-type="float">
            <text:p>6.861</text:p>
          </table:table-cell>
          <table:table-cell ns41:value-type="float" table:style-name="ce34" office:value="13.214" office:value-type="float">
            <text:p>13.21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90" office:value-type="float">
            <text:p>1790</text:p>
          </table:table-cell>
          <table:table-cell ns41:value-type="string" table:style-name="ce18" office:value-type="string">
            <text:p>van 59 tot 60 jaren.</text:p>
          </table:table-cell>
          <table:table-cell table:style-name="Default"/>
          <table:table-cell ns41:value-type="float" table:style-name="ce25" office:value="610" office:value-type="float">
            <text:p>610</text:p>
          </table:table-cell>
          <table:table-cell ns41:value-type="float" table:style-name="ce30" office:value="4.29" office:value-type="float">
            <text:p>4.29</text:p>
          </table:table-cell>
          <table:table-cell ns41:value-type="float" table:style-name="ce30" office:value="982" office:value-type="float">
            <text:p>982</text:p>
          </table:table-cell>
          <table:table-cell ns41:value-type="float" table:style-name="ce30" office:value="5.882" office:value-type="float">
            <text:p>5.882</text:p>
          </table:table-cell>
          <table:table-cell ns41:value-type="float" table:style-name="ce30" office:value="686" office:value-type="float">
            <text:p>686</text:p>
          </table:table-cell>
          <table:table-cell ns41:value-type="float" table:style-name="ce30" office:value="3.977" office:value-type="float">
            <text:p>3.977</text:p>
          </table:table-cell>
          <table:table-cell ns41:value-type="float" table:style-name="ce30" office:value="2.12" office:value-type="float">
            <text:p>2.12</text:p>
          </table:table-cell>
          <table:table-cell ns41:value-type="float" table:style-name="ce30" office:value="6.783" office:value-type="float">
            <text:p>6.783</text:p>
          </table:table-cell>
          <table:table-cell ns41:value-type="float" table:style-name="ce34" office:value="12.665" office:value-type="float">
            <text:p>12.6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89" office:value-type="float">
            <text:p>1789</text:p>
          </table:table-cell>
          <table:table-cell ns41:value-type="string" table:style-name="ce18" office:value-type="string">
            <text:p>van 60 tot 61 jaren.</text:p>
          </table:table-cell>
          <table:table-cell table:style-name="Default"/>
          <table:table-cell ns41:value-type="float" table:style-name="ce25" office:value="576" office:value-type="float">
            <text:p>576</text:p>
          </table:table-cell>
          <table:table-cell ns41:value-type="float" table:style-name="ce30" office:value="4.069" office:value-type="float">
            <text:p>4.069</text:p>
          </table:table-cell>
          <table:table-cell ns41:value-type="float" table:style-name="ce30" office:value="1.038" office:value-type="float">
            <text:p>1.038</text:p>
          </table:table-cell>
          <table:table-cell ns41:value-type="float" table:style-name="ce30" office:value="5.683" office:value-type="float">
            <text:p>5.683</text:p>
          </table:table-cell>
          <table:table-cell ns41:value-type="float" table:style-name="ce30" office:value="758" office:value-type="float">
            <text:p>758</text:p>
          </table:table-cell>
          <table:table-cell ns41:value-type="float" table:style-name="ce30" office:value="3.684" office:value-type="float">
            <text:p>3.684</text:p>
          </table:table-cell>
          <table:table-cell ns41:value-type="float" table:style-name="ce30" office:value="2.268" office:value-type="float">
            <text:p>2.268</text:p>
          </table:table-cell>
          <table:table-cell ns41:value-type="float" table:style-name="ce30" office:value="6.71" office:value-type="float">
            <text:p>6.71</text:p>
          </table:table-cell>
          <table:table-cell ns41:value-type="float" table:style-name="ce34" office:value="12.393" office:value-type="float">
            <text:p>12.39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88" office:value-type="float">
            <text:p>1788</text:p>
          </table:table-cell>
          <table:table-cell ns41:value-type="string" table:style-name="ce18" office:value-type="string">
            <text:p>van 61 tot 62 jaren.</text:p>
          </table:table-cell>
          <table:table-cell table:style-name="Default"/>
          <table:table-cell ns41:value-type="float" table:style-name="ce25" office:value="562" office:value-type="float">
            <text:p>562</text:p>
          </table:table-cell>
          <table:table-cell ns41:value-type="float" table:style-name="ce30" office:value="3.842" office:value-type="float">
            <text:p>3.842</text:p>
          </table:table-cell>
          <table:table-cell ns41:value-type="float" table:style-name="ce30" office:value="1.093" office:value-type="float">
            <text:p>1.093</text:p>
          </table:table-cell>
          <table:table-cell ns41:value-type="float" table:style-name="ce30" office:value="5.497" office:value-type="float">
            <text:p>5.497</text:p>
          </table:table-cell>
          <table:table-cell ns41:value-type="float" table:style-name="ce30" office:value="530" office:value-type="float">
            <text:p>530</text:p>
          </table:table-cell>
          <table:table-cell ns41:value-type="float" table:style-name="ce30" office:value="3.284" office:value-type="float">
            <text:p>3.284</text:p>
          </table:table-cell>
          <table:table-cell ns41:value-type="float" table:style-name="ce30" office:value="2.145" office:value-type="float">
            <text:p>2.145</text:p>
          </table:table-cell>
          <table:table-cell ns41:value-type="float" table:style-name="ce30" office:value="5.959" office:value-type="float">
            <text:p>5.959</text:p>
          </table:table-cell>
          <table:table-cell ns41:value-type="float" table:style-name="ce34" office:value="11.456" office:value-type="float">
            <text:p>11.45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87" office:value-type="float">
            <text:p>1787</text:p>
          </table:table-cell>
          <table:table-cell ns41:value-type="string" table:style-name="ce18" office:value-type="string">
            <text:p>van 62 tot 63 jaren.</text:p>
          </table:table-cell>
          <table:table-cell table:style-name="Default"/>
          <table:table-cell ns41:value-type="float" table:style-name="ce25" office:value="593" office:value-type="float">
            <text:p>593</text:p>
          </table:table-cell>
          <table:table-cell ns41:value-type="float" table:style-name="ce30" office:value="4.273" office:value-type="float">
            <text:p>4.273</text:p>
          </table:table-cell>
          <table:table-cell ns41:value-type="float" table:style-name="ce30" office:value="1.228" office:value-type="float">
            <text:p>1.228</text:p>
          </table:table-cell>
          <table:table-cell ns41:value-type="float" table:style-name="ce30" office:value="6.094" office:value-type="float">
            <text:p>6.094</text:p>
          </table:table-cell>
          <table:table-cell ns41:value-type="float" table:style-name="ce30" office:value="596" office:value-type="float">
            <text:p>596</text:p>
          </table:table-cell>
          <table:table-cell ns41:value-type="float" table:style-name="ce30" office:value="3.291" office:value-type="float">
            <text:p>3.291</text:p>
          </table:table-cell>
          <table:table-cell ns41:value-type="float" table:style-name="ce30" office:value="2.432" office:value-type="float">
            <text:p>2.432</text:p>
          </table:table-cell>
          <table:table-cell ns41:value-type="float" table:style-name="ce30" office:value="6.319" office:value-type="float">
            <text:p>6.319</text:p>
          </table:table-cell>
          <table:table-cell ns41:value-type="float" table:style-name="ce34" office:value="12.413" office:value-type="float">
            <text:p>12.4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86" office:value-type="float">
            <text:p>1786</text:p>
          </table:table-cell>
          <table:table-cell ns41:value-type="string" table:style-name="ce18" office:value-type="string">
            <text:p>van 63 tot 64 jaren.</text:p>
          </table:table-cell>
          <table:table-cell table:style-name="Default"/>
          <table:table-cell ns41:value-type="float" table:style-name="ce25" office:value="490" office:value-type="float">
            <text:p>490</text:p>
          </table:table-cell>
          <table:table-cell ns41:value-type="float" table:style-name="ce30" office:value="3.535" office:value-type="float">
            <text:p>3.535</text:p>
          </table:table-cell>
          <table:table-cell ns41:value-type="float" table:style-name="ce30" office:value="1.156" office:value-type="float">
            <text:p>1.156</text:p>
          </table:table-cell>
          <table:table-cell ns41:value-type="float" table:style-name="ce30" office:value="5.181" office:value-type="float">
            <text:p>5.181</text:p>
          </table:table-cell>
          <table:table-cell ns41:value-type="float" table:style-name="ce30" office:value="501" office:value-type="float">
            <text:p>501</text:p>
          </table:table-cell>
          <table:table-cell ns41:value-type="float" table:style-name="ce30" office:value="2.75" office:value-type="float">
            <text:p>2.75</text:p>
          </table:table-cell>
          <table:table-cell ns41:value-type="float" table:style-name="ce30" office:value="2.317" office:value-type="float">
            <text:p>2.317</text:p>
          </table:table-cell>
          <table:table-cell ns41:value-type="float" table:style-name="ce30" office:value="5.568" office:value-type="float">
            <text:p>5.568</text:p>
          </table:table-cell>
          <table:table-cell ns41:value-type="float" table:style-name="ce34" office:value="10.749" office:value-type="float">
            <text:p>10.74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85" office:value-type="float">
            <text:p>1785</text:p>
          </table:table-cell>
          <table:table-cell ns41:value-type="string" table:style-name="ce18" office:value-type="string">
            <text:p>van 64 tot 65 jaren.</text:p>
          </table:table-cell>
          <table:table-cell table:style-name="Default"/>
          <table:table-cell ns41:value-type="float" table:style-name="ce25" office:value="483" office:value-type="float">
            <text:p>483</text:p>
          </table:table-cell>
          <table:table-cell ns41:value-type="float" table:style-name="ce30" office:value="3.235" office:value-type="float">
            <text:p>3.235</text:p>
          </table:table-cell>
          <table:table-cell ns41:value-type="float" table:style-name="ce30" office:value="1.161" office:value-type="float">
            <text:p>1.161</text:p>
          </table:table-cell>
          <table:table-cell ns41:value-type="float" table:style-name="ce30" office:value="4.879" office:value-type="float">
            <text:p>4.879</text:p>
          </table:table-cell>
          <table:table-cell ns41:value-type="float" table:style-name="ce30" office:value="522" office:value-type="float">
            <text:p>522</text:p>
          </table:table-cell>
          <table:table-cell ns41:value-type="float" table:style-name="ce30" office:value="2.577" office:value-type="float">
            <text:p>2.577</text:p>
          </table:table-cell>
          <table:table-cell ns41:value-type="float" table:style-name="ce30" office:value="2.309" office:value-type="float">
            <text:p>2.309</text:p>
          </table:table-cell>
          <table:table-cell ns41:value-type="float" table:style-name="ce30" office:value="5.408" office:value-type="float">
            <text:p>5.408</text:p>
          </table:table-cell>
          <table:table-cell ns41:value-type="float" table:style-name="ce34" office:value="10.287" office:value-type="float">
            <text:p>10.28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84" office:value-type="float">
            <text:p>1784</text:p>
          </table:table-cell>
          <table:table-cell ns41:value-type="string" table:style-name="ce18" office:value-type="string">
            <text:p>van 65 tot 66 jaren.</text:p>
          </table:table-cell>
          <table:table-cell table:style-name="Default"/>
          <table:table-cell ns41:value-type="float" table:style-name="ce25" office:value="433" office:value-type="float">
            <text:p>433</text:p>
          </table:table-cell>
          <table:table-cell ns41:value-type="float" table:style-name="ce30" office:value="3.004" office:value-type="float">
            <text:p>3.004</text:p>
          </table:table-cell>
          <table:table-cell ns41:value-type="float" table:style-name="ce30" office:value="1.103" office:value-type="float">
            <text:p>1.103</text:p>
          </table:table-cell>
          <table:table-cell ns41:value-type="float" table:style-name="ce30" office:value="4.54" office:value-type="float">
            <text:p>4.54</text:p>
          </table:table-cell>
          <table:table-cell ns41:value-type="float" table:style-name="ce30" office:value="485" office:value-type="float">
            <text:p>485</text:p>
          </table:table-cell>
          <table:table-cell ns41:value-type="float" table:style-name="ce30" office:value="2.271" office:value-type="float">
            <text:p>2.271</text:p>
          </table:table-cell>
          <table:table-cell ns41:value-type="float" table:style-name="ce30" office:value="2.176" office:value-type="float">
            <text:p>2.176</text:p>
          </table:table-cell>
          <table:table-cell ns41:value-type="float" table:style-name="ce30" office:value="4.932" office:value-type="float">
            <text:p>4.932</text:p>
          </table:table-cell>
          <table:table-cell ns41:value-type="float" table:style-name="ce34" office:value="9.472" office:value-type="float">
            <text:p>9.47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83" office:value-type="float">
            <text:p>1783</text:p>
          </table:table-cell>
          <table:table-cell ns41:value-type="string" table:style-name="ce18" office:value-type="string">
            <text:p>van 66 tot 67 jaren.</text:p>
          </table:table-cell>
          <table:table-cell table:style-name="Default"/>
          <table:table-cell ns41:value-type="float" table:style-name="ce25" office:value="349" office:value-type="float">
            <text:p>349</text:p>
          </table:table-cell>
          <table:table-cell ns41:value-type="float" table:style-name="ce30" office:value="2.631" office:value-type="float">
            <text:p>2.631</text:p>
          </table:table-cell>
          <table:table-cell ns41:value-type="float" table:style-name="ce30" office:value="1.008" office:value-type="float">
            <text:p>1.008</text:p>
          </table:table-cell>
          <table:table-cell ns41:value-type="float" table:style-name="ce30" office:value="3.988" office:value-type="float">
            <text:p>3.988</text:p>
          </table:table-cell>
          <table:table-cell ns41:value-type="float" table:style-name="ce30" office:value="397" office:value-type="float">
            <text:p>397</text:p>
          </table:table-cell>
          <table:table-cell ns41:value-type="float" table:style-name="ce30" office:value="1.92" office:value-type="float">
            <text:p>1.92</text:p>
          </table:table-cell>
          <table:table-cell ns41:value-type="float" table:style-name="ce30" office:value="2.169" office:value-type="float">
            <text:p>2.169</text:p>
          </table:table-cell>
          <table:table-cell ns41:value-type="float" table:style-name="ce30" office:value="4.486" office:value-type="float">
            <text:p>4.486</text:p>
          </table:table-cell>
          <table:table-cell ns41:value-type="float" table:style-name="ce34" office:value="8.474" office:value-type="float">
            <text:p>8.47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82" office:value-type="float">
            <text:p>1782</text:p>
          </table:table-cell>
          <table:table-cell ns41:value-type="string" table:style-name="ce18" office:value-type="string">
            <text:p>van 67 tot 68 jaren.</text:p>
          </table:table-cell>
          <table:table-cell table:style-name="Default"/>
          <table:table-cell ns41:value-type="float" table:style-name="ce25" office:value="339" office:value-type="float">
            <text:p>339</text:p>
          </table:table-cell>
          <table:table-cell ns41:value-type="float" table:style-name="ce30" office:value="2.21" office:value-type="float">
            <text:p>2.21</text:p>
          </table:table-cell>
          <table:table-cell ns41:value-type="float" table:style-name="ce30" office:value="960" office:value-type="float">
            <text:p>960</text:p>
          </table:table-cell>
          <table:table-cell ns41:value-type="float" table:style-name="ce30" office:value="3.509" office:value-type="float">
            <text:p>3.509</text:p>
          </table:table-cell>
          <table:table-cell ns41:value-type="float" table:style-name="ce30" office:value="330" office:value-type="float">
            <text:p>330</text:p>
          </table:table-cell>
          <table:table-cell ns41:value-type="float" table:style-name="ce30" office:value="1.614" office:value-type="float">
            <text:p>1.614</text:p>
          </table:table-cell>
          <table:table-cell ns41:value-type="float" table:style-name="ce30" office:value="1.809" office:value-type="float">
            <text:p>1.809</text:p>
          </table:table-cell>
          <table:table-cell ns41:value-type="float" table:style-name="ce30" office:value="3.753" office:value-type="float">
            <text:p>3.753</text:p>
          </table:table-cell>
          <table:table-cell ns41:value-type="float" table:style-name="ce34" office:value="7.262" office:value-type="float">
            <text:p>7.26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81" office:value-type="float">
            <text:p>1781</text:p>
          </table:table-cell>
          <table:table-cell ns41:value-type="string" table:style-name="ce18" office:value-type="string">
            <text:p>van 68 tot 69 jaren.</text:p>
          </table:table-cell>
          <table:table-cell table:style-name="Default"/>
          <table:table-cell ns41:value-type="float" table:style-name="ce25" office:value="305" office:value-type="float">
            <text:p>305</text:p>
          </table:table-cell>
          <table:table-cell ns41:value-type="float" table:style-name="ce30" office:value="1.876" office:value-type="float">
            <text:p>1.876</text:p>
          </table:table-cell>
          <table:table-cell ns41:value-type="float" table:style-name="ce30" office:value="892" office:value-type="float">
            <text:p>892</text:p>
          </table:table-cell>
          <table:table-cell ns41:value-type="float" table:style-name="ce30" office:value="3.073" office:value-type="float">
            <text:p>3.073</text:p>
          </table:table-cell>
          <table:table-cell ns41:value-type="float" table:style-name="ce30" office:value="329" office:value-type="float">
            <text:p>329</text:p>
          </table:table-cell>
          <table:table-cell ns41:value-type="float" table:style-name="ce30" office:value="1.395" office:value-type="float">
            <text:p>1.395</text:p>
          </table:table-cell>
          <table:table-cell ns41:value-type="float" table:style-name="ce30" office:value="1.679" office:value-type="float">
            <text:p>1.679</text:p>
          </table:table-cell>
          <table:table-cell ns41:value-type="float" table:style-name="ce30" office:value="3.403" office:value-type="float">
            <text:p>3.403</text:p>
          </table:table-cell>
          <table:table-cell ns41:value-type="float" table:style-name="ce34" office:value="6.476" office:value-type="float">
            <text:p>6.4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80" office:value-type="float">
            <text:p>1780</text:p>
          </table:table-cell>
          <table:table-cell ns41:value-type="string" table:style-name="ce18" office:value-type="string">
            <text:p>van 69 tot 70 jaren.</text:p>
          </table:table-cell>
          <table:table-cell table:style-name="Default"/>
          <table:table-cell ns41:value-type="float" table:style-name="ce25" office:value="302" office:value-type="float">
            <text:p>302</text:p>
          </table:table-cell>
          <table:table-cell ns41:value-type="float" table:style-name="ce30" office:value="2.121" office:value-type="float">
            <text:p>2.121</text:p>
          </table:table-cell>
          <table:table-cell ns41:value-type="float" table:style-name="ce30" office:value="1.093" office:value-type="float">
            <text:p>1.093</text:p>
          </table:table-cell>
          <table:table-cell ns41:value-type="float" table:style-name="ce30" office:value="3.516" office:value-type="float">
            <text:p>3.516</text:p>
          </table:table-cell>
          <table:table-cell ns41:value-type="float" table:style-name="ce30" office:value="337" office:value-type="float">
            <text:p>337</text:p>
          </table:table-cell>
          <table:table-cell ns41:value-type="float" table:style-name="ce30" office:value="1.397" office:value-type="float">
            <text:p>1.397</text:p>
          </table:table-cell>
          <table:table-cell ns41:value-type="float" table:style-name="ce30" office:value="2.038" office:value-type="float">
            <text:p>2.038</text:p>
          </table:table-cell>
          <table:table-cell ns41:value-type="float" table:style-name="ce30" office:value="3.772" office:value-type="float">
            <text:p>3.772</text:p>
          </table:table-cell>
          <table:table-cell ns41:value-type="float" table:style-name="ce34" office:value="7.288" office:value-type="float">
            <text:p>7.28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79" office:value-type="float">
            <text:p>1779</text:p>
          </table:table-cell>
          <table:table-cell ns41:value-type="string" table:style-name="ce18" office:value-type="string">
            <text:p>van 70 tot 71 jaren.</text:p>
          </table:table-cell>
          <table:table-cell table:style-name="Default"/>
          <table:table-cell ns41:value-type="float" table:style-name="ce25" office:value="292" office:value-type="float">
            <text:p>292</text:p>
          </table:table-cell>
          <table:table-cell ns41:value-type="float" table:style-name="ce30" office:value="1.791" office:value-type="float">
            <text:p>1.791</text:p>
          </table:table-cell>
          <table:table-cell ns41:value-type="float" table:style-name="ce30" office:value="1.047" office:value-type="float">
            <text:p>1.047</text:p>
          </table:table-cell>
          <table:table-cell ns41:value-type="float" table:style-name="ce30" office:value="3.13" office:value-type="float">
            <text:p>3.13</text:p>
          </table:table-cell>
          <table:table-cell ns41:value-type="float" table:style-name="ce30" office:value="314" office:value-type="float">
            <text:p>314</text:p>
          </table:table-cell>
          <table:table-cell ns41:value-type="float" table:style-name="ce30" office:value="1.184" office:value-type="float">
            <text:p>1.184</text:p>
          </table:table-cell>
          <table:table-cell ns41:value-type="float" table:style-name="ce30" office:value="2.053" office:value-type="float">
            <text:p>2.053</text:p>
          </table:table-cell>
          <table:table-cell ns41:value-type="float" table:style-name="ce30" office:value="3.551" office:value-type="float">
            <text:p>3.551</text:p>
          </table:table-cell>
          <table:table-cell ns41:value-type="float" table:style-name="ce34" office:value="5.681" office:value-type="float">
            <text:p>5.68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78" office:value-type="float">
            <text:p>1778</text:p>
          </table:table-cell>
          <table:table-cell ns41:value-type="string" table:style-name="ce18" office:value-type="string">
            <text:p>van 71 tot 72 jaren.</text:p>
          </table:table-cell>
          <table:table-cell table:style-name="Default"/>
          <table:table-cell ns41:value-type="float" table:style-name="ce25" office:value="197" office:value-type="float">
            <text:p>197</text:p>
          </table:table-cell>
          <table:table-cell ns41:value-type="float" table:style-name="ce30" office:value="1.291" office:value-type="float">
            <text:p>1.291</text:p>
          </table:table-cell>
          <table:table-cell ns41:value-type="float" table:style-name="ce30" office:value="885" office:value-type="float">
            <text:p>885</text:p>
          </table:table-cell>
          <table:table-cell ns41:value-type="float" table:style-name="ce30" office:value="2.373" office:value-type="float">
            <text:p>2.373</text:p>
          </table:table-cell>
          <table:table-cell ns41:value-type="float" table:style-name="ce30" office:value="241" office:value-type="float">
            <text:p>241</text:p>
          </table:table-cell>
          <table:table-cell ns41:value-type="float" table:style-name="ce30" office:value="905" office:value-type="float">
            <text:p>905</text:p>
          </table:table-cell>
          <table:table-cell ns41:value-type="float" table:style-name="ce30" office:value="1.473" office:value-type="float">
            <text:p>1.473</text:p>
          </table:table-cell>
          <table:table-cell ns41:value-type="float" table:style-name="ce30" office:value="2.619" office:value-type="float">
            <text:p>2.619</text:p>
          </table:table-cell>
          <table:table-cell ns41:value-type="float" table:style-name="ce34" office:value="4.992" office:value-type="float">
            <text:p>4.99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77" office:value-type="float">
            <text:p>1777</text:p>
          </table:table-cell>
          <table:table-cell ns41:value-type="string" table:style-name="ce18" office:value-type="string">
            <text:p>van 72 tot 73 jaren.</text:p>
          </table:table-cell>
          <table:table-cell table:style-name="Default"/>
          <table:table-cell ns41:value-type="float" table:style-name="ce25" office:value="252" office:value-type="float">
            <text:p>252</text:p>
          </table:table-cell>
          <table:table-cell ns41:value-type="float" table:style-name="ce30" office:value="1.473" office:value-type="float">
            <text:p>1.473</text:p>
          </table:table-cell>
          <table:table-cell ns41:value-type="float" table:style-name="ce30" office:value="1.072" office:value-type="float">
            <text:p>1.072</text:p>
          </table:table-cell>
          <table:table-cell ns41:value-type="float" table:style-name="ce30" office:value="2.797" office:value-type="float">
            <text:p>2.797</text:p>
          </table:table-cell>
          <table:table-cell ns41:value-type="float" table:style-name="ce30" office:value="266" office:value-type="float">
            <text:p>266</text:p>
          </table:table-cell>
          <table:table-cell ns41:value-type="float" table:style-name="ce30" office:value="912" office:value-type="float">
            <text:p>912</text:p>
          </table:table-cell>
          <table:table-cell ns41:value-type="float" table:style-name="ce30" office:value="1.651" office:value-type="float">
            <text:p>1.651</text:p>
          </table:table-cell>
          <table:table-cell ns41:value-type="float" table:style-name="ce30" office:value="2.829" office:value-type="float">
            <text:p>2.829</text:p>
          </table:table-cell>
          <table:table-cell ns41:value-type="float" table:style-name="ce34" office:value="5.626" office:value-type="float">
            <text:p>5.62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76" office:value-type="float">
            <text:p>1776</text:p>
          </table:table-cell>
          <table:table-cell ns41:value-type="string" table:style-name="ce18" office:value-type="string">
            <text:p>van 73 tot 74 jaren.</text:p>
          </table:table-cell>
          <table:table-cell table:style-name="Default"/>
          <table:table-cell ns41:value-type="float" table:style-name="ce25" office:value="183" office:value-type="float">
            <text:p>183</text:p>
          </table:table-cell>
          <table:table-cell ns41:value-type="float" table:style-name="ce30" office:value="1.125" office:value-type="float">
            <text:p>1.125</text:p>
          </table:table-cell>
          <table:table-cell ns41:value-type="float" table:style-name="ce30" office:value="907" office:value-type="float">
            <text:p>907</text:p>
          </table:table-cell>
          <table:table-cell ns41:value-type="float" table:style-name="ce30" office:value="2.215" office:value-type="float">
            <text:p>2.215</text:p>
          </table:table-cell>
          <table:table-cell ns41:value-type="float" table:style-name="ce30" office:value="199" office:value-type="float">
            <text:p>199</text:p>
          </table:table-cell>
          <table:table-cell ns41:value-type="float" table:style-name="ce30" office:value="733" office:value-type="float">
            <text:p>733</text:p>
          </table:table-cell>
          <table:table-cell ns41:value-type="float" table:style-name="ce30" office:value="1.438" office:value-type="float">
            <text:p>1.438</text:p>
          </table:table-cell>
          <table:table-cell ns41:value-type="float" table:style-name="ce30" office:value="2.37" office:value-type="float">
            <text:p>2.37</text:p>
          </table:table-cell>
          <table:table-cell ns41:value-type="float" table:style-name="ce34" office:value="4.585" office:value-type="float">
            <text:p>4.58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75" office:value-type="float">
            <text:p>1775</text:p>
          </table:table-cell>
          <table:table-cell ns41:value-type="string" table:style-name="ce18" office:value-type="string">
            <text:p>van 74 tot 75 jaren.</text:p>
          </table:table-cell>
          <table:table-cell table:style-name="Default"/>
          <table:table-cell ns41:value-type="float" table:style-name="ce25" office:value="199" office:value-type="float">
            <text:p>199</text:p>
          </table:table-cell>
          <table:table-cell ns41:value-type="float" table:style-name="ce30" office:value="1.068" office:value-type="float">
            <text:p>1.068</text:p>
          </table:table-cell>
          <table:table-cell ns41:value-type="float" table:style-name="ce30" office:value="909" office:value-type="float">
            <text:p>909</text:p>
          </table:table-cell>
          <table:table-cell ns41:value-type="float" table:style-name="ce30" office:value="2.176" office:value-type="float">
            <text:p>2.176</text:p>
          </table:table-cell>
          <table:table-cell ns41:value-type="float" table:style-name="ce30" office:value="180" office:value-type="float">
            <text:p>180</text:p>
          </table:table-cell>
          <table:table-cell ns41:value-type="float" table:style-name="ce30" office:value="656" office:value-type="float">
            <text:p>656</text:p>
          </table:table-cell>
          <table:table-cell ns41:value-type="float" table:style-name="ce30" office:value="1.426" office:value-type="float">
            <text:p>1.426</text:p>
          </table:table-cell>
          <table:table-cell ns41:value-type="float" table:style-name="ce30" office:value="2.262" office:value-type="float">
            <text:p>2.262</text:p>
          </table:table-cell>
          <table:table-cell ns41:value-type="float" table:style-name="ce34" office:value="4.438" office:value-type="float">
            <text:p>4.43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74" office:value-type="float">
            <text:p>1774</text:p>
          </table:table-cell>
          <table:table-cell ns41:value-type="string" table:style-name="ce18" office:value-type="string">
            <text:p>van 75 tot 76 jaren.</text:p>
          </table:table-cell>
          <table:table-cell table:style-name="Default"/>
          <table:table-cell ns41:value-type="float" table:style-name="ce25" office:value="198" office:value-type="float">
            <text:p>198</text:p>
          </table:table-cell>
          <table:table-cell ns41:value-type="float" table:style-name="ce30" office:value="933" office:value-type="float">
            <text:p>933</text:p>
          </table:table-cell>
          <table:table-cell ns41:value-type="float" table:style-name="ce30" office:value="859" office:value-type="float">
            <text:p>859</text:p>
          </table:table-cell>
          <table:table-cell ns41:value-type="float" table:style-name="ce30" office:value="1.99" office:value-type="float">
            <text:p>1.99</text:p>
          </table:table-cell>
          <table:table-cell ns41:value-type="float" table:style-name="ce30" office:value="194" office:value-type="float">
            <text:p>194</text:p>
          </table:table-cell>
          <table:table-cell ns41:value-type="float" table:style-name="ce30" office:value="535" office:value-type="float">
            <text:p>535</text:p>
          </table:table-cell>
          <table:table-cell ns41:value-type="float" table:style-name="ce30" office:value="1.43" office:value-type="float">
            <text:p>1.43</text:p>
          </table:table-cell>
          <table:table-cell ns41:value-type="float" table:style-name="ce30" office:value="2.159" office:value-type="float">
            <text:p>2.159</text:p>
          </table:table-cell>
          <table:table-cell ns41:value-type="float" table:style-name="ce34" office:value="4.149" office:value-type="float">
            <text:p>4.14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73" office:value-type="float">
            <text:p>1773</text:p>
          </table:table-cell>
          <table:table-cell ns41:value-type="string" table:style-name="ce18" office:value-type="string">
            <text:p>van 76 tot 77 jaren.</text:p>
          </table:table-cell>
          <table:table-cell table:style-name="Default"/>
          <table:table-cell ns41:value-type="float" table:style-name="ce25" office:value="161" office:value-type="float">
            <text:p>161</text:p>
          </table:table-cell>
          <table:table-cell ns41:value-type="float" table:style-name="ce30" office:value="801" office:value-type="float">
            <text:p>801</text:p>
          </table:table-cell>
          <table:table-cell ns41:value-type="float" table:style-name="ce30" office:value="768" office:value-type="float">
            <text:p>768</text:p>
          </table:table-cell>
          <table:table-cell ns41:value-type="float" table:style-name="ce30" office:value="1.73" office:value-type="float">
            <text:p>1.73</text:p>
          </table:table-cell>
          <table:table-cell ns41:value-type="float" table:style-name="ce30" office:value="150" office:value-type="float">
            <text:p>150</text:p>
          </table:table-cell>
          <table:table-cell ns41:value-type="float" table:style-name="ce30" office:value="443" office:value-type="float">
            <text:p>443</text:p>
          </table:table-cell>
          <table:table-cell ns41:value-type="float" table:style-name="ce30" office:value="1.211" office:value-type="float">
            <text:p>1.211</text:p>
          </table:table-cell>
          <table:table-cell ns41:value-type="float" table:style-name="ce30" office:value="1.804" office:value-type="float">
            <text:p>1.804</text:p>
          </table:table-cell>
          <table:table-cell ns41:value-type="float" table:style-name="ce34" office:value="3.534" office:value-type="float">
            <text:p>3.53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72" office:value-type="float">
            <text:p>1772</text:p>
          </table:table-cell>
          <table:table-cell ns41:value-type="string" table:style-name="ce18" office:value-type="string">
            <text:p>van 77 tot 78 jaren.</text:p>
          </table:table-cell>
          <table:table-cell table:style-name="Default"/>
          <table:table-cell ns41:value-type="float" table:style-name="ce25" office:value="162" office:value-type="float">
            <text:p>162</text:p>
          </table:table-cell>
          <table:table-cell ns41:value-type="float" table:style-name="ce30" office:value="700" office:value-type="float">
            <text:p>700</text:p>
          </table:table-cell>
          <table:table-cell ns41:value-type="float" table:style-name="ce30" office:value="741" office:value-type="float">
            <text:p>741</text:p>
          </table:table-cell>
          <table:table-cell ns41:value-type="float" table:style-name="ce30" office:value="1.603" office:value-type="float">
            <text:p>1.603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0" office:value="385" office:value-type="float">
            <text:p>385</text:p>
          </table:table-cell>
          <table:table-cell ns41:value-type="float" table:style-name="ce30" office:value="1.131" office:value-type="float">
            <text:p>1.131</text:p>
          </table:table-cell>
          <table:table-cell ns41:value-type="float" table:style-name="ce30" office:value="1.657" office:value-type="float">
            <text:p>1.657</text:p>
          </table:table-cell>
          <table:table-cell ns41:value-type="float" table:style-name="ce34" office:value="3.26" office:value-type="float">
            <text:p>3.2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71" office:value-type="float">
            <text:p>1771</text:p>
          </table:table-cell>
          <table:table-cell ns41:value-type="string" table:style-name="ce18" office:value-type="string">
            <text:p>van 78 tot 79 jaren.</text:p>
          </table:table-cell>
          <table:table-cell table:style-name="Default"/>
          <table:table-cell ns41:value-type="float" table:style-name="ce25" office:value="108" office:value-type="float">
            <text:p>108</text:p>
          </table:table-cell>
          <table:table-cell ns41:value-type="float" table:style-name="ce30" office:value="506" office:value-type="float">
            <text:p>506</text:p>
          </table:table-cell>
          <table:table-cell ns41:value-type="float" table:style-name="ce30" office:value="560" office:value-type="float">
            <text:p>560</text:p>
          </table:table-cell>
          <table:table-cell ns41:value-type="float" table:style-name="ce30" office:value="1.174" office:value-type="float">
            <text:p>1.174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290" office:value-type="float">
            <text:p>290</text:p>
          </table:table-cell>
          <table:table-cell ns41:value-type="float" table:style-name="ce30" office:value="959" office:value-type="float">
            <text:p>959</text:p>
          </table:table-cell>
          <table:table-cell ns41:value-type="float" table:style-name="ce30" office:value="1.363" office:value-type="float">
            <text:p>1.363</text:p>
          </table:table-cell>
          <table:table-cell ns41:value-type="float" table:style-name="ce34" office:value="2.537" office:value-type="float">
            <text:p>2.5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70" office:value-type="float">
            <text:p>1770</text:p>
          </table:table-cell>
          <table:table-cell ns41:value-type="string" table:style-name="ce18" office:value-type="string">
            <text:p>van 79 tot 80 jaren.</text:p>
          </table:table-cell>
          <table:table-cell table:style-name="Default"/>
          <table:table-cell ns41:value-type="float" table:style-name="ce25" office:value="129" office:value-type="float">
            <text:p>129</text:p>
          </table:table-cell>
          <table:table-cell ns41:value-type="float" table:style-name="ce30" office:value="485" office:value-type="float">
            <text:p>485</text:p>
          </table:table-cell>
          <table:table-cell ns41:value-type="float" table:style-name="ce30" office:value="642" office:value-type="float">
            <text:p>642</text:p>
          </table:table-cell>
          <table:table-cell ns41:value-type="float" table:style-name="ce30" office:value="1.256" office:value-type="float">
            <text:p>1.256</text:p>
          </table:table-cell>
          <table:table-cell ns41:value-type="float" table:style-name="ce30" office:value="135" office:value-type="float">
            <text:p>135</text:p>
          </table:table-cell>
          <table:table-cell ns41:value-type="float" table:style-name="ce30" office:value="259" office:value-type="float">
            <text:p>259</text:p>
          </table:table-cell>
          <table:table-cell ns41:value-type="float" table:style-name="ce30" office:value="1.057" office:value-type="float">
            <text:p>1.057</text:p>
          </table:table-cell>
          <table:table-cell ns41:value-type="float" table:style-name="ce30" office:value="1.451" office:value-type="float">
            <text:p>1.451</text:p>
          </table:table-cell>
          <table:table-cell ns41:value-type="float" table:style-name="ce34" office:value="2.707" office:value-type="float">
            <text:p>2.7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69" office:value-type="float">
            <text:p>1769</text:p>
          </table:table-cell>
          <table:table-cell ns41:value-type="string" table:style-name="ce18" office:value-type="string">
            <text:p>van 80 tot 81 jaren.</text:p>
          </table:table-cell>
          <table:table-cell table:style-name="Default"/>
          <table:table-cell ns41:value-type="float" table:style-name="ce25" office:value="105" office:value-type="float">
            <text:p>105</text:p>
          </table:table-cell>
          <table:table-cell ns41:value-type="float" table:style-name="ce30" office:value="375" office:value-type="float">
            <text:p>375</text:p>
          </table:table-cell>
          <table:table-cell ns41:value-type="float" table:style-name="ce30" office:value="519" office:value-type="float">
            <text:p>519</text:p>
          </table:table-cell>
          <table:table-cell ns41:value-type="float" table:style-name="ce30" office:value="999" office:value-type="float">
            <text:p>999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183" office:value-type="float">
            <text:p>183</text:p>
          </table:table-cell>
          <table:table-cell ns41:value-type="float" table:style-name="ce30" office:value="854" office:value-type="float">
            <text:p>854</text:p>
          </table:table-cell>
          <table:table-cell ns41:value-type="float" table:style-name="ce30" office:value="1.151" office:value-type="float">
            <text:p>1.151</text:p>
          </table:table-cell>
          <table:table-cell ns41:value-type="float" table:style-name="ce34" office:value="2.15" office:value-type="float">
            <text:p>2.1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68" office:value-type="float">
            <text:p>1768</text:p>
          </table:table-cell>
          <table:table-cell ns41:value-type="string" table:style-name="ce18" office:value-type="string">
            <text:p>van 81 tot 82 jaren.</text:p>
          </table:table-cell>
          <table:table-cell table:style-name="Default"/>
          <table:table-cell ns41:value-type="float" table:style-name="ce25" office:value="77" office:value-type="float">
            <text:p>77</text:p>
          </table:table-cell>
          <table:table-cell ns41:value-type="float" table:style-name="ce30" office:value="237" office:value-type="float">
            <text:p>237</text:p>
          </table:table-cell>
          <table:table-cell ns41:value-type="float" table:style-name="ce30" office:value="372" office:value-type="float">
            <text:p>372</text:p>
          </table:table-cell>
          <table:table-cell ns41:value-type="float" table:style-name="ce30" office:value="686" office:value-type="float">
            <text:p>686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96" office:value-type="float">
            <text:p>96</text:p>
          </table:table-cell>
          <table:table-cell ns41:value-type="float" table:style-name="ce30" office:value="555" office:value-type="float">
            <text:p>555</text:p>
          </table:table-cell>
          <table:table-cell ns41:value-type="float" table:style-name="ce30" office:value="716" office:value-type="float">
            <text:p>716</text:p>
          </table:table-cell>
          <table:table-cell ns41:value-type="float" table:style-name="ce34" office:value="1.402" office:value-type="float">
            <text:p>1.40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67" office:value-type="float">
            <text:p>1767</text:p>
          </table:table-cell>
          <table:table-cell ns41:value-type="string" table:style-name="ce18" office:value-type="string">
            <text:p>van 82 tot 83 jaren.</text:p>
          </table:table-cell>
          <table:table-cell table:style-name="Default"/>
          <table:table-cell ns41:value-type="float" table:style-name="ce25" office:value="58" office:value-type="float">
            <text:p>58</text:p>
          </table:table-cell>
          <table:table-cell ns41:value-type="float" table:style-name="ce30" office:value="223" office:value-type="float">
            <text:p>223</text:p>
          </table:table-cell>
          <table:table-cell ns41:value-type="float" table:style-name="ce30" office:value="364" office:value-type="float">
            <text:p>364</text:p>
          </table:table-cell>
          <table:table-cell ns41:value-type="float" table:style-name="ce30" office:value="645" office:value-type="float">
            <text:p>645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105" office:value-type="float">
            <text:p>105</text:p>
          </table:table-cell>
          <table:table-cell ns41:value-type="float" table:style-name="ce30" office:value="502" office:value-type="float">
            <text:p>502</text:p>
          </table:table-cell>
          <table:table-cell ns41:value-type="float" table:style-name="ce30" office:value="666" office:value-type="float">
            <text:p>666</text:p>
          </table:table-cell>
          <table:table-cell ns41:value-type="float" table:style-name="ce34" office:value="1.311" office:value-type="float">
            <text:p>1.3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66" office:value-type="float">
            <text:p>1766</text:p>
          </table:table-cell>
          <table:table-cell ns41:value-type="string" table:style-name="ce18" office:value-type="string">
            <text:p>van 83 tot 84 jaren.</text:p>
          </table:table-cell>
          <table:table-cell table:style-name="Default"/>
          <table:table-cell ns41:value-type="float" table:style-name="ce25" office:value="46" office:value-type="float">
            <text:p>46</text:p>
          </table:table-cell>
          <table:table-cell ns41:value-type="float" table:style-name="ce30" office:value="183" office:value-type="float">
            <text:p>183</text:p>
          </table:table-cell>
          <table:table-cell ns41:value-type="float" table:style-name="ce30" office:value="345" office:value-type="float">
            <text:p>345</text:p>
          </table:table-cell>
          <table:table-cell ns41:value-type="float" table:style-name="ce30" office:value="574" office:value-type="float">
            <text:p>574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75" office:value-type="float">
            <text:p>75</text:p>
          </table:table-cell>
          <table:table-cell ns41:value-type="float" table:style-name="ce30" office:value="478" office:value-type="float">
            <text:p>478</text:p>
          </table:table-cell>
          <table:table-cell ns41:value-type="float" table:style-name="ce30" office:value="608" office:value-type="float">
            <text:p>608</text:p>
          </table:table-cell>
          <table:table-cell ns41:value-type="float" table:style-name="ce34" office:value="1.182" office:value-type="float">
            <text:p>1.1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65" office:value-type="float">
            <text:p>1765</text:p>
          </table:table-cell>
          <table:table-cell ns41:value-type="string" table:style-name="ce18" office:value-type="string">
            <text:p>van 84 tot 85 jaren.</text:p>
          </table:table-cell>
          <table:table-cell table:style-name="Default"/>
          <table:table-cell ns41:value-type="float" table:style-name="ce25" office:value="38" office:value-type="float">
            <text:p>38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442" office:value-type="float">
            <text:p>442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397" office:value-type="float">
            <text:p>397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4" office:value="938" office:value-type="float">
            <text:p>93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64" office:value-type="float">
            <text:p>1764</text:p>
          </table:table-cell>
          <table:table-cell ns41:value-type="string" table:style-name="ce18" office:value-type="string">
            <text:p>van 85 tot 86 jaren.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ns41:value-type="float" table:style-name="ce30" office:value="90" office:value-type="float">
            <text:p>90</text:p>
          </table:table-cell>
          <table:table-cell ns41:value-type="float" table:style-name="ce30" office:value="247" office:value-type="float">
            <text:p>247</text:p>
          </table:table-cell>
          <table:table-cell ns41:value-type="float" table:style-name="ce30" office:value="367" office:value-type="float">
            <text:p>367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322" office:value-type="float">
            <text:p>322</text:p>
          </table:table-cell>
          <table:table-cell ns41:value-type="float" table:style-name="ce30" office:value="407" office:value-type="float">
            <text:p>407</text:p>
          </table:table-cell>
          <table:table-cell ns41:value-type="float" table:style-name="ce34" office:value="774" office:value-type="float">
            <text:p>77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63" office:value-type="float">
            <text:p>1763</text:p>
          </table:table-cell>
          <table:table-cell ns41:value-type="string" table:style-name="ce18" office:value-type="string">
            <text:p>van 86 tot 87 jaren.</text:p>
          </table:table-cell>
          <table:table-cell table:style-name="Default"/>
          <table:table-cell ns41:value-type="float" table:style-name="ce25" office:value="17" office:value-type="float">
            <text:p>17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173" office:value-type="float">
            <text:p>173</text:p>
          </table:table-cell>
          <table:table-cell ns41:value-type="float" table:style-name="ce30" office:value="261" office:value-type="float">
            <text:p>261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56" office:value-type="float">
            <text:p>256</text:p>
          </table:table-cell>
          <table:table-cell ns41:value-type="float" table:style-name="ce30" office:value="308" office:value-type="float">
            <text:p>308</text:p>
          </table:table-cell>
          <table:table-cell ns41:value-type="float" table:style-name="ce34" office:value="569" office:value-type="float">
            <text:p>56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62" office:value-type="float">
            <text:p>1762</text:p>
          </table:table-cell>
          <table:table-cell ns41:value-type="string" table:style-name="ce18" office:value-type="string">
            <text:p>van 87 tot 88 jaren.</text:p>
          </table:table-cell>
          <table:table-cell table:style-name="Default"/>
          <table:table-cell ns41:value-type="float" table:style-name="ce25" office:value="18" office:value-type="float">
            <text:p>18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205" office:value-type="float">
            <text:p>205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90" office:value-type="float">
            <text:p>190</text:p>
          </table:table-cell>
          <table:table-cell ns41:value-type="float" table:style-name="ce30" office:value="239" office:value-type="float">
            <text:p>239</text:p>
          </table:table-cell>
          <table:table-cell ns41:value-type="float" table:style-name="ce34" office:value="444" office:value-type="float">
            <text:p>44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61" office:value-type="float">
            <text:p>1761</text:p>
          </table:table-cell>
          <table:table-cell ns41:value-type="string" table:style-name="ce18" office:value-type="string">
            <text:p>van 88 tot 89 jaren.</text:p>
          </table:table-cell>
          <table:table-cell table:style-name="Default"/>
          <table:table-cell ns41:value-type="float" table:style-name="ce25" office:value="18" office:value-type="float">
            <text:p>18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148" office:value-type="float">
            <text:p>148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26" office:value-type="float">
            <text:p>126</text:p>
          </table:table-cell>
          <table:table-cell ns41:value-type="float" table:style-name="ce30" office:value="163" office:value-type="float">
            <text:p>163</text:p>
          </table:table-cell>
          <table:table-cell ns41:value-type="float" table:style-name="ce34" office:value="311" office:value-type="float">
            <text:p>3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60" office:value-type="float">
            <text:p>1760</text:p>
          </table:table-cell>
          <table:table-cell ns41:value-type="string" table:style-name="ce18" office:value-type="string">
            <text:p>van 89 tot 90 jaren.</text:p>
          </table:table-cell>
          <table:table-cell table:style-name="Default"/>
          <table:table-cell ns41:value-type="float" table:style-name="ce25" office:value="17" office:value-type="float">
            <text:p>17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107" office:value-type="float">
            <text:p>107</text:p>
          </table:table-cell>
          <table:table-cell ns41:value-type="float" table:style-name="ce30" office:value="158" office:value-type="float">
            <text:p>158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48" office:value-type="float">
            <text:p>148</text:p>
          </table:table-cell>
          <table:table-cell ns41:value-type="float" table:style-name="ce30" office:value="175" office:value-type="float">
            <text:p>175</text:p>
          </table:table-cell>
          <table:table-cell ns41:value-type="float" table:style-name="ce34" office:value="333" office:value-type="float">
            <text:p>33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59" office:value-type="float">
            <text:p>1759</text:p>
          </table:table-cell>
          <table:table-cell ns41:value-type="string" table:style-name="ce18" office:value-type="string">
            <text:p>van 90 tot 91 jaren.</text:p>
          </table:table-cell>
          <table:table-cell table:style-name="Default"/>
          <table:table-cell ns41:value-type="float" table:style-name="ce25" office:value="8" office:value-type="float">
            <text:p>8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77" office:value-type="float">
            <text:p>77</text:p>
          </table:table-cell>
          <table:table-cell ns41:value-type="float" office:value="7" table:style-name="ce30" table:number-columns-repeated="2" office:value-type="float">
            <text:p>7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4" office:value="168" office:value-type="float">
            <text:p>16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58" office:value-type="float">
            <text:p>1758</text:p>
          </table:table-cell>
          <table:table-cell ns41:value-type="string" table:style-name="ce18" office:value-type="string">
            <text:p>van 91 tot 92 jaren.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34" office:value="112" office:value-type="float">
            <text:p>11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57" office:value-type="float">
            <text:p>1757</text:p>
          </table:table-cell>
          <table:table-cell ns41:value-type="string" table:style-name="ce18" office:value-type="string">
            <text:p>van 92 tot 93 jaren.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49" office:value-type="float">
            <text:p>49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4" office:value="84" office:value-type="float">
            <text:p>8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56" office:value-type="float">
            <text:p>1756</text:p>
          </table:table-cell>
          <table:table-cell ns41:value-type="string" table:style-name="ce18" office:value-type="string">
            <text:p>van 93 tot 94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4" office:value="74" office:value-type="float">
            <text:p>7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55" office:value-type="float">
            <text:p>1755</text:p>
          </table:table-cell>
          <table:table-cell ns41:value-type="string" table:style-name="ce18" office:value-type="string">
            <text:p>van 94 tot 95 jaren.</text:p>
          </table:table-cell>
          <table:table-cell table:style-name="Default"/>
          <table:table-cell ns41:value-type="float" table:style-name="ce25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4" office:value-type="float">
            <text:p>14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4" office:value="40" office:value-type="float">
            <text:p>4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54" office:value-type="float">
            <text:p>1754</text:p>
          </table:table-cell>
          <table:table-cell ns41:value-type="string" table:style-name="ce18" office:value-type="string">
            <text:p>van 95 tot 96 jaren.</text:p>
          </table:table-cell>
          <table:table-cell table:style-name="Default"/>
          <table:table-cell ns41:value-type="float" table:style-name="ce25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4" office:value="30" office:value-type="float">
            <text:p>3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53" office:value-type="float">
            <text:p>1753</text:p>
          </table:table-cell>
          <table:table-cell ns41:value-type="string" table:style-name="ce18" office:value-type="string">
            <text:p>van 96 tot 97 jaren.</text:p>
          </table:table-cell>
          <table:table-cell table:style-name="Default"/>
          <table:table-cell table:style-name="ce25"/>
          <table:table-cell ns41:value-type="float" table:style-name="ce30" office:value="4" office:value-type="float">
            <text:p>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4" office:value="29" office:value-type="float">
            <text:p>2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52" office:value-type="float">
            <text:p>1752</text:p>
          </table:table-cell>
          <table:table-cell ns41:value-type="string" table:style-name="ce18" office:value-type="string">
            <text:p>van 97 tot 98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4" office:value="11" office:value-type="float">
            <text:p>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51" office:value-type="float">
            <text:p>1751</text:p>
          </table:table-cell>
          <table:table-cell ns41:value-type="string" table:style-name="ce18" office:value-type="string">
            <text:p>van 98 tot 99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4" office:value="9" office:value-type="float">
            <text:p>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50" office:value-type="float">
            <text:p>1750</text:p>
          </table:table-cell>
          <table:table-cell ns41:value-type="string" table:style-name="ce18" office:value-type="string">
            <text:p>van 99 tot 100 jaren.</text:p>
          </table:table-cell>
          <table:table-cell table:style-name="Default"/>
          <table:table-cell table:style-name="ce25"/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2"/>
          <table:table-cell ns41:value-type="float" office:value="4" table:style-name="ce30" table:number-columns-repeated="2" office:value-type="float">
            <text:p>4</text:p>
          </table:table-cell>
          <table:table-cell ns41:value-type="float" table:style-name="ce34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49" office:value-type="float">
            <text:p>1749</text:p>
          </table:table-cell>
          <table:table-cell ns41:value-type="string" table:style-name="ce18" office:value-type="string">
            <text:p>van 100 tot 101 jaren.</text:p>
          </table:table-cell>
          <table:table-cell table:style-name="Default"/>
          <table:table-cell table:style-name="ce25"/>
          <table:table-cell table:style-name="ce30" table:number-columns-repeated="5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ns41:value-type="float" table:style-name="ce13" office:value="1747" office:value-type="float">
            <text:p>1747</text:p>
          </table:table-cell>
          <table:table-cell ns41:value-type="string" table:style-name="ce18" office:value-type="string">
            <text:p>van 102 tot 103 jaren.</text:p>
          </table:table-cell>
          <table:table-cell table:style-name="Default"/>
          <table:table-cell table:style-name="ce25"/>
          <table:table-cell table:style-name="ce30" table:number-columns-repeated="5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table:style-name="ce13"/>
          <table:table-cell ns41:value-type="string" table:style-name="ce18" office:value-type="string">
            <text:p>Onbekende ouderdom.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4" office:value="54" office:value-type="float">
            <text:p>5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ELF HONDERD TWEE EN TWINTIG GEMEENTEN TEN PLATTEN LANDE.</text:p>
          </table:table-cell>
          <table:table-cell table:style-name="ce13"/>
          <table:table-cell ns41:value-type="string" table:style-name="ce18" office:value-type="string">
            <text:p>TOTAAL.</text:p>
          </table:table-cell>
          <table:table-cell table:style-name="Default"/>
          <table:table-cell ns41:value-type="float" table:style-name="ce25" office:value="644.643" office:value-type="float">
            <text:p>644.643</text:p>
          </table:table-cell>
          <table:table-cell ns41:value-type="float" table:style-name="ce30" office:value="297.145" office:value-type="float">
            <text:p>297.145</text:p>
          </table:table-cell>
          <table:table-cell ns41:value-type="float" table:style-name="ce30" office:value="41.799" office:value-type="float">
            <text:p>41.799</text:p>
          </table:table-cell>
          <table:table-cell ns41:value-type="float" table:style-name="ce30" office:value="983.587" office:value-type="float">
            <text:p>983.587</text:p>
          </table:table-cell>
          <table:table-cell ns41:value-type="float" table:style-name="ce30" office:value="599.559" office:value-type="float">
            <text:p>599.559</text:p>
          </table:table-cell>
          <table:table-cell ns41:value-type="float" table:style-name="ce30" office:value="297.789" office:value-type="float">
            <text:p>297.789</text:p>
          </table:table-cell>
          <table:table-cell ns41:value-type="float" table:style-name="ce30" office:value="75.333" office:value-type="float">
            <text:p>75.333</text:p>
          </table:table-cell>
          <table:table-cell ns41:value-type="float" table:style-name="ce30" office:value="972.681" office:value-type="float">
            <text:p>972.681</text:p>
          </table:table-cell>
          <table:table-cell ns41:value-type="string" table:style-name="ce34" office:value-type="string">
            <text:p>1,956,26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9" office:value-type="float">
            <text:p>1849</text:p>
          </table:table-cell>
          <table:table-cell ns41:value-type="string" table:style-name="ce18" office:value-type="string">
            <text:p>Beneden het jaar.</text:p>
          </table:table-cell>
          <table:table-cell table:style-name="Default"/>
          <table:table-cell ns41:value-type="float" table:style-name="ce25" office:value="40.344" office:value-type="float">
            <text:p>40.344</text:p>
          </table:table-cell>
          <table:table-cell table:style-name="ce30" table:number-columns-repeated="2"/>
          <table:table-cell ns41:value-type="float" table:style-name="ce30" office:value="40.344" office:value-type="float">
            <text:p>40.344</text:p>
          </table:table-cell>
          <table:table-cell ns41:value-type="float" table:style-name="ce30" office:value="39.062" office:value-type="float">
            <text:p>39.062</text:p>
          </table:table-cell>
          <table:table-cell table:style-name="ce30" table:number-columns-repeated="2"/>
          <table:table-cell ns41:value-type="float" table:style-name="ce30" office:value="39.062" office:value-type="float">
            <text:p>39.062</text:p>
          </table:table-cell>
          <table:table-cell ns41:value-type="float" table:style-name="ce34" office:value="79.406" office:value-type="float">
            <text:p>79.40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8" office:value-type="float">
            <text:p>1848</text:p>
          </table:table-cell>
          <table:table-cell ns41:value-type="string" table:style-name="ce18" office:value-type="string">
            <text:p>van 1 tot 2 jaren.</text:p>
          </table:table-cell>
          <table:table-cell table:style-name="Default"/>
          <table:table-cell ns41:value-type="float" table:style-name="ce25" office:value="34.252" office:value-type="float">
            <text:p>34.252</text:p>
          </table:table-cell>
          <table:table-cell table:style-name="ce30" table:number-columns-repeated="2"/>
          <table:table-cell ns41:value-type="float" table:style-name="ce30" office:value="34.252" office:value-type="float">
            <text:p>34.252</text:p>
          </table:table-cell>
          <table:table-cell ns41:value-type="float" table:style-name="ce30" office:value="33.809" office:value-type="float">
            <text:p>33.809</text:p>
          </table:table-cell>
          <table:table-cell table:style-name="ce30" table:number-columns-repeated="2"/>
          <table:table-cell ns41:value-type="float" table:style-name="ce30" office:value="33.809" office:value-type="float">
            <text:p>33.809</text:p>
          </table:table-cell>
          <table:table-cell ns41:value-type="float" table:style-name="ce34" office:value="68.061" office:value-type="float">
            <text:p>68.06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7" office:value-type="float">
            <text:p>1847</text:p>
          </table:table-cell>
          <table:table-cell ns41:value-type="string" table:style-name="ce18" office:value-type="string">
            <text:p>van 2 tot 3 jaren.</text:p>
          </table:table-cell>
          <table:table-cell table:style-name="Default"/>
          <table:table-cell ns41:value-type="float" table:style-name="ce25" office:value="31.901" office:value-type="float">
            <text:p>31.901</text:p>
          </table:table-cell>
          <table:table-cell table:style-name="ce30" table:number-columns-repeated="2"/>
          <table:table-cell ns41:value-type="float" table:style-name="ce30" office:value="31.901" office:value-type="float">
            <text:p>31.901</text:p>
          </table:table-cell>
          <table:table-cell ns41:value-type="float" table:style-name="ce30" office:value="31.862" office:value-type="float">
            <text:p>31.862</text:p>
          </table:table-cell>
          <table:table-cell table:style-name="ce30" table:number-columns-repeated="2"/>
          <table:table-cell ns41:value-type="float" table:style-name="ce30" office:value="31.862" office:value-type="float">
            <text:p>31.862</text:p>
          </table:table-cell>
          <table:table-cell ns41:value-type="float" table:style-name="ce34" office:value="63.763" office:value-type="float">
            <text:p>63.76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6" office:value-type="float">
            <text:p>1846</text:p>
          </table:table-cell>
          <table:table-cell ns41:value-type="string" table:style-name="ce18" office:value-type="string">
            <text:p>van 3 tot 4 jaren.</text:p>
          </table:table-cell>
          <table:table-cell table:style-name="Default"/>
          <table:table-cell ns41:value-type="float" table:style-name="ce25" office:value="32.177" office:value-type="float">
            <text:p>32.177</text:p>
          </table:table-cell>
          <table:table-cell table:style-name="ce30" table:number-columns-repeated="2"/>
          <table:table-cell ns41:value-type="float" table:style-name="ce30" office:value="32.177" office:value-type="float">
            <text:p>32.177</text:p>
          </table:table-cell>
          <table:table-cell ns41:value-type="float" table:style-name="ce30" office:value="31.712" office:value-type="float">
            <text:p>31.712</text:p>
          </table:table-cell>
          <table:table-cell table:style-name="ce30" table:number-columns-repeated="2"/>
          <table:table-cell ns41:value-type="float" table:style-name="ce30" office:value="31.712" office:value-type="float">
            <text:p>31.712</text:p>
          </table:table-cell>
          <table:table-cell ns41:value-type="float" table:style-name="ce34" office:value="63.889" office:value-type="float">
            <text:p>63.88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5" office:value-type="float">
            <text:p>1845</text:p>
          </table:table-cell>
          <table:table-cell ns41:value-type="string" table:style-name="ce18" office:value-type="string">
            <text:p>van 4 tot 5 jaren.</text:p>
          </table:table-cell>
          <table:table-cell table:style-name="Default"/>
          <table:table-cell ns41:value-type="float" table:style-name="ce25" office:value="34.825" office:value-type="float">
            <text:p>34.825</text:p>
          </table:table-cell>
          <table:table-cell table:style-name="ce30" table:number-columns-repeated="2"/>
          <table:table-cell ns41:value-type="float" table:style-name="ce30" office:value="34.825" office:value-type="float">
            <text:p>34.825</text:p>
          </table:table-cell>
          <table:table-cell ns41:value-type="float" table:style-name="ce30" office:value="34.583" office:value-type="float">
            <text:p>34.583</text:p>
          </table:table-cell>
          <table:table-cell table:style-name="ce30" table:number-columns-repeated="2"/>
          <table:table-cell ns41:value-type="float" table:style-name="ce30" office:value="34.583" office:value-type="float">
            <text:p>34.583</text:p>
          </table:table-cell>
          <table:table-cell ns41:value-type="float" table:style-name="ce34" office:value="69.408" office:value-type="float">
            <text:p>69.40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4" office:value-type="float">
            <text:p>1844</text:p>
          </table:table-cell>
          <table:table-cell ns41:value-type="string" table:style-name="ce18" office:value-type="string">
            <text:p>van 5 tot 6 jaren.</text:p>
          </table:table-cell>
          <table:table-cell table:style-name="Default"/>
          <table:table-cell ns41:value-type="float" table:style-name="ce25" office:value="36.268" office:value-type="float">
            <text:p>36.268</text:p>
          </table:table-cell>
          <table:table-cell table:style-name="ce30" table:number-columns-repeated="2"/>
          <table:table-cell ns41:value-type="float" table:style-name="ce30" office:value="36.268" office:value-type="float">
            <text:p>36.268</text:p>
          </table:table-cell>
          <table:table-cell ns41:value-type="float" table:style-name="ce30" office:value="35.233" office:value-type="float">
            <text:p>35.233</text:p>
          </table:table-cell>
          <table:table-cell table:style-name="ce30" table:number-columns-repeated="2"/>
          <table:table-cell ns41:value-type="float" table:style-name="ce30" office:value="35.233" office:value-type="float">
            <text:p>35.233</text:p>
          </table:table-cell>
          <table:table-cell ns41:value-type="float" table:style-name="ce34" office:value="71.501" office:value-type="float">
            <text:p>71.5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3" office:value-type="float">
            <text:p>1843</text:p>
          </table:table-cell>
          <table:table-cell ns41:value-type="string" table:style-name="ce18" office:value-type="string">
            <text:p>van 6 tot 7 jaren.</text:p>
          </table:table-cell>
          <table:table-cell table:style-name="Default"/>
          <table:table-cell ns41:value-type="float" table:style-name="ce25" office:value="34.816" office:value-type="float">
            <text:p>34.816</text:p>
          </table:table-cell>
          <table:table-cell table:style-name="ce30" table:number-columns-repeated="2"/>
          <table:table-cell ns41:value-type="float" table:style-name="ce30" office:value="34.816" office:value-type="float">
            <text:p>34.816</text:p>
          </table:table-cell>
          <table:table-cell ns41:value-type="float" table:style-name="ce30" office:value="34.152" office:value-type="float">
            <text:p>34.152</text:p>
          </table:table-cell>
          <table:table-cell table:style-name="ce30" table:number-columns-repeated="2"/>
          <table:table-cell ns41:value-type="float" table:style-name="ce30" office:value="34.152" office:value-type="float">
            <text:p>34.152</text:p>
          </table:table-cell>
          <table:table-cell ns41:value-type="float" table:style-name="ce34" office:value="68.968" office:value-type="float">
            <text:p>68.96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2" office:value-type="float">
            <text:p>1842</text:p>
          </table:table-cell>
          <table:table-cell ns41:value-type="string" table:style-name="ce18" office:value-type="string">
            <text:p>van 7 tot 8 jaren.</text:p>
          </table:table-cell>
          <table:table-cell table:style-name="Default"/>
          <table:table-cell ns41:value-type="float" table:style-name="ce25" office:value="34.534" office:value-type="float">
            <text:p>34.534</text:p>
          </table:table-cell>
          <table:table-cell table:style-name="ce30" table:number-columns-repeated="2"/>
          <table:table-cell ns41:value-type="float" table:style-name="ce30" office:value="34.534" office:value-type="float">
            <text:p>34.534</text:p>
          </table:table-cell>
          <table:table-cell ns41:value-type="float" table:style-name="ce30" office:value="34.103" office:value-type="float">
            <text:p>34.103</text:p>
          </table:table-cell>
          <table:table-cell table:style-name="ce30" table:number-columns-repeated="2"/>
          <table:table-cell ns41:value-type="float" table:style-name="ce30" office:value="34.103" office:value-type="float">
            <text:p>34.103</text:p>
          </table:table-cell>
          <table:table-cell ns41:value-type="float" table:style-name="ce34" office:value="68.637" office:value-type="float">
            <text:p>68.6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1" office:value-type="float">
            <text:p>1841</text:p>
          </table:table-cell>
          <table:table-cell ns41:value-type="string" table:style-name="ce18" office:value-type="string">
            <text:p>van 8 tot 9 jaren.</text:p>
          </table:table-cell>
          <table:table-cell table:style-name="Default"/>
          <table:table-cell ns41:value-type="float" table:style-name="ce25" office:value="34.64" office:value-type="float">
            <text:p>34.64</text:p>
          </table:table-cell>
          <table:table-cell table:style-name="ce30" table:number-columns-repeated="2"/>
          <table:table-cell ns41:value-type="float" table:style-name="ce30" office:value="34.64" office:value-type="float">
            <text:p>34.64</text:p>
          </table:table-cell>
          <table:table-cell ns41:value-type="float" table:style-name="ce30" office:value="33.625" office:value-type="float">
            <text:p>33.625</text:p>
          </table:table-cell>
          <table:table-cell table:style-name="ce30" table:number-columns-repeated="2"/>
          <table:table-cell ns41:value-type="float" table:style-name="ce30" office:value="33.625" office:value-type="float">
            <text:p>33.625</text:p>
          </table:table-cell>
          <table:table-cell ns41:value-type="float" table:style-name="ce34" office:value="68.265" office:value-type="float">
            <text:p>68.2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0" office:value-type="float">
            <text:p>1840</text:p>
          </table:table-cell>
          <table:table-cell ns41:value-type="string" table:style-name="ce18" office:value-type="string">
            <text:p>van 9 tot 10 jaren.</text:p>
          </table:table-cell>
          <table:table-cell table:style-name="Default"/>
          <table:table-cell ns41:value-type="float" table:style-name="ce25" office:value="34.734" office:value-type="float">
            <text:p>34.734</text:p>
          </table:table-cell>
          <table:table-cell table:style-name="ce30" table:number-columns-repeated="2"/>
          <table:table-cell ns41:value-type="float" table:style-name="ce30" office:value="34.734" office:value-type="float">
            <text:p>34.734</text:p>
          </table:table-cell>
          <table:table-cell ns41:value-type="float" table:style-name="ce30" office:value="34.171" office:value-type="float">
            <text:p>34.171</text:p>
          </table:table-cell>
          <table:table-cell table:style-name="ce30" table:number-columns-repeated="2"/>
          <table:table-cell ns41:value-type="float" table:style-name="ce30" office:value="34.171" office:value-type="float">
            <text:p>34.171</text:p>
          </table:table-cell>
          <table:table-cell ns41:value-type="float" table:style-name="ce34" office:value="68.905" office:value-type="float">
            <text:p>68.90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9" office:value-type="float">
            <text:p>1839</text:p>
          </table:table-cell>
          <table:table-cell ns41:value-type="string" table:style-name="ce18" office:value-type="string">
            <text:p>van 10 tot 11 jaren.</text:p>
          </table:table-cell>
          <table:table-cell table:style-name="Default"/>
          <table:table-cell ns41:value-type="float" table:style-name="ce25" office:value="34.703" office:value-type="float">
            <text:p>34.703</text:p>
          </table:table-cell>
          <table:table-cell table:style-name="ce30" table:number-columns-repeated="2"/>
          <table:table-cell ns41:value-type="float" table:style-name="ce30" office:value="34.703" office:value-type="float">
            <text:p>34.703</text:p>
          </table:table-cell>
          <table:table-cell ns41:value-type="float" table:style-name="ce30" office:value="34.06" office:value-type="float">
            <text:p>34.06</text:p>
          </table:table-cell>
          <table:table-cell table:style-name="ce30" table:number-columns-repeated="2"/>
          <table:table-cell ns41:value-type="float" table:style-name="ce30" office:value="34.06" office:value-type="float">
            <text:p>34.06</text:p>
          </table:table-cell>
          <table:table-cell ns41:value-type="float" table:style-name="ce34" office:value="68.763" office:value-type="float">
            <text:p>68.76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8" office:value-type="float">
            <text:p>1838</text:p>
          </table:table-cell>
          <table:table-cell ns41:value-type="string" table:style-name="ce18" office:value-type="string">
            <text:p>van 11 tot 12 jaren.</text:p>
          </table:table-cell>
          <table:table-cell table:style-name="Default"/>
          <table:table-cell ns41:value-type="float" table:style-name="ce25" office:value="33.549" office:value-type="float">
            <text:p>33.549</text:p>
          </table:table-cell>
          <table:table-cell table:style-name="ce30" table:number-columns-repeated="2"/>
          <table:table-cell ns41:value-type="float" table:style-name="ce30" office:value="33.549" office:value-type="float">
            <text:p>33.549</text:p>
          </table:table-cell>
          <table:table-cell ns41:value-type="float" table:style-name="ce30" office:value="33.234" office:value-type="float">
            <text:p>33.234</text:p>
          </table:table-cell>
          <table:table-cell table:style-name="ce30" table:number-columns-repeated="2"/>
          <table:table-cell ns41:value-type="float" table:style-name="ce30" office:value="33.234" office:value-type="float">
            <text:p>33.234</text:p>
          </table:table-cell>
          <table:table-cell ns41:value-type="float" table:style-name="ce34" office:value="66.783" office:value-type="float">
            <text:p>66.7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7" office:value-type="float">
            <text:p>1837</text:p>
          </table:table-cell>
          <table:table-cell ns41:value-type="string" table:style-name="ce18" office:value-type="string">
            <text:p>van 12 tot 13 jaren.</text:p>
          </table:table-cell>
          <table:table-cell table:style-name="Default"/>
          <table:table-cell ns41:value-type="float" table:style-name="ce25" office:value="33.072" office:value-type="float">
            <text:p>33.072</text:p>
          </table:table-cell>
          <table:table-cell table:style-name="ce30" table:number-columns-repeated="2"/>
          <table:table-cell ns41:value-type="float" table:style-name="ce30" office:value="33.072" office:value-type="float">
            <text:p>33.072</text:p>
          </table:table-cell>
          <table:table-cell ns41:value-type="float" table:style-name="ce30" office:value="32.537" office:value-type="float">
            <text:p>32.537</text:p>
          </table:table-cell>
          <table:table-cell table:style-name="ce30" table:number-columns-repeated="2"/>
          <table:table-cell ns41:value-type="float" table:style-name="ce30" office:value="32.537" office:value-type="float">
            <text:p>32.537</text:p>
          </table:table-cell>
          <table:table-cell ns41:value-type="float" table:style-name="ce34" office:value="65.609" office:value-type="float">
            <text:p>65.60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6" office:value-type="float">
            <text:p>1836</text:p>
          </table:table-cell>
          <table:table-cell ns41:value-type="string" table:style-name="ce18" office:value-type="string">
            <text:p>van 13 tot 14 jaren.</text:p>
          </table:table-cell>
          <table:table-cell table:style-name="Default"/>
          <table:table-cell ns41:value-type="float" table:style-name="ce25" office:value="32.7" office:value-type="float">
            <text:p>32.7</text:p>
          </table:table-cell>
          <table:table-cell table:style-name="ce30" table:number-columns-repeated="2"/>
          <table:table-cell ns41:value-type="float" table:style-name="ce30" office:value="32.7" office:value-type="float">
            <text:p>32.7</text:p>
          </table:table-cell>
          <table:table-cell ns41:value-type="float" table:style-name="ce30" office:value="31.441" office:value-type="float">
            <text:p>31.441</text:p>
          </table:table-cell>
          <table:table-cell table:style-name="ce30" table:number-columns-repeated="2"/>
          <table:table-cell ns41:value-type="float" table:style-name="ce30" office:value="31.441" office:value-type="float">
            <text:p>31.441</text:p>
          </table:table-cell>
          <table:table-cell ns41:value-type="float" table:style-name="ce34" office:value="64.141" office:value-type="float">
            <text:p>64.14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5" office:value-type="float">
            <text:p>1835</text:p>
          </table:table-cell>
          <table:table-cell ns41:value-type="string" table:style-name="ce18" office:value-type="string">
            <text:p>van 14 tot 15 jaren.</text:p>
          </table:table-cell>
          <table:table-cell table:style-name="Default"/>
          <table:table-cell ns41:value-type="float" table:style-name="ce25" office:value="32.228" office:value-type="float">
            <text:p>32.228</text:p>
          </table:table-cell>
          <table:table-cell table:style-name="ce30" table:number-columns-repeated="2"/>
          <table:table-cell ns41:value-type="float" table:style-name="ce30" office:value="32.228" office:value-type="float">
            <text:p>32.228</text:p>
          </table:table-cell>
          <table:table-cell ns41:value-type="float" table:style-name="ce30" office:value="31.831" office:value-type="float">
            <text:p>31.831</text:p>
          </table:table-cell>
          <table:table-cell table:style-name="ce30" table:number-columns-repeated="2"/>
          <table:table-cell ns41:value-type="float" table:style-name="ce30" office:value="31.831" office:value-type="float">
            <text:p>31.831</text:p>
          </table:table-cell>
          <table:table-cell ns41:value-type="float" table:style-name="ce34" office:value="64.059" office:value-type="float">
            <text:p>64.05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4" office:value-type="float">
            <text:p>1834</text:p>
          </table:table-cell>
          <table:table-cell ns41:value-type="string" table:style-name="ce18" office:value-type="string">
            <text:p>van 15 tot 16 jaren.</text:p>
          </table:table-cell>
          <table:table-cell table:style-name="Default"/>
          <table:table-cell ns41:value-type="float" table:style-name="ce25" office:value="29.906" office:value-type="float">
            <text:p>29.906</text:p>
          </table:table-cell>
          <table:table-cell table:style-name="ce30" table:number-columns-repeated="2"/>
          <table:table-cell ns41:value-type="float" table:style-name="ce30" office:value="29.906" office:value-type="float">
            <text:p>29.906</text:p>
          </table:table-cell>
          <table:table-cell ns41:value-type="float" table:style-name="ce30" office:value="29.607" office:value-type="float">
            <text:p>29.607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9.608" office:value-type="float">
            <text:p>29.608</text:p>
          </table:table-cell>
          <table:table-cell ns41:value-type="float" table:style-name="ce34" office:value="59.514" office:value-type="float">
            <text:p>59.51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3" office:value-type="float">
            <text:p>1833</text:p>
          </table:table-cell>
          <table:table-cell ns41:value-type="string" table:style-name="ce18" office:value-type="string">
            <text:p>van 16 tot 17 jaren.</text:p>
          </table:table-cell>
          <table:table-cell table:style-name="Default"/>
          <table:table-cell ns41:value-type="float" table:style-name="ce25" office:value="30.33" office:value-type="float">
            <text:p>30.33</text:p>
          </table:table-cell>
          <table:table-cell table:style-name="ce30" table:number-columns-repeated="2"/>
          <table:table-cell ns41:value-type="float" table:style-name="ce30" office:value="30.33" office:value-type="float">
            <text:p>30.33</text:p>
          </table:table-cell>
          <table:table-cell ns41:value-type="float" table:style-name="ce30" office:value="29.803" office:value-type="float">
            <text:p>29.803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9.822" office:value-type="float">
            <text:p>29.822</text:p>
          </table:table-cell>
          <table:table-cell ns41:value-type="float" table:style-name="ce34" office:value="60.152" office:value-type="float">
            <text:p>60.15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2" office:value-type="float">
            <text:p>1832</text:p>
          </table:table-cell>
          <table:table-cell ns41:value-type="string" table:style-name="ce18" office:value-type="string">
            <text:p>van 17 tot 18 jaren.</text:p>
          </table:table-cell>
          <table:table-cell table:style-name="Default"/>
          <table:table-cell ns41:value-type="float" table:style-name="ce25" office:value="26.717" office:value-type="float">
            <text:p>26.717</text:p>
          </table:table-cell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string" table:style-name="ce30" office:value-type="string">
            <text:p>26,721/A</text:p>
          </table:table-cell>
          <table:table-cell ns41:value-type="float" table:style-name="ce30" office:value="26.963" office:value-type="float">
            <text:p>26.963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7.023" office:value-type="float">
            <text:p>27.023</text:p>
          </table:table-cell>
          <table:table-cell ns41:value-type="float" table:style-name="ce34" office:value="53.744" office:value-type="float">
            <text:p>53.74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1" office:value-type="float">
            <text:p>1831</text:p>
          </table:table-cell>
          <table:table-cell ns41:value-type="string" table:style-name="ce18" office:value-type="string">
            <text:p>van 18 tot 19 jaren.</text:p>
          </table:table-cell>
          <table:table-cell table:style-name="Default"/>
          <table:table-cell ns41:value-type="float" table:style-name="ce25" office:value="26.812" office:value-type="float">
            <text:p>26.812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6.863" office:value-type="float">
            <text:p>26.863</text:p>
          </table:table-cell>
          <table:table-cell ns41:value-type="float" table:style-name="ce30" office:value="26.227" office:value-type="float">
            <text:p>26.227</text:p>
          </table:table-cell>
          <table:table-cell ns41:value-type="float" table:style-name="ce30" office:value="177" office:value-type="float">
            <text:p>17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6.408" office:value-type="float">
            <text:p>26.408</text:p>
          </table:table-cell>
          <table:table-cell ns41:value-type="float" table:style-name="ce34" office:value="53.271" office:value-type="float">
            <text:p>53.27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0" office:value-type="float">
            <text:p>1830</text:p>
          </table:table-cell>
          <table:table-cell ns41:value-type="string" table:style-name="ce18" office:value-type="string">
            <text:p>van 19 tot 20 jaren.</text:p>
          </table:table-cell>
          <table:table-cell table:style-name="Default"/>
          <table:table-cell ns41:value-type="float" table:style-name="ce25" office:value="28.099" office:value-type="float">
            <text:p>28.099</text:p>
          </table:table-cell>
          <table:table-cell ns41:value-type="float" table:style-name="ce30" office:value="132" office:value-type="float">
            <text:p>132</text:p>
          </table:table-cell>
          <table:table-cell ns41:value-type="float" table:style-name="ce30" office:value="2" office:value-type="float">
            <text:p>2</text:p>
          </table:table-cell>
          <table:table-cell ns41:value-type="string" table:style-name="ce30" office:value-type="string">
            <text:p>28,235/B</text:p>
          </table:table-cell>
          <table:table-cell ns41:value-type="float" table:style-name="ce30" office:value="28.207" office:value-type="float">
            <text:p>28.207</text:p>
          </table:table-cell>
          <table:table-cell ns41:value-type="float" table:style-name="ce30" office:value="608" office:value-type="float">
            <text:p>608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8.827" office:value-type="float">
            <text:p>28.827</text:p>
          </table:table-cell>
          <table:table-cell ns41:value-type="float" table:style-name="ce34" office:value="57.062" office:value-type="float">
            <text:p>57.06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9" office:value-type="float">
            <text:p>1829</text:p>
          </table:table-cell>
          <table:table-cell ns41:value-type="string" table:style-name="ce18" office:value-type="string">
            <text:p>van 20 tot 21 jaren.</text:p>
          </table:table-cell>
          <table:table-cell table:style-name="Default"/>
          <table:table-cell ns41:value-type="float" table:style-name="ce25" office:value="28.04" office:value-type="float">
            <text:p>28.04</text:p>
          </table:table-cell>
          <table:table-cell ns41:value-type="float" table:style-name="ce30" office:value="397" office:value-type="float">
            <text:p>397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28.454" office:value-type="float">
            <text:p>28.454</text:p>
          </table:table-cell>
          <table:table-cell ns41:value-type="float" table:style-name="ce30" office:value="28.067" office:value-type="float">
            <text:p>28.067</text:p>
          </table:table-cell>
          <table:table-cell ns41:value-type="float" table:style-name="ce30" office:value="1.343" office:value-type="float">
            <text:p>1.343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29.436" office:value-type="float">
            <text:p>29.436</text:p>
          </table:table-cell>
          <table:table-cell ns41:value-type="float" table:style-name="ce34" office:value="57.89" office:value-type="float">
            <text:p>57.8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8" office:value-type="float">
            <text:p>1828</text:p>
          </table:table-cell>
          <table:table-cell ns41:value-type="string" table:style-name="ce18" office:value-type="string">
            <text:p>van 21 tot 22 jaren.</text:p>
          </table:table-cell>
          <table:table-cell table:style-name="Default"/>
          <table:table-cell ns41:value-type="float" table:style-name="ce25" office:value="25.826" office:value-type="float">
            <text:p>25.826</text:p>
          </table:table-cell>
          <table:table-cell ns41:value-type="float" table:style-name="ce30" office:value="647" office:value-type="float">
            <text:p>647</text:p>
          </table:table-cell>
          <table:table-cell ns41:value-type="float" table:style-name="ce30" office:value="10" office:value-type="float">
            <text:p>10</text:p>
          </table:table-cell>
          <table:table-cell ns41:value-type="string" table:style-name="ce30" office:value-type="string">
            <text:p>26,484/A</text:p>
          </table:table-cell>
          <table:table-cell ns41:value-type="float" table:style-name="ce30" office:value="24.672" office:value-type="float">
            <text:p>24.672</text:p>
          </table:table-cell>
          <table:table-cell ns41:value-type="float" table:style-name="ce30" office:value="1.998" office:value-type="float">
            <text:p>1.998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26.713" office:value-type="float">
            <text:p>26.713</text:p>
          </table:table-cell>
          <table:table-cell ns41:value-type="float" table:style-name="ce34" office:value="53.197" office:value-type="float">
            <text:p>53.19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7" office:value-type="float">
            <text:p>1827</text:p>
          </table:table-cell>
          <table:table-cell ns41:value-type="string" table:style-name="ce18" office:value-type="string">
            <text:p>van 22 tot 23 jaren.</text:p>
          </table:table-cell>
          <table:table-cell table:style-name="Default"/>
          <table:table-cell ns41:value-type="float" table:style-name="ce25" office:value="24.354" office:value-type="float">
            <text:p>24.354</text:p>
          </table:table-cell>
          <table:table-cell ns41:value-type="float" table:style-name="ce30" office:value="1.16" office:value-type="float">
            <text:p>1.16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25.532" office:value-type="float">
            <text:p>25.532</text:p>
          </table:table-cell>
          <table:table-cell ns41:value-type="float" table:style-name="ce30" office:value="23.502" office:value-type="float">
            <text:p>23.502</text:p>
          </table:table-cell>
          <table:table-cell ns41:value-type="float" table:style-name="ce30" office:value="3.155" office:value-type="float">
            <text:p>3.155</text:p>
          </table:table-cell>
          <table:table-cell ns41:value-type="float" table:style-name="ce30" office:value="64" office:value-type="float">
            <text:p>64</text:p>
          </table:table-cell>
          <table:table-cell ns41:value-type="float" table:style-name="ce30" office:value="26.721" office:value-type="float">
            <text:p>26.721</text:p>
          </table:table-cell>
          <table:table-cell ns41:value-type="float" table:style-name="ce34" office:value="52.253" office:value-type="float">
            <text:p>52.25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6" office:value-type="float">
            <text:p>1826</text:p>
          </table:table-cell>
          <table:table-cell ns41:value-type="string" table:style-name="ce18" office:value-type="string">
            <text:p>van 23 tot 24 jaren.</text:p>
          </table:table-cell>
          <table:table-cell table:style-name="Default"/>
          <table:table-cell ns41:value-type="float" table:style-name="ce25" office:value="24.872" office:value-type="float">
            <text:p>24.872</text:p>
          </table:table-cell>
          <table:table-cell ns41:value-type="float" table:style-name="ce30" office:value="2.3" office:value-type="float">
            <text:p>2.3</text:p>
          </table:table-cell>
          <table:table-cell ns41:value-type="float" table:style-name="ce30" office:value="53" office:value-type="float">
            <text:p>53</text:p>
          </table:table-cell>
          <table:table-cell ns41:value-type="string" table:style-name="ce30" office:value-type="string">
            <text:p>27,226/A</text:p>
          </table:table-cell>
          <table:table-cell ns41:value-type="float" table:style-name="ce30" office:value="23.449" office:value-type="float">
            <text:p>23.449</text:p>
          </table:table-cell>
          <table:table-cell ns41:value-type="float" table:style-name="ce30" office:value="4.997" office:value-type="float">
            <text:p>4.997</text:p>
          </table:table-cell>
          <table:table-cell ns41:value-type="float" table:style-name="ce30" office:value="102" office:value-type="float">
            <text:p>102</text:p>
          </table:table-cell>
          <table:table-cell ns41:value-type="string" table:style-name="ce30" office:value-type="string">
            <text:p>28,549/E</text:p>
          </table:table-cell>
          <table:table-cell ns41:value-type="float" table:style-name="ce34" office:value="55.775" office:value-type="float">
            <text:p>55.7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5" office:value-type="float">
            <text:p>1825</text:p>
          </table:table-cell>
          <table:table-cell ns41:value-type="string" table:style-name="ce18" office:value-type="string">
            <text:p>van 24 tot 25 jaren.</text:p>
          </table:table-cell>
          <table:table-cell table:style-name="Default"/>
          <table:table-cell ns41:value-type="float" table:style-name="ce25" office:value="23.235" office:value-type="float">
            <text:p>23.235</text:p>
          </table:table-cell>
          <table:table-cell ns41:value-type="float" table:style-name="ce30" office:value="3.9" office:value-type="float">
            <text:p>3.9</text:p>
          </table:table-cell>
          <table:table-cell ns41:value-type="float" table:style-name="ce30" office:value="79" office:value-type="float">
            <text:p>79</text:p>
          </table:table-cell>
          <table:table-cell ns41:value-type="string" table:style-name="ce30" office:value-type="string">
            <text:p>27,216/B</text:p>
          </table:table-cell>
          <table:table-cell ns41:value-type="float" table:style-name="ce30" office:value="21.764" office:value-type="float">
            <text:p>21.764</text:p>
          </table:table-cell>
          <table:table-cell ns41:value-type="float" table:style-name="ce30" office:value="6.861" office:value-type="float">
            <text:p>6.861</text:p>
          </table:table-cell>
          <table:table-cell ns41:value-type="float" table:style-name="ce30" office:value="170" office:value-type="float">
            <text:p>170</text:p>
          </table:table-cell>
          <table:table-cell ns41:value-type="float" table:style-name="ce30" office:value="28.795" office:value-type="float">
            <text:p>28.795</text:p>
          </table:table-cell>
          <table:table-cell ns41:value-type="float" table:style-name="ce34" office:value="56.011" office:value-type="float">
            <text:p>56.0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4" office:value-type="float">
            <text:p>1824</text:p>
          </table:table-cell>
          <table:table-cell ns41:value-type="string" table:style-name="ce18" office:value-type="string">
            <text:p>van 25 tot 26 jaren.</text:p>
          </table:table-cell>
          <table:table-cell table:style-name="Default"/>
          <table:table-cell ns41:value-type="float" table:style-name="ce25" office:value="22.268" office:value-type="float">
            <text:p>22.268</text:p>
          </table:table-cell>
          <table:table-cell ns41:value-type="float" table:style-name="ce30" office:value="5.954" office:value-type="float">
            <text:p>5.954</text:p>
          </table:table-cell>
          <table:table-cell ns41:value-type="float" table:style-name="ce30" office:value="130" office:value-type="float">
            <text:p>130</text:p>
          </table:table-cell>
          <table:table-cell ns41:value-type="string" table:style-name="ce30" office:value-type="string">
            <text:p>28,354/B</text:p>
          </table:table-cell>
          <table:table-cell ns41:value-type="float" table:style-name="ce30" office:value="19.773" office:value-type="float">
            <text:p>19.773</text:p>
          </table:table-cell>
          <table:table-cell ns41:value-type="float" table:style-name="ce30" office:value="8.77" office:value-type="float">
            <text:p>8.77</text:p>
          </table:table-cell>
          <table:table-cell ns41:value-type="float" table:style-name="ce30" office:value="230" office:value-type="float">
            <text:p>230</text:p>
          </table:table-cell>
          <table:table-cell ns41:value-type="string" table:style-name="ce30" office:value-type="string">
            <text:p>28,774/E</text:p>
          </table:table-cell>
          <table:table-cell ns41:value-type="float" table:style-name="ce34" office:value="57.128" office:value-type="float">
            <text:p>57.1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3" office:value-type="float">
            <text:p>1823</text:p>
          </table:table-cell>
          <table:table-cell ns41:value-type="string" table:style-name="ce18" office:value-type="string">
            <text:p>van 26 tot 27 jaren.</text:p>
          </table:table-cell>
          <table:table-cell table:style-name="Default"/>
          <table:table-cell ns41:value-type="float" table:style-name="ce25" office:value="18.889" office:value-type="float">
            <text:p>18.889</text:p>
          </table:table-cell>
          <table:table-cell ns41:value-type="float" table:style-name="ce30" office:value="7.407" office:value-type="float">
            <text:p>7.407</text:p>
          </table:table-cell>
          <table:table-cell ns41:value-type="float" table:style-name="ce30" office:value="168" office:value-type="float">
            <text:p>168</text:p>
          </table:table-cell>
          <table:table-cell ns41:value-type="string" table:style-name="ce30" office:value-type="string">
            <text:p>26,465/A</text:p>
          </table:table-cell>
          <table:table-cell ns41:value-type="float" table:style-name="ce30" office:value="17.013" office:value-type="float">
            <text:p>17.013</text:p>
          </table:table-cell>
          <table:table-cell ns41:value-type="float" table:style-name="ce30" office:value="10.297" office:value-type="float">
            <text:p>10.297</text:p>
          </table:table-cell>
          <table:table-cell ns41:value-type="float" table:style-name="ce30" office:value="269" office:value-type="float">
            <text:p>269</text:p>
          </table:table-cell>
          <table:table-cell ns41:value-type="float" table:style-name="ce30" office:value="27.579" office:value-type="float">
            <text:p>27.579</text:p>
          </table:table-cell>
          <table:table-cell ns41:value-type="float" table:style-name="ce34" office:value="54.044" office:value-type="float">
            <text:p>54.04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2" office:value-type="float">
            <text:p>1822</text:p>
          </table:table-cell>
          <table:table-cell ns41:value-type="string" table:style-name="ce18" office:value-type="string">
            <text:p>van 27 tot 28 jaren.</text:p>
          </table:table-cell>
          <table:table-cell table:style-name="Default"/>
          <table:table-cell ns41:value-type="float" table:style-name="ce25" office:value="16.368" office:value-type="float">
            <text:p>16.368</text:p>
          </table:table-cell>
          <table:table-cell ns41:value-type="float" table:style-name="ce30" office:value="9.065" office:value-type="float">
            <text:p>9.065</text:p>
          </table:table-cell>
          <table:table-cell ns41:value-type="float" table:style-name="ce30" office:value="238" office:value-type="float">
            <text:p>238</text:p>
          </table:table-cell>
          <table:table-cell ns41:value-type="float" table:style-name="ce30" office:value="25.671" office:value-type="float">
            <text:p>25.671</text:p>
          </table:table-cell>
          <table:table-cell ns41:value-type="float" table:style-name="ce30" office:value="14.28" office:value-type="float">
            <text:p>14.28</text:p>
          </table:table-cell>
          <table:table-cell ns41:value-type="float" table:style-name="ce30" office:value="11.364" office:value-type="float">
            <text:p>11.364</text:p>
          </table:table-cell>
          <table:table-cell ns41:value-type="float" table:style-name="ce30" office:value="359" office:value-type="float">
            <text:p>359</text:p>
          </table:table-cell>
          <table:table-cell ns41:value-type="string" table:style-name="ce30" office:value-type="string">
            <text:p>26,004/E</text:p>
          </table:table-cell>
          <table:table-cell ns41:value-type="float" table:style-name="ce34" office:value="51.675" office:value-type="float">
            <text:p>51.6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1" office:value-type="float">
            <text:p>1821</text:p>
          </table:table-cell>
          <table:table-cell ns41:value-type="string" table:style-name="ce18" office:value-type="string">
            <text:p>van 28 tot 29 jaren.</text:p>
          </table:table-cell>
          <table:table-cell table:style-name="Default"/>
          <table:table-cell ns41:value-type="float" table:style-name="ce25" office:value="13.733" office:value-type="float">
            <text:p>13.733</text:p>
          </table:table-cell>
          <table:table-cell ns41:value-type="float" table:style-name="ce30" office:value="10.151" office:value-type="float">
            <text:p>10.151</text:p>
          </table:table-cell>
          <table:table-cell ns41:value-type="float" table:style-name="ce30" office:value="259" office:value-type="float">
            <text:p>259</text:p>
          </table:table-cell>
          <table:table-cell ns41:value-type="float" table:style-name="ce30" office:value="24.143" office:value-type="float">
            <text:p>24.143</text:p>
          </table:table-cell>
          <table:table-cell ns41:value-type="float" table:style-name="ce30" office:value="12.663" office:value-type="float">
            <text:p>12.663</text:p>
          </table:table-cell>
          <table:table-cell ns41:value-type="float" table:style-name="ce30" office:value="11.958" office:value-type="float">
            <text:p>11.958</text:p>
          </table:table-cell>
          <table:table-cell ns41:value-type="float" table:style-name="ce30" office:value="414" office:value-type="float">
            <text:p>414</text:p>
          </table:table-cell>
          <table:table-cell ns41:value-type="float" table:style-name="ce30" office:value="25.015" office:value-type="float">
            <text:p>25.015</text:p>
          </table:table-cell>
          <table:table-cell ns41:value-type="float" table:style-name="ce34" office:value="49.158" office:value-type="float">
            <text:p>49.15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0" office:value-type="float">
            <text:p>1820</text:p>
          </table:table-cell>
          <table:table-cell ns41:value-type="string" table:style-name="ce18" office:value-type="string">
            <text:p>van 29 tot 30 jaren.</text:p>
          </table:table-cell>
          <table:table-cell table:style-name="Default"/>
          <table:table-cell ns41:value-type="float" table:style-name="ce25" office:value="11.629" office:value-type="float">
            <text:p>11.629</text:p>
          </table:table-cell>
          <table:table-cell ns41:value-type="float" table:style-name="ce30" office:value="10.525" office:value-type="float">
            <text:p>10.525</text:p>
          </table:table-cell>
          <table:table-cell ns41:value-type="float" table:style-name="ce30" office:value="263" office:value-type="float">
            <text:p>263</text:p>
          </table:table-cell>
          <table:table-cell ns41:value-type="float" table:style-name="ce30" office:value="22.417" office:value-type="float">
            <text:p>22.417</text:p>
          </table:table-cell>
          <table:table-cell ns41:value-type="float" table:style-name="ce30" office:value="10.417" office:value-type="float">
            <text:p>10.417</text:p>
          </table:table-cell>
          <table:table-cell ns41:value-type="float" table:style-name="ce30" office:value="12.39" office:value-type="float">
            <text:p>12.39</text:p>
          </table:table-cell>
          <table:table-cell ns41:value-type="float" table:style-name="ce30" office:value="498" office:value-type="float">
            <text:p>498</text:p>
          </table:table-cell>
          <table:table-cell ns41:value-type="float" table:style-name="ce30" office:value="23.305" office:value-type="float">
            <text:p>23.305</text:p>
          </table:table-cell>
          <table:table-cell ns41:value-type="float" table:style-name="ce34" office:value="45.722" office:value-type="float">
            <text:p>45.72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9" office:value-type="float">
            <text:p>1819</text:p>
          </table:table-cell>
          <table:table-cell ns41:value-type="string" table:style-name="ce18" office:value-type="string">
            <text:p>van 30 tot 31 jaren.</text:p>
          </table:table-cell>
          <table:table-cell table:style-name="Default"/>
          <table:table-cell ns41:value-type="float" table:style-name="ce25" office:value="11.01" office:value-type="float">
            <text:p>11.01</text:p>
          </table:table-cell>
          <table:table-cell ns41:value-type="float" table:style-name="ce30" office:value="12.531" office:value-type="float">
            <text:p>12.531</text:p>
          </table:table-cell>
          <table:table-cell ns41:value-type="float" table:style-name="ce30" office:value="409" office:value-type="float">
            <text:p>409</text:p>
          </table:table-cell>
          <table:table-cell ns41:value-type="string" table:style-name="ce30" office:value-type="string">
            <text:p>23,952/B</text:p>
          </table:table-cell>
          <table:table-cell ns41:value-type="float" table:style-name="ce30" office:value="10.199" office:value-type="float">
            <text:p>10.199</text:p>
          </table:table-cell>
          <table:table-cell ns41:value-type="float" table:style-name="ce30" office:value="14.339" office:value-type="float">
            <text:p>14.339</text:p>
          </table:table-cell>
          <table:table-cell ns41:value-type="float" table:style-name="ce30" office:value="614" office:value-type="float">
            <text:p>614</text:p>
          </table:table-cell>
          <table:table-cell ns41:value-type="float" table:style-name="ce30" office:value="25.152" office:value-type="float">
            <text:p>25.152</text:p>
          </table:table-cell>
          <table:table-cell ns41:value-type="float" table:style-name="ce34" office:value="49.104" office:value-type="float">
            <text:p>49.10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8" office:value-type="float">
            <text:p>1818</text:p>
          </table:table-cell>
          <table:table-cell ns41:value-type="string" table:style-name="ce18" office:value-type="string">
            <text:p>van 31 tot 32 jaren.</text:p>
          </table:table-cell>
          <table:table-cell table:style-name="Default"/>
          <table:table-cell ns41:value-type="float" table:style-name="ce25" office:value="8.187" office:value-type="float">
            <text:p>8.187</text:p>
          </table:table-cell>
          <table:table-cell ns41:value-type="float" table:style-name="ce30" office:value="11.841" office:value-type="float">
            <text:p>11.841</text:p>
          </table:table-cell>
          <table:table-cell ns41:value-type="float" table:style-name="ce30" office:value="405" office:value-type="float">
            <text:p>405</text:p>
          </table:table-cell>
          <table:table-cell ns41:value-type="float" table:style-name="ce30" office:value="20.433" office:value-type="float">
            <text:p>20.433</text:p>
          </table:table-cell>
          <table:table-cell ns41:value-type="float" table:style-name="ce30" office:value="7.107" office:value-type="float">
            <text:p>7.107</text:p>
          </table:table-cell>
          <table:table-cell ns41:value-type="float" table:style-name="ce30" office:value="13.163" office:value-type="float">
            <text:p>13.163</text:p>
          </table:table-cell>
          <table:table-cell ns41:value-type="float" table:style-name="ce30" office:value="608" office:value-type="float">
            <text:p>608</text:p>
          </table:table-cell>
          <table:table-cell ns41:value-type="float" table:style-name="ce30" office:value="20.878" office:value-type="float">
            <text:p>20.878</text:p>
          </table:table-cell>
          <table:table-cell ns41:value-type="float" table:style-name="ce34" office:value="41.311" office:value-type="float">
            <text:p>41.3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7" office:value-type="float">
            <text:p>1817</text:p>
          </table:table-cell>
          <table:table-cell ns41:value-type="string" table:style-name="ce18" office:value-type="string">
            <text:p>van 32 tot 33 jaren.</text:p>
          </table:table-cell>
          <table:table-cell table:style-name="Default"/>
          <table:table-cell ns41:value-type="float" table:style-name="ce25" office:value="7.53" office:value-type="float">
            <text:p>7.53</text:p>
          </table:table-cell>
          <table:table-cell ns41:value-type="float" table:style-name="ce30" office:value="12.643" office:value-type="float">
            <text:p>12.643</text:p>
          </table:table-cell>
          <table:table-cell ns41:value-type="float" table:style-name="ce30" office:value="435" office:value-type="float">
            <text:p>435</text:p>
          </table:table-cell>
          <table:table-cell ns41:value-type="float" table:style-name="ce30" office:value="20.608" office:value-type="float">
            <text:p>20.608</text:p>
          </table:table-cell>
          <table:table-cell ns41:value-type="float" table:style-name="ce30" office:value="6.758" office:value-type="float">
            <text:p>6.758</text:p>
          </table:table-cell>
          <table:table-cell ns41:value-type="float" table:style-name="ce30" office:value="13.781" office:value-type="float">
            <text:p>13.78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1.25" office:value-type="float">
            <text:p>21.25</text:p>
          </table:table-cell>
          <table:table-cell ns41:value-type="float" table:style-name="ce34" office:value="41.858" office:value-type="float">
            <text:p>41.85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6" office:value-type="float">
            <text:p>1816</text:p>
          </table:table-cell>
          <table:table-cell ns41:value-type="string" table:style-name="ce18" office:value-type="string">
            <text:p>van 33 tot 34 jaren.</text:p>
          </table:table-cell>
          <table:table-cell table:style-name="Default"/>
          <table:table-cell ns41:value-type="float" table:style-name="ce25" office:value="7.108" office:value-type="float">
            <text:p>7.108</text:p>
          </table:table-cell>
          <table:table-cell ns41:value-type="float" table:style-name="ce30" office:value="14.033" office:value-type="float">
            <text:p>14.033</text:p>
          </table:table-cell>
          <table:table-cell ns41:value-type="float" table:style-name="ce30" office:value="513" office:value-type="float">
            <text:p>513</text:p>
          </table:table-cell>
          <table:table-cell ns41:value-type="float" table:style-name="ce30" office:value="21.654" office:value-type="float">
            <text:p>21.654</text:p>
          </table:table-cell>
          <table:table-cell ns41:value-type="float" table:style-name="ce30" office:value="6.531" office:value-type="float">
            <text:p>6.531</text:p>
          </table:table-cell>
          <table:table-cell ns41:value-type="float" table:style-name="ce30" office:value="15.256" office:value-type="float">
            <text:p>15.256</text:p>
          </table:table-cell>
          <table:table-cell ns41:value-type="float" table:style-name="ce30" office:value="193" office:value-type="float">
            <text:p>193</text:p>
          </table:table-cell>
          <table:table-cell ns41:value-type="string" table:style-name="ce30" office:value-type="string">
            <text:p>22,681/E</text:p>
          </table:table-cell>
          <table:table-cell ns41:value-type="float" table:style-name="ce34" office:value="41.335" office:value-type="float">
            <text:p>41.33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5" office:value-type="float">
            <text:p>1815</text:p>
          </table:table-cell>
          <table:table-cell ns41:value-type="string" table:style-name="ce18" office:value-type="string">
            <text:p>van 34 tot 35 jaren.</text:p>
          </table:table-cell>
          <table:table-cell table:style-name="Default"/>
          <table:table-cell ns41:value-type="float" table:style-name="ce25" office:value="6.137" office:value-type="float">
            <text:p>6.137</text:p>
          </table:table-cell>
          <table:table-cell ns41:value-type="float" table:style-name="ce30" office:value="13.934" office:value-type="float">
            <text:p>13.934</text:p>
          </table:table-cell>
          <table:table-cell ns41:value-type="float" table:style-name="ce30" office:value="528" office:value-type="float">
            <text:p>528</text:p>
          </table:table-cell>
          <table:table-cell ns41:value-type="float" table:style-name="ce30" office:value="20.599" office:value-type="float">
            <text:p>20.599</text:p>
          </table:table-cell>
          <table:table-cell ns41:value-type="float" table:style-name="ce30" office:value="5.478" office:value-type="float">
            <text:p>5.478</text:p>
          </table:table-cell>
          <table:table-cell ns41:value-type="float" table:style-name="ce30" office:value="14.674" office:value-type="float">
            <text:p>14.674</text:p>
          </table:table-cell>
          <table:table-cell ns41:value-type="float" table:style-name="ce30" office:value="939" office:value-type="float">
            <text:p>939</text:p>
          </table:table-cell>
          <table:table-cell ns41:value-type="float" table:style-name="ce30" office:value="21.091" office:value-type="float">
            <text:p>21.091</text:p>
          </table:table-cell>
          <table:table-cell ns41:value-type="float" table:style-name="ce34" office:value="41.69" office:value-type="float">
            <text:p>41.6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4" office:value-type="float">
            <text:p>1814</text:p>
          </table:table-cell>
          <table:table-cell ns41:value-type="string" table:style-name="ce18" office:value-type="string">
            <text:p>van 35 tot 36 jaren.</text:p>
          </table:table-cell>
          <table:table-cell table:style-name="Default"/>
          <table:table-cell ns41:value-type="float" table:style-name="ce25" office:value="5.23" office:value-type="float">
            <text:p>5.23</text:p>
          </table:table-cell>
          <table:table-cell ns41:value-type="float" table:style-name="ce30" office:value="13.865" office:value-type="float">
            <text:p>13.865</text:p>
          </table:table-cell>
          <table:table-cell ns41:value-type="float" table:style-name="ce30" office:value="555" office:value-type="float">
            <text:p>555</text:p>
          </table:table-cell>
          <table:table-cell ns41:value-type="string" table:style-name="ce30" office:value-type="string">
            <text:p>19,651/A</text:p>
          </table:table-cell>
          <table:table-cell ns41:value-type="float" table:style-name="ce30" office:value="4.91" office:value-type="float">
            <text:p>4.91</text:p>
          </table:table-cell>
          <table:table-cell ns41:value-type="float" table:style-name="ce30" office:value="14.589" office:value-type="float">
            <text:p>14.589</text:p>
          </table:table-cell>
          <table:table-cell ns41:value-type="float" table:style-name="ce30" office:value="997" office:value-type="float">
            <text:p>997</text:p>
          </table:table-cell>
          <table:table-cell ns41:value-type="float" table:style-name="ce30" office:value="20.496" office:value-type="float">
            <text:p>20.496</text:p>
          </table:table-cell>
          <table:table-cell ns41:value-type="float" table:style-name="ce34" office:value="40.147" office:value-type="float">
            <text:p>40.14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3" office:value-type="float">
            <text:p>1813</text:p>
          </table:table-cell>
          <table:table-cell ns41:value-type="string" table:style-name="ce18" office:value-type="string">
            <text:p>van 36 tot 37 jaren.</text:p>
          </table:table-cell>
          <table:table-cell table:style-name="Default"/>
          <table:table-cell ns41:value-type="float" table:style-name="ce25" office:value="4.815" office:value-type="float">
            <text:p>4.815</text:p>
          </table:table-cell>
          <table:table-cell ns41:value-type="float" table:style-name="ce30" office:value="14.058" office:value-type="float">
            <text:p>14.058</text:p>
          </table:table-cell>
          <table:table-cell ns41:value-type="float" table:style-name="ce30" office:value="638" office:value-type="float">
            <text:p>638</text:p>
          </table:table-cell>
          <table:table-cell ns41:value-type="float" table:style-name="ce30" office:value="19.511" office:value-type="float">
            <text:p>19.511</text:p>
          </table:table-cell>
          <table:table-cell ns41:value-type="float" table:style-name="ce30" office:value="4.466" office:value-type="float">
            <text:p>4.466</text:p>
          </table:table-cell>
          <table:table-cell ns41:value-type="float" table:style-name="ce30" office:value="14.808" office:value-type="float">
            <text:p>14.808</text:p>
          </table:table-cell>
          <table:table-cell ns41:value-type="float" table:style-name="ce30" office:value="1.137" office:value-type="float">
            <text:p>1.137</text:p>
          </table:table-cell>
          <table:table-cell ns41:value-type="float" table:style-name="ce30" office:value="20.411" office:value-type="float">
            <text:p>20.411</text:p>
          </table:table-cell>
          <table:table-cell ns41:value-type="float" table:style-name="ce34" office:value="39.922" office:value-type="float">
            <text:p>39.92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2" office:value-type="float">
            <text:p>1812</text:p>
          </table:table-cell>
          <table:table-cell ns41:value-type="string" table:style-name="ce18" office:value-type="string">
            <text:p>van 37 tot 38 jaren.</text:p>
          </table:table-cell>
          <table:table-cell table:style-name="Default"/>
          <table:table-cell ns41:value-type="float" table:style-name="ce25" office:value="3.789" office:value-type="float">
            <text:p>3.789</text:p>
          </table:table-cell>
          <table:table-cell ns41:value-type="float" table:style-name="ce30" office:value="13.65" office:value-type="float">
            <text:p>13.65</text:p>
          </table:table-cell>
          <table:table-cell ns41:value-type="float" table:style-name="ce30" office:value="636" office:value-type="float">
            <text:p>636</text:p>
          </table:table-cell>
          <table:table-cell ns41:value-type="string" table:style-name="ce30" office:value-type="string">
            <text:p>18,078/C</text:p>
          </table:table-cell>
          <table:table-cell ns41:value-type="float" table:style-name="ce30" office:value="3.775" office:value-type="float">
            <text:p>3.775</text:p>
          </table:table-cell>
          <table:table-cell ns41:value-type="float" table:style-name="ce30" office:value="13.746" office:value-type="float">
            <text:p>13.746</text:p>
          </table:table-cell>
          <table:table-cell ns41:value-type="float" table:style-name="ce30" office:value="1.162" office:value-type="float">
            <text:p>1.162</text:p>
          </table:table-cell>
          <table:table-cell ns41:value-type="float" table:style-name="ce30" office:value="18.683" office:value-type="float">
            <text:p>18.683</text:p>
          </table:table-cell>
          <table:table-cell ns41:value-type="float" table:style-name="ce34" office:value="36.761" office:value-type="float">
            <text:p>36.76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1" office:value-type="float">
            <text:p>1811</text:p>
          </table:table-cell>
          <table:table-cell ns41:value-type="string" table:style-name="ce18" office:value-type="string">
            <text:p>van 38 tot 39 jaren.</text:p>
          </table:table-cell>
          <table:table-cell table:style-name="Default"/>
          <table:table-cell ns41:value-type="float" table:style-name="ce25" office:value="3.635" office:value-type="float">
            <text:p>3.635</text:p>
          </table:table-cell>
          <table:table-cell ns41:value-type="float" table:style-name="ce30" office:value="14.593" office:value-type="float">
            <text:p>14.593</text:p>
          </table:table-cell>
          <table:table-cell ns41:value-type="float" table:style-name="ce30" office:value="746" office:value-type="float">
            <text:p>746</text:p>
          </table:table-cell>
          <table:table-cell ns41:value-type="float" table:style-name="ce30" office:value="18.974" office:value-type="float">
            <text:p>18.974</text:p>
          </table:table-cell>
          <table:table-cell ns41:value-type="float" table:style-name="ce30" office:value="3.953" office:value-type="float">
            <text:p>3.953</text:p>
          </table:table-cell>
          <table:table-cell ns41:value-type="float" table:style-name="ce30" office:value="14.638" office:value-type="float">
            <text:p>14.638</text:p>
          </table:table-cell>
          <table:table-cell ns41:value-type="float" table:style-name="ce30" office:value="1.342" office:value-type="float">
            <text:p>1.342</text:p>
          </table:table-cell>
          <table:table-cell ns41:value-type="float" table:style-name="ce30" office:value="19.933" office:value-type="float">
            <text:p>19.933</text:p>
          </table:table-cell>
          <table:table-cell ns41:value-type="float" table:style-name="ce34" office:value="38.907" office:value-type="float">
            <text:p>38.9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0" office:value-type="float">
            <text:p>1810</text:p>
          </table:table-cell>
          <table:table-cell ns41:value-type="string" table:style-name="ce18" office:value-type="string">
            <text:p>van 39 tot 40 jaren.</text:p>
          </table:table-cell>
          <table:table-cell table:style-name="Default"/>
          <table:table-cell ns41:value-type="float" table:style-name="ce25" office:value="3.194" office:value-type="float">
            <text:p>3.194</text:p>
          </table:table-cell>
          <table:table-cell ns41:value-type="float" table:style-name="ce30" office:value="13.919" office:value-type="float">
            <text:p>13.919</text:p>
          </table:table-cell>
          <table:table-cell ns41:value-type="float" table:style-name="ce30" office:value="703" office:value-type="float">
            <text:p>703</text:p>
          </table:table-cell>
          <table:table-cell ns41:value-type="float" table:style-name="ce30" office:value="17.816" office:value-type="float">
            <text:p>17.816</text:p>
          </table:table-cell>
          <table:table-cell ns41:value-type="float" table:style-name="ce30" office:value="3.519" office:value-type="float">
            <text:p>3.519</text:p>
          </table:table-cell>
          <table:table-cell ns41:value-type="float" table:style-name="ce30" office:value="14.111" office:value-type="float">
            <text:p>14.111</text:p>
          </table:table-cell>
          <table:table-cell ns41:value-type="float" table:style-name="ce30" office:value="1.414" office:value-type="float">
            <text:p>1.414</text:p>
          </table:table-cell>
          <table:table-cell ns41:value-type="float" table:style-name="ce30" office:value="19.044" office:value-type="float">
            <text:p>19.044</text:p>
          </table:table-cell>
          <table:table-cell ns41:value-type="float" table:style-name="ce34" office:value="36.86" office:value-type="float">
            <text:p>36.8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9" office:value-type="float">
            <text:p>1809</text:p>
          </table:table-cell>
          <table:table-cell ns41:value-type="string" table:style-name="ce18" office:value-type="string">
            <text:p>van 40 tot 41 jaren.</text:p>
          </table:table-cell>
          <table:table-cell table:style-name="Default"/>
          <table:table-cell ns41:value-type="float" table:style-name="ce25" office:value="3.086" office:value-type="float">
            <text:p>3.086</text:p>
          </table:table-cell>
          <table:table-cell ns41:value-type="float" table:style-name="ce30" office:value="13.431" office:value-type="float">
            <text:p>13.431</text:p>
          </table:table-cell>
          <table:table-cell ns41:value-type="float" table:style-name="ce30" office:value="783" office:value-type="float">
            <text:p>783</text:p>
          </table:table-cell>
          <table:table-cell ns41:value-type="string" table:style-name="ce30" office:value-type="string">
            <text:p>17,301/A</text:p>
          </table:table-cell>
          <table:table-cell ns41:value-type="float" table:style-name="ce30" office:value="3.537" office:value-type="float">
            <text:p>3.537</text:p>
          </table:table-cell>
          <table:table-cell ns41:value-type="float" table:style-name="ce30" office:value="13.453" office:value-type="float">
            <text:p>13.453</text:p>
          </table:table-cell>
          <table:table-cell ns41:value-type="float" table:style-name="ce30" office:value="1.529" office:value-type="float">
            <text:p>1.529</text:p>
          </table:table-cell>
          <table:table-cell ns41:value-type="float" table:style-name="ce30" office:value="18.519" office:value-type="float">
            <text:p>18.519</text:p>
          </table:table-cell>
          <table:table-cell ns41:value-type="float" table:style-name="ce34" office:value="35.82" office:value-type="float">
            <text:p>35.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8" office:value-type="float">
            <text:p>1808</text:p>
          </table:table-cell>
          <table:table-cell ns41:value-type="string" table:style-name="ce18" office:value-type="string">
            <text:p>van 41 tot 42 jaren.</text:p>
          </table:table-cell>
          <table:table-cell table:style-name="Default"/>
          <table:table-cell ns41:value-type="float" table:style-name="ce25" office:value="2.382" office:value-type="float">
            <text:p>2.382</text:p>
          </table:table-cell>
          <table:table-cell ns41:value-type="float" table:style-name="ce30" office:value="12.086" office:value-type="float">
            <text:p>12.086</text:p>
          </table:table-cell>
          <table:table-cell ns41:value-type="float" table:style-name="ce30" office:value="680" office:value-type="float">
            <text:p>680</text:p>
          </table:table-cell>
          <table:table-cell ns41:value-type="string" table:style-name="ce30" office:value-type="string">
            <text:p>15,149/A</text:p>
          </table:table-cell>
          <table:table-cell ns41:value-type="float" table:style-name="ce30" office:value="2.555" office:value-type="float">
            <text:p>2.555</text:p>
          </table:table-cell>
          <table:table-cell ns41:value-type="float" table:style-name="ce30" office:value="11.63" office:value-type="float">
            <text:p>11.63</text:p>
          </table:table-cell>
          <table:table-cell ns41:value-type="float" table:style-name="ce30" office:value="1.366" office:value-type="float">
            <text:p>1.366</text:p>
          </table:table-cell>
          <table:table-cell ns41:value-type="float" table:style-name="ce30" office:value="15.551" office:value-type="float">
            <text:p>15.551</text:p>
          </table:table-cell>
          <table:table-cell ns41:value-type="float" table:style-name="ce34" office:value="30.7" office:value-type="float">
            <text:p>30.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7" office:value-type="float">
            <text:p>1807</text:p>
          </table:table-cell>
          <table:table-cell ns41:value-type="string" table:style-name="ce18" office:value-type="string">
            <text:p>van 42 tot 43 jaren.</text:p>
          </table:table-cell>
          <table:table-cell table:style-name="Default"/>
          <table:table-cell ns41:value-type="float" table:style-name="ce25" office:value="2.325" office:value-type="float">
            <text:p>2.325</text:p>
          </table:table-cell>
          <table:table-cell ns41:value-type="float" table:style-name="ce30" office:value="12.92" office:value-type="float">
            <text:p>12.92</text:p>
          </table:table-cell>
          <table:table-cell ns41:value-type="float" table:style-name="ce30" office:value="793" office:value-type="float">
            <text:p>793</text:p>
          </table:table-cell>
          <table:table-cell ns41:value-type="float" table:style-name="ce30" office:value="16.038" office:value-type="float">
            <text:p>16.038</text:p>
          </table:table-cell>
          <table:table-cell ns41:value-type="float" table:style-name="ce30" office:value="2.814" office:value-type="float">
            <text:p>2.814</text:p>
          </table:table-cell>
          <table:table-cell ns41:value-type="float" table:style-name="ce30" office:value="12.729" office:value-type="float">
            <text:p>12.729</text:p>
          </table:table-cell>
          <table:table-cell ns41:value-type="float" table:style-name="ce30" office:value="1.634" office:value-type="float">
            <text:p>1.634</text:p>
          </table:table-cell>
          <table:table-cell ns41:value-type="float" table:style-name="ce30" office:value="17.177" office:value-type="float">
            <text:p>17.177</text:p>
          </table:table-cell>
          <table:table-cell ns41:value-type="float" table:style-name="ce34" office:value="33.215" office:value-type="float">
            <text:p>33.21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6" office:value-type="float">
            <text:p>1806</text:p>
          </table:table-cell>
          <table:table-cell ns41:value-type="string" table:style-name="ce18" office:value-type="string">
            <text:p>van 43 tot 44 jaren.</text:p>
          </table:table-cell>
          <table:table-cell table:style-name="Default"/>
          <table:table-cell ns41:value-type="float" table:style-name="ce25" office:value="2.193" office:value-type="float">
            <text:p>2.193</text:p>
          </table:table-cell>
          <table:table-cell ns41:value-type="float" table:style-name="ce30" office:value="12.86" office:value-type="float">
            <text:p>12.86</text:p>
          </table:table-cell>
          <table:table-cell ns41:value-type="float" table:style-name="ce30" office:value="812" office:value-type="float">
            <text:p>812</text:p>
          </table:table-cell>
          <table:table-cell ns41:value-type="float" table:style-name="ce30" office:value="15.865" office:value-type="float">
            <text:p>15.865</text:p>
          </table:table-cell>
          <table:table-cell ns41:value-type="float" table:style-name="ce30" office:value="2.557" office:value-type="float">
            <text:p>2.557</text:p>
          </table:table-cell>
          <table:table-cell ns41:value-type="float" table:style-name="ce30" office:value="12.441" office:value-type="float">
            <text:p>12.441</text:p>
          </table:table-cell>
          <table:table-cell ns41:value-type="float" table:style-name="ce30" office:value="1.688" office:value-type="float">
            <text:p>1.688</text:p>
          </table:table-cell>
          <table:table-cell ns41:value-type="float" table:style-name="ce30" office:value="16.686" office:value-type="float">
            <text:p>16.686</text:p>
          </table:table-cell>
          <table:table-cell ns41:value-type="float" table:style-name="ce34" office:value="32.551" office:value-type="float">
            <text:p>32.55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5" office:value-type="float">
            <text:p>1805</text:p>
          </table:table-cell>
          <table:table-cell ns41:value-type="string" table:style-name="ce18" office:value-type="string">
            <text:p>van 44 tot 45 jaren.</text:p>
          </table:table-cell>
          <table:table-cell table:style-name="Default"/>
          <table:table-cell ns41:value-type="float" table:style-name="ce25" office:value="2.201" office:value-type="float">
            <text:p>2.201</text:p>
          </table:table-cell>
          <table:table-cell ns41:value-type="float" table:style-name="ce30" office:value="12.764" office:value-type="float">
            <text:p>12.764</text:p>
          </table:table-cell>
          <table:table-cell ns41:value-type="float" table:style-name="ce30" office:value="932" office:value-type="float">
            <text:p>932</text:p>
          </table:table-cell>
          <table:table-cell ns41:value-type="string" table:style-name="ce30" office:value-type="string">
            <text:p>15,898/A</text:p>
          </table:table-cell>
          <table:table-cell ns41:value-type="float" table:style-name="ce30" office:value="2.543" office:value-type="float">
            <text:p>2.543</text:p>
          </table:table-cell>
          <table:table-cell ns41:value-type="float" table:style-name="ce30" office:value="12.339" office:value-type="float">
            <text:p>12.339</text:p>
          </table:table-cell>
          <table:table-cell ns41:value-type="float" table:style-name="ce30" office:value="1.88" office:value-type="float">
            <text:p>1.88</text:p>
          </table:table-cell>
          <table:table-cell ns41:value-type="string" table:style-name="ce30" office:value-type="string">
            <text:p>16,763/E</text:p>
          </table:table-cell>
          <table:table-cell ns41:value-type="float" table:style-name="ce34" office:value="32.661" office:value-type="float">
            <text:p>32.66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4" office:value-type="float">
            <text:p>1804</text:p>
          </table:table-cell>
          <table:table-cell ns41:value-type="string" table:style-name="ce18" office:value-type="string">
            <text:p>van 45 tot 46 jaren.</text:p>
          </table:table-cell>
          <table:table-cell table:style-name="Default"/>
          <table:table-cell ns41:value-type="float" table:style-name="ce25" office:value="2.153" office:value-type="float">
            <text:p>2.153</text:p>
          </table:table-cell>
          <table:table-cell ns41:value-type="float" table:style-name="ce30" office:value="12.398" office:value-type="float">
            <text:p>12.398</text:p>
          </table:table-cell>
          <table:table-cell ns41:value-type="float" table:style-name="ce30" office:value="941" office:value-type="float">
            <text:p>941</text:p>
          </table:table-cell>
          <table:table-cell ns41:value-type="string" table:style-name="ce30" office:value-type="string">
            <text:p>15,493/A</text:p>
          </table:table-cell>
          <table:table-cell ns41:value-type="float" table:style-name="ce30" office:value="2.456" office:value-type="float">
            <text:p>2.456</text:p>
          </table:table-cell>
          <table:table-cell ns41:value-type="float" table:style-name="ce30" office:value="11.929" office:value-type="float">
            <text:p>11.929</text:p>
          </table:table-cell>
          <table:table-cell ns41:value-type="float" table:style-name="ce30" office:value="1.922" office:value-type="float">
            <text:p>1.922</text:p>
          </table:table-cell>
          <table:table-cell ns41:value-type="float" table:style-name="ce30" office:value="16.307" office:value-type="float">
            <text:p>16.307</text:p>
          </table:table-cell>
          <table:table-cell ns41:value-type="float" table:style-name="ce34" office:value="31.8" office:value-type="float">
            <text:p>31.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3" office:value-type="float">
            <text:p>1803</text:p>
          </table:table-cell>
          <table:table-cell ns41:value-type="string" table:style-name="ce18" office:value-type="string">
            <text:p>van 46 tot 47 jaren.</text:p>
          </table:table-cell>
          <table:table-cell table:style-name="Default"/>
          <table:table-cell ns41:value-type="float" table:style-name="ce25" office:value="2.109" office:value-type="float">
            <text:p>2.109</text:p>
          </table:table-cell>
          <table:table-cell ns41:value-type="float" table:style-name="ce30" office:value="12.426" office:value-type="float">
            <text:p>12.426</text:p>
          </table:table-cell>
          <table:table-cell ns41:value-type="float" table:style-name="ce30" office:value="987" office:value-type="float">
            <text:p>987</text:p>
          </table:table-cell>
          <table:table-cell ns41:value-type="string" table:style-name="ce30" office:value-type="string">
            <text:p>15,523/A</text:p>
          </table:table-cell>
          <table:table-cell ns41:value-type="float" table:style-name="ce30" office:value="2.38" office:value-type="float">
            <text:p>2.38</text:p>
          </table:table-cell>
          <table:table-cell ns41:value-type="float" table:style-name="ce30" office:value="11.795" office:value-type="float">
            <text:p>11.795</text:p>
          </table:table-cell>
          <table:table-cell ns41:value-type="float" table:style-name="ce30" office:value="2.099" office:value-type="float">
            <text:p>2.099</text:p>
          </table:table-cell>
          <table:table-cell ns41:value-type="float" table:style-name="ce30" office:value="16.274" office:value-type="float">
            <text:p>16.274</text:p>
          </table:table-cell>
          <table:table-cell ns41:value-type="float" table:style-name="ce34" office:value="31.797" office:value-type="float">
            <text:p>31.79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2" office:value-type="float">
            <text:p>1802</text:p>
          </table:table-cell>
          <table:table-cell ns41:value-type="string" table:style-name="ce18" office:value-type="string">
            <text:p>van 47 tot 48 jaren.</text:p>
          </table:table-cell>
          <table:table-cell table:style-name="Default"/>
          <table:table-cell ns41:value-type="float" table:style-name="ce25" office:value="1.934" office:value-type="float">
            <text:p>1.934</text:p>
          </table:table-cell>
          <table:table-cell ns41:value-type="float" table:style-name="ce30" office:value="12.498" office:value-type="float">
            <text:p>12.498</text:p>
          </table:table-cell>
          <table:table-cell ns41:value-type="float" table:style-name="ce30" office:value="1.046" office:value-type="float">
            <text:p>1.046</text:p>
          </table:table-cell>
          <table:table-cell ns41:value-type="float" table:style-name="ce30" office:value="15.478" office:value-type="float">
            <text:p>15.478</text:p>
          </table:table-cell>
          <table:table-cell ns41:value-type="float" table:style-name="ce30" office:value="2.313" office:value-type="float">
            <text:p>2.313</text:p>
          </table:table-cell>
          <table:table-cell ns41:value-type="float" table:style-name="ce30" office:value="11.595" office:value-type="float">
            <text:p>11.595</text:p>
          </table:table-cell>
          <table:table-cell ns41:value-type="float" table:style-name="ce30" office:value="2.362" office:value-type="float">
            <text:p>2.362</text:p>
          </table:table-cell>
          <table:table-cell ns41:value-type="float" table:style-name="ce30" office:value="16.27" office:value-type="float">
            <text:p>16.27</text:p>
          </table:table-cell>
          <table:table-cell ns41:value-type="float" table:style-name="ce34" office:value="31.748" office:value-type="float">
            <text:p>31.74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1" office:value-type="float">
            <text:p>1801</text:p>
          </table:table-cell>
          <table:table-cell ns41:value-type="string" table:style-name="ce18" office:value-type="string">
            <text:p>van 48 tot 49 jaren.</text:p>
          </table:table-cell>
          <table:table-cell table:style-name="Default"/>
          <table:table-cell ns41:value-type="float" table:style-name="ce25" office:value="1.744" office:value-type="float">
            <text:p>1.744</text:p>
          </table:table-cell>
          <table:table-cell ns41:value-type="float" table:style-name="ce30" office:value="12.127" office:value-type="float">
            <text:p>12.127</text:p>
          </table:table-cell>
          <table:table-cell ns41:value-type="float" table:style-name="ce30" office:value="1.136" office:value-type="float">
            <text:p>1.136</text:p>
          </table:table-cell>
          <table:table-cell ns41:value-type="string" table:style-name="ce30" office:value-type="string">
            <text:p>15,008/A</text:p>
          </table:table-cell>
          <table:table-cell ns41:value-type="float" table:style-name="ce30" office:value="2.319" office:value-type="float">
            <text:p>2.319</text:p>
          </table:table-cell>
          <table:table-cell ns41:value-type="float" table:style-name="ce30" office:value="11.39" office:value-type="float">
            <text:p>11.39</text:p>
          </table:table-cell>
          <table:table-cell ns41:value-type="float" table:style-name="ce30" office:value="2.583" office:value-type="float">
            <text:p>2.583</text:p>
          </table:table-cell>
          <table:table-cell ns41:value-type="float" table:style-name="ce30" office:value="16.292" office:value-type="float">
            <text:p>16.292</text:p>
          </table:table-cell>
          <table:table-cell ns41:value-type="float" table:style-name="ce34" office:value="31.3" office:value-type="float">
            <text:p>31.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0" office:value-type="float">
            <text:p>1800</text:p>
          </table:table-cell>
          <table:table-cell ns41:value-type="string" table:style-name="ce18" office:value-type="string">
            <text:p>van 49 tot 50 jaren.</text:p>
          </table:table-cell>
          <table:table-cell table:style-name="Default"/>
          <table:table-cell ns41:value-type="float" table:style-name="ce25" office:value="1.819" office:value-type="float">
            <text:p>1.819</text:p>
          </table:table-cell>
          <table:table-cell ns41:value-type="float" table:style-name="ce30" office:value="12.59" office:value-type="float">
            <text:p>12.59</text:p>
          </table:table-cell>
          <table:table-cell ns41:value-type="float" table:style-name="ce30" office:value="1.312" office:value-type="float">
            <text:p>1.312</text:p>
          </table:table-cell>
          <table:table-cell ns41:value-type="float" table:style-name="ce30" office:value="15.721" office:value-type="float">
            <text:p>15.721</text:p>
          </table:table-cell>
          <table:table-cell ns41:value-type="float" table:style-name="ce30" office:value="2.532" office:value-type="float">
            <text:p>2.532</text:p>
          </table:table-cell>
          <table:table-cell ns41:value-type="float" table:style-name="ce30" office:value="11.753" office:value-type="float">
            <text:p>11.753</text:p>
          </table:table-cell>
          <table:table-cell ns41:value-type="float" table:style-name="ce30" office:value="3.07" office:value-type="float">
            <text:p>3.07</text:p>
          </table:table-cell>
          <table:table-cell ns41:value-type="float" table:style-name="ce30" office:value="17.355" office:value-type="float">
            <text:p>17.355</text:p>
          </table:table-cell>
          <table:table-cell ns41:value-type="float" table:style-name="ce34" office:value="33.076" office:value-type="float">
            <text:p>33.0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9" office:value-type="float">
            <text:p>1799</text:p>
          </table:table-cell>
          <table:table-cell ns41:value-type="string" table:style-name="ce18" office:value-type="string">
            <text:p>van 50 tot 51 jaren.</text:p>
          </table:table-cell>
          <table:table-cell table:style-name="Default"/>
          <table:table-cell ns41:value-type="float" table:style-name="ce25" office:value="1.786" office:value-type="float">
            <text:p>1.786</text:p>
          </table:table-cell>
          <table:table-cell ns41:value-type="float" table:style-name="ce30" office:value="12.688" office:value-type="float">
            <text:p>12.688</text:p>
          </table:table-cell>
          <table:table-cell ns41:value-type="float" table:style-name="ce30" office:value="1.408" office:value-type="float">
            <text:p>1.408</text:p>
          </table:table-cell>
          <table:table-cell ns41:value-type="string" table:style-name="ce30" office:value-type="string">
            <text:p>15,885/C</text:p>
          </table:table-cell>
          <table:table-cell ns41:value-type="float" table:style-name="ce30" office:value="2.454" office:value-type="float">
            <text:p>2.454</text:p>
          </table:table-cell>
          <table:table-cell ns41:value-type="float" table:style-name="ce30" office:value="11.32" office:value-type="float">
            <text:p>11.32</text:p>
          </table:table-cell>
          <table:table-cell ns41:value-type="float" table:style-name="ce30" office:value="3.243" office:value-type="float">
            <text:p>3.243</text:p>
          </table:table-cell>
          <table:table-cell ns41:value-type="float" table:style-name="ce30" office:value="17.017" office:value-type="float">
            <text:p>17.017</text:p>
          </table:table-cell>
          <table:table-cell ns41:value-type="float" table:style-name="ce34" office:value="32.902" office:value-type="float">
            <text:p>32.90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8" office:value-type="float">
            <text:p>1798</text:p>
          </table:table-cell>
          <table:table-cell ns41:value-type="string" table:style-name="ce18" office:value-type="string">
            <text:p>van 51 tot 52 jaren.</text:p>
          </table:table-cell>
          <table:table-cell table:style-name="Default"/>
          <table:table-cell ns41:value-type="float" table:style-name="ce25" office:value="1.457" office:value-type="float">
            <text:p>1.457</text:p>
          </table:table-cell>
          <table:table-cell ns41:value-type="float" table:style-name="ce30" office:value="10.873" office:value-type="float">
            <text:p>10.873</text:p>
          </table:table-cell>
          <table:table-cell ns41:value-type="float" table:style-name="ce30" office:value="1.29" office:value-type="float">
            <text:p>1.29</text:p>
          </table:table-cell>
          <table:table-cell ns41:value-type="string" table:style-name="ce30" office:value-type="string">
            <text:p>13,621/A</text:p>
          </table:table-cell>
          <table:table-cell ns41:value-type="float" table:style-name="ce30" office:value="1.834" office:value-type="float">
            <text:p>1.834</text:p>
          </table:table-cell>
          <table:table-cell ns41:value-type="float" table:style-name="ce30" office:value="9.605" office:value-type="float">
            <text:p>9.605</text:p>
          </table:table-cell>
          <table:table-cell ns41:value-type="float" table:style-name="ce30" office:value="2.681" office:value-type="float">
            <text:p>2.681</text:p>
          </table:table-cell>
          <table:table-cell ns41:value-type="float" table:style-name="ce30" office:value="14.12" office:value-type="float">
            <text:p>14.12</text:p>
          </table:table-cell>
          <table:table-cell ns41:value-type="float" table:style-name="ce34" office:value="27.741" office:value-type="float">
            <text:p>27.74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table:style-name="ce13"/>
          <table:table-cell ns41:value-type="string" table:style-name="ce18" office:value-type="string">
            <text:p>Over te brengen.</text:p>
          </table:table-cell>
          <table:table-cell table:style-name="Default"/>
          <table:table-cell ns41:value-type="float" table:style-name="ce25" office:value="951.645" office:value-type="float">
            <text:p>951.645</text:p>
          </table:table-cell>
          <table:table-cell ns41:value-type="float" table:style-name="ce30" office:value="336.417" office:value-type="float">
            <text:p>336.417</text:p>
          </table:table-cell>
          <table:table-cell ns41:value-type="float" table:style-name="ce30" office:value="18.928" office:value-type="float">
            <text:p>18.928</text:p>
          </table:table-cell>
          <table:table-cell ns41:value-type="string" table:style-name="ce30" office:value-type="string">
            <text:p>1,307,016</text:p>
          </table:table-cell>
          <table:table-cell ns41:value-type="float" table:style-name="ce30" office:value="928.812" office:value-type="float">
            <text:p>928.812</text:p>
          </table:table-cell>
          <table:table-cell ns41:value-type="float" table:style-name="ce30" office:value="359.059" office:value-type="float">
            <text:p>359.059</text:p>
          </table:table-cell>
          <table:table-cell ns41:value-type="float" table:style-name="ce30" office:value="38.068" office:value-type="float">
            <text:p>38.068</text:p>
          </table:table-cell>
          <table:table-cell ns41:value-type="string" table:style-name="ce30" office:value-type="string">
            <text:p>1,325,944</text:p>
          </table:table-cell>
          <table:table-cell ns41:value-type="string" table:style-name="ce34" office:value-type="string">
            <text:p>2,632,96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7" office:value-type="float">
            <text:p>1797</text:p>
          </table:table-cell>
          <table:table-cell ns41:value-type="string" table:style-name="ce18" office:value-type="string">
            <text:p>van 52 tot 53 jaren.</text:p>
          </table:table-cell>
          <table:table-cell table:style-name="Default"/>
          <table:table-cell ns41:value-type="float" table:style-name="ce25" office:value="1.378" office:value-type="float">
            <text:p>1.378</text:p>
          </table:table-cell>
          <table:table-cell ns41:value-type="float" table:style-name="ce30" office:value="10.88" office:value-type="float">
            <text:p>10.88</text:p>
          </table:table-cell>
          <table:table-cell ns41:value-type="float" table:style-name="ce30" office:value="1.422" office:value-type="float">
            <text:p>1.422</text:p>
          </table:table-cell>
          <table:table-cell ns41:value-type="string" table:style-name="ce30" office:value-type="string">
            <text:p>13,681/A</text:p>
          </table:table-cell>
          <table:table-cell ns41:value-type="float" table:style-name="ce30" office:value="1.916" office:value-type="float">
            <text:p>1.916</text:p>
          </table:table-cell>
          <table:table-cell ns41:value-type="float" table:style-name="ce30" office:value="9.582" office:value-type="float">
            <text:p>9.582</text:p>
          </table:table-cell>
          <table:table-cell ns41:value-type="float" table:style-name="ce30" office:value="3.041" office:value-type="float">
            <text:p>3.041</text:p>
          </table:table-cell>
          <table:table-cell ns41:value-type="float" table:style-name="ce30" office:value="14.539" office:value-type="float">
            <text:p>14.539</text:p>
          </table:table-cell>
          <table:table-cell ns41:value-type="float" table:style-name="ce34" office:value="28.22" office:value-type="float">
            <text:p>28.2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6" office:value-type="float">
            <text:p>1796</text:p>
          </table:table-cell>
          <table:table-cell ns41:value-type="string" table:style-name="ce18" office:value-type="string">
            <text:p>van 53 tot 54 jaren.</text:p>
          </table:table-cell>
          <table:table-cell table:style-name="Default"/>
          <table:table-cell ns41:value-type="float" table:style-name="ce25" office:value="1.295" office:value-type="float">
            <text:p>1.295</text:p>
          </table:table-cell>
          <table:table-cell ns41:value-type="float" table:style-name="ce30" office:value="9.685" office:value-type="float">
            <text:p>9.685</text:p>
          </table:table-cell>
          <table:table-cell ns41:value-type="float" table:style-name="ce30" office:value="1.312" office:value-type="float">
            <text:p>1.312</text:p>
          </table:table-cell>
          <table:table-cell ns41:value-type="float" table:style-name="ce30" office:value="12.292" office:value-type="float">
            <text:p>12.292</text:p>
          </table:table-cell>
          <table:table-cell ns41:value-type="float" table:style-name="ce30" office:value="1.753" office:value-type="float">
            <text:p>1.753</text:p>
          </table:table-cell>
          <table:table-cell ns41:value-type="float" table:style-name="ce30" office:value="8.707" office:value-type="float">
            <text:p>8.707</text:p>
          </table:table-cell>
          <table:table-cell ns41:value-type="float" table:style-name="ce30" office:value="2.977" office:value-type="float">
            <text:p>2.977</text:p>
          </table:table-cell>
          <table:table-cell ns41:value-type="float" table:style-name="ce30" office:value="13.437" office:value-type="float">
            <text:p>13.437</text:p>
          </table:table-cell>
          <table:table-cell ns41:value-type="float" table:style-name="ce34" office:value="25.729" office:value-type="float">
            <text:p>25.72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5" office:value-type="float">
            <text:p>1795</text:p>
          </table:table-cell>
          <table:table-cell ns41:value-type="string" table:style-name="ce18" office:value-type="string">
            <text:p>van 54 tot 55 jaren.</text:p>
          </table:table-cell>
          <table:table-cell table:style-name="Default"/>
          <table:table-cell ns41:value-type="float" table:style-name="ce25" office:value="1.179" office:value-type="float">
            <text:p>1.179</text:p>
          </table:table-cell>
          <table:table-cell ns41:value-type="float" table:style-name="ce30" office:value="8.861" office:value-type="float">
            <text:p>8.861</text:p>
          </table:table-cell>
          <table:table-cell ns41:value-type="float" table:style-name="ce30" office:value="1.296" office:value-type="float">
            <text:p>1.296</text:p>
          </table:table-cell>
          <table:table-cell ns41:value-type="string" table:style-name="ce30" office:value-type="string">
            <text:p>11,337/A</text:p>
          </table:table-cell>
          <table:table-cell ns41:value-type="float" table:style-name="ce30" office:value="1.868" office:value-type="float">
            <text:p>1.868</text:p>
          </table:table-cell>
          <table:table-cell ns41:value-type="float" table:style-name="ce30" office:value="8.301" office:value-type="float">
            <text:p>8.301</text:p>
          </table:table-cell>
          <table:table-cell ns41:value-type="float" table:style-name="ce30" office:value="3.236" office:value-type="float">
            <text:p>3.236</text:p>
          </table:table-cell>
          <table:table-cell ns41:value-type="float" table:style-name="ce30" office:value="13.405" office:value-type="float">
            <text:p>13.405</text:p>
          </table:table-cell>
          <table:table-cell ns41:value-type="float" table:style-name="ce34" office:value="24.742" office:value-type="float">
            <text:p>24.74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4" office:value-type="float">
            <text:p>1794</text:p>
          </table:table-cell>
          <table:table-cell ns41:value-type="string" table:style-name="ce18" office:value-type="string">
            <text:p>van 55 tot 56 jaren.</text:p>
          </table:table-cell>
          <table:table-cell table:style-name="Default"/>
          <table:table-cell ns41:value-type="float" table:style-name="ce25" office:value="1.173" office:value-type="float">
            <text:p>1.173</text:p>
          </table:table-cell>
          <table:table-cell ns41:value-type="float" table:style-name="ce30" office:value="8.395" office:value-type="float">
            <text:p>8.395</text:p>
          </table:table-cell>
          <table:table-cell ns41:value-type="float" table:style-name="ce30" office:value="1.383" office:value-type="float">
            <text:p>1.383</text:p>
          </table:table-cell>
          <table:table-cell ns41:value-type="float" table:style-name="ce30" office:value="10.951" office:value-type="float">
            <text:p>10.951</text:p>
          </table:table-cell>
          <table:table-cell ns41:value-type="float" table:style-name="ce30" office:value="1.69" office:value-type="float">
            <text:p>1.69</text:p>
          </table:table-cell>
          <table:table-cell ns41:value-type="float" table:style-name="ce30" office:value="7.65" office:value-type="float">
            <text:p>7.65</text:p>
          </table:table-cell>
          <table:table-cell ns41:value-type="float" table:style-name="ce30" office:value="3.169" office:value-type="float">
            <text:p>3.169</text:p>
          </table:table-cell>
          <table:table-cell ns41:value-type="float" table:style-name="ce30" office:value="12.509" office:value-type="float">
            <text:p>12.509</text:p>
          </table:table-cell>
          <table:table-cell ns41:value-type="float" table:style-name="ce34" office:value="23.46" office:value-type="float">
            <text:p>23.4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3" office:value-type="float">
            <text:p>1793</text:p>
          </table:table-cell>
          <table:table-cell ns41:value-type="string" table:style-name="ce18" office:value-type="string">
            <text:p>van 56 tot 57 jaren.</text:p>
          </table:table-cell>
          <table:table-cell table:style-name="Default"/>
          <table:table-cell ns41:value-type="float" table:style-name="ce25" office:value="1.017" office:value-type="float">
            <text:p>1.017</text:p>
          </table:table-cell>
          <table:table-cell ns41:value-type="float" table:style-name="ce30" office:value="8.116" office:value-type="float">
            <text:p>8.116</text:p>
          </table:table-cell>
          <table:table-cell ns41:value-type="float" table:style-name="ce30" office:value="1.44" office:value-type="float">
            <text:p>1.44</text:p>
          </table:table-cell>
          <table:table-cell ns41:value-type="float" table:style-name="ce30" office:value="10.573" office:value-type="float">
            <text:p>10.573</text:p>
          </table:table-cell>
          <table:table-cell ns41:value-type="float" table:style-name="ce30" office:value="1.582" office:value-type="float">
            <text:p>1.582</text:p>
          </table:table-cell>
          <table:table-cell ns41:value-type="float" table:style-name="ce30" office:value="7.344" office:value-type="float">
            <text:p>7.344</text:p>
          </table:table-cell>
          <table:table-cell ns41:value-type="float" table:style-name="ce30" office:value="3.407" office:value-type="float">
            <text:p>3.407</text:p>
          </table:table-cell>
          <table:table-cell ns41:value-type="float" table:style-name="ce30" office:value="12.333" office:value-type="float">
            <text:p>12.333</text:p>
          </table:table-cell>
          <table:table-cell ns41:value-type="float" table:style-name="ce34" office:value="22.906" office:value-type="float">
            <text:p>22.90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2" office:value-type="float">
            <text:p>1792</text:p>
          </table:table-cell>
          <table:table-cell ns41:value-type="string" table:style-name="ce18" office:value-type="string">
            <text:p>van 57 tot 58 jaren.</text:p>
          </table:table-cell>
          <table:table-cell table:style-name="Default"/>
          <table:table-cell ns41:value-type="float" table:style-name="ce25" office:value="990" office:value-type="float">
            <text:p>990</text:p>
          </table:table-cell>
          <table:table-cell ns41:value-type="float" table:style-name="ce30" office:value="7.84" office:value-type="float">
            <text:p>7.84</text:p>
          </table:table-cell>
          <table:table-cell ns41:value-type="float" table:style-name="ce30" office:value="1.42" office:value-type="float">
            <text:p>1.42</text:p>
          </table:table-cell>
          <table:table-cell ns41:value-type="float" table:style-name="ce30" office:value="10.25" office:value-type="float">
            <text:p>10.25</text:p>
          </table:table-cell>
          <table:table-cell ns41:value-type="float" table:style-name="ce30" office:value="1.525" office:value-type="float">
            <text:p>1.525</text:p>
          </table:table-cell>
          <table:table-cell ns41:value-type="float" table:style-name="ce30" office:value="7.048" office:value-type="float">
            <text:p>7.048</text:p>
          </table:table-cell>
          <table:table-cell ns41:value-type="float" table:style-name="ce30" office:value="3.381" office:value-type="float">
            <text:p>3.381</text:p>
          </table:table-cell>
          <table:table-cell ns41:value-type="float" table:style-name="ce30" office:value="11.954" office:value-type="float">
            <text:p>11.954</text:p>
          </table:table-cell>
          <table:table-cell ns41:value-type="float" table:style-name="ce34" office:value="22.204" office:value-type="float">
            <text:p>22.20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1" office:value-type="float">
            <text:p>1791</text:p>
          </table:table-cell>
          <table:table-cell ns41:value-type="string" table:style-name="ce18" office:value-type="string">
            <text:p>van 58 tot 59 jaren.</text:p>
          </table:table-cell>
          <table:table-cell table:style-name="Default"/>
          <table:table-cell ns41:value-type="float" table:style-name="ce25" office:value="874" office:value-type="float">
            <text:p>874</text:p>
          </table:table-cell>
          <table:table-cell ns41:value-type="float" table:style-name="ce30" office:value="7.33" office:value-type="float">
            <text:p>7.33</text:p>
          </table:table-cell>
          <table:table-cell ns41:value-type="float" table:style-name="ce30" office:value="1.404" office:value-type="float">
            <text:p>1.404</text:p>
          </table:table-cell>
          <table:table-cell ns41:value-type="string" table:style-name="ce30" office:value-type="string">
            <text:p>9,609/A</text:p>
          </table:table-cell>
          <table:table-cell ns41:value-type="float" table:style-name="ce30" office:value="1.424" office:value-type="float">
            <text:p>1.424</text:p>
          </table:table-cell>
          <table:table-cell ns41:value-type="float" table:style-name="ce30" office:value="6.55" office:value-type="float">
            <text:p>6.55</text:p>
          </table:table-cell>
          <table:table-cell ns41:value-type="float" table:style-name="ce30" office:value="3.349" office:value-type="float">
            <text:p>3.349</text:p>
          </table:table-cell>
          <table:table-cell ns41:value-type="float" table:style-name="ce30" office:value="11.323" office:value-type="float">
            <text:p>11.323</text:p>
          </table:table-cell>
          <table:table-cell ns41:value-type="float" table:style-name="ce34" office:value="20.932" office:value-type="float">
            <text:p>20.93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0" office:value-type="float">
            <text:p>1790</text:p>
          </table:table-cell>
          <table:table-cell ns41:value-type="string" table:style-name="ce18" office:value-type="string">
            <text:p>van 59 tot 60 jaren.</text:p>
          </table:table-cell>
          <table:table-cell table:style-name="Default"/>
          <table:table-cell ns41:value-type="float" table:style-name="ce25" office:value="876" office:value-type="float">
            <text:p>876</text:p>
          </table:table-cell>
          <table:table-cell ns41:value-type="float" table:style-name="ce30" office:value="6.497" office:value-type="float">
            <text:p>6.497</text:p>
          </table:table-cell>
          <table:table-cell ns41:value-type="float" table:style-name="ce30" office:value="1.454" office:value-type="float">
            <text:p>1.454</text:p>
          </table:table-cell>
          <table:table-cell ns41:value-type="float" table:style-name="ce30" office:value="8.827" office:value-type="float">
            <text:p>8.827</text:p>
          </table:table-cell>
          <table:table-cell ns41:value-type="float" table:style-name="ce30" office:value="1.53" office:value-type="float">
            <text:p>1.53</text:p>
          </table:table-cell>
          <table:table-cell ns41:value-type="float" table:style-name="ce30" office:value="6.12" office:value-type="float">
            <text:p>6.12</text:p>
          </table:table-cell>
          <table:table-cell ns41:value-type="float" table:style-name="ce30" office:value="3.71" office:value-type="float">
            <text:p>3.71</text:p>
          </table:table-cell>
          <table:table-cell ns41:value-type="float" table:style-name="ce30" office:value="11.36" office:value-type="float">
            <text:p>11.36</text:p>
          </table:table-cell>
          <table:table-cell ns41:value-type="float" table:style-name="ce34" office:value="20.187" office:value-type="float">
            <text:p>20.18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9" office:value-type="float">
            <text:p>1789</text:p>
          </table:table-cell>
          <table:table-cell ns41:value-type="string" table:style-name="ce18" office:value-type="string">
            <text:p>van 60 tot 61 jaren.</text:p>
          </table:table-cell>
          <table:table-cell table:style-name="Default"/>
          <table:table-cell ns41:value-type="float" table:style-name="ce25" office:value="825" office:value-type="float">
            <text:p>825</text:p>
          </table:table-cell>
          <table:table-cell ns41:value-type="float" table:style-name="ce30" office:value="6.148" office:value-type="float">
            <text:p>6.148</text:p>
          </table:table-cell>
          <table:table-cell ns41:value-type="float" table:style-name="ce30" office:value="1.481" office:value-type="float">
            <text:p>1.481</text:p>
          </table:table-cell>
          <table:table-cell ns41:value-type="float" table:style-name="ce30" office:value="8.454" office:value-type="float">
            <text:p>8.454</text:p>
          </table:table-cell>
          <table:table-cell ns41:value-type="float" table:style-name="ce30" office:value="1.631" office:value-type="float">
            <text:p>1.631</text:p>
          </table:table-cell>
          <table:table-cell ns41:value-type="float" table:style-name="ce30" office:value="5.681" office:value-type="float">
            <text:p>5.681</text:p>
          </table:table-cell>
          <table:table-cell ns41:value-type="float" table:style-name="ce30" office:value="3.968" office:value-type="float">
            <text:p>3.968</text:p>
          </table:table-cell>
          <table:table-cell ns41:value-type="string" table:style-name="ce30" office:value-type="string">
            <text:p>11,281/E</text:p>
          </table:table-cell>
          <table:table-cell ns41:value-type="float" table:style-name="ce34" office:value="19.735" office:value-type="float">
            <text:p>19.73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8" office:value-type="float">
            <text:p>1788</text:p>
          </table:table-cell>
          <table:table-cell ns41:value-type="string" table:style-name="ce18" office:value-type="string">
            <text:p>van 61 tot 62 jaren.</text:p>
          </table:table-cell>
          <table:table-cell table:style-name="Default"/>
          <table:table-cell ns41:value-type="float" table:style-name="ce25" office:value="774" office:value-type="float">
            <text:p>774</text:p>
          </table:table-cell>
          <table:table-cell ns41:value-type="float" table:style-name="ce30" office:value="5.749" office:value-type="float">
            <text:p>5.749</text:p>
          </table:table-cell>
          <table:table-cell ns41:value-type="float" table:style-name="ce30" office:value="1.586" office:value-type="float">
            <text:p>1.586</text:p>
          </table:table-cell>
          <table:table-cell ns41:value-type="float" table:style-name="ce30" office:value="8.109" office:value-type="float">
            <text:p>8.109</text:p>
          </table:table-cell>
          <table:table-cell ns41:value-type="float" table:style-name="ce30" office:value="1.221" office:value-type="float">
            <text:p>1.221</text:p>
          </table:table-cell>
          <table:table-cell ns41:value-type="float" table:style-name="ce30" office:value="5.045" office:value-type="float">
            <text:p>5.045</text:p>
          </table:table-cell>
          <table:table-cell ns41:value-type="float" table:style-name="ce30" office:value="3.642" office:value-type="float">
            <text:p>3.642</text:p>
          </table:table-cell>
          <table:table-cell ns41:value-type="float" table:style-name="ce30" office:value="9.908" office:value-type="float">
            <text:p>9.908</text:p>
          </table:table-cell>
          <table:table-cell ns41:value-type="float" table:style-name="ce34" office:value="18.017" office:value-type="float">
            <text:p>18.01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7" office:value-type="float">
            <text:p>1787</text:p>
          </table:table-cell>
          <table:table-cell ns41:value-type="string" table:style-name="ce18" office:value-type="string">
            <text:p>van 62 tot 63 jaren.</text:p>
          </table:table-cell>
          <table:table-cell table:style-name="Default"/>
          <table:table-cell ns41:value-type="float" table:style-name="ce25" office:value="819" office:value-type="float">
            <text:p>819</text:p>
          </table:table-cell>
          <table:table-cell ns41:value-type="float" table:style-name="ce30" office:value="6.334" office:value-type="float">
            <text:p>6.334</text:p>
          </table:table-cell>
          <table:table-cell ns41:value-type="float" table:style-name="ce30" office:value="1.814" office:value-type="float">
            <text:p>1.814</text:p>
          </table:table-cell>
          <table:table-cell ns41:value-type="float" table:style-name="ce30" office:value="8.967" office:value-type="float">
            <text:p>8.967</text:p>
          </table:table-cell>
          <table:table-cell ns41:value-type="float" table:style-name="ce30" office:value="1.37" office:value-type="float">
            <text:p>1.37</text:p>
          </table:table-cell>
          <table:table-cell ns41:value-type="float" table:style-name="ce30" office:value="5.03" office:value-type="float">
            <text:p>5.03</text:p>
          </table:table-cell>
          <table:table-cell ns41:value-type="float" table:style-name="ce30" office:value="4.167" office:value-type="float">
            <text:p>4.167</text:p>
          </table:table-cell>
          <table:table-cell ns41:value-type="float" table:style-name="ce30" office:value="10.567" office:value-type="float">
            <text:p>10.567</text:p>
          </table:table-cell>
          <table:table-cell ns41:value-type="float" table:style-name="ce34" office:value="19.534" office:value-type="float">
            <text:p>19.53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6" office:value-type="float">
            <text:p>1786</text:p>
          </table:table-cell>
          <table:table-cell ns41:value-type="string" table:style-name="ce18" office:value-type="string">
            <text:p>van 63 tot 64 jaren.</text:p>
          </table:table-cell>
          <table:table-cell table:style-name="Default"/>
          <table:table-cell ns41:value-type="float" table:style-name="ce25" office:value="678" office:value-type="float">
            <text:p>678</text:p>
          </table:table-cell>
          <table:table-cell ns41:value-type="float" table:style-name="ce30" office:value="5.269" office:value-type="float">
            <text:p>5.269</text:p>
          </table:table-cell>
          <table:table-cell ns41:value-type="float" table:style-name="ce30" office:value="1.65" office:value-type="float">
            <text:p>1.65</text:p>
          </table:table-cell>
          <table:table-cell ns41:value-type="float" table:style-name="ce30" office:value="7.597" office:value-type="float">
            <text:p>7.597</text:p>
          </table:table-cell>
          <table:table-cell ns41:value-type="float" table:style-name="ce30" office:value="1.164" office:value-type="float">
            <text:p>1.164</text:p>
          </table:table-cell>
          <table:table-cell ns41:value-type="float" table:style-name="ce30" office:value="4.182" office:value-type="float">
            <text:p>4.182</text:p>
          </table:table-cell>
          <table:table-cell ns41:value-type="float" table:style-name="ce30" office:value="3.928" office:value-type="float">
            <text:p>3.928</text:p>
          </table:table-cell>
          <table:table-cell ns41:value-type="float" table:style-name="ce30" office:value="9.274" office:value-type="float">
            <text:p>9.274</text:p>
          </table:table-cell>
          <table:table-cell ns41:value-type="float" table:style-name="ce34" office:value="16.871" office:value-type="float">
            <text:p>16.87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5" office:value-type="float">
            <text:p>1785</text:p>
          </table:table-cell>
          <table:table-cell ns41:value-type="string" table:style-name="ce18" office:value-type="string">
            <text:p>van 64 tot 65 jaren.</text:p>
          </table:table-cell>
          <table:table-cell table:style-name="Default"/>
          <table:table-cell ns41:value-type="float" table:style-name="ce25" office:value="663" office:value-type="float">
            <text:p>663</text:p>
          </table:table-cell>
          <table:table-cell ns41:value-type="float" table:style-name="ce30" office:value="4.78" office:value-type="float">
            <text:p>4.78</text:p>
          </table:table-cell>
          <table:table-cell ns41:value-type="float" table:style-name="ce30" office:value="1.708" office:value-type="float">
            <text:p>1.708</text:p>
          </table:table-cell>
          <table:table-cell ns41:value-type="float" table:style-name="ce30" office:value="7.151" office:value-type="float">
            <text:p>7.151</text:p>
          </table:table-cell>
          <table:table-cell ns41:value-type="float" table:style-name="ce30" office:value="1.135" office:value-type="float">
            <text:p>1.135</text:p>
          </table:table-cell>
          <table:table-cell ns41:value-type="float" table:style-name="ce30" office:value="3.874" office:value-type="float">
            <text:p>3.874</text:p>
          </table:table-cell>
          <table:table-cell ns41:value-type="float" table:style-name="ce30" office:value="3.911" office:value-type="float">
            <text:p>3.911</text:p>
          </table:table-cell>
          <table:table-cell ns41:value-type="float" table:style-name="ce30" office:value="8.92" office:value-type="float">
            <text:p>8.92</text:p>
          </table:table-cell>
          <table:table-cell ns41:value-type="float" table:style-name="ce34" office:value="16.071" office:value-type="float">
            <text:p>16.07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4" office:value-type="float">
            <text:p>1784</text:p>
          </table:table-cell>
          <table:table-cell ns41:value-type="string" table:style-name="ce18" office:value-type="string">
            <text:p>van 65 tot 66 jaren.</text:p>
          </table:table-cell>
          <table:table-cell table:style-name="Default"/>
          <table:table-cell ns41:value-type="float" table:style-name="ce25" office:value="601" office:value-type="float">
            <text:p>601</text:p>
          </table:table-cell>
          <table:table-cell ns41:value-type="float" table:style-name="ce30" office:value="4.402" office:value-type="float">
            <text:p>4.402</text:p>
          </table:table-cell>
          <table:table-cell ns41:value-type="float" table:style-name="ce30" office:value="1.578" office:value-type="float">
            <text:p>1.578</text:p>
          </table:table-cell>
          <table:table-cell ns41:value-type="float" table:style-name="ce30" office:value="6.581" office:value-type="float">
            <text:p>6.581</text:p>
          </table:table-cell>
          <table:table-cell ns41:value-type="float" table:style-name="ce30" office:value="1.102" office:value-type="float">
            <text:p>1.102</text:p>
          </table:table-cell>
          <table:table-cell ns41:value-type="float" table:style-name="ce30" office:value="3.423" office:value-type="float">
            <text:p>3.423</text:p>
          </table:table-cell>
          <table:table-cell ns41:value-type="float" table:style-name="ce30" office:value="3.648" office:value-type="float">
            <text:p>3.648</text:p>
          </table:table-cell>
          <table:table-cell ns41:value-type="float" table:style-name="ce30" office:value="8.173" office:value-type="float">
            <text:p>8.173</text:p>
          </table:table-cell>
          <table:table-cell ns41:value-type="float" table:style-name="ce34" office:value="14.754" office:value-type="float">
            <text:p>14.75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3" office:value-type="float">
            <text:p>1783</text:p>
          </table:table-cell>
          <table:table-cell ns41:value-type="string" table:style-name="ce18" office:value-type="string">
            <text:p>van 66 tot 67 jaren.</text:p>
          </table:table-cell>
          <table:table-cell table:style-name="Default"/>
          <table:table-cell ns41:value-type="float" table:style-name="ce25" office:value="492" office:value-type="float">
            <text:p>492</text:p>
          </table:table-cell>
          <table:table-cell ns41:value-type="float" table:style-name="ce30" office:value="3.899" office:value-type="float">
            <text:p>3.899</text:p>
          </table:table-cell>
          <table:table-cell ns41:value-type="float" table:style-name="ce30" office:value="1.476" office:value-type="float">
            <text:p>1.476</text:p>
          </table:table-cell>
          <table:table-cell ns41:value-type="float" table:style-name="ce30" office:value="5.867" office:value-type="float">
            <text:p>5.867</text:p>
          </table:table-cell>
          <table:table-cell ns41:value-type="float" table:style-name="ce30" office:value="925" office:value-type="float">
            <text:p>925</text:p>
          </table:table-cell>
          <table:table-cell ns41:value-type="float" table:style-name="ce30" office:value="2.906" office:value-type="float">
            <text:p>2.906</text:p>
          </table:table-cell>
          <table:table-cell ns41:value-type="float" table:style-name="ce30" office:value="3.519" office:value-type="float">
            <text:p>3.519</text:p>
          </table:table-cell>
          <table:table-cell ns41:value-type="float" table:style-name="ce30" office:value="7.35" office:value-type="float">
            <text:p>7.35</text:p>
          </table:table-cell>
          <table:table-cell ns41:value-type="float" table:style-name="ce34" office:value="13.217" office:value-type="float">
            <text:p>13.21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2" office:value-type="float">
            <text:p>1782</text:p>
          </table:table-cell>
          <table:table-cell ns41:value-type="string" table:style-name="ce18" office:value-type="string">
            <text:p>van 67 tot 68 jaren.</text:p>
          </table:table-cell>
          <table:table-cell table:style-name="Default"/>
          <table:table-cell ns41:value-type="float" table:style-name="ce25" office:value="462" office:value-type="float">
            <text:p>462</text:p>
          </table:table-cell>
          <table:table-cell ns41:value-type="float" table:style-name="ce30" office:value="3.24" office:value-type="float">
            <text:p>3.24</text:p>
          </table:table-cell>
          <table:table-cell ns41:value-type="float" table:style-name="ce30" office:value="1.383" office:value-type="float">
            <text:p>1.383</text:p>
          </table:table-cell>
          <table:table-cell ns41:value-type="float" table:style-name="ce30" office:value="5.085" office:value-type="float">
            <text:p>5.085</text:p>
          </table:table-cell>
          <table:table-cell ns41:value-type="float" table:style-name="ce30" office:value="747" office:value-type="float">
            <text:p>747</text:p>
          </table:table-cell>
          <table:table-cell ns41:value-type="float" table:style-name="ce30" office:value="2.491" office:value-type="float">
            <text:p>2.491</text:p>
          </table:table-cell>
          <table:table-cell ns41:value-type="float" table:style-name="ce30" office:value="3.053" office:value-type="float">
            <text:p>3.053</text:p>
          </table:table-cell>
          <table:table-cell ns41:value-type="float" table:style-name="ce30" office:value="6.291" office:value-type="float">
            <text:p>6.291</text:p>
          </table:table-cell>
          <table:table-cell ns41:value-type="float" table:style-name="ce34" office:value="11.376" office:value-type="float">
            <text:p>11.3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1" office:value-type="float">
            <text:p>1781</text:p>
          </table:table-cell>
          <table:table-cell ns41:value-type="string" table:style-name="ce18" office:value-type="string">
            <text:p>van 68 tot 69 jaren.</text:p>
          </table:table-cell>
          <table:table-cell table:style-name="Default"/>
          <table:table-cell ns41:value-type="float" table:style-name="ce25" office:value="421" office:value-type="float">
            <text:p>421</text:p>
          </table:table-cell>
          <table:table-cell ns41:value-type="float" table:style-name="ce30" office:value="2.801" office:value-type="float">
            <text:p>2.801</text:p>
          </table:table-cell>
          <table:table-cell ns41:value-type="float" table:style-name="ce30" office:value="1.262" office:value-type="float">
            <text:p>1.262</text:p>
          </table:table-cell>
          <table:table-cell ns41:value-type="float" table:style-name="ce30" office:value="4.484" office:value-type="float">
            <text:p>4.484</text:p>
          </table:table-cell>
          <table:table-cell ns41:value-type="float" table:style-name="ce30" office:value="707" office:value-type="float">
            <text:p>707</text:p>
          </table:table-cell>
          <table:table-cell ns41:value-type="float" table:style-name="ce30" office:value="2.087" office:value-type="float">
            <text:p>2.087</text:p>
          </table:table-cell>
          <table:table-cell ns41:value-type="float" table:style-name="ce30" office:value="2.854" office:value-type="float">
            <text:p>2.854</text:p>
          </table:table-cell>
          <table:table-cell ns41:value-type="float" table:style-name="ce30" office:value="5.648" office:value-type="float">
            <text:p>5.648</text:p>
          </table:table-cell>
          <table:table-cell ns41:value-type="float" table:style-name="ce34" office:value="10.132" office:value-type="float">
            <text:p>10.13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0" office:value-type="float">
            <text:p>1780</text:p>
          </table:table-cell>
          <table:table-cell ns41:value-type="string" table:style-name="ce18" office:value-type="string">
            <text:p>van 69 tot 70 jaren.</text:p>
          </table:table-cell>
          <table:table-cell table:style-name="Default"/>
          <table:table-cell ns41:value-type="float" table:style-name="ce25" office:value="425" office:value-type="float">
            <text:p>425</text:p>
          </table:table-cell>
          <table:table-cell ns41:value-type="float" table:style-name="ce30" office:value="3.081" office:value-type="float">
            <text:p>3.081</text:p>
          </table:table-cell>
          <table:table-cell ns41:value-type="float" table:style-name="ce30" office:value="1.586" office:value-type="float">
            <text:p>1.586</text:p>
          </table:table-cell>
          <table:table-cell ns41:value-type="float" table:style-name="ce30" office:value="5.092" office:value-type="float">
            <text:p>5.092</text:p>
          </table:table-cell>
          <table:table-cell ns41:value-type="float" table:style-name="ce30" office:value="776" office:value-type="float">
            <text:p>776</text:p>
          </table:table-cell>
          <table:table-cell ns41:value-type="float" table:style-name="ce30" office:value="2.122" office:value-type="float">
            <text:p>2.122</text:p>
          </table:table-cell>
          <table:table-cell ns41:value-type="float" table:style-name="ce30" office:value="3.459" office:value-type="float">
            <text:p>3.459</text:p>
          </table:table-cell>
          <table:table-cell ns41:value-type="float" table:style-name="ce30" office:value="6.357" office:value-type="float">
            <text:p>6.357</text:p>
          </table:table-cell>
          <table:table-cell ns41:value-type="float" table:style-name="ce34" office:value="11.449" office:value-type="float">
            <text:p>11.44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9" office:value-type="float">
            <text:p>1779</text:p>
          </table:table-cell>
          <table:table-cell ns41:value-type="string" table:style-name="ce18" office:value-type="string">
            <text:p>van 70 tot 71 jaren.</text:p>
          </table:table-cell>
          <table:table-cell table:style-name="Default"/>
          <table:table-cell ns41:value-type="float" table:style-name="ce25" office:value="397" office:value-type="float">
            <text:p>397</text:p>
          </table:table-cell>
          <table:table-cell ns41:value-type="float" table:style-name="ce30" office:value="2.615" office:value-type="float">
            <text:p>2.615</text:p>
          </table:table-cell>
          <table:table-cell ns41:value-type="float" table:style-name="ce30" office:value="1.512" office:value-type="float">
            <text:p>1.512</text:p>
          </table:table-cell>
          <table:table-cell ns41:value-type="float" table:style-name="ce30" office:value="4.524" office:value-type="float">
            <text:p>4.524</text:p>
          </table:table-cell>
          <table:table-cell ns41:value-type="float" table:style-name="ce30" office:value="733" office:value-type="float">
            <text:p>733</text:p>
          </table:table-cell>
          <table:table-cell ns41:value-type="float" table:style-name="ce30" office:value="1.78" office:value-type="float">
            <text:p>1.78</text:p>
          </table:table-cell>
          <table:table-cell ns41:value-type="float" table:style-name="ce30" office:value="3.419" office:value-type="float">
            <text:p>3.419</text:p>
          </table:table-cell>
          <table:table-cell ns41:value-type="float" table:style-name="ce30" office:value="5.932" office:value-type="float">
            <text:p>5.932</text:p>
          </table:table-cell>
          <table:table-cell ns41:value-type="float" table:style-name="ce34" office:value="10.456" office:value-type="float">
            <text:p>10.45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8" office:value-type="float">
            <text:p>1778</text:p>
          </table:table-cell>
          <table:table-cell ns41:value-type="string" table:style-name="ce18" office:value-type="string">
            <text:p>van 71 tot 72 jaren.</text:p>
          </table:table-cell>
          <table:table-cell table:style-name="Default"/>
          <table:table-cell ns41:value-type="float" table:style-name="ce25" office:value="306" office:value-type="float">
            <text:p>306</text:p>
          </table:table-cell>
          <table:table-cell ns41:value-type="float" table:style-name="ce30" office:value="1.901" office:value-type="float">
            <text:p>1.901</text:p>
          </table:table-cell>
          <table:table-cell ns41:value-type="float" table:style-name="ce30" office:value="1.298" office:value-type="float">
            <text:p>1.298</text:p>
          </table:table-cell>
          <table:table-cell ns41:value-type="float" table:style-name="ce30" office:value="3.505" office:value-type="float">
            <text:p>3.505</text:p>
          </table:table-cell>
          <table:table-cell ns41:value-type="float" table:style-name="ce30" office:value="549" office:value-type="float">
            <text:p>549</text:p>
          </table:table-cell>
          <table:table-cell ns41:value-type="float" table:style-name="ce30" office:value="1.348" office:value-type="float">
            <text:p>1.348</text:p>
          </table:table-cell>
          <table:table-cell ns41:value-type="float" table:style-name="ce30" office:value="2.479" office:value-type="float">
            <text:p>2.479</text:p>
          </table:table-cell>
          <table:table-cell ns41:value-type="float" table:style-name="ce30" office:value="4.376" office:value-type="float">
            <text:p>4.376</text:p>
          </table:table-cell>
          <table:table-cell ns41:value-type="float" table:style-name="ce34" office:value="7.881" office:value-type="float">
            <text:p>7.88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7" office:value-type="float">
            <text:p>1777</text:p>
          </table:table-cell>
          <table:table-cell ns41:value-type="string" table:style-name="ce18" office:value-type="string">
            <text:p>van 72 tot 73 jaren.</text:p>
          </table:table-cell>
          <table:table-cell table:style-name="Default"/>
          <table:table-cell ns41:value-type="float" table:style-name="ce25" office:value="346" office:value-type="float">
            <text:p>346</text:p>
          </table:table-cell>
          <table:table-cell ns41:value-type="float" table:style-name="ce30" office:value="2.108" office:value-type="float">
            <text:p>2.108</text:p>
          </table:table-cell>
          <table:table-cell ns41:value-type="float" table:style-name="ce30" office:value="1.561" office:value-type="float">
            <text:p>1.561</text:p>
          </table:table-cell>
          <table:table-cell ns41:value-type="float" table:style-name="ce30" office:value="4.015" office:value-type="float">
            <text:p>4.015</text:p>
          </table:table-cell>
          <table:table-cell ns41:value-type="float" table:style-name="ce30" office:value="587" office:value-type="float">
            <text:p>587</text:p>
          </table:table-cell>
          <table:table-cell ns41:value-type="float" table:style-name="ce30" office:value="1.386" office:value-type="float">
            <text:p>1.386</text:p>
          </table:table-cell>
          <table:table-cell ns41:value-type="float" table:style-name="ce30" office:value="2.863" office:value-type="float">
            <text:p>2.863</text:p>
          </table:table-cell>
          <table:table-cell ns41:value-type="float" table:style-name="ce30" office:value="4.836" office:value-type="float">
            <text:p>4.836</text:p>
          </table:table-cell>
          <table:table-cell ns41:value-type="float" table:style-name="ce34" office:value="8.851" office:value-type="float">
            <text:p>8.85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6" office:value-type="float">
            <text:p>1776</text:p>
          </table:table-cell>
          <table:table-cell ns41:value-type="string" table:style-name="ce18" office:value-type="string">
            <text:p>van 73 tot 74 jaren.</text:p>
          </table:table-cell>
          <table:table-cell table:style-name="Default"/>
          <table:table-cell ns41:value-type="float" table:style-name="ce25" office:value="263" office:value-type="float">
            <text:p>263</text:p>
          </table:table-cell>
          <table:table-cell ns41:value-type="float" table:style-name="ce30" office:value="1.627" office:value-type="float">
            <text:p>1.627</text:p>
          </table:table-cell>
          <table:table-cell ns41:value-type="float" table:style-name="ce30" office:value="1.32" office:value-type="float">
            <text:p>1.32</text:p>
          </table:table-cell>
          <table:table-cell ns41:value-type="float" table:style-name="ce30" office:value="3.21" office:value-type="float">
            <text:p>3.21</text:p>
          </table:table-cell>
          <table:table-cell ns41:value-type="float" table:style-name="ce30" office:value="463" office:value-type="float">
            <text:p>463</text:p>
          </table:table-cell>
          <table:table-cell ns41:value-type="float" table:style-name="ce30" office:value="1.124" office:value-type="float">
            <text:p>1.124</text:p>
          </table:table-cell>
          <table:table-cell ns41:value-type="float" table:style-name="ce30" office:value="2.514" office:value-type="float">
            <text:p>2.514</text:p>
          </table:table-cell>
          <table:table-cell ns41:value-type="float" table:style-name="ce30" office:value="4.101" office:value-type="float">
            <text:p>4.101</text:p>
          </table:table-cell>
          <table:table-cell ns41:value-type="float" table:style-name="ce34" office:value="7.311" office:value-type="float">
            <text:p>7.3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5" office:value-type="float">
            <text:p>1775</text:p>
          </table:table-cell>
          <table:table-cell ns41:value-type="string" table:style-name="ce18" office:value-type="string">
            <text:p>van 74 tot 75 jaren.</text:p>
          </table:table-cell>
          <table:table-cell table:style-name="Default"/>
          <table:table-cell ns41:value-type="float" table:style-name="ce25" office:value="288" office:value-type="float">
            <text:p>288</text:p>
          </table:table-cell>
          <table:table-cell ns41:value-type="float" table:style-name="ce30" office:value="1.527" office:value-type="float">
            <text:p>1.527</text:p>
          </table:table-cell>
          <table:table-cell ns41:value-type="float" table:style-name="ce30" office:value="1.287" office:value-type="float">
            <text:p>1.287</text:p>
          </table:table-cell>
          <table:table-cell ns41:value-type="float" table:style-name="ce30" office:value="3.102" office:value-type="float">
            <text:p>3.102</text:p>
          </table:table-cell>
          <table:table-cell ns41:value-type="float" table:style-name="ce30" office:value="469" office:value-type="float">
            <text:p>469</text:p>
          </table:table-cell>
          <table:table-cell ns41:value-type="float" table:style-name="ce30" office:value="968" office:value-type="float">
            <text:p>968</text:p>
          </table:table-cell>
          <table:table-cell ns41:value-type="float" table:style-name="ce30" office:value="2.508" office:value-type="float">
            <text:p>2.508</text:p>
          </table:table-cell>
          <table:table-cell ns41:value-type="float" table:style-name="ce30" office:value="3.945" office:value-type="float">
            <text:p>3.945</text:p>
          </table:table-cell>
          <table:table-cell ns41:value-type="float" table:style-name="ce34" office:value="7.047" office:value-type="float">
            <text:p>7.04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4" office:value-type="float">
            <text:p>1774</text:p>
          </table:table-cell>
          <table:table-cell ns41:value-type="string" table:style-name="ce18" office:value-type="string">
            <text:p>van 75 tot 76 jaren.</text:p>
          </table:table-cell>
          <table:table-cell table:style-name="Default"/>
          <table:table-cell ns41:value-type="float" table:style-name="ce25" office:value="271" office:value-type="float">
            <text:p>271</text:p>
          </table:table-cell>
          <table:table-cell ns41:value-type="float" table:style-name="ce30" office:value="1.354" office:value-type="float">
            <text:p>1.354</text:p>
          </table:table-cell>
          <table:table-cell ns41:value-type="float" table:style-name="ce30" office:value="1.277" office:value-type="float">
            <text:p>1.277</text:p>
          </table:table-cell>
          <table:table-cell ns41:value-type="float" table:style-name="ce30" office:value="2.902" office:value-type="float">
            <text:p>2.902</text:p>
          </table:table-cell>
          <table:table-cell ns41:value-type="float" table:style-name="ce30" office:value="459" office:value-type="float">
            <text:p>459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2.429" office:value-type="float">
            <text:p>2.429</text:p>
          </table:table-cell>
          <table:table-cell ns41:value-type="float" table:style-name="ce30" office:value="3.712" office:value-type="float">
            <text:p>3.712</text:p>
          </table:table-cell>
          <table:table-cell ns41:value-type="float" table:style-name="ce34" office:value="6.614" office:value-type="float">
            <text:p>6.61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3" office:value-type="float">
            <text:p>1773</text:p>
          </table:table-cell>
          <table:table-cell ns41:value-type="string" table:style-name="ce18" office:value-type="string">
            <text:p>van 76 tot 77 jaren.</text:p>
          </table:table-cell>
          <table:table-cell table:style-name="Default"/>
          <table:table-cell ns41:value-type="float" table:style-name="ce25" office:value="218" office:value-type="float">
            <text:p>218</text:p>
          </table:table-cell>
          <table:table-cell ns41:value-type="float" table:style-name="ce30" office:value="1.194" office:value-type="float">
            <text:p>1.194</text:p>
          </table:table-cell>
          <table:table-cell ns41:value-type="float" table:style-name="ce30" office:value="1.156" office:value-type="float">
            <text:p>1.156</text:p>
          </table:table-cell>
          <table:table-cell ns41:value-type="float" table:style-name="ce30" office:value="2.568" office:value-type="float">
            <text:p>2.568</text:p>
          </table:table-cell>
          <table:table-cell ns41:value-type="float" table:style-name="ce30" office:value="350" office:value-type="float">
            <text:p>350</text:p>
          </table:table-cell>
          <table:table-cell ns41:value-type="float" table:style-name="ce30" office:value="687" office:value-type="float">
            <text:p>687</text:p>
          </table:table-cell>
          <table:table-cell ns41:value-type="float" table:style-name="ce30" office:value="2.094" office:value-type="float">
            <text:p>2.094</text:p>
          </table:table-cell>
          <table:table-cell ns41:value-type="float" table:style-name="ce30" office:value="3.131" office:value-type="float">
            <text:p>3.131</text:p>
          </table:table-cell>
          <table:table-cell ns41:value-type="float" table:style-name="ce34" office:value="5.699" office:value-type="float">
            <text:p>5.69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2" office:value-type="float">
            <text:p>1772</text:p>
          </table:table-cell>
          <table:table-cell ns41:value-type="string" table:style-name="ce18" office:value-type="string">
            <text:p>van 77 tot 78 jaren.</text:p>
          </table:table-cell>
          <table:table-cell table:style-name="Default"/>
          <table:table-cell ns41:value-type="float" table:style-name="ce25" office:value="215" office:value-type="float">
            <text:p>215</text:p>
          </table:table-cell>
          <table:table-cell ns41:value-type="float" table:style-name="ce30" office:value="1.023" office:value-type="float">
            <text:p>1.023</text:p>
          </table:table-cell>
          <table:table-cell ns41:value-type="float" table:style-name="ce30" office:value="1.071" office:value-type="float">
            <text:p>1.071</text:p>
          </table:table-cell>
          <table:table-cell ns41:value-type="float" table:style-name="ce30" office:value="2.309" office:value-type="float">
            <text:p>2.309</text:p>
          </table:table-cell>
          <table:table-cell ns41:value-type="float" table:style-name="ce30" office:value="322" office:value-type="float">
            <text:p>322</text:p>
          </table:table-cell>
          <table:table-cell ns41:value-type="float" table:style-name="ce30" office:value="598" office:value-type="float">
            <text:p>598</text:p>
          </table:table-cell>
          <table:table-cell ns41:value-type="float" table:style-name="ce30" office:value="1.998" office:value-type="float">
            <text:p>1.998</text:p>
          </table:table-cell>
          <table:table-cell ns41:value-type="string" table:style-name="ce30" office:value-type="string">
            <text:p>2,919/E</text:p>
          </table:table-cell>
          <table:table-cell ns41:value-type="float" table:style-name="ce34" office:value="5.228" office:value-type="float">
            <text:p>5.2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1" office:value-type="float">
            <text:p>1771</text:p>
          </table:table-cell>
          <table:table-cell ns41:value-type="string" table:style-name="ce18" office:value-type="string">
            <text:p>van 78 tot 79 jaren.</text:p>
          </table:table-cell>
          <table:table-cell table:style-name="Default"/>
          <table:table-cell ns41:value-type="float" table:style-name="ce25" office:value="147" office:value-type="float">
            <text:p>147</text:p>
          </table:table-cell>
          <table:table-cell ns41:value-type="float" table:style-name="ce30" office:value="732" office:value-type="float">
            <text:p>732</text:p>
          </table:table-cell>
          <table:table-cell ns41:value-type="float" table:style-name="ce30" office:value="827" office:value-type="float">
            <text:p>827</text:p>
          </table:table-cell>
          <table:table-cell ns41:value-type="float" table:style-name="ce30" office:value="1.706" office:value-type="float">
            <text:p>1.706</text:p>
          </table:table-cell>
          <table:table-cell ns41:value-type="float" table:style-name="ce30" office:value="281" office:value-type="float">
            <text:p>281</text:p>
          </table:table-cell>
          <table:table-cell ns41:value-type="float" table:style-name="ce30" office:value="462" office:value-type="float">
            <text:p>462</text:p>
          </table:table-cell>
          <table:table-cell ns41:value-type="float" table:style-name="ce30" office:value="1.634" office:value-type="float">
            <text:p>1.634</text:p>
          </table:table-cell>
          <table:table-cell ns41:value-type="float" table:style-name="ce30" office:value="2.377" office:value-type="float">
            <text:p>2.377</text:p>
          </table:table-cell>
          <table:table-cell ns41:value-type="float" table:style-name="ce34" office:value="4.083" office:value-type="float">
            <text:p>4.0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0" office:value-type="float">
            <text:p>1770</text:p>
          </table:table-cell>
          <table:table-cell ns41:value-type="string" table:style-name="ce18" office:value-type="string">
            <text:p>van 79 tot 80 jaren.</text:p>
          </table:table-cell>
          <table:table-cell table:style-name="Default"/>
          <table:table-cell ns41:value-type="float" table:style-name="ce25" office:value="185" office:value-type="float">
            <text:p>185</text:p>
          </table:table-cell>
          <table:table-cell ns41:value-type="float" table:style-name="ce30" office:value="699" office:value-type="float">
            <text:p>699</text:p>
          </table:table-cell>
          <table:table-cell ns41:value-type="float" table:style-name="ce30" office:value="944" office:value-type="float">
            <text:p>944</text:p>
          </table:table-cell>
          <table:table-cell ns41:value-type="float" table:style-name="ce30" office:value="1.828" office:value-type="float">
            <text:p>1.828</text:p>
          </table:table-cell>
          <table:table-cell ns41:value-type="float" table:style-name="ce30" office:value="298" office:value-type="float">
            <text:p>298</text:p>
          </table:table-cell>
          <table:table-cell ns41:value-type="float" table:style-name="ce30" office:value="389" office:value-type="float">
            <text:p>389</text:p>
          </table:table-cell>
          <table:table-cell ns41:value-type="float" table:style-name="ce30" office:value="1.797" office:value-type="float">
            <text:p>1.797</text:p>
          </table:table-cell>
          <table:table-cell ns41:value-type="float" table:style-name="ce30" office:value="2.484" office:value-type="float">
            <text:p>2.484</text:p>
          </table:table-cell>
          <table:table-cell ns41:value-type="float" table:style-name="ce34" office:value="4.312" office:value-type="float">
            <text:p>4.31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9" office:value-type="float">
            <text:p>1769</text:p>
          </table:table-cell>
          <table:table-cell ns41:value-type="string" table:style-name="ce18" office:value-type="string">
            <text:p>van 80 tot 81 jaren.</text:p>
          </table:table-cell>
          <table:table-cell table:style-name="Default"/>
          <table:table-cell ns41:value-type="float" table:style-name="ce25" office:value="139" office:value-type="float">
            <text:p>139</text:p>
          </table:table-cell>
          <table:table-cell ns41:value-type="float" table:style-name="ce30" office:value="565" office:value-type="float">
            <text:p>565</text:p>
          </table:table-cell>
          <table:table-cell ns41:value-type="float" table:style-name="ce30" office:value="771" office:value-type="float">
            <text:p>771</text:p>
          </table:table-cell>
          <table:table-cell ns41:value-type="float" table:style-name="ce30" office:value="1.475" office:value-type="float">
            <text:p>1.475</text:p>
          </table:table-cell>
          <table:table-cell ns41:value-type="float" table:style-name="ce30" office:value="261" office:value-type="float">
            <text:p>261</text:p>
          </table:table-cell>
          <table:table-cell ns41:value-type="float" table:style-name="ce30" office:value="294" office:value-type="float">
            <text:p>294</text:p>
          </table:table-cell>
          <table:table-cell ns41:value-type="float" table:style-name="ce30" office:value="1.527" office:value-type="float">
            <text:p>1.527</text:p>
          </table:table-cell>
          <table:table-cell ns41:value-type="float" table:style-name="ce30" office:value="2.082" office:value-type="float">
            <text:p>2.082</text:p>
          </table:table-cell>
          <table:table-cell ns41:value-type="float" table:style-name="ce34" office:value="3.557" office:value-type="float">
            <text:p>3.55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8" office:value-type="float">
            <text:p>1768</text:p>
          </table:table-cell>
          <table:table-cell ns41:value-type="string" table:style-name="ce18" office:value-type="string">
            <text:p>van 81 tot 82 jaren.</text:p>
          </table:table-cell>
          <table:table-cell table:style-name="Default"/>
          <table:table-cell ns41:value-type="float" table:style-name="ce25" office:value="107" office:value-type="float">
            <text:p>107</text:p>
          </table:table-cell>
          <table:table-cell ns41:value-type="float" table:style-name="ce30" office:value="355" office:value-type="float">
            <text:p>355</text:p>
          </table:table-cell>
          <table:table-cell ns41:value-type="float" table:style-name="ce30" office:value="574" office:value-type="float">
            <text:p>574</text:p>
          </table:table-cell>
          <table:table-cell ns41:value-type="float" table:style-name="ce30" office:value="1.036" office:value-type="float">
            <text:p>1.036</text:p>
          </table:table-cell>
          <table:table-cell ns41:value-type="float" table:style-name="ce30" office:value="173" office:value-type="float">
            <text:p>173</text:p>
          </table:table-cell>
          <table:table-cell ns41:value-type="float" table:style-name="ce30" office:value="167" office:value-type="float">
            <text:p>167</text:p>
          </table:table-cell>
          <table:table-cell ns41:value-type="float" table:style-name="ce30" office:value="1.014" office:value-type="float">
            <text:p>1.014</text:p>
          </table:table-cell>
          <table:table-cell ns41:value-type="float" table:style-name="ce30" office:value="1.354" office:value-type="float">
            <text:p>1.354</text:p>
          </table:table-cell>
          <table:table-cell ns41:value-type="float" table:style-name="ce34" office:value="2.39" office:value-type="float">
            <text:p>2.3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7" office:value-type="float">
            <text:p>1767</text:p>
          </table:table-cell>
          <table:table-cell ns41:value-type="string" table:style-name="ce18" office:value-type="string">
            <text:p>van 82 tot 83 jaren.</text:p>
          </table:table-cell>
          <table:table-cell table:style-name="Default"/>
          <table:table-cell ns41:value-type="float" table:style-name="ce25" office:value="76" office:value-type="float">
            <text:p>76</text:p>
          </table:table-cell>
          <table:table-cell ns41:value-type="float" table:style-name="ce30" office:value="323" office:value-type="float">
            <text:p>323</text:p>
          </table:table-cell>
          <table:table-cell ns41:value-type="float" table:style-name="ce30" office:value="536" office:value-type="float">
            <text:p>536</text:p>
          </table:table-cell>
          <table:table-cell ns41:value-type="float" table:style-name="ce30" office:value="935" office:value-type="float">
            <text:p>935</text:p>
          </table:table-cell>
          <table:table-cell ns41:value-type="float" table:style-name="ce30" office:value="140" office:value-type="float">
            <text:p>140</text:p>
          </table:table-cell>
          <table:table-cell ns41:value-type="float" table:style-name="ce30" office:value="166" office:value-type="float">
            <text:p>166</text:p>
          </table:table-cell>
          <table:table-cell ns41:value-type="float" table:style-name="ce30" office:value="878" office:value-type="float">
            <text:p>878</text:p>
          </table:table-cell>
          <table:table-cell ns41:value-type="float" table:style-name="ce30" office:value="1.184" office:value-type="float">
            <text:p>1.184</text:p>
          </table:table-cell>
          <table:table-cell ns41:value-type="float" table:style-name="ce34" office:value="2.119" office:value-type="float">
            <text:p>2.11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6" office:value-type="float">
            <text:p>1766</text:p>
          </table:table-cell>
          <table:table-cell ns41:value-type="string" table:style-name="ce18" office:value-type="string">
            <text:p>van 83 tot 84 jaren.</text:p>
          </table:table-cell>
          <table:table-cell table:style-name="Default"/>
          <table:table-cell ns41:value-type="float" table:style-name="ce25" office:value="68" office:value-type="float">
            <text:p>68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488" office:value-type="float">
            <text:p>488</text:p>
          </table:table-cell>
          <table:table-cell ns41:value-type="float" table:style-name="ce30" office:value="861" office:value-type="float">
            <text:p>861</text:p>
          </table:table-cell>
          <table:table-cell ns41:value-type="float" table:style-name="ce30" office:value="145" office:value-type="float">
            <text:p>145</text:p>
          </table:table-cell>
          <table:table-cell ns41:value-type="float" table:style-name="ce30" office:value="119" office:value-type="float">
            <text:p>119</text:p>
          </table:table-cell>
          <table:table-cell ns41:value-type="float" table:style-name="ce30" office:value="864" office:value-type="float">
            <text:p>864</text:p>
          </table:table-cell>
          <table:table-cell ns41:value-type="float" table:style-name="ce30" office:value="1.128" office:value-type="float">
            <text:p>1.128</text:p>
          </table:table-cell>
          <table:table-cell ns41:value-type="float" table:style-name="ce34" office:value="1.989" office:value-type="float">
            <text:p>1.98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5" office:value-type="float">
            <text:p>1765</text:p>
          </table:table-cell>
          <table:table-cell ns41:value-type="string" table:style-name="ce18" office:value-type="string">
            <text:p>van 84 tot 85 jaren.</text:p>
          </table:table-cell>
          <table:table-cell table:style-name="Default"/>
          <table:table-cell ns41:value-type="float" table:style-name="ce25" office:value="50" office:value-type="float">
            <text:p>50</text:p>
          </table:table-cell>
          <table:table-cell ns41:value-type="float" table:style-name="ce30" office:value="218" office:value-type="float">
            <text:p>218</text:p>
          </table:table-cell>
          <table:table-cell ns41:value-type="float" table:style-name="ce30" office:value="396" office:value-type="float">
            <text:p>396</text:p>
          </table:table-cell>
          <table:table-cell ns41:value-type="float" table:style-name="ce30" office:value="664" office:value-type="float">
            <text:p>664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96" office:value-type="float">
            <text:p>96</text:p>
          </table:table-cell>
          <table:table-cell ns41:value-type="float" table:style-name="ce30" office:value="705" office:value-type="float">
            <text:p>705</text:p>
          </table:table-cell>
          <table:table-cell ns41:value-type="float" table:style-name="ce30" office:value="892" office:value-type="float">
            <text:p>892</text:p>
          </table:table-cell>
          <table:table-cell ns41:value-type="float" table:style-name="ce34" office:value="1.556" office:value-type="float">
            <text:p>1.55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4" office:value-type="float">
            <text:p>1764</text:p>
          </table:table-cell>
          <table:table-cell ns41:value-type="string" table:style-name="ce18" office:value-type="string">
            <text:p>van 85 tot 86 jaren.</text:p>
          </table:table-cell>
          <table:table-cell table:style-name="Default"/>
          <table:table-cell ns41:value-type="float" table:style-name="ce25" office:value="46" office:value-type="float">
            <text:p>46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345" office:value-type="float">
            <text:p>345</text:p>
          </table:table-cell>
          <table:table-cell ns41:value-type="float" table:style-name="ce30" office:value="534" office:value-type="float">
            <text:p>534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566" office:value-type="float">
            <text:p>566</text:p>
          </table:table-cell>
          <table:table-cell ns41:value-type="float" table:style-name="ce30" office:value="726" office:value-type="float">
            <text:p>726</text:p>
          </table:table-cell>
          <table:table-cell ns41:value-type="float" table:style-name="ce34" office:value="1.26" office:value-type="float">
            <text:p>1.2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3" office:value-type="float">
            <text:p>1763</text:p>
          </table:table-cell>
          <table:table-cell ns41:value-type="string" table:style-name="ce18" office:value-type="string">
            <text:p>van 86 tot 87 jaren.</text:p>
          </table:table-cell>
          <table:table-cell table:style-name="Default"/>
          <table:table-cell ns41:value-type="float" table:style-name="ce25" office:value="35" office:value-type="float">
            <text:p>35</text:p>
          </table:table-cell>
          <table:table-cell ns41:value-type="float" table:style-name="ce30" office:value="123" office:value-type="float">
            <text:p>123</text:p>
          </table:table-cell>
          <table:table-cell ns41:value-type="float" table:style-name="ce30" office:value="250" office:value-type="float">
            <text:p>250</text:p>
          </table:table-cell>
          <table:table-cell ns41:value-type="float" table:style-name="ce30" office:value="408" office:value-type="float">
            <text:p>408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431" office:value-type="float">
            <text:p>431</text:p>
          </table:table-cell>
          <table:table-cell ns41:value-type="float" table:style-name="ce30" office:value="543" office:value-type="float">
            <text:p>543</text:p>
          </table:table-cell>
          <table:table-cell ns41:value-type="float" table:style-name="ce34" office:value="951" office:value-type="float">
            <text:p>95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2" office:value-type="float">
            <text:p>1762</text:p>
          </table:table-cell>
          <table:table-cell ns41:value-type="string" table:style-name="ce18" office:value-type="string">
            <text:p>van 87 tot 88 jaren.</text:p>
          </table:table-cell>
          <table:table-cell table:style-name="Default"/>
          <table:table-cell ns41:value-type="float" table:style-name="ce25" office:value="25" office:value-type="float">
            <text:p>25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195" office:value-type="float">
            <text:p>195</text:p>
          </table:table-cell>
          <table:table-cell ns41:value-type="float" table:style-name="ce30" office:value="309" office:value-type="float">
            <text:p>309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345" office:value-type="float">
            <text:p>345</text:p>
          </table:table-cell>
          <table:table-cell ns41:value-type="float" table:style-name="ce30" office:value="436" office:value-type="float">
            <text:p>436</text:p>
          </table:table-cell>
          <table:table-cell ns41:value-type="float" table:style-name="ce34" office:value="745" office:value-type="float">
            <text:p>74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1" office:value-type="float">
            <text:p>1761</text:p>
          </table:table-cell>
          <table:table-cell ns41:value-type="string" table:style-name="ce18" office:value-type="string">
            <text:p>van 88 tot 89 jaren.</text:p>
          </table:table-cell>
          <table:table-cell table:style-name="Default"/>
          <table:table-cell ns41:value-type="float" table:style-name="ce25" office:value="24" office:value-type="float">
            <text:p>24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151" office:value-type="float">
            <text:p>151</text:p>
          </table:table-cell>
          <table:table-cell ns41:value-type="float" table:style-name="ce30" office:value="240" office:value-type="float">
            <text:p>240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234" office:value-type="float">
            <text:p>234</text:p>
          </table:table-cell>
          <table:table-cell ns41:value-type="float" table:style-name="ce30" office:value="300" office:value-type="float">
            <text:p>300</text:p>
          </table:table-cell>
          <table:table-cell ns41:value-type="float" table:style-name="ce34" office:value="540" office:value-type="float">
            <text:p>54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0" office:value-type="float">
            <text:p>1760</text:p>
          </table:table-cell>
          <table:table-cell ns41:value-type="string" table:style-name="ce18" office:value-type="string">
            <text:p>van 89 tot 90 jaren.</text:p>
          </table:table-cell>
          <table:table-cell table:style-name="Default"/>
          <table:table-cell ns41:value-type="float" table:style-name="ce25" office:value="23" office:value-type="float">
            <text:p>23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145" office:value-type="float">
            <text:p>145</text:p>
          </table:table-cell>
          <table:table-cell ns41:value-type="float" table:style-name="ce30" office:value="220" office:value-type="float">
            <text:p>220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258" office:value-type="float">
            <text:p>258</text:p>
          </table:table-cell>
          <table:table-cell ns41:value-type="float" table:style-name="ce30" office:value="326" office:value-type="float">
            <text:p>326</text:p>
          </table:table-cell>
          <table:table-cell ns41:value-type="float" table:style-name="ce34" office:value="546" office:value-type="float">
            <text:p>54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9" office:value-type="float">
            <text:p>1759</text:p>
          </table:table-cell>
          <table:table-cell ns41:value-type="string" table:style-name="ce18" office:value-type="string">
            <text:p>van 90 tot 91 jaren.</text:p>
          </table:table-cell>
          <table:table-cell table:style-name="Default"/>
          <table:table-cell ns41:value-type="float" table:style-name="ce25" office:value="12" office:value-type="float">
            <text:p>12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124" office:value-type="float">
            <text:p>124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42" office:value-type="float">
            <text:p>142</text:p>
          </table:table-cell>
          <table:table-cell ns41:value-type="float" table:style-name="ce30" office:value="177" office:value-type="float">
            <text:p>177</text:p>
          </table:table-cell>
          <table:table-cell ns41:value-type="float" table:style-name="ce34" office:value="301" office:value-type="float">
            <text:p>3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8" office:value-type="float">
            <text:p>1758</text:p>
          </table:table-cell>
          <table:table-cell ns41:value-type="string" table:style-name="ce18" office:value-type="string">
            <text:p>van 91 tot 92 jaren.</text:p>
          </table:table-cell>
          <table:table-cell table:style-name="Default"/>
          <table:table-cell ns41:value-type="float" table:style-name="ce25" office:value="7" office:value-type="float">
            <text:p>7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4" office:value="169" office:value-type="float">
            <text:p>16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7" office:value-type="float">
            <text:p>1757</text:p>
          </table:table-cell>
          <table:table-cell ns41:value-type="string" table:style-name="ce18" office:value-type="string">
            <text:p>van 92 tot 93 jaren.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34" office:value="154" office:value-type="float">
            <text:p>15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6" office:value-type="float">
            <text:p>1756</text:p>
          </table:table-cell>
          <table:table-cell ns41:value-type="string" table:style-name="ce18" office:value-type="string">
            <text:p>van 93 tot 94 jaren.</text:p>
          </table:table-cell>
          <table:table-cell table:style-name="Default"/>
          <table:table-cell ns41:value-type="float" table:style-name="ce25" office:value="2" office:value-type="float">
            <text:p>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4" office:value="142" office:value-type="float">
            <text:p>14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5" office:value-type="float">
            <text:p>1755</text:p>
          </table:table-cell>
          <table:table-cell ns41:value-type="string" table:style-name="ce18" office:value-type="string">
            <text:p>van 94 tot 95 jaren.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4" office:value="79" office:value-type="float">
            <text:p>7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4" office:value-type="float">
            <text:p>1754</text:p>
          </table:table-cell>
          <table:table-cell ns41:value-type="string" table:style-name="ce18" office:value-type="string">
            <text:p>van 95 tot 96 jaren.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4" office:value="65" office:value-type="float">
            <text:p>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3" office:value-type="float">
            <text:p>1753</text:p>
          </table:table-cell>
          <table:table-cell ns41:value-type="string" table:style-name="ce18" office:value-type="string">
            <text:p>van 96 tot 97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4" office:value="50" office:value-type="float">
            <text:p>5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2" office:value-type="float">
            <text:p>1752</text:p>
          </table:table-cell>
          <table:table-cell ns41:value-type="string" table:style-name="ce18" office:value-type="string">
            <text:p>van 97 tot 98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4" office:value="19" office:value-type="float">
            <text:p>1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1" office:value-type="float">
            <text:p>1751</text:p>
          </table:table-cell>
          <table:table-cell ns41:value-type="string" table:style-name="ce18" office:value-type="string">
            <text:p>van 98 tot 99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4" office:value="23" office:value-type="float">
            <text:p>2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0" office:value-type="float">
            <text:p>1750</text:p>
          </table:table-cell>
          <table:table-cell ns41:value-type="string" table:style-name="ce18" office:value-type="string">
            <text:p>van 99 tot 100 jaren.</text:p>
          </table:table-cell>
          <table:table-cell table:style-name="Default"/>
          <table:table-cell table:style-name="ce25"/>
          <table:table-cell table:style-name="ce30"/>
          <table:table-cell ns41:value-type="float" office:value="3" table:style-name="ce30" table:number-columns-repeated="2" office:value-type="float">
            <text:p>3</text:p>
          </table:table-cell>
          <table:table-cell table:style-name="ce30" table:number-columns-repeated="2"/>
          <table:table-cell ns41:value-type="float" office:value="7" table:style-name="ce30" table:number-columns-repeated="2" office:value-type="float">
            <text:p>7</text:p>
          </table:table-cell>
          <table:table-cell ns41:value-type="float" table:style-name="ce34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49" office:value-type="float">
            <text:p>1749</text:p>
          </table:table-cell>
          <table:table-cell ns41:value-type="string" table:style-name="ce18" office:value-type="string">
            <text:p>van 100 tot 101 jaren.</text:p>
          </table:table-cell>
          <table:table-cell table:style-name="Default"/>
          <table:table-cell table:style-name="ce25"/>
          <table:table-cell table:style-name="ce30" table:number-columns-repeated="5"/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47" office:value-type="float">
            <text:p>1747</text:p>
          </table:table-cell>
          <table:table-cell ns41:value-type="string" table:style-name="ce18" office:value-type="string">
            <text:p>van 102 tot 103 jaren.</text:p>
          </table:table-cell>
          <table:table-cell table:style-name="Default"/>
          <table:table-cell table:style-name="ce25"/>
          <table:table-cell table:style-name="ce30" table:number-columns-repeated="5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45" office:value-type="float">
            <text:p>1745</text:p>
          </table:table-cell>
          <table:table-cell ns41:value-type="string" table:style-name="ce18" office:value-type="string">
            <text:p>van 104 tot 105 jaren.</text:p>
          </table:table-cell>
          <table:table-cell table:style-name="Default"/>
          <table:table-cell table:style-name="ce25"/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4"/>
          <table:table-cell ns41:value-type="float" table:style-name="ce34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table:style-name="ce13"/>
          <table:table-cell ns41:value-type="string" table:style-name="ce18" office:value-type="string">
            <text:p>Onbekende ouderdom.</text:p>
          </table:table-cell>
          <table:table-cell table:style-name="Default"/>
          <table:table-cell ns41:value-type="float" table:style-name="ce25" office:value="63" office:value-type="float">
            <text:p>63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5" office:value-type="float">
            <text:p>5</text:p>
          </table:table-cell>
          <table:table-cell ns41:value-type="string" table:style-name="ce30" office:value-type="string">
            <text:p>135/D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8" office:value-type="float">
            <text:p>18</text:p>
          </table:table-cell>
          <table:table-cell ns41:value-type="string" table:style-name="ce30" office:value-type="string">
            <text:p>97/F</text:p>
          </table:table-cell>
          <table:table-cell ns41:value-type="float" table:style-name="ce34" office:value="232" office:value-type="float">
            <text:p>232</text:p>
          </table:table-cell>
          <table:table-cell table:number-columns-repeated="1011"/>
        </table:table-row>
        <table:table-row table:style-name="ro1">
          <table:table-cell ns41:value-type="string" table:style-name="ce8" office:value-type="string">
            <text:p>DE STEDEN EN HET PLATTE LAND VEREENIGD.</text:p>
          </table:table-cell>
          <table:table-cell table:style-name="ce14"/>
          <table:table-cell ns41:value-type="string" table:style-name="ce19" office:value-type="string">
            <text:p>TOTAAL.</text:p>
          </table:table-cell>
          <table:table-cell table:style-name="Default"/>
          <table:table-cell ns41:value-type="float" table:style-name="ce26" office:value="969.916" office:value-type="float">
            <text:p>969.916</text:p>
          </table:table-cell>
          <table:table-cell ns41:value-type="float" table:style-name="ce31" office:value="466.846" office:value-type="float">
            <text:p>466.846</text:p>
          </table:table-cell>
          <table:table-cell ns41:value-type="float" table:style-name="ce31" office:value="61.976" office:value-type="float">
            <text:p>61.976</text:p>
          </table:table-cell>
          <table:table-cell ns41:value-type="string" table:style-name="ce31" office:value-type="string">
            <text:p>1,498,811/G</text:p>
          </table:table-cell>
          <table:table-cell ns41:value-type="float" table:style-name="ce31" office:value="958.607" office:value-type="float">
            <text:p>958.607</text:p>
          </table:table-cell>
          <table:table-cell ns41:value-type="float" table:style-name="ce31" office:value="467.898" office:value-type="float">
            <text:p>467.898</text:p>
          </table:table-cell>
          <table:table-cell ns41:value-type="float" table:style-name="ce31" office:value="131.55" office:value-type="float">
            <text:p>131.55</text:p>
          </table:table-cell>
          <table:table-cell ns41:value-type="string" table:style-name="ce31" office:value-type="string">
            <text:p>1,558,068/H</text:p>
          </table:table-cell>
          <table:table-cell ns41:value-type="string" table:style-name="ce35" office:value-type="string">
            <text:p>3,056,879/I</text:p>
          </table:table-cell>
          <table:table-cell table:number-columns-repeated="1011"/>
        </table:table-row>
        <table:table-row table:style-name="ro4" table:number-rows-repeated="10482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5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 table:number-columns-repeated="4"/>
        <table:table-column table:style-name="co5" table:default-cell-style-name="Default" table:number-columns-repeated="1017"/>
        <table:table-row table:style-name="ro4">
          <table:table-cell table:style-name="ce37" table:number-columns-repeated="175"/>
          <table:table-cell table:number-columns-repeated="849"/>
        </table:table-row>
        <table:table-row table:style-name="ro4">
          <table:table-cell ns41:value-type="string" table:style-name="ce41" office:value-type="string">
            <text:p>Editregel</text:p>
          </table:table-cell>
          <table:table-cell ns41:value-type="string" table:style-name="ce41" office:value-type="string">
            <text:p>Deel telling</text:p>
          </table:table-cell>
          <table:table-cell ns41:value-type="string" table:style-name="ce41" office:value-type="string">
            <text:p>Rolnummer</text:p>
          </table:table-cell>
          <table:table-cell ns41:value-type="string" table:style-name="ce41" office:value-type="string">
            <text:p>Noten</text:p>
          </table:table-cell>
          <table:table-cell table:number-columns-repeated="1020"/>
        </table:table-row>
        <table:table-row table:style-name="ro4">
          <table:table-cell table:style-name="ce36" table:number-columns-repeated="175"/>
          <table:table-cell table:number-columns-repeated="84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ce38" office:value="16889" office:value-type="float">
            <text:p>1688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01" office:value-type="float">
            <text:p>380380000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890" office:value-type="float">
            <text:p>1689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02" office:value-type="float">
            <text:p>380380000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891" office:value-type="float">
            <text:p>1689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03" office:value-type="float">
            <text:p>380380000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892" office:value-type="float">
            <text:p>1689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04" office:value-type="float">
            <text:p>380380000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893" office:value-type="float">
            <text:p>1689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05" office:value-type="float">
            <text:p>380380000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894" office:value-type="float">
            <text:p>1689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06" office:value-type="float">
            <text:p>380380000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895" office:value-type="float">
            <text:p>1689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07" office:value-type="float">
            <text:p>380380000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896" office:value-type="float">
            <text:p>1689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08" office:value-type="float">
            <text:p>380380000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897" office:value-type="float">
            <text:p>1689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09" office:value-type="float">
            <text:p>380380000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898" office:value-type="float">
            <text:p>1689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10" office:value-type="float">
            <text:p>380380000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899" office:value-type="float">
            <text:p>1689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11" office:value-type="float">
            <text:p>380380000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00" office:value-type="float">
            <text:p>1690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12" office:value-type="float">
            <text:p>380380000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01" office:value-type="float">
            <text:p>1690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13" office:value-type="float">
            <text:p>380380000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02" office:value-type="float">
            <text:p>1690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14" office:value-type="float">
            <text:p>380380000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03" office:value-type="float">
            <text:p>1690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15" office:value-type="float">
            <text:p>380380000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04" office:value-type="float">
            <text:p>1690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16" office:value-type="float">
            <text:p>380380000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05" office:value-type="float">
            <text:p>1690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17" office:value-type="float">
            <text:p>380380000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06" office:value-type="float">
            <text:p>1690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18" office:value-type="float">
            <text:p>380380000601018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07" office:value-type="float">
            <text:p>1690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19" office:value-type="float">
            <text:p>380380000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08" office:value-type="float">
            <text:p>1690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20" office:value-type="float">
            <text:p>380380000601020</text:p>
          </table:table-cell>
          <table:table-cell ns41:value-type="string" table:style-name="TL Metadata" office:value-type="string">
            <text:p>380380000601020B <text:s/>Hieronder twe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09" office:value-type="float">
            <text:p>1690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21" office:value-type="float">
            <text:p>380380000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10" office:value-type="float">
            <text:p>1691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22" office:value-type="float">
            <text:p>380380000601022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11" office:value-type="float">
            <text:p>1691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23" office:value-type="float">
            <text:p>380380000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12" office:value-type="float">
            <text:p>1691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24" office:value-type="float">
            <text:p>380380000601024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3803800006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ce38" office:value="16913" office:value-type="float">
            <text:p>1691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25" office:value-type="float">
            <text:p>380380000601025</text:p>
          </table:table-cell>
          <table:table-cell ns41:value-type="string" table:style-name="TL Metadata" office:value-type="string">
            <text:p>380380000601020B <text:s/>Hieronder twe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14" office:value-type="float">
            <text:p>1691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26" office:value-type="float">
            <text:p>380380000601026</text:p>
          </table:table-cell>
          <table:table-cell ns41:value-type="string" table:style-name="TL Metadata" office:value-type="string">
            <text:p>380380000601020B <text:s/>Hieronder twee, waarvan de burgerlijke staat onbekend is.</text:p>
          </table:table-cell>
          <table:table-cell ns41:value-type="string" table:style-name="TL Metadata" office:value-type="string">
            <text:p>3803800006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ce38" office:value="16915" office:value-type="float">
            <text:p>1691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27" office:value-type="float">
            <text:p>380380000601027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16" office:value-type="float">
            <text:p>1691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28" office:value-type="float">
            <text:p>380380000601028</text:p>
          </table:table-cell>
          <table:table-cell ns41:value-type="string" table:style-name="TL Metadata" office:value-type="string">
            <text:p>380380000601024E <text:s/>Hieronder een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17" office:value-type="float">
            <text:p>1691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29" office:value-type="float">
            <text:p>380380000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18" office:value-type="float">
            <text:p>1691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30" office:value-type="float">
            <text:p>380380000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19" office:value-type="float">
            <text:p>1691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31" office:value-type="float">
            <text:p>380380000601031</text:p>
          </table:table-cell>
          <table:table-cell ns41:value-type="string" table:style-name="TL Metadata" office:value-type="string">
            <text:p>380380000601020B <text:s/>Hieronder twe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20" office:value-type="float">
            <text:p>1692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32" office:value-type="float">
            <text:p>380380000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21" office:value-type="float">
            <text:p>1692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33" office:value-type="float">
            <text:p>380380000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22" office:value-type="float">
            <text:p>1692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34" office:value-type="float">
            <text:p>380380000601034</text:p>
          </table:table-cell>
          <table:table-cell ns41:value-type="string" table:style-name="TL Metadata" office:value-type="string">
            <text:p>380380000601024E <text:s/>Hieronder een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23" office:value-type="float">
            <text:p>1692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35" office:value-type="float">
            <text:p>380380000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24" office:value-type="float">
            <text:p>1692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36" office:value-type="float">
            <text:p>380380000601036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25" office:value-type="float">
            <text:p>1692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37" office:value-type="float">
            <text:p>380380000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26" office:value-type="float">
            <text:p>1692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38" office:value-type="float">
            <text:p>380380000601038</text:p>
          </table:table-cell>
          <table:table-cell ns41:value-type="string" table:style-name="TL Metadata" office:value-type="string">
            <text:p>380380000601038C <text:s/>Hieronder dri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27" office:value-type="float">
            <text:p>1692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39" office:value-type="float">
            <text:p>380380000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28" office:value-type="float">
            <text:p>1692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40" office:value-type="float">
            <text:p>380380000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29" office:value-type="float">
            <text:p>1692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41" office:value-type="float">
            <text:p>380380000601041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30" office:value-type="float">
            <text:p>1693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42" office:value-type="float">
            <text:p>380380000601042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31" office:value-type="float">
            <text:p>1693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43" office:value-type="float">
            <text:p>380380000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32" office:value-type="float">
            <text:p>1693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44" office:value-type="float">
            <text:p>380380000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33" office:value-type="float">
            <text:p>1693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45" office:value-type="float">
            <text:p>380380000601045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3803800006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ce38" office:value="16934" office:value-type="float">
            <text:p>1693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46" office:value-type="float">
            <text:p>380380000601046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35" office:value-type="float">
            <text:p>1693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47" office:value-type="float">
            <text:p>380380000601047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36" office:value-type="float">
            <text:p>1693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48" office:value-type="float">
            <text:p>380380000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37" office:value-type="float">
            <text:p>1693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49" office:value-type="float">
            <text:p>380380000601049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38" office:value-type="float">
            <text:p>1693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50" office:value-type="float">
            <text:p>380380000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39" office:value-type="float">
            <text:p>1693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51" office:value-type="float">
            <text:p>380380000601051</text:p>
          </table:table-cell>
          <table:table-cell ns41:value-type="string" table:style-name="TL Metadata" office:value-type="string">
            <text:p>380380000601038C <text:s/>Hieronder dri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40" office:value-type="float">
            <text:p>1694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52" office:value-type="float">
            <text:p>380380000601052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41" office:value-type="float">
            <text:p>1694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53" office:value-type="float">
            <text:p>380380000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42" office:value-type="float">
            <text:p>1694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54" office:value-type="float">
            <text:p>380380000601054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43" office:value-type="float">
            <text:p>1694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55" office:value-type="float">
            <text:p>3803800006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44" office:value-type="float">
            <text:p>1694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56" office:value-type="float">
            <text:p>380380000601056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45" office:value-type="float">
            <text:p>1694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57" office:value-type="float">
            <text:p>3803800006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46" office:value-type="float">
            <text:p>1694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58" office:value-type="float">
            <text:p>3803800006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47" office:value-type="float">
            <text:p>1694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59" office:value-type="float">
            <text:p>3803800006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48" office:value-type="float">
            <text:p>1694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60" office:value-type="float">
            <text:p>380380000601060</text:p>
          </table:table-cell>
          <table:table-cell ns41:value-type="string" table:style-name="TL Metadata" office:value-type="string">
            <text:p>3803800006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49" office:value-type="float">
            <text:p>1694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61" office:value-type="float">
            <text:p>3803800006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50" office:value-type="float">
            <text:p>1695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62" office:value-type="float">
            <text:p>380380000601062</text:p>
          </table:table-cell>
          <table:table-cell ns41:value-type="string" table:style-name="TL Metadata" office:value-type="string">
            <text:p>380380000601024E <text:s/>Hieronder een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51" office:value-type="float">
            <text:p>1695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63" office:value-type="float">
            <text:p>3803800006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52" office:value-type="float">
            <text:p>1695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64" office:value-type="float">
            <text:p>3803800006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53" office:value-type="float">
            <text:p>1695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65" office:value-type="float">
            <text:p>3803800006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54" office:value-type="float">
            <text:p>1695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66" office:value-type="float">
            <text:p>3803800006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55" office:value-type="float">
            <text:p>1695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67" office:value-type="float">
            <text:p>3803800006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56" office:value-type="float">
            <text:p>1695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68" office:value-type="float">
            <text:p>3803800006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57" office:value-type="float">
            <text:p>1695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69" office:value-type="float">
            <text:p>3803800006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58" office:value-type="float">
            <text:p>1695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70" office:value-type="float">
            <text:p>3803800006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59" office:value-type="float">
            <text:p>1695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71" office:value-type="float">
            <text:p>3803800006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60" office:value-type="float">
            <text:p>1696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72" office:value-type="float">
            <text:p>3803800006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61" office:value-type="float">
            <text:p>1696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73" office:value-type="float">
            <text:p>3803800006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62" office:value-type="float">
            <text:p>1696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74" office:value-type="float">
            <text:p>3803800006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63" office:value-type="float">
            <text:p>1696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75" office:value-type="float">
            <text:p>3803800006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64" office:value-type="float">
            <text:p>1696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76" office:value-type="float">
            <text:p>3803800006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65" office:value-type="float">
            <text:p>1696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77" office:value-type="float">
            <text:p>3803800006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66" office:value-type="float">
            <text:p>1696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78" office:value-type="float">
            <text:p>3803800006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67" office:value-type="float">
            <text:p>1696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79" office:value-type="float">
            <text:p>380380000601079</text:p>
          </table:table-cell>
          <table:table-cell ns41:value-type="string" table:style-name="TL Metadata" office:value-type="string">
            <text:p>380380000601024E <text:s/>Hieronder een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68" office:value-type="float">
            <text:p>1696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80" office:value-type="float">
            <text:p>3803800006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69" office:value-type="float">
            <text:p>1696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81" office:value-type="float">
            <text:p>3803800006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70" office:value-type="float">
            <text:p>1697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82" office:value-type="float">
            <text:p>3803800006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71" office:value-type="float">
            <text:p>1697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83" office:value-type="float">
            <text:p>3803800006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72" office:value-type="float">
            <text:p>1697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84" office:value-type="float">
            <text:p>3803800006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73" office:value-type="float">
            <text:p>1697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85" office:value-type="float">
            <text:p>3803800006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74" office:value-type="float">
            <text:p>1697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86" office:value-type="float">
            <text:p>3803800006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75" office:value-type="float">
            <text:p>1697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87" office:value-type="float">
            <text:p>3803800006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76" office:value-type="float">
            <text:p>1697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88" office:value-type="float">
            <text:p>3803800006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77" office:value-type="float">
            <text:p>1697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89" office:value-type="float">
            <text:p>3803800006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78" office:value-type="float">
            <text:p>1697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90" office:value-type="float">
            <text:p>3803800006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79" office:value-type="float">
            <text:p>1697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91" office:value-type="float">
            <text:p>3803800006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80" office:value-type="float">
            <text:p>1698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92" office:value-type="float">
            <text:p>3803800006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81" office:value-type="float">
            <text:p>1698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93" office:value-type="float">
            <text:p>3803800006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82" office:value-type="float">
            <text:p>1698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94" office:value-type="float">
            <text:p>3803800006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83" office:value-type="float">
            <text:p>1698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95" office:value-type="float">
            <text:p>3803800006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84" office:value-type="float">
            <text:p>1698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96" office:value-type="float">
            <text:p>3803800006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85" office:value-type="float">
            <text:p>1698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97" office:value-type="float">
            <text:p>3803800006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86" office:value-type="float">
            <text:p>1698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98" office:value-type="float">
            <text:p>3803800006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87" office:value-type="float">
            <text:p>1698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099" office:value-type="float">
            <text:p>3803800006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88" office:value-type="float">
            <text:p>1698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100" office:value-type="float">
            <text:p>3803800006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89" office:value-type="float">
            <text:p>1698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101" office:value-type="float">
            <text:p>3803800006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90" office:value-type="float">
            <text:p>1699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102" office:value-type="float">
            <text:p>3803800006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91" office:value-type="float">
            <text:p>1699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103" office:value-type="float">
            <text:p>3803800006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92" office:value-type="float">
            <text:p>1699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104" office:value-type="float">
            <text:p>380380000601104</text:p>
          </table:table-cell>
          <table:table-cell ns41:value-type="string" table:style-name="TL Metadata" office:value-type="string">
            <text:p>380380000601104F <text:s/>Hieronder zes, waarvan tevens de burgerlijke staat onbekend is.</text:p>
          </table:table-cell>
          <table:table-cell ns41:value-type="string" table:style-name="TL Metadata" office:value-type="string">
            <text:p>380380000601104D <text:s/>Hieronder vier en veertig, waarvan tevens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ce38" office:value="16993" office:value-type="float">
            <text:p>1699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601105" office:value-type="float">
            <text:p>380380000601105</text:p>
          </table:table-cell>
          <table:table-cell ns41:value-type="string" table:style-name="TL Metadata" office:value-type="string">
            <text:p>380380000601105G <text:s/>Hieronder drie en zeventig, waarvan de burgerlijke staat onbekend is.</text:p>
          </table:table-cell>
          <table:table-cell ns41:value-type="string" table:style-name="TL Metadata" office:value-type="string">
            <text:p>380380000601105H <text:s/>Hieronder dertien, waarvan de burgerlijke staat onbekend is.</text:p>
          </table:table-cell>
          <table:table-cell ns41:value-type="string" table:style-name="Default" office:value-type="string">
            <text:p>380380000601105I <text:s/>Hieronder zes en tachtig, waarvan de burgerlijke staat onbekend is.</text:p>
          </table:table-cell>
          <table:table-cell table:number-columns-repeated="1018"/>
        </table:table-row>
        <table:table-row table:style-name="ro4">
          <table:table-cell ns41:value-type="float" table:style-name="ce38" office:value="16994" office:value-type="float">
            <text:p>1699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01" office:value-type="float">
            <text:p>380380000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95" office:value-type="float">
            <text:p>1699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02" office:value-type="float">
            <text:p>380380000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96" office:value-type="float">
            <text:p>1699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03" office:value-type="float">
            <text:p>380380000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97" office:value-type="float">
            <text:p>1699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04" office:value-type="float">
            <text:p>380380000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98" office:value-type="float">
            <text:p>1699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05" office:value-type="float">
            <text:p>380380000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6999" office:value-type="float">
            <text:p>1699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06" office:value-type="float">
            <text:p>380380000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00" office:value-type="float">
            <text:p>1700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07" office:value-type="float">
            <text:p>380380000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01" office:value-type="float">
            <text:p>1700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08" office:value-type="float">
            <text:p>380380000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02" office:value-type="float">
            <text:p>1700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09" office:value-type="float">
            <text:p>380380000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03" office:value-type="float">
            <text:p>1700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10" office:value-type="float">
            <text:p>380380000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04" office:value-type="float">
            <text:p>1700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11" office:value-type="float">
            <text:p>380380000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05" office:value-type="float">
            <text:p>1700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12" office:value-type="float">
            <text:p>380380000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06" office:value-type="float">
            <text:p>1700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13" office:value-type="float">
            <text:p>380380000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07" office:value-type="float">
            <text:p>1700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14" office:value-type="float">
            <text:p>380380000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08" office:value-type="float">
            <text:p>1700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15" office:value-type="float">
            <text:p>380380000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09" office:value-type="float">
            <text:p>1700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16" office:value-type="float">
            <text:p>380380000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10" office:value-type="float">
            <text:p>1701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17" office:value-type="float">
            <text:p>380380000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11" office:value-type="float">
            <text:p>1701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18" office:value-type="float">
            <text:p>380380000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12" office:value-type="float">
            <text:p>1701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19" office:value-type="float">
            <text:p>380380000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13" office:value-type="float">
            <text:p>1701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20" office:value-type="float">
            <text:p>380380000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14" office:value-type="float">
            <text:p>1701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21" office:value-type="float">
            <text:p>380380000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15" office:value-type="float">
            <text:p>1701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22" office:value-type="float">
            <text:p>380380000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16" office:value-type="float">
            <text:p>1701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23" office:value-type="float">
            <text:p>380380000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17" office:value-type="float">
            <text:p>1701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24" office:value-type="float">
            <text:p>380380000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18" office:value-type="float">
            <text:p>1701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25" office:value-type="float">
            <text:p>380380000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19" office:value-type="float">
            <text:p>1701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26" office:value-type="float">
            <text:p>380380000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20" office:value-type="float">
            <text:p>1702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27" office:value-type="float">
            <text:p>380380000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21" office:value-type="float">
            <text:p>1702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28" office:value-type="float">
            <text:p>380380000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22" office:value-type="float">
            <text:p>1702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29" office:value-type="float">
            <text:p>380380000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23" office:value-type="float">
            <text:p>1702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30" office:value-type="float">
            <text:p>380380000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24" office:value-type="float">
            <text:p>1702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31" office:value-type="float">
            <text:p>380380000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25" office:value-type="float">
            <text:p>1702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32" office:value-type="float">
            <text:p>380380000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26" office:value-type="float">
            <text:p>1702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33" office:value-type="float">
            <text:p>380380000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27" office:value-type="float">
            <text:p>1702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34" office:value-type="float">
            <text:p>380380000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28" office:value-type="float">
            <text:p>1702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35" office:value-type="float">
            <text:p>380380000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29" office:value-type="float">
            <text:p>1702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36" office:value-type="float">
            <text:p>380380000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30" office:value-type="float">
            <text:p>1703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37" office:value-type="float">
            <text:p>380380000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31" office:value-type="float">
            <text:p>1703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38" office:value-type="float">
            <text:p>380380000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32" office:value-type="float">
            <text:p>1703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39" office:value-type="float">
            <text:p>380380000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33" office:value-type="float">
            <text:p>1703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40" office:value-type="float">
            <text:p>380380000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34" office:value-type="float">
            <text:p>1703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41" office:value-type="float">
            <text:p>380380000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35" office:value-type="float">
            <text:p>1703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42" office:value-type="float">
            <text:p>380380000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36" office:value-type="float">
            <text:p>1703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43" office:value-type="float">
            <text:p>380380000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37" office:value-type="float">
            <text:p>1703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44" office:value-type="float">
            <text:p>380380000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38" office:value-type="float">
            <text:p>1703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45" office:value-type="float">
            <text:p>380380000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39" office:value-type="float">
            <text:p>1703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46" office:value-type="float">
            <text:p>380380000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40" office:value-type="float">
            <text:p>1704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47" office:value-type="float">
            <text:p>380380000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41" office:value-type="float">
            <text:p>1704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48" office:value-type="float">
            <text:p>380380000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42" office:value-type="float">
            <text:p>1704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49" office:value-type="float">
            <text:p>380380000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43" office:value-type="float">
            <text:p>1704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50" office:value-type="float">
            <text:p>380380000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44" office:value-type="float">
            <text:p>1704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51" office:value-type="float">
            <text:p>3803800007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45" office:value-type="float">
            <text:p>1704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52" office:value-type="float">
            <text:p>3803800007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46" office:value-type="float">
            <text:p>1704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53" office:value-type="float">
            <text:p>3803800007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47" office:value-type="float">
            <text:p>1704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54" office:value-type="float">
            <text:p>3803800007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48" office:value-type="float">
            <text:p>1704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55" office:value-type="float">
            <text:p>3803800007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49" office:value-type="float">
            <text:p>1704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56" office:value-type="float">
            <text:p>3803800007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50" office:value-type="float">
            <text:p>1705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57" office:value-type="float">
            <text:p>3803800007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51" office:value-type="float">
            <text:p>1705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58" office:value-type="float">
            <text:p>3803800007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52" office:value-type="float">
            <text:p>1705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59" office:value-type="float">
            <text:p>3803800007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53" office:value-type="float">
            <text:p>1705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60" office:value-type="float">
            <text:p>3803800007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54" office:value-type="float">
            <text:p>1705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61" office:value-type="float">
            <text:p>3803800007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55" office:value-type="float">
            <text:p>1705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62" office:value-type="float">
            <text:p>3803800007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56" office:value-type="float">
            <text:p>1705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63" office:value-type="float">
            <text:p>3803800007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57" office:value-type="float">
            <text:p>1705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64" office:value-type="float">
            <text:p>3803800007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58" office:value-type="float">
            <text:p>1705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65" office:value-type="float">
            <text:p>3803800007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59" office:value-type="float">
            <text:p>1705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66" office:value-type="float">
            <text:p>3803800007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60" office:value-type="float">
            <text:p>1706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67" office:value-type="float">
            <text:p>3803800007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61" office:value-type="float">
            <text:p>1706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68" office:value-type="float">
            <text:p>3803800007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62" office:value-type="float">
            <text:p>1706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69" office:value-type="float">
            <text:p>3803800007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63" office:value-type="float">
            <text:p>1706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70" office:value-type="float">
            <text:p>3803800007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64" office:value-type="float">
            <text:p>1706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71" office:value-type="float">
            <text:p>3803800007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65" office:value-type="float">
            <text:p>1706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72" office:value-type="float">
            <text:p>3803800007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66" office:value-type="float">
            <text:p>1706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73" office:value-type="float">
            <text:p>3803800007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67" office:value-type="float">
            <text:p>1706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74" office:value-type="float">
            <text:p>3803800007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68" office:value-type="float">
            <text:p>1706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75" office:value-type="float">
            <text:p>3803800007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69" office:value-type="float">
            <text:p>1706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76" office:value-type="float">
            <text:p>3803800007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70" office:value-type="float">
            <text:p>1707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77" office:value-type="float">
            <text:p>3803800007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71" office:value-type="float">
            <text:p>1707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78" office:value-type="float">
            <text:p>3803800007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72" office:value-type="float">
            <text:p>1707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79" office:value-type="float">
            <text:p>3803800007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73" office:value-type="float">
            <text:p>1707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80" office:value-type="float">
            <text:p>3803800007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74" office:value-type="float">
            <text:p>1707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81" office:value-type="float">
            <text:p>3803800007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75" office:value-type="float">
            <text:p>1707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82" office:value-type="float">
            <text:p>3803800007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76" office:value-type="float">
            <text:p>1707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83" office:value-type="float">
            <text:p>3803800007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77" office:value-type="float">
            <text:p>1707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84" office:value-type="float">
            <text:p>3803800007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78" office:value-type="float">
            <text:p>1707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85" office:value-type="float">
            <text:p>3803800007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79" office:value-type="float">
            <text:p>1707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86" office:value-type="float">
            <text:p>3803800007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80" office:value-type="float">
            <text:p>1708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87" office:value-type="float">
            <text:p>3803800007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81" office:value-type="float">
            <text:p>1708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88" office:value-type="float">
            <text:p>3803800007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82" office:value-type="float">
            <text:p>1708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89" office:value-type="float">
            <text:p>3803800007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83" office:value-type="float">
            <text:p>1708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90" office:value-type="float">
            <text:p>3803800007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84" office:value-type="float">
            <text:p>1708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91" office:value-type="float">
            <text:p>3803800007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85" office:value-type="float">
            <text:p>1708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92" office:value-type="float">
            <text:p>3803800007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86" office:value-type="float">
            <text:p>1708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93" office:value-type="float">
            <text:p>3803800007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87" office:value-type="float">
            <text:p>1708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94" office:value-type="float">
            <text:p>3803800007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88" office:value-type="float">
            <text:p>1708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95" office:value-type="float">
            <text:p>3803800007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89" office:value-type="float">
            <text:p>1708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96" office:value-type="float">
            <text:p>3803800007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90" office:value-type="float">
            <text:p>1709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97" office:value-type="float">
            <text:p>3803800007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91" office:value-type="float">
            <text:p>1709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98" office:value-type="float">
            <text:p>3803800007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92" office:value-type="float">
            <text:p>1709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099" office:value-type="float">
            <text:p>3803800007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93" office:value-type="float">
            <text:p>1709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100" office:value-type="float">
            <text:p>3803800007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94" office:value-type="float">
            <text:p>1709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101" office:value-type="float">
            <text:p>3803800007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95" office:value-type="float">
            <text:p>1709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102" office:value-type="float">
            <text:p>3803800007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96" office:value-type="float">
            <text:p>1709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103" office:value-type="float">
            <text:p>3803800007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97" office:value-type="float">
            <text:p>1709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104" office:value-type="float">
            <text:p>3803800007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98" office:value-type="float">
            <text:p>1709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0000701105" office:value-type="float">
            <text:p>3803800007011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099" office:value-type="float">
            <text:p>1709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01" office:value-type="float">
            <text:p>380381000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00" office:value-type="float">
            <text:p>1710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02" office:value-type="float">
            <text:p>380381000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01" office:value-type="float">
            <text:p>1710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03" office:value-type="float">
            <text:p>380381000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02" office:value-type="float">
            <text:p>1710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04" office:value-type="float">
            <text:p>380381000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03" office:value-type="float">
            <text:p>1710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05" office:value-type="float">
            <text:p>380381000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04" office:value-type="float">
            <text:p>1710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06" office:value-type="float">
            <text:p>380381000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05" office:value-type="float">
            <text:p>1710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07" office:value-type="float">
            <text:p>380381000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06" office:value-type="float">
            <text:p>1710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08" office:value-type="float">
            <text:p>380381000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07" office:value-type="float">
            <text:p>1710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09" office:value-type="float">
            <text:p>380381000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08" office:value-type="float">
            <text:p>1710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10" office:value-type="float">
            <text:p>380381000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09" office:value-type="float">
            <text:p>1710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11" office:value-type="float">
            <text:p>380381000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10" office:value-type="float">
            <text:p>1711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12" office:value-type="float">
            <text:p>380381000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11" office:value-type="float">
            <text:p>1711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13" office:value-type="float">
            <text:p>380381000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12" office:value-type="float">
            <text:p>1711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14" office:value-type="float">
            <text:p>380381000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13" office:value-type="float">
            <text:p>1711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15" office:value-type="float">
            <text:p>380381000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14" office:value-type="float">
            <text:p>1711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16" office:value-type="float">
            <text:p>380381000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15" office:value-type="float">
            <text:p>1711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17" office:value-type="float">
            <text:p>380381000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16" office:value-type="float">
            <text:p>1711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18" office:value-type="float">
            <text:p>380381000801018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17" office:value-type="float">
            <text:p>1711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19" office:value-type="float">
            <text:p>380381000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18" office:value-type="float">
            <text:p>1711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20" office:value-type="float">
            <text:p>380381000801020</text:p>
          </table:table-cell>
          <table:table-cell ns41:value-type="string" table:style-name="TL Metadata" office:value-type="string">
            <text:p>380381000801020B <text:s/>Hieronder twe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19" office:value-type="float">
            <text:p>1711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21" office:value-type="float">
            <text:p>380381000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20" office:value-type="float">
            <text:p>1712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22" office:value-type="float">
            <text:p>380381000801022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21" office:value-type="float">
            <text:p>1712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23" office:value-type="float">
            <text:p>380381000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22" office:value-type="float">
            <text:p>1712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24" office:value-type="float">
            <text:p>380381000801024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3803810008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ce38" office:value="17123" office:value-type="float">
            <text:p>1712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25" office:value-type="float">
            <text:p>380381000801025</text:p>
          </table:table-cell>
          <table:table-cell ns41:value-type="string" table:style-name="TL Metadata" office:value-type="string">
            <text:p>380381000801020B <text:s/>Hieronder twe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24" office:value-type="float">
            <text:p>1712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26" office:value-type="float">
            <text:p>380381000801026</text:p>
          </table:table-cell>
          <table:table-cell ns41:value-type="string" table:style-name="TL Metadata" office:value-type="string">
            <text:p>380381000801020B <text:s/>Hieronder twee, waarvan de burgerlijke staat onbekend is.</text:p>
          </table:table-cell>
          <table:table-cell ns41:value-type="string" table:style-name="TL Metadata" office:value-type="string">
            <text:p>3803810008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ce38" office:value="17125" office:value-type="float">
            <text:p>1712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27" office:value-type="float">
            <text:p>380381000801027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26" office:value-type="float">
            <text:p>1712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28" office:value-type="float">
            <text:p>380381000801028</text:p>
          </table:table-cell>
          <table:table-cell ns41:value-type="string" table:style-name="TL Metadata" office:value-type="string">
            <text:p>380381000801024E <text:s/>Hieronder eene, waarvan de burgerlijke staat onbekend is.</text:p>
          </table:table-cell>
          <table:table-cell table:number-columns-repeated="1020"/>
        </table:table-row>
        <table:table-row table:style-name="ro4">
          <table:table-cell ns41:value-type="float" table:style-name="ce38" office:value="17127" office:value-type="float">
            <text:p>1712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29" office:value-type="float">
            <text:p>380381000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28" office:value-type="float">
            <text:p>1712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30" office:value-type="float">
            <text:p>380381000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29" office:value-type="float">
            <text:p>1712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31" office:value-type="float">
            <text:p>380381000801031</text:p>
          </table:table-cell>
          <table:table-cell ns41:value-type="string" table:style-name="TL Metadata" office:value-type="string">
            <text:p>380381000801020B <text:s/>Hieronder twe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30" office:value-type="float">
            <text:p>1713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32" office:value-type="float">
            <text:p>380381000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31" office:value-type="float">
            <text:p>1713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33" office:value-type="float">
            <text:p>380381000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32" office:value-type="float">
            <text:p>1713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34" office:value-type="float">
            <text:p>380381000801034</text:p>
          </table:table-cell>
          <table:table-cell ns41:value-type="string" table:style-name="TL Metadata" office:value-type="string">
            <text:p>380381000801024E <text:s/>Hieronder een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33" office:value-type="float">
            <text:p>1713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35" office:value-type="float">
            <text:p>380381000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34" office:value-type="float">
            <text:p>1713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36" office:value-type="float">
            <text:p>380381000801036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35" office:value-type="float">
            <text:p>1713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37" office:value-type="float">
            <text:p>380381000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36" office:value-type="float">
            <text:p>1713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38" office:value-type="float">
            <text:p>380381000801038</text:p>
          </table:table-cell>
          <table:table-cell ns41:value-type="string" table:style-name="TL Metadata" office:value-type="string">
            <text:p>380381000801038C <text:s/>Hieronder dri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37" office:value-type="float">
            <text:p>1713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39" office:value-type="float">
            <text:p>380381000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38" office:value-type="float">
            <text:p>1713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40" office:value-type="float">
            <text:p>380381000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39" office:value-type="float">
            <text:p>1713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41" office:value-type="float">
            <text:p>380381000801041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40" office:value-type="float">
            <text:p>1714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42" office:value-type="float">
            <text:p>380381000801042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41" office:value-type="float">
            <text:p>1714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43" office:value-type="float">
            <text:p>380381000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42" office:value-type="float">
            <text:p>1714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44" office:value-type="float">
            <text:p>380381000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43" office:value-type="float">
            <text:p>1714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45" office:value-type="float">
            <text:p>380381000801045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3803810008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ce38" office:value="17144" office:value-type="float">
            <text:p>1714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46" office:value-type="float">
            <text:p>380381000801046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45" office:value-type="float">
            <text:p>1714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47" office:value-type="float">
            <text:p>380381000801047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46" office:value-type="float">
            <text:p>1714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48" office:value-type="float">
            <text:p>380381000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47" office:value-type="float">
            <text:p>1714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49" office:value-type="float">
            <text:p>380381000801049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48" office:value-type="float">
            <text:p>1714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50" office:value-type="float">
            <text:p>380381000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49" office:value-type="float">
            <text:p>1714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51" office:value-type="float">
            <text:p>380381000801051</text:p>
          </table:table-cell>
          <table:table-cell ns41:value-type="string" table:style-name="TL Metadata" office:value-type="string">
            <text:p>380381000801038C <text:s/>Hieronder dri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style-name="Default" table:number-columns-repeated="2"/>
          <table:table-cell ns41:value-type="string" table:style-name="ce2" office:value-type="string">
            <text:p>Kolom K: er staat 15885/E; Dit moet zijn 15885/C</text:p>
          </table:table-cell>
          <table:table-cell table:number-columns-repeated="1016"/>
        </table:table-row>
        <table:table-row table:style-name="ro4">
          <table:table-cell ns41:value-type="float" table:style-name="ce38" office:value="17150" office:value-type="float">
            <text:p>1715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52" office:value-type="float">
            <text:p>380381000801052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51" office:value-type="float">
            <text:p>1715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53" office:value-type="float">
            <text:p>380381000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52" office:value-type="float">
            <text:p>1715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54" office:value-type="float">
            <text:p>380381000801054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53" office:value-type="float">
            <text:p>1715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55" office:value-type="float">
            <text:p>3803810008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54" office:value-type="float">
            <text:p>1715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56" office:value-type="float">
            <text:p>380381000801056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55" office:value-type="float">
            <text:p>1715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57" office:value-type="float">
            <text:p>3803810008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56" office:value-type="float">
            <text:p>1715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58" office:value-type="float">
            <text:p>3803810008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57" office:value-type="float">
            <text:p>1715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59" office:value-type="float">
            <text:p>3803810008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58" office:value-type="float">
            <text:p>1715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60" office:value-type="float">
            <text:p>380381000801060</text:p>
          </table:table-cell>
          <table:table-cell ns41:value-type="string" table:style-name="TL Metadata" office:value-type="string">
            <text:p>380381000801018A <text:s/>Hieronder een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59" office:value-type="float">
            <text:p>1715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61" office:value-type="float">
            <text:p>3803810008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60" office:value-type="float">
            <text:p>1716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62" office:value-type="float">
            <text:p>380381000801062</text:p>
          </table:table-cell>
          <table:table-cell ns41:value-type="string" table:style-name="TL Metadata" office:value-type="string">
            <text:p>380381000801024E <text:s/>Hieronder een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61" office:value-type="float">
            <text:p>1716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63" office:value-type="float">
            <text:p>3803810008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62" office:value-type="float">
            <text:p>1716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64" office:value-type="float">
            <text:p>3803810008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63" office:value-type="float">
            <text:p>1716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65" office:value-type="float">
            <text:p>3803810008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64" office:value-type="float">
            <text:p>1716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66" office:value-type="float">
            <text:p>3803810008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65" office:value-type="float">
            <text:p>1716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67" office:value-type="float">
            <text:p>3803810008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66" office:value-type="float">
            <text:p>1716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68" office:value-type="float">
            <text:p>3803810008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67" office:value-type="float">
            <text:p>1716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69" office:value-type="float">
            <text:p>3803810008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68" office:value-type="float">
            <text:p>1716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70" office:value-type="float">
            <text:p>3803810008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69" office:value-type="float">
            <text:p>1716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71" office:value-type="float">
            <text:p>3803810008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70" office:value-type="float">
            <text:p>1717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72" office:value-type="float">
            <text:p>3803810008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71" office:value-type="float">
            <text:p>1717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73" office:value-type="float">
            <text:p>3803810008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72" office:value-type="float">
            <text:p>1717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74" office:value-type="float">
            <text:p>3803810008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73" office:value-type="float">
            <text:p>1717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75" office:value-type="float">
            <text:p>3803810008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74" office:value-type="float">
            <text:p>1717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76" office:value-type="float">
            <text:p>3803810008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75" office:value-type="float">
            <text:p>1717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77" office:value-type="float">
            <text:p>3803810008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76" office:value-type="float">
            <text:p>1717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78" office:value-type="float">
            <text:p>3803810008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77" office:value-type="float">
            <text:p>1717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79" office:value-type="float">
            <text:p>380381000801079</text:p>
          </table:table-cell>
          <table:table-cell ns41:value-type="string" table:style-name="TL Metadata" office:value-type="string">
            <text:p>380381000801024E <text:s/>Hieronder eene,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78" office:value-type="float">
            <text:p>1717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80" office:value-type="float">
            <text:p>3803810008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79" office:value-type="float">
            <text:p>1717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81" office:value-type="float">
            <text:p>3803810008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80" office:value-type="float">
            <text:p>1718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82" office:value-type="float">
            <text:p>3803810008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81" office:value-type="float">
            <text:p>1718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83" office:value-type="float">
            <text:p>3803810008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82" office:value-type="float">
            <text:p>1718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84" office:value-type="float">
            <text:p>3803810008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83" office:value-type="float">
            <text:p>1718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85" office:value-type="float">
            <text:p>3803810008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84" office:value-type="float">
            <text:p>1718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86" office:value-type="float">
            <text:p>3803810008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85" office:value-type="float">
            <text:p>1718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87" office:value-type="float">
            <text:p>3803810008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86" office:value-type="float">
            <text:p>1718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88" office:value-type="float">
            <text:p>3803810008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87" office:value-type="float">
            <text:p>1718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89" office:value-type="float">
            <text:p>3803810008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88" office:value-type="float">
            <text:p>1718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90" office:value-type="float">
            <text:p>3803810008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89" office:value-type="float">
            <text:p>1718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91" office:value-type="float">
            <text:p>3803810008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90" office:value-type="float">
            <text:p>1719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92" office:value-type="float">
            <text:p>3803810008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91" office:value-type="float">
            <text:p>1719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93" office:value-type="float">
            <text:p>3803810008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92" office:value-type="float">
            <text:p>1719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94" office:value-type="float">
            <text:p>3803810008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93" office:value-type="float">
            <text:p>1719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95" office:value-type="float">
            <text:p>3803810008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94" office:value-type="float">
            <text:p>1719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96" office:value-type="float">
            <text:p>3803810008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95" office:value-type="float">
            <text:p>17195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97" office:value-type="float">
            <text:p>3803810008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96" office:value-type="float">
            <text:p>17196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98" office:value-type="float">
            <text:p>3803810008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97" office:value-type="float">
            <text:p>17197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099" office:value-type="float">
            <text:p>3803810008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98" office:value-type="float">
            <text:p>17198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100" office:value-type="float">
            <text:p>3803810008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199" office:value-type="float">
            <text:p>17199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101" office:value-type="float">
            <text:p>3803810008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200" office:value-type="float">
            <text:p>17200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102" office:value-type="float">
            <text:p>3803810008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201" office:value-type="float">
            <text:p>17201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103" office:value-type="float">
            <text:p>3803810008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202" office:value-type="float">
            <text:p>17202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104" office:value-type="float">
            <text:p>3803810008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38" office:value="17203" office:value-type="float">
            <text:p>17203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105" office:value-type="float">
            <text:p>380381000801105</text:p>
          </table:table-cell>
          <table:table-cell ns41:value-type="string" table:style-name="TL Metadata" office:value-type="string">
            <text:p>380381000801105D <text:s/>Hieronder vier en veertig, waarvan tevens de burgerlijke staat onbekend is.</text:p>
          </table:table-cell>
          <table:table-cell ns41:value-type="string" table:style-name="TL Metadata" office:value-type="string">
            <text:p>380381000801105F <text:s/>Hieronder zes, waarvan tevens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ce38" office:value="17204" office:value-type="float">
            <text:p>17204</text:p>
          </table:table-cell>
          <table:table-cell ns41:value-type="string" table:style-name="TL Metadata" office:value-type="string">
            <text:p>Rijk-2edl</text:p>
          </table:table-cell>
          <table:table-cell ns41:value-type="float" table:style-name="ce39" office:value="380381000801106" office:value-type="float">
            <text:p>380381000801106</text:p>
          </table:table-cell>
          <table:table-cell ns41:value-type="string" table:style-name="TL Metadata" office:value-type="string">
            <text:p>380381000801106G <text:s/>Hieronder drie en zeventig, waarvan de burgerlijke staat onbekend is.</text:p>
          </table:table-cell>
          <table:table-cell ns41:value-type="string" table:style-name="TL Metadata" office:value-type="string">
            <text:p>380381000801106H <text:s/>Hieronder dertien, waarvan de burgerlijke staat onbekend is.</text:p>
          </table:table-cell>
          <table:table-cell ns41:value-type="string" table:style-name="Default" office:value-type="string">
            <text:p>380381000801106I <text:s/>Hieronder zes en tachtig, waarvan de burgerlijke staat onbekend is.</text:p>
          </table:table-cell>
          <table:table-cell table:number-columns-repeated="1018"/>
        </table:table-row>
        <table:table-row table:style-name="ro4" table:number-rows-repeated="10482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31:40</meta:creation-date>
    <dc:creator>Helpdesk</dc:creator>
    <dc:date>2004-12-20T18:20:59</dc:date>
    <meta:document-statistic meta:object-count="0" meta:cell-count="4854" meta:table-count="2"/>
    <meta:generator>ODFPY/1.3.0dev</meta:generator>
  </office:meta>
</office:document-meta>
</file>